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2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c1c1c" style:text-outline="false" style:text-line-through-style="none" style:font-name="Helvetica" fo:font-size="14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4pt" style:language-asian="en" style:country-asian="US" style:font-style-asian="normal" style:font-size-complex="7.94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1c1c1c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8pt" style:font-weight-complex="bold"/>
    </style:style>
    <style:style style:name="T3" style:family="text">
      <style:text-properties fo:color="#1c1c1c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8pt" style:font-weight-complex="normal"/>
    </style:style>
    <style:style style:name="T4" style:family="text">
      <style:text-properties fo:color="#1c1c1c" style:text-outline="false" style:font-name="Georgia" fo:font-size="29pt" fo:letter-spacing="normal" style:letter-kerning="false" style:font-name-asian="Georgia" style:font-size-asian="29pt" style:font-name-complex="Georgia" style:font-size-complex="16.5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aaa 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 table:number-columns-repeated="2"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}&quot;" office:value-type="string" office:string-value="@Book{Acc,author ={{Accius}},  origtitle = { }, shorthand = {Acc.}, shortauthor = {Accius}, keywords = {ancient}, options = {antik}}">
            <text:p>@Book{Acc,author ={{Accius}}, <text:s/>origtitle = { }, shorthand = {Acc.}, shortauthor = {Accius}, keywords = {ancient}, options = {antik}}</text:p>
          </table:table-cell>
          <table:table-cell table:formula="of:=&quot;\item[&quot;&amp;[.E2] &amp; &quot;] &quot; &amp;[.C2]&amp; &quot; &quot; &amp;[.D2] &amp; &quot; \textbf{&quot; &amp; [.F2] &amp;&quot;}&quot;" office:value-type="string" office:string-value="\item[Acc.] Accius  \textbf{Acc}">
            <text:p>\item[Acc.] Accius <text:s/>\textbf{Acc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}&quot;" office:value-type="string" office:string-value="@Book{Ach_Tat,author ={{Achilleus Tatios}},  origtitle = { }, shorthand = {Ach. Tat.}, shortauthor = {Achilleus Tatios}, keywords = {ancient}, options = {antik}}">
            <text:p>@Book{Ach_Tat,author ={{Achilleus Tatios}}, <text:s/>origtitle = { }, shorthand = {Ach. Tat.}, shortauthor = {Achilleus Tatios}, keywords = {ancient}, options = {antik}}</text:p>
          </table:table-cell>
          <table:table-cell table:formula="of:=&quot;\item[&quot;&amp;[.E3] &amp; &quot;] &quot; &amp;[.C3]&amp; &quot; &quot; &amp;[.D3] &amp; &quot; \textbf{&quot; &amp; [.F3] &amp;&quot;}&quot;" office:value-type="string" office:string-value="\item[Ach. Tat.] Achilleus Tatios  \textbf{Ach_Tat}">
            <text:p>\item[Ach. Tat.] Achilleus Tatios <text:s/>\textbf{Ach_Tat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}&quot;" office:value-type="string" office:string-value="@Book{Aet,author ={{Aetios}},  origtitle = { }, shorthand = {Aet.}, shortauthor = {Aetios}, keywords = {ancient}, options = {antik}}">
            <text:p>@Book{Aet,author ={{Aetios}}, <text:s/>origtitle = { }, shorthand = {Aet.}, shortauthor = {Aetios}, keywords = {ancient}, options = {antik}}</text:p>
          </table:table-cell>
          <table:table-cell table:formula="of:=&quot;\item[&quot;&amp;[.E4] &amp; &quot;] &quot; &amp;[.C4]&amp; &quot; &quot; &amp;[.D4] &amp; &quot; \textbf{&quot; &amp; [.F4] &amp;&quot;}&quot;" office:value-type="string" office:string-value="\item[Aet.] Aetios  \textbf{Aet}">
            <text:p>\item[Aet.] Aetios <text:s/>\textbf{Ae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}&quot;" office:value-type="string" office:string-value="@Book{Aischyl_Ag,author ={{Aischylos}},  origtitle = {Agamemnon }, shorthand = {Aischyl. Ag.}, shortauthor = {Aischylos}, keywords = {ancient}, options = {antik}}">
            <text:p>@Book{Aischyl_Ag,author ={{Aischylos}}, <text:s/>origtitle = {Agamemnon }, shorthand = {Aischyl. Ag.}, shortauthor = {Aischylos}, keywords = {ancient}, options = {antik}}</text:p>
          </table:table-cell>
          <table:table-cell table:formula="of:=&quot;\item[&quot;&amp;[.E5] &amp; &quot;] &quot; &amp;[.C5]&amp; &quot; &quot; &amp;[.D5] &amp; &quot; \textbf{&quot; &amp; [.F5] &amp;&quot;}&quot;" office:value-type="string" office:string-value="\item[Aischyl. Ag.] Aischylos Agamemnon \textbf{Aischyl_Ag}">
            <text:p>\item[Aischyl. Ag.] Aischylos Agamemnon \textbf{Aischyl_Ag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}&quot;" office:value-type="string" office:string-value="@Book{Aischyl_Choeph,author ={{Aischylos}},  origtitle = {Choephoroi }, shorthand = {Aischyl. Choeph.}, shortauthor = {Aischylos}, keywords = {ancient}, options = {antik}}">
            <text:p>@Book{Aischyl_Choeph,author ={{Aischylos}}, <text:s/>origtitle = {Choephoroi }, shorthand = {Aischyl. Choeph.}, shortauthor = {Aischylos}, keywords = {ancient}, options = {antik}}</text:p>
          </table:table-cell>
          <table:table-cell table:formula="of:=&quot;\item[&quot;&amp;[.E6] &amp; &quot;] &quot; &amp;[.C6]&amp; &quot; &quot; &amp;[.D6] &amp; &quot; \textbf{&quot; &amp; [.F6] &amp;&quot;}&quot;" office:value-type="string" office:string-value="\item[Aischyl. Choeph.] Aischylos Choephoroi \textbf{Aischyl_Choeph}">
            <text:p>\item[Aischyl. Choeph.] Aischylos Choephoroi \textbf{Aischyl_Choeph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}&quot;" office:value-type="string" office:string-value="@Book{Aischyl_Eum,author ={{Aischylos}},  origtitle = {Eumenides }, shorthand = {Aischyl. Eum.}, shortauthor = {Aischylos}, keywords = {ancient}, options = {antik}}">
            <text:p>@Book{Aischyl_Eum,author ={{Aischylos}}, <text:s/>origtitle = {Eumenides }, shorthand = {Aischyl. Eum.}, shortauthor = {Aischylos}, keywords = {ancient}, options = {antik}}</text:p>
          </table:table-cell>
          <table:table-cell table:formula="of:=&quot;\item[&quot;&amp;[.E7] &amp; &quot;] &quot; &amp;[.C7]&amp; &quot; &quot; &amp;[.D7] &amp; &quot; \textbf{&quot; &amp; [.F7] &amp;&quot;}&quot;" office:value-type="string" office:string-value="\item[Aischyl. Eum.] Aischylos Eumenides \textbf{Aischyl_Eum}">
            <text:p>\item[Aischyl. Eum.] Aischylos Eumenides \textbf{Aischyl_Eu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}&quot;" office:value-type="string" office:string-value="@Book{Aischyl_Pers,author ={{Aischylos}},  origtitle = {Persae }, shorthand = {Aischyl. Pers.}, shortauthor = {Aischylos}, keywords = {ancient}, options = {antik}}">
            <text:p>@Book{Aischyl_Pers,author ={{Aischylos}}, <text:s/>origtitle = {Persae }, shorthand = {Aischyl. Pers.}, shortauthor = {Aischylos}, keywords = {ancient}, options = {antik}}</text:p>
          </table:table-cell>
          <table:table-cell table:formula="of:=&quot;\item[&quot;&amp;[.E8] &amp; &quot;] &quot; &amp;[.C8]&amp; &quot; &quot; &amp;[.D8] &amp; &quot; \textbf{&quot; &amp; [.F8] &amp;&quot;}&quot;" office:value-type="string" office:string-value="\item[Aischyl. Pers.] Aischylos Persae \textbf{Aischyl_Pers}">
            <text:p>\item[Aischyl. Pers.] Aischylos Persae \textbf{Aischyl_Pers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}&quot;" office:value-type="string" office:string-value="@Book{Aischyl_Prom,author ={{Aischylos}},  origtitle = {Prometheus }, shorthand = {Aischyl. Prom.}, shortauthor = {Aischylos}, keywords = {ancient}, options = {antik}}">
            <text:p>@Book{Aischyl_Prom,author ={{Aischylos}}, <text:s/>origtitle = {Prometheus }, shorthand = {Aischyl. Prom.}, shortauthor = {Aischylos}, keywords = {ancient}, options = {antik}}</text:p>
          </table:table-cell>
          <table:table-cell table:formula="of:=&quot;\item[&quot;&amp;[.E9] &amp; &quot;] &quot; &amp;[.C9]&amp; &quot; &quot; &amp;[.D9] &amp; &quot; \textbf{&quot; &amp; [.F9] &amp;&quot;}&quot;" office:value-type="string" office:string-value="\item[Aischyl. Prom.] Aischylos Prometheus \textbf{Aischyl_Prom}">
            <text:p>\item[Aischyl. Prom.] Aischylos Prometheus \textbf{Aischyl_Pro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}&quot;" office:value-type="string" office:string-value="@Book{Aischyl_Sept,author ={{Aischylos}},  origtitle = {Septem adversus Thebas }, shorthand = {Aischyl. Sept.}, shortauthor = {Aischylos}, keywords = {ancient}, options = {antik}}">
            <text:p>@Book{Aischyl_Sept,author ={{Aischylos}}, <text:s/>origtitle = {Septem adversus Thebas }, shorthand = {Aischyl. Sept.}, shortauthor = {Aischylos}, keywords = {ancient}, options = {antik}}</text:p>
          </table:table-cell>
          <table:table-cell table:formula="of:=&quot;\item[&quot;&amp;[.E10] &amp; &quot;] &quot; &amp;[.C10]&amp; &quot; &quot; &amp;[.D10] &amp; &quot; \textbf{&quot; &amp; [.F10] &amp;&quot;}&quot;" office:value-type="string" office:string-value="\item[Aischyl. Sept.] Aischylos Septem adversus Thebas \textbf{Aischyl_Sept}">
            <text:p>\item[Aischyl. Sept.] Aischylos Septem adversus Thebas \textbf{Aischyl_Sep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}&quot;" office:value-type="string" office:string-value="@Book{Aischyl_Suppl,author ={{Aischylos}},  origtitle = {Supplices (Hiketides) }, shorthand = {Aischyl. Suppl.}, shortauthor = {Aischylos}, keywords = {ancient}, options = {antik}}">
            <text:p>@Book{Aischyl_Suppl,author ={{Aischylos}}, <text:s/>origtitle = {Supplices (Hiketides) }, shorthand = {Aischyl. Suppl.}, shortauthor = {Aischylos}, keywords = {ancient}, options = {antik}}</text:p>
          </table:table-cell>
          <table:table-cell table:formula="of:=&quot;\item[&quot;&amp;[.E11] &amp; &quot;] &quot; &amp;[.C11]&amp; &quot; &quot; &amp;[.D11] &amp; &quot; \textbf{&quot; &amp; [.F11] &amp;&quot;}&quot;" office:value-type="string" office:string-value="\item[Aischyl. Suppl.] Aischylos Supplices (Hiketides) \textbf{Aischyl_Suppl}">
            <text:p>\item[Aischyl. Suppl.] Aischylos Supplices (Hiketides) \textbf{Aischyl_Suppl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}&quot;" office:value-type="string" office:string-value="@Book{Aisop,author ={{Aisopos}},  origtitle = { }, shorthand = {Aisop.}, shortauthor = {Aisopos}, keywords = {ancient}, options = {antik}}">
            <text:p>@Book{Aisop,author ={{Aisopos}}, <text:s/>origtitle = { }, shorthand = {Aisop.}, shortauthor = {Aisopos}, keywords = {ancient}, options = {antik}}</text:p>
          </table:table-cell>
          <table:table-cell table:formula="of:=&quot;\item[&quot;&amp;[.E12] &amp; &quot;] &quot; &amp;[.C12]&amp; &quot; &quot; &amp;[.D12] &amp; &quot; \textbf{&quot; &amp; [.F12] &amp;&quot;}&quot;" office:value-type="string" office:string-value="\item[Aisop.] Aisopos  \textbf{Aisop}">
            <text:p>\item[Aisop.] Aisopos <text:s/>\textbf{Aisop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{Alexandros von Aphrodisias}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{Alexandros von Aphrodisias}}">
            <text:p>{{Alexandros von Aphrodisias}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{{Alexandros von Aphrodisias}}}, title ={}, publisher = HUP, location = {Cambridge, MA and London}, year = {}, volume = {}, series = LCL-lang, shortseries = LCL-kurz, origtitle = {}, origlanguage = {}, translator = {}, editor = {}, shorthand = {Alex. Aphr.}, shortauthor = {{Alexandros von Aphrodisias}}, keywords = {ancient}, options = {antik},}">
            <text:p>@Book{Alex_Aphr,author ={{{Alexandros von Aphrodisias}}}, title ={}, publisher = HUP, location = {Cambridge, MA and London}, year = {}, volume = {}, series = LCL-lang, shortseries = LCL-kurz, origtitle = {}, origlanguage = {}, translator = {}, editor = {}, shorthand = {Alex. Aphr.}, shortauthor = {{Alexandros von Aphrodisias}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}&quot;" office:value-type="string" office:string-value="@Book{Alex_Aphr,author ={{{Alexandros von Aphrodisias}}},  origtitle = { }, shorthand = {Alex. Aphr.}, shortauthor = {{Alexandros von Aphrodisias}}, keywords = {ancient}, options = {antik}}">
            <text:p>@Book{Alex_Aphr,author ={{{Alexandros von Aphrodisias}}}, <text:s/>origtitle = { }, shorthand = {Alex. Aphr.}, shortauthor = {{Alexandros von Aphrodisias}}, keywords = {ancient}, options = {antik}}</text:p>
          </table:table-cell>
          <table:table-cell table:formula="of:=&quot;\item[&quot;&amp;[.E13] &amp; &quot;] &quot; &amp;[.C13]&amp; &quot; &quot; &amp;[.D13] &amp; &quot; \textbf{&quot; &amp; [.F13] &amp;&quot;}&quot;" office:value-type="string" office:string-value="\item[Alex. Aphr.] {Alexandros von Aphrodisias}  \textbf{Alex_Aphr}">
            <text:p>\item[Alex. Aphr.] {Alexandros von Aphrodisias} <text:s/>\textbf{Alex_Aphr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}&quot;" office:value-type="string" office:string-value="@Book{Alk,author ={{Alkaios}},  origtitle = { }, shorthand = {Alk.}, shortauthor = {Alkaios}, keywords = {ancient}, options = {antik}}">
            <text:p>@Book{Alk,author ={{Alkaios}}, <text:s/>origtitle = { }, shorthand = {Alk.}, shortauthor = {Alkaios}, keywords = {ancient}, options = {antik}}</text:p>
          </table:table-cell>
          <table:table-cell table:formula="of:=&quot;\item[&quot;&amp;[.E14] &amp; &quot;] &quot; &amp;[.C14]&amp; &quot; &quot; &amp;[.D14] &amp; &quot; \textbf{&quot; &amp; [.F14] &amp;&quot;}&quot;" office:value-type="string" office:string-value="\item[Alk.] Alkaios  \textbf{Alk}">
            <text:p>\item[Alk.] Alkaios <text:s/>\textbf{Alk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}&quot;" office:value-type="string" office:string-value="@Book{Ambr_epist,author ={{Ambrosius}},  origtitle = {epistulae }, shorthand = {Ambr. epist.}, shortauthor = {Ambrosius}, keywords = {ancient}, options = {antik}}">
            <text:p>@Book{Ambr_epist,author ={{Ambrosius}}, <text:s/>origtitle = {epistulae }, shorthand = {Ambr. epist.}, shortauthor = {Ambrosius}, keywords = {ancient}, options = {antik}}</text:p>
          </table:table-cell>
          <table:table-cell table:formula="of:=&quot;\item[&quot;&amp;[.E15] &amp; &quot;] &quot; &amp;[.C15]&amp; &quot; &quot; &amp;[.D15] &amp; &quot; \textbf{&quot; &amp; [.F15] &amp;&quot;}&quot;" office:value-type="string" office:string-value="\item[Ambr. epist.] Ambrosius epistulae \textbf{Ambr_epist}">
            <text:p>\item[Ambr. epist.] Ambrosius epistulae \textbf{Ambr_epis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}&quot;" office:value-type="string" office:string-value="@Book{Ambr_exc_Sat,author ={{Ambrosius}},  origtitle = {de excessu fratris (Satyri) }, shorthand = {Ambr. exc. Sat.}, shortauthor = {Ambrosius}, keywords = {ancient}, options = {antik}}">
            <text:p>@Book{Ambr_exc_Sat,author ={{Ambrosius}}, <text:s/>origtitle = {de excessu fratris (Satyri) }, shorthand = {Ambr. exc. Sat.}, shortauthor = {Ambrosius}, keywords = {ancient}, options = {antik}}</text:p>
          </table:table-cell>
          <table:table-cell table:formula="of:=&quot;\item[&quot;&amp;[.E16] &amp; &quot;] &quot; &amp;[.C16]&amp; &quot; &quot; &amp;[.D16] &amp; &quot; \textbf{&quot; &amp; [.F16] &amp;&quot;}&quot;" office:value-type="string" office:string-value="\item[Ambr. exc. Sat.] Ambrosius de excessu fratris (Satyri) \textbf{Ambr_exc_Sat}">
            <text:p>\item[Ambr. exc. Sat.] Ambrosius de excessu fratris (Satyri) \textbf{Ambr_exc_Sa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}&quot;" office:value-type="string" office:string-value="@Book{Ambr_obit_Theod,author ={{Ambrosius}},  origtitle = {de obitu Theodosii }, shorthand = {Ambr. obit. Theod.}, shortauthor = {Ambrosius}, keywords = {ancient}, options = {antik}}">
            <text:p>@Book{Ambr_obit_Theod,author ={{Ambrosius}}, <text:s/>origtitle = {de obitu Theodosii }, shorthand = {Ambr. obit. Theod.}, shortauthor = {Ambrosius}, keywords = {ancient}, options = {antik}}</text:p>
          </table:table-cell>
          <table:table-cell table:formula="of:=&quot;\item[&quot;&amp;[.E17] &amp; &quot;] &quot; &amp;[.C17]&amp; &quot; &quot; &amp;[.D17] &amp; &quot; \textbf{&quot; &amp; [.F17] &amp;&quot;}&quot;" office:value-type="string" office:string-value="\item[Ambr. obit. Theod.] Ambrosius de obitu Theodosii \textbf{Ambr_obit_Theod}">
            <text:p>\item[Ambr. obit. Theod.] Ambrosius de obitu Theodosii \textbf{Ambr_obit_Theod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}&quot;" office:value-type="string" office:string-value="@Book{Ambr_obit_Valent,author ={{Ambrosius}},  origtitle = {de obitu Valentiniani (iunioris) }, shorthand = {Ambr. obit. Valent.}, shortauthor = {Ambrosius}, keywords = {ancient}, options = {antik}}">
            <text:p>@Book{Ambr_obit_Valent,author ={{Ambrosius}}, <text:s/>origtitle = {de obitu Valentiniani (iunioris) }, shorthand = {Ambr. obit. Valent.}, shortauthor = {Ambrosius}, keywords = {ancient}, options = {antik}}</text:p>
          </table:table-cell>
          <table:table-cell table:formula="of:=&quot;\item[&quot;&amp;[.E18] &amp; &quot;] &quot; &amp;[.C18]&amp; &quot; &quot; &amp;[.D18] &amp; &quot; \textbf{&quot; &amp; [.F18] &amp;&quot;}&quot;" office:value-type="string" office:string-value="\item[Ambr. obit. Valent.] Ambrosius de obitu Valentiniani (iunioris) \textbf{Ambr_obit_Valent}">
            <text:p>\item[Ambr. obit. Valent.] Ambrosius de obitu Valentiniani (iunioris) \textbf{Ambr_obit_Valen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}&quot;" office:value-type="string" office:string-value="@Book{Ambr_off,author ={{Ambrosius}},  origtitle = {de officiis magistrorum }, shorthand = {Ambr. off.}, shortauthor = {Ambrosius}, keywords = {ancient}, options = {antik}}">
            <text:p>@Book{Ambr_off,author ={{Ambrosius}}, <text:s/>origtitle = {de officiis magistrorum }, shorthand = {Ambr. off.}, shortauthor = {Ambrosius}, keywords = {ancient}, options = {antik}}</text:p>
          </table:table-cell>
          <table:table-cell table:formula="of:=&quot;\item[&quot;&amp;[.E19] &amp; &quot;] &quot; &amp;[.C19]&amp; &quot; &quot; &amp;[.D19] &amp; &quot; \textbf{&quot; &amp; [.F19] &amp;&quot;}&quot;" office:value-type="string" office:string-value="\item[Ambr. off.] Ambrosius de officiis magistrorum \textbf{Ambr_off}">
            <text:p>\item[Ambr. off.] Ambrosius de officiis magistrorum \textbf{Ambr_off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}&quot;" office:value-type="string" office:string-value="@Book{Ambr_paenit,author ={{Ambrosius}},  origtitle = {de paenitentia }, shorthand = {Ambr. paenit.}, shortauthor = {Ambrosius}, keywords = {ancient}, options = {antik}}">
            <text:p>@Book{Ambr_paenit,author ={{Ambrosius}}, <text:s/>origtitle = {de paenitentia }, shorthand = {Ambr. paenit.}, shortauthor = {Ambrosius}, keywords = {ancient}, options = {antik}}</text:p>
          </table:table-cell>
          <table:table-cell table:formula="of:=&quot;\item[&quot;&amp;[.E20] &amp; &quot;] &quot; &amp;[.C20]&amp; &quot; &quot; &amp;[.D20] &amp; &quot; \textbf{&quot; &amp; [.F20] &amp;&quot;}&quot;" office:value-type="string" office:string-value="\item[Ambr. paenit.] Ambrosius de paenitentia \textbf{Ambr_paenit}">
            <text:p>\item[Ambr. paenit.] Ambrosius de paenitentia \textbf{Ambr_paenit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}&quot;" office:value-type="string" office:string-value="@Book{Amm,author ={{Ammianus Marcellinus}},  origtitle = { }, shorthand = {Amm.}, shortauthor = {Ammianus Marcellinus}, keywords = {ancient}, options = {antik}}">
            <text:p>@Book{Amm,author ={{Ammianus Marcellinus}}, <text:s/>origtitle = { }, shorthand = {Amm.}, shortauthor = {Ammianus Marcellinus}, keywords = {ancient}, options = {antik}}</text:p>
          </table:table-cell>
          <table:table-cell table:formula="of:=&quot;\item[&quot;&amp;[.E21] &amp; &quot;] &quot; &amp;[.C21]&amp; &quot; &quot; &amp;[.D21] &amp; &quot; \textbf{&quot; &amp; [.F21] &amp;&quot;}&quot;" office:value-type="string" office:string-value="\item[Amm.] Ammianus Marcellinus  \textbf{Amm}">
            <text:p>\item[Amm.] Ammianus Marcellinus <text:s/>\textbf{Amm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}&quot;" office:value-type="string" office:string-value="@Book{Anakr,author ={{Anakreon}},  origtitle = { }, shorthand = {Anakr.}, shortauthor = {Anakreon}, keywords = {ancient}, options = {antik}}">
            <text:p>@Book{Anakr,author ={{Anakreon}}, <text:s/>origtitle = { }, shorthand = {Anakr.}, shortauthor = {Anakreon}, keywords = {ancient}, options = {antik}}</text:p>
          </table:table-cell>
          <table:table-cell table:formula="of:=&quot;\item[&quot;&amp;[.E22] &amp; &quot;] &quot; &amp;[.C22]&amp; &quot; &quot; &amp;[.D22] &amp; &quot; \textbf{&quot; &amp; [.F22] &amp;&quot;}&quot;" office:value-type="string" office:string-value="\item[Anakr.] Anakreon  \textbf{Anakr}">
            <text:p>\item[Anakr.] Anakreon <text:s/>\textbf{Anakr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}&quot;" office:value-type="string" office:string-value="@Book{Anaxag,author ={{Anaxagoras}},  origtitle = { }, shorthand = {Anaxag.}, shortauthor = {Anaxagoras}, keywords = {ancient}, options = {antik}}">
            <text:p>@Book{Anaxag,author ={{Anaxagoras}}, <text:s/>origtitle = { }, shorthand = {Anaxag.}, shortauthor = {Anaxagoras}, keywords = {ancient}, options = {antik}}</text:p>
          </table:table-cell>
          <table:table-cell table:formula="of:=&quot;\item[&quot;&amp;[.E23] &amp; &quot;] &quot; &amp;[.C23]&amp; &quot; &quot; &amp;[.D23] &amp; &quot; \textbf{&quot; &amp; [.F23] &amp;&quot;}&quot;" office:value-type="string" office:string-value="\item[Anaxag.] Anaxagoras  \textbf{Anaxag}">
            <text:p>\item[Anaxag.] Anaxagoras <text:s/>\textbf{Anaxag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}&quot;" office:value-type="string" office:string-value="@Book{Anaximand,author ={{Anaximandros}},  origtitle = { }, shorthand = {Anaximand.}, shortauthor = {Anaximandros}, keywords = {ancient}, options = {antik}}">
            <text:p>@Book{Anaximand,author ={{Anaximandros}}, <text:s/>origtitle = { }, shorthand = {Anaximand.}, shortauthor = {Anaximandros}, keywords = {ancient}, options = {antik}}</text:p>
          </table:table-cell>
          <table:table-cell table:formula="of:=&quot;\item[&quot;&amp;[.E24] &amp; &quot;] &quot; &amp;[.C24]&amp; &quot; &quot; &amp;[.D24] &amp; &quot; \textbf{&quot; &amp; [.F24] &amp;&quot;}&quot;" office:value-type="string" office:string-value="\item[Anaximand.] Anaximandros  \textbf{Anaximand}">
            <text:p>\item[Anaximand.] Anaximandros <text:s/>\textbf{Anaximand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}&quot;" office:value-type="string" office:string-value="@Book{Anaximen,author ={{Anaximenes}},  origtitle = { }, shorthand = {Anaximen.}, shortauthor = {Anaximenes}, keywords = {ancient}, options = {antik}}">
            <text:p>@Book{Anaximen,author ={{Anaximenes}}, <text:s/>origtitle = { }, shorthand = {Anaximen.}, shortauthor = {Anaximenes}, keywords = {ancient}, options = {antik}}</text:p>
          </table:table-cell>
          <table:table-cell table:formula="of:=&quot;\item[&quot;&amp;[.E25] &amp; &quot;] &quot; &amp;[.C25]&amp; &quot; &quot; &amp;[.D25] &amp; &quot; \textbf{&quot; &amp; [.F25] &amp;&quot;}&quot;" office:value-type="string" office:string-value="\item[Anaximen.] Anaximenes  \textbf{Anaximen}">
            <text:p>\item[Anaximen.] Anaximenes <text:s/>\textbf{Anaximen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}&quot;" office:value-type="string" office:string-value="@Book{And,author ={{Andokides}},  origtitle = { }, shorthand = {And.}, shortauthor = {Andokides}, keywords = {ancient}, options = {antik}}">
            <text:p>@Book{And,author ={{Andokides}}, <text:s/>origtitle = { }, shorthand = {And.}, shortauthor = {Andokides}, keywords = {ancient}, options = {antik}}</text:p>
          </table:table-cell>
          <table:table-cell table:formula="of:=&quot;\item[&quot;&amp;[.E26] &amp; &quot;] &quot; &amp;[.C26]&amp; &quot; &quot; &amp;[.D26] &amp; &quot; \textbf{&quot; &amp; [.F26] &amp;&quot;}&quot;" office:value-type="string" office:string-value="\item[And.] Andokides  \textbf{And}">
            <text:p>\item[And.] Andokides <text:s/>\textbf{And}</text:p>
          </table:table-cell>
        </table:table-row>
        <table:table-row table:style-name="ro1">
          <table:table-cell office:value-type="string">
            <text:p>Anth. Gr.</text:p>
          </table:table-cell>
          <table:table-cell table:number-columns-repeated="2"/>
          <table:table-cell office:value-type="string">
            <text:p>Antologia Graeca</text:p>
          </table:table-cell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D27]&amp;&quot;}&quot;" office:value-type="string" office:string-value="{Antologia Graeca}">
            <text:p>{Antologia Graec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D27]&amp; &quot;}, keywords = {ancient}, options = {antik},&quot;&amp;&quot;}&quot;" office:value-type="string" office:string-value="@Book{Anth_Gr,author ={{Antologia Graeca}}, title ={Antologia Graeca}, publisher = HUP, location = {Cambridge, MA and London}, year = {}, volume = {}, series = LCL-lang, shortseries = LCL-kurz, origtitle = {Antologia Graeca}, origlanguage = {}, translator = {}, editor = {}, shorthand = {Anth. Gr.}, shortauthor = {Antologia Graeca}, keywords = {ancient}, options = {antik},}">
            <text:p>@Book{Anth_Gr,author ={{Antologia Graeca}}, title ={Antologia Graeca}, publisher = HUP, location = {Cambridge, MA and London}, year = {}, volume = {}, series = LCL-lang, shortseries = LCL-kurz, origtitle = {Antologia Graeca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D27]&amp; &quot;}, keywords = {ancient}, options = {antik}}&quot;" office:value-type="string" office:string-value="@Book{Anth_Gr,author ={{Antologia Graeca}},  origtitle = {Antologia Graeca }, shorthand = {Anth. Gr.}, shortauthor = {Antologia Graeca}, keywords = {ancient}, options = {antik}}">
            <text:p>@Book{Anth_Gr,author ={{Antologia Graeca}}, <text:s/>origtitle = {Antologia Graeca }, shorthand = {Anth. Gr.}, shortauthor = {Antologia Graeca}, keywords = {ancient}, options = {antik}}</text:p>
          </table:table-cell>
          <table:table-cell table:formula="of:=&quot;\item[&quot;&amp;[.E27] &amp; &quot;] &quot; &amp;[.D27]&amp; &quot; &quot; &amp;[.D27] &amp; &quot; \textbf{&quot; &amp; [.F27] &amp;&quot;}&quot;" office:value-type="string" office:string-value="\item[Anth. Gr.] Antologia Graeca Antologia Graeca \textbf{Anth_Gr}">
            <text:p>\item[Anth. Gr.] Antologia Graeca Antologia Graeca \textbf{Anth_Gr}</text:p>
          </table:table-cell>
        </table:table-row>
        <table:table-row table:style-name="ro1">
          <table:table-cell office:value-type="string">
            <text:p>Anth. Lat.</text:p>
          </table:table-cell>
          <table:table-cell table:number-columns-repeated="2"/>
          <table:table-cell office:value-type="string">
            <text:p>Antologia Latina</text:p>
          </table:table-cell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D28]&amp;&quot;}&quot;" office:value-type="string" office:string-value="{Antologia Latina}">
            <text:p>{Antologia 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D28]&amp; &quot;}, keywords = {ancient}, options = {antik},&quot;&amp;&quot;}&quot;" office:value-type="string" office:string-value="@Book{Anth_Lat,author ={{Antologia Latina}}, title ={Antologia Latina}, publisher = HUP, location = {Cambridge, MA and London}, year = {}, volume = {}, series = LCL-lang, shortseries = LCL-kurz, origtitle = {Antologia Latina}, origlanguage = {}, translator = {}, editor = {}, shorthand = {Anth. Lat.}, shortauthor = {Antologia Latina}, keywords = {ancient}, options = {antik},}">
            <text:p>@Book{Anth_Lat,author ={{Antologia Latina}}, title ={Antologia Latina}, publisher = HUP, location = {Cambridge, MA and London}, year = {}, volume = {}, series = LCL-lang, shortseries = LCL-kurz, origtitle = {Antologia Latina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D28]&amp; &quot;}, keywords = {ancient}, options = {antik}}&quot;" office:value-type="string" office:string-value="@Book{Anth_Lat,author ={{Antologia Latina}},  origtitle = {Antologia Latina }, shorthand = {Anth. Lat.}, shortauthor = {Antologia Latina}, keywords = {ancient}, options = {antik}}">
            <text:p>@Book{Anth_Lat,author ={{Antologia Latina}}, <text:s/>origtitle = {Antologia Latina }, shorthand = {Anth. Lat.}, shortauthor = {Antologia Latina}, keywords = {ancient}, options = {antik}}</text:p>
          </table:table-cell>
          <table:table-cell table:formula="of:=&quot;\item[&quot;&amp;[.E28] &amp; &quot;] &quot; &amp;[.D28]&amp; &quot; &quot; &amp;[.D28] &amp; &quot; \textbf{&quot; &amp; [.F28] &amp;&quot;}&quot;" office:value-type="string" office:string-value="\item[Anth. Lat.] Antologia Latina Antologia Latina \textbf{Anth_Lat}">
            <text:p>\item[Anth. Lat.] Antologia Latina Antologia Latina \textbf{Anth_Lat}</text:p>
          </table:table-cell>
        </table:table-row>
        <table:table-row table:style-name="ro1">
          <table:table-cell office:value-type="string">
            <text:p>Anth. Pal.</text:p>
          </table:table-cell>
          <table:table-cell table:number-columns-repeated="2"/>
          <table:table-cell office:value-type="string">
            <text:p>Antologia Palatina</text:p>
          </table:table-cell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D29]&amp;&quot;}&quot;" office:value-type="string" office:string-value="{Antologia Palatina}">
            <text:p>{Antologia Pa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D29]&amp; &quot;}, keywords = {ancient}, options = {antik},&quot;&amp;&quot;}&quot;" office:value-type="string" office:string-value="@Book{Anth_Pal,author ={{Antologia Palatina}}, title ={Antologia Palatina}, publisher = HUP, location = {Cambridge, MA and London}, year = {}, volume = {}, series = LCL-lang, shortseries = LCL-kurz, origtitle = {Antologia Palatina}, origlanguage = {}, translator = {}, editor = {}, shorthand = {Anth. Pal.}, shortauthor = {Antologia Palatina}, keywords = {ancient}, options = {antik},}">
            <text:p>@Book{Anth_Pal,author ={{Antologia Palatina}}, title ={Antologia Palatina}, publisher = HUP, location = {Cambridge, MA and London}, year = {}, volume = {}, series = LCL-lang, shortseries = LCL-kurz, origtitle = {Antologia Palatina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D29]&amp; &quot;}, keywords = {ancient}, options = {antik}}&quot;" office:value-type="string" office:string-value="@Book{Anth_Pal,author ={{Antologia Palatina}},  origtitle = {Antologia Palatina }, shorthand = {Anth. Pal.}, shortauthor = {Antologia Palatina}, keywords = {ancient}, options = {antik}}">
            <text:p>@Book{Anth_Pal,author ={{Antologia Palatina}}, <text:s/>origtitle = {Antologia Palatina }, shorthand = {Anth. Pal.}, shortauthor = {Antologia Palatina}, keywords = {ancient}, options = {antik}}</text:p>
          </table:table-cell>
          <table:table-cell table:formula="of:=&quot;\item[&quot;&amp;[.E29] &amp; &quot;] &quot; &amp;[.D29]&amp; &quot; &quot; &amp;[.D29] &amp; &quot; \textbf{&quot; &amp; [.F29] &amp;&quot;}&quot;" office:value-type="string" office:string-value="\item[Anth. Pal.] Antologia Palatina Antologia Palatina \textbf{Anth_Pal}">
            <text:p>\item[Anth. Pal.] Antologia Palatina Antologia Palatina \textbf{Anth_Pal}</text:p>
          </table:table-cell>
        </table:table-row>
        <table:table-row table:style-name="ro1">
          <table:table-cell office:value-type="string">
            <text:p>Anth. Plan.</text:p>
          </table:table-cell>
          <table:table-cell table:number-columns-repeated="2"/>
          <table:table-cell office:value-type="string">
            <text:p>Anthologia Planudea</text:p>
          </table:table-cell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D30]&amp;&quot;}&quot;" office:value-type="string" office:string-value="{Anthologia Planudea}">
            <text:p>{Anthologia Planude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D30]&amp; &quot;}, keywords = {ancient}, options = {antik},&quot;&amp;&quot;}&quot;" office:value-type="string" office:string-value="@Book{Anth_Plan,author ={{Anthologia Planudea}}, title ={Anthologia Planudea}, publisher = HUP, location = {Cambridge, MA and London}, year = {}, volume = {}, series = LCL-lang, shortseries = LCL-kurz, origtitle = {Anthologia Planudea}, origlanguage = {}, translator = {}, editor = {}, shorthand = {Anth. Plan.}, shortauthor = {Anthologia Planudea}, keywords = {ancient}, options = {antik},}">
            <text:p>@Book{Anth_Plan,author ={{Anthologia Planudea}}, title ={Anthologia Planudea}, publisher = HUP, location = {Cambridge, MA and London}, year = {}, volume = {}, series = LCL-lang, shortseries = LCL-kurz, origtitle = {Anthologia Planudea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D30]&amp; &quot;}, keywords = {ancient}, options = {antik}}&quot;" office:value-type="string" office:string-value="@Book{Anth_Plan,author ={{Anthologia Planudea}},  origtitle = {Anthologia Planudea }, shorthand = {Anth. Plan.}, shortauthor = {Anthologia Planudea}, keywords = {ancient}, options = {antik}}">
            <text:p>@Book{Anth_Plan,author ={{Anthologia Planudea}}, <text:s/>origtitle = {Anthologia Planudea }, shorthand = {Anth. Plan.}, shortauthor = {Anthologia Planudea}, keywords = {ancient}, options = {antik}}</text:p>
          </table:table-cell>
          <table:table-cell table:formula="of:=&quot;\item[&quot;&amp;[.E30] &amp; &quot;] &quot; &amp;[.D30]&amp; &quot; &quot; &amp;[.D30] &amp; &quot; \textbf{&quot; &amp; [.F30] &amp;&quot;}&quot;" office:value-type="string" office:string-value="\item[Anth. Plan.] Anthologia Planudea Anthologia Planudea \textbf{Anth_Plan}">
            <text:p>\item[Anth. Plan.] Anthologia Planudea Anthologia Planudea \textbf{Anth_Plan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}&quot;" office:value-type="string" office:string-value="@Book{Antiph,author ={{Antiphon}},  origtitle = { }, shorthand = {Antiph.}, shortauthor = {Antiphon}, keywords = {ancient}, options = {antik}}">
            <text:p>@Book{Antiph,author ={{Antiphon}}, <text:s/>origtitle = { }, shorthand = {Antiph.}, shortauthor = {Antiphon}, keywords = {ancient}, options = {antik}}</text:p>
          </table:table-cell>
          <table:table-cell table:formula="of:=&quot;\item[&quot;&amp;[.E31] &amp; &quot;] &quot; &amp;[.C31]&amp; &quot; &quot; &amp;[.D31] &amp; &quot; \textbf{&quot; &amp; [.F31] &amp;&quot;}&quot;" office:value-type="string" office:string-value="\item[Antiph.] Antiphon  \textbf{Antiph}">
            <text:p>\item[Antiph.] Antiphon <text:s/>\textbf{Antiph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}&quot;" office:value-type="string" office:string-value="@Book{Antisth,author ={{Antisthenes}},  origtitle = { }, shorthand = {Antisth.}, shortauthor = {Antisthenes}, keywords = {ancient}, options = {antik}}">
            <text:p>@Book{Antisth,author ={{Antisthenes}}, <text:s/>origtitle = { }, shorthand = {Antisth.}, shortauthor = {Antisthenes}, keywords = {ancient}, options = {antik}}</text:p>
          </table:table-cell>
          <table:table-cell table:formula="of:=&quot;\item[&quot;&amp;[.E32] &amp; &quot;] &quot; &amp;[.C32]&amp; &quot; &quot; &amp;[.D32] &amp; &quot; \textbf{&quot; &amp; [.F32] &amp;&quot;}&quot;" office:value-type="string" office:string-value="\item[Antisth.] Antisthenes  \textbf{Antisth}">
            <text:p>\item[Antisth.] Antisthenes <text:s/>\textbf{Antisth}</text:p>
          </table:table-cell>
        </table:table-row>
        <table:table-row table:style-name="ro1">
          <table:table-cell office:value-type="string">
            <text:p>Apg</text:p>
          </table:table-cell>
          <table:table-cell table:number-columns-repeated="2"/>
          <table:table-cell office:value-type="string">
            <text:p>Apostelgeschichte</text:p>
          </table:table-cell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D33]&amp;&quot;}&quot;" office:value-type="string" office:string-value="{Apostelgeschichte}">
            <text:p>{Apostelgeschicht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D33]&amp; &quot;}, keywords = {ancient}, options = {antik},&quot;&amp;&quot;}&quot;" office:value-type="string" office:string-value="@Book{Ap,author ={{Apostelgeschichte}}, title ={Apostelgeschichte}, publisher = HUP, location = {Cambridge, MA and London}, year = {}, volume = {}, series = LCL-lang, shortseries = LCL-kurz, origtitle = {Apostelgeschichte}, origlanguage = {}, translator = {}, editor = {}, shorthand = {Ap.}, shortauthor = {Apostelgeschichte}, keywords = {ancient}, options = {antik},}">
            <text:p>@Book{Ap,author ={{Apostelgeschichte}}, title ={Apostelgeschichte}, publisher = HUP, location = {Cambridge, MA and London}, year = {}, volume = {}, series = LCL-lang, shortseries = LCL-kurz, origtitle = {Apostelgeschichte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D33]&amp; &quot;}, keywords = {ancient}, options = {antik}}&quot;" office:value-type="string" office:string-value="@Book{Ap,author ={{Apostelgeschichte}},  origtitle = {Apostelgeschichte }, shorthand = {Ap.}, shortauthor = {Apostelgeschichte}, keywords = {ancient}, options = {antik}}">
            <text:p>@Book{Ap,author ={{Apostelgeschichte}}, <text:s/>origtitle = {Apostelgeschichte }, shorthand = {Ap.}, shortauthor = {Apostelgeschichte}, keywords = {ancient}, options = {antik}}</text:p>
          </table:table-cell>
          <table:table-cell table:formula="of:=&quot;\item[&quot;&amp;[.E33] &amp; &quot;] &quot; &amp;[.D33]&amp; &quot; &quot; &amp;[.D33] &amp; &quot; \textbf{&quot; &amp; [.F33] &amp;&quot;}&quot;" office:value-type="string" office:string-value="\item[Ap.] Apostelgeschichte Apostelgeschichte \textbf{Ap}">
            <text:p>\item[Ap.] Apostelgeschichte Apostelgeschichte \textbf{Ap}</text:p>
          </table:table-cell>
        </table:table-row>
        <table:table-row table:style-name="ro1">
          <table:table-cell office:value-type="string">
            <text:p>Apk</text:p>
          </table:table-cell>
          <table:table-cell table:number-columns-repeated="2"/>
          <table:table-cell office:value-type="string">
            <text:p>Apokalypse</text:p>
          </table:table-cell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D34]&amp;&quot;}&quot;" office:value-type="string" office:string-value="{Apokalypse}">
            <text:p>{Apokalyps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D34]&amp; &quot;}, keywords = {ancient}, options = {antik},&quot;&amp;&quot;}&quot;" office:value-type="string" office:string-value="@Book{Apk,author ={{Apokalypse}}, title ={Apokalypse}, publisher = HUP, location = {Cambridge, MA and London}, year = {}, volume = {}, series = LCL-lang, shortseries = LCL-kurz, origtitle = {Apokalypse}, origlanguage = {}, translator = {}, editor = {}, shorthand = {Ap.}, shortauthor = {Apokalypse}, keywords = {ancient}, options = {antik},}">
            <text:p>@Book{Apk,author ={{Apokalypse}}, title ={Apokalypse}, publisher = HUP, location = {Cambridge, MA and London}, year = {}, volume = {}, series = LCL-lang, shortseries = LCL-kurz, origtitle = {Apokalypse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D34]&amp; &quot;}, keywords = {ancient}, options = {antik}}&quot;" office:value-type="string" office:string-value="@Book{Apk,author ={{Apokalypse}},  origtitle = {Apokalypse }, shorthand = {Ap.}, shortauthor = {Apokalypse}, keywords = {ancient}, options = {antik}}">
            <text:p>@Book{Apk,author ={{Apokalypse}}, <text:s/>origtitle = {Apokalypse }, shorthand = {Ap.}, shortauthor = {Apokalypse}, keywords = {ancient}, options = {antik}}</text:p>
          </table:table-cell>
          <table:table-cell table:formula="of:=&quot;\item[&quot;&amp;[.E34] &amp; &quot;] &quot; &amp;[.D34]&amp; &quot; &quot; &amp;[.D34] &amp; &quot; \textbf{&quot; &amp; [.F34] &amp;&quot;}&quot;" office:value-type="string" office:string-value="\item[Ap.] Apokalypse Apokalypse \textbf{Apk}">
            <text:p>\item[Ap.] Apokalypse Apokalypse \textbf{Apk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}&quot;" office:value-type="string" office:string-value="@Book{Apoll_Rhod,author ={{Apollonios Rhodios}},  origtitle = {Argonautica }, shorthand = {Apoll. Rhod.}, shortauthor = {Apollonios Rhodios}, keywords = {ancient}, options = {antik}}">
            <text:p>@Book{Apoll_Rhod,author ={{Apollonios Rhodios}}, <text:s/>origtitle = {Argonautica }, shorthand = {Apoll. Rhod.}, shortauthor = {Apollonios Rhodios}, keywords = {ancient}, options = {antik}}</text:p>
          </table:table-cell>
          <table:table-cell table:formula="of:=&quot;\item[&quot;&amp;[.E35] &amp; &quot;] &quot; &amp;[.C35]&amp; &quot; &quot; &amp;[.D35] &amp; &quot; \textbf{&quot; &amp; [.F35] &amp;&quot;}&quot;" office:value-type="string" office:string-value="\item[Apoll. Rhod.] Apollonios Rhodios Argonautica \textbf{Apoll_Rhod}">
            <text:p>\item[Apoll. Rhod.] Apollonios Rhodios Argonautica \textbf{Apoll_Rhod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}&quot;" office:value-type="string" office:string-value="@Book{Apollod_bibl,author ={{Apollodoros}},  origtitle = {bibliotheke }, shorthand = {Apollod. bibl.}, shortauthor = {Apollodoros}, keywords = {ancient}, options = {antik}}">
            <text:p>@Book{Apollod_bibl,author ={{Apollodoros}}, <text:s/>origtitle = {bibliotheke }, shorthand = {Apollod. bibl.}, shortauthor = {Apollodoros}, keywords = {ancient}, options = {antik}}</text:p>
          </table:table-cell>
          <table:table-cell table:formula="of:=&quot;\item[&quot;&amp;[.E36] &amp; &quot;] &quot; &amp;[.C36]&amp; &quot; &quot; &amp;[.D36] &amp; &quot; \textbf{&quot; &amp; [.F36] &amp;&quot;}&quot;" office:value-type="string" office:string-value="\item[Apollod. bibl.] Apollodoros bibliotheke \textbf{Apollod_bibl}">
            <text:p>\item[Apollod. bibl.] Apollodoros bibliotheke \textbf{Apollod_bibl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}&quot;" office:value-type="string" office:string-value="@Book{Apollod_epit,author ={{Apollodoros}},  origtitle = {epitome }, shorthand = {Apollod. epit.}, shortauthor = {Apollodoros}, keywords = {ancient}, options = {antik}}">
            <text:p>@Book{Apollod_epit,author ={{Apollodoros}}, <text:s/>origtitle = {epitome }, shorthand = {Apollod. epit.}, shortauthor = {Apollodoros}, keywords = {ancient}, options = {antik}}</text:p>
          </table:table-cell>
          <table:table-cell table:formula="of:=&quot;\item[&quot;&amp;[.E37] &amp; &quot;] &quot; &amp;[.C37]&amp; &quot; &quot; &amp;[.D37] &amp; &quot; \textbf{&quot; &amp; [.F37] &amp;&quot;}&quot;" office:value-type="string" office:string-value="\item[Apollod. epit.] Apollodoros epitome \textbf{Apollod_epit}">
            <text:p>\item[Apollod. epit.] Apollodoros epitome \textbf{Apollod_ep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}&quot;" office:value-type="string" office:string-value="@Book{App_Celt,author ={{Appian}},  origtitle = {Celtica }, shorthand = {App. Celt.}, shortauthor = {Appian}, keywords = {ancient}, options = {antik}}">
            <text:p>@Book{App_Celt,author ={{Appian}}, <text:s/>origtitle = {Celtica }, shorthand = {App. Celt.}, shortauthor = {Appian}, keywords = {ancient}, options = {antik}}</text:p>
          </table:table-cell>
          <table:table-cell table:formula="of:=&quot;\item[&quot;&amp;[.E38] &amp; &quot;] &quot; &amp;[.C38]&amp; &quot; &quot; &amp;[.D38] &amp; &quot; \textbf{&quot; &amp; [.F38] &amp;&quot;}&quot;" office:value-type="string" office:string-value="\item[App. Celt.] Appian Celtica \textbf{App_Celt}">
            <text:p>\item[App. Celt.] Appian Celtica \textbf{App_Cel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}&quot;" office:value-type="string" office:string-value="@Book{App_civ,author ={{Appian}},  origtitle = {bella civilia }, shorthand = {App. civ.}, shortauthor = {Appian}, keywords = {ancient}, options = {antik}}">
            <text:p>@Book{App_civ,author ={{Appian}}, <text:s/>origtitle = {bella civilia }, shorthand = {App. civ.}, shortauthor = {Appian}, keywords = {ancient}, options = {antik}}</text:p>
          </table:table-cell>
          <table:table-cell table:formula="of:=&quot;\item[&quot;&amp;[.E39] &amp; &quot;] &quot; &amp;[.C39]&amp; &quot; &quot; &amp;[.D39] &amp; &quot; \textbf{&quot; &amp; [.F39] &amp;&quot;}&quot;" office:value-type="string" office:string-value="\item[App. civ.] Appian bella civilia \textbf{App_civ}">
            <text:p>\item[App. civ.] Appian bella civilia \textbf{App_civ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}&quot;" office:value-type="string" office:string-value="@Book{App_Hann,author ={{Appian}},  origtitle = {Hannibalica }, shorthand = {App. Hann.}, shortauthor = {Appian}, keywords = {ancient}, options = {antik}}">
            <text:p>@Book{App_Hann,author ={{Appian}}, <text:s/>origtitle = {Hannibalica }, shorthand = {App. Hann.}, shortauthor = {Appian}, keywords = {ancient}, options = {antik}}</text:p>
          </table:table-cell>
          <table:table-cell table:formula="of:=&quot;\item[&quot;&amp;[.E40] &amp; &quot;] &quot; &amp;[.C40]&amp; &quot; &quot; &amp;[.D40] &amp; &quot; \textbf{&quot; &amp; [.F40] &amp;&quot;}&quot;" office:value-type="string" office:string-value="\item[App. Hann.] Appian Hannibalica \textbf{App_Hann}">
            <text:p>\item[App. Hann.] Appian Hannibalica \textbf{App_Han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}&quot;" office:value-type="string" office:string-value="@Book{App_Ib,author ={{Appian}},  origtitle = {Iberica }, shorthand = {App. Ib.}, shortauthor = {Appian}, keywords = {ancient}, options = {antik}}">
            <text:p>@Book{App_Ib,author ={{Appian}}, <text:s/>origtitle = {Iberica }, shorthand = {App. Ib.}, shortauthor = {Appian}, keywords = {ancient}, options = {antik}}</text:p>
          </table:table-cell>
          <table:table-cell table:formula="of:=&quot;\item[&quot;&amp;[.E41] &amp; &quot;] &quot; &amp;[.C41]&amp; &quot; &quot; &amp;[.D41] &amp; &quot; \textbf{&quot; &amp; [.F41] &amp;&quot;}&quot;" office:value-type="string" office:string-value="\item[App. Ib.] Appian Iberica \textbf{App_Ib}">
            <text:p>\item[App. Ib.] Appian Iberica \textbf{App_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}&quot;" office:value-type="string" office:string-value="@Book{App_Ill,author ={{Appian}},  origtitle = {Illyrica }, shorthand = {App. Ill.}, shortauthor = {Appian}, keywords = {ancient}, options = {antik}}">
            <text:p>@Book{App_Ill,author ={{Appian}}, <text:s/>origtitle = {Illyrica }, shorthand = {App. Ill.}, shortauthor = {Appian}, keywords = {ancient}, options = {antik}}</text:p>
          </table:table-cell>
          <table:table-cell table:formula="of:=&quot;\item[&quot;&amp;[.E42] &amp; &quot;] &quot; &amp;[.C42]&amp; &quot; &quot; &amp;[.D42] &amp; &quot; \textbf{&quot; &amp; [.F42] &amp;&quot;}&quot;" office:value-type="string" office:string-value="\item[App. Ill.] Appian Illyrica \textbf{App_Ill}">
            <text:p>\item[App. Ill.] Appian Illyrica \textbf{App_Ill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}&quot;" office:value-type="string" office:string-value="@Book{App_It,author ={{Appian}},  origtitle = {Italica }, shorthand = {App. It.}, shortauthor = {Appian}, keywords = {ancient}, options = {antik}}">
            <text:p>@Book{App_It,author ={{Appian}}, <text:s/>origtitle = {Italica }, shorthand = {App. It.}, shortauthor = {Appian}, keywords = {ancient}, options = {antik}}</text:p>
          </table:table-cell>
          <table:table-cell table:formula="of:=&quot;\item[&quot;&amp;[.E43] &amp; &quot;] &quot; &amp;[.C43]&amp; &quot; &quot; &amp;[.D43] &amp; &quot; \textbf{&quot; &amp; [.F43] &amp;&quot;}&quot;" office:value-type="string" office:string-value="\item[App. It.] Appian Italica \textbf{App_It}">
            <text:p>\item[App. It.] Appian Italica \textbf{App_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}&quot;" office:value-type="string" office:string-value="@Book{App_Lib,author ={{Appian}},  origtitle = {Libyca }, shorthand = {App. Lib.}, shortauthor = {Appian}, keywords = {ancient}, options = {antik}}">
            <text:p>@Book{App_Lib,author ={{Appian}}, <text:s/>origtitle = {Libyca }, shorthand = {App. Lib.}, shortauthor = {Appian}, keywords = {ancient}, options = {antik}}</text:p>
          </table:table-cell>
          <table:table-cell table:formula="of:=&quot;\item[&quot;&amp;[.E44] &amp; &quot;] &quot; &amp;[.C44]&amp; &quot; &quot; &amp;[.D44] &amp; &quot; \textbf{&quot; &amp; [.F44] &amp;&quot;}&quot;" office:value-type="string" office:string-value="\item[App. Lib.] Appian Libyca \textbf{App_Lib}">
            <text:p>\item[App. Lib.] Appian Libyca \textbf{App_L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}&quot;" office:value-type="string" office:string-value="@Book{App_Mac,author ={{Appian}},  origtitle = {Macedonica }, shorthand = {App. Mac.}, shortauthor = {Appian}, keywords = {ancient}, options = {antik}}">
            <text:p>@Book{App_Mac,author ={{Appian}}, <text:s/>origtitle = {Macedonica }, shorthand = {App. Mac.}, shortauthor = {Appian}, keywords = {ancient}, options = {antik}}</text:p>
          </table:table-cell>
          <table:table-cell table:formula="of:=&quot;\item[&quot;&amp;[.E45] &amp; &quot;] &quot; &amp;[.C45]&amp; &quot; &quot; &amp;[.D45] &amp; &quot; \textbf{&quot; &amp; [.F45] &amp;&quot;}&quot;" office:value-type="string" office:string-value="\item[App. Mac.] Appian Macedonica \textbf{App_Mac}">
            <text:p>\item[App. Mac.] Appian Macedonica \textbf{App_Ma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}&quot;" office:value-type="string" office:string-value="@Book{App_Mithr,author ={{Appian}},  origtitle = {Mithridatius }, shorthand = {App. Mithr.}, shortauthor = {Appian}, keywords = {ancient}, options = {antik}}">
            <text:p>@Book{App_Mithr,author ={{Appian}}, <text:s/>origtitle = {Mithridatius }, shorthand = {App. Mithr.}, shortauthor = {Appian}, keywords = {ancient}, options = {antik}}</text:p>
          </table:table-cell>
          <table:table-cell table:formula="of:=&quot;\item[&quot;&amp;[.E46] &amp; &quot;] &quot; &amp;[.C46]&amp; &quot; &quot; &amp;[.D46] &amp; &quot; \textbf{&quot; &amp; [.F46] &amp;&quot;}&quot;" office:value-type="string" office:string-value="\item[App. Mithr.] Appian Mithridatius \textbf{App_Mithr}">
            <text:p>\item[App. Mithr.] Appian Mithridatius \textbf{App_Mith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}&quot;" office:value-type="string" office:string-value="@Book{App_pr,author ={{Appian}},  origtitle = {proemium }, shorthand = {App. pr.}, shortauthor = {Appian}, keywords = {ancient}, options = {antik}}">
            <text:p>@Book{App_pr,author ={{Appian}}, <text:s/>origtitle = {proemium }, shorthand = {App. pr.}, shortauthor = {Appian}, keywords = {ancient}, options = {antik}}</text:p>
          </table:table-cell>
          <table:table-cell table:formula="of:=&quot;\item[&quot;&amp;[.E47] &amp; &quot;] &quot; &amp;[.C47]&amp; &quot; &quot; &amp;[.D47] &amp; &quot; \textbf{&quot; &amp; [.F47] &amp;&quot;}&quot;" office:value-type="string" office:string-value="\item[App. pr.] Appian proemium \textbf{App_pr}">
            <text:p>\item[App. pr.] Appian proemium \textbf{App_p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}&quot;" office:value-type="string" office:string-value="@Book{App_reg,author ={{Appian}},  origtitle = {regia }, shorthand = {App. reg.}, shortauthor = {Appian}, keywords = {ancient}, options = {antik}}">
            <text:p>@Book{App_reg,author ={{Appian}}, <text:s/>origtitle = {regia }, shorthand = {App. reg.}, shortauthor = {Appian}, keywords = {ancient}, options = {antik}}</text:p>
          </table:table-cell>
          <table:table-cell table:formula="of:=&quot;\item[&quot;&amp;[.E48] &amp; &quot;] &quot; &amp;[.C48]&amp; &quot; &quot; &amp;[.D48] &amp; &quot; \textbf{&quot; &amp; [.F48] &amp;&quot;}&quot;" office:value-type="string" office:string-value="\item[App. reg.] Appian regia \textbf{App_reg}">
            <text:p>\item[App. reg.] Appian regia \textbf{App_reg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}&quot;" office:value-type="string" office:string-value="@Book{App_Rom,author ={{Appian}},  origtitle = {historia romana }, shorthand = {App. Rom.}, shortauthor = {Appian}, keywords = {ancient}, options = {antik}}">
            <text:p>@Book{App_Rom,author ={{Appian}}, <text:s/>origtitle = {historia romana }, shorthand = {App. Rom.}, shortauthor = {Appian}, keywords = {ancient}, options = {antik}}</text:p>
          </table:table-cell>
          <table:table-cell table:formula="of:=&quot;\item[&quot;&amp;[.E49] &amp; &quot;] &quot; &amp;[.C49]&amp; &quot; &quot; &amp;[.D49] &amp; &quot; \textbf{&quot; &amp; [.F49] &amp;&quot;}&quot;" office:value-type="string" office:string-value="\item[App. Rom.] Appian historia romana \textbf{App_Rom}">
            <text:p>\item[App. Rom.] Appian historia romana \textbf{App_Rom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}&quot;" office:value-type="string" office:string-value="@Book{App_Samn,author ={{Appian}},  origtitle = {Samnitica }, shorthand = {App. Samn.}, shortauthor = {Appian}, keywords = {ancient}, options = {antik}}">
            <text:p>@Book{App_Samn,author ={{Appian}}, <text:s/>origtitle = {Samnitica }, shorthand = {App. Samn.}, shortauthor = {Appian}, keywords = {ancient}, options = {antik}}</text:p>
          </table:table-cell>
          <table:table-cell table:formula="of:=&quot;\item[&quot;&amp;[.E50] &amp; &quot;] &quot; &amp;[.C50]&amp; &quot; &quot; &amp;[.D50] &amp; &quot; \textbf{&quot; &amp; [.F50] &amp;&quot;}&quot;" office:value-type="string" office:string-value="\item[App. Samn.] Appian Samnitica \textbf{App_Samn}">
            <text:p>\item[App. Samn.] Appian Samnitica \textbf{App_Sam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}&quot;" office:value-type="string" office:string-value="@Book{App_Sic,author ={{Appian}},  origtitle = {Sicula }, shorthand = {App. Sic.}, shortauthor = {Appian}, keywords = {ancient}, options = {antik}}">
            <text:p>@Book{App_Sic,author ={{Appian}}, <text:s/>origtitle = {Sicula }, shorthand = {App. Sic.}, shortauthor = {Appian}, keywords = {ancient}, options = {antik}}</text:p>
          </table:table-cell>
          <table:table-cell table:formula="of:=&quot;\item[&quot;&amp;[.E51] &amp; &quot;] &quot; &amp;[.C51]&amp; &quot; &quot; &amp;[.D51] &amp; &quot; \textbf{&quot; &amp; [.F51] &amp;&quot;}&quot;" office:value-type="string" office:string-value="\item[App. Sic.] Appian Sicula \textbf{App_Sic}">
            <text:p>\item[App. Sic.] Appian Sicula \textbf{App_Si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}&quot;" office:value-type="string" office:string-value="@Book{App_Syr,author ={{Appian}},  origtitle = {Syriaca }, shorthand = {App. Syr.}, shortauthor = {Appian}, keywords = {ancient}, options = {antik}}">
            <text:p>@Book{App_Syr,author ={{Appian}}, <text:s/>origtitle = {Syriaca }, shorthand = {App. Syr.}, shortauthor = {Appian}, keywords = {ancient}, options = {antik}}</text:p>
          </table:table-cell>
          <table:table-cell table:formula="of:=&quot;\item[&quot;&amp;[.E52] &amp; &quot;] &quot; &amp;[.C52]&amp; &quot; &quot; &amp;[.D52] &amp; &quot; \textbf{&quot; &amp; [.F52] &amp;&quot;}&quot;" office:value-type="string" office:string-value="\item[App. Syr.] Appian Syriaca \textbf{App_Syr}">
            <text:p>\item[App. Syr.] Appian Syriaca \textbf{App_Sy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}&quot;" office:value-type="string" office:string-value="@Book{Apul_Flor,author ={Apuleius Madaurensis, Lucius},  origtitle = {florida }, shorthand = {Apul. Flor.}, shortauthor = {Apuleius}, keywords = {ancient}, options = {antik}}">
            <text:p>@Book{Apul_Flor,author ={Apuleius Madaurensis, Lucius}, <text:s/>origtitle = {florida }, shorthand = {Apul. Flor.}, shortauthor = {Apuleius}, keywords = {ancient}, options = {antik}}</text:p>
          </table:table-cell>
          <table:table-cell table:formula="of:=&quot;\item[&quot;&amp;[.E53] &amp; &quot;] &quot; &amp;[.C53]&amp; &quot; &quot; &amp;[.D53] &amp; &quot; \textbf{&quot; &amp; [.F53] &amp;&quot;}&quot;" office:value-type="string" office:string-value="\item[Apul. Flor.] Apuleius florida \textbf{Apul_Flor}">
            <text:p>\item[Apul. Flor.] Apuleius florida \textbf{Apul_Flo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}&quot;" office:value-type="string" office:string-value="@Book{Apul_met,author ={Apuleius Madaurensis, Lucius},  origtitle = {metamorphoses }, shorthand = {Apul. met.}, shortauthor = {Apuleius}, keywords = {ancient}, options = {antik}}">
            <text:p>@Book{Apul_met,author ={Apuleius Madaurensis, Lucius}, <text:s/>origtitle = {metamorphoses }, shorthand = {Apul. met.}, shortauthor = {Apuleius}, keywords = {ancient}, options = {antik}}</text:p>
          </table:table-cell>
          <table:table-cell table:formula="of:=&quot;\item[&quot;&amp;[.E54] &amp; &quot;] &quot; &amp;[.C54]&amp; &quot; &quot; &amp;[.D54] &amp; &quot; \textbf{&quot; &amp; [.F54] &amp;&quot;}&quot;" office:value-type="string" office:string-value="\item[Apul. met.] Apuleius metamorphoses \textbf{Apul_met}">
            <text:p>\item[Apul. met.] Apuleius metamorphoses \textbf{Apul_met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}&quot;" office:value-type="string" office:string-value="@Book{Arat,author ={Aratos},  origtitle = { }, shorthand = {Arat.}, shortauthor = {Aratos}, keywords = {ancient}, options = {antik}}">
            <text:p>@Book{Arat,author ={Aratos}, <text:s/>origtitle = { }, shorthand = {Arat.}, shortauthor = {Aratos}, keywords = {ancient}, options = {antik}}</text:p>
          </table:table-cell>
          <table:table-cell table:formula="of:=&quot;\item[&quot;&amp;[.E55] &amp; &quot;] &quot; &amp;[.C55]&amp; &quot; &quot; &amp;[.D55] &amp; &quot; \textbf{&quot; &amp; [.F55] &amp;&quot;}&quot;" office:value-type="string" office:string-value="\item[Arat.] Aratos  \textbf{Arat}">
            <text:p>\item[Arat.] Aratos <text:s/>\textbf{Arat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}&quot;" office:value-type="string" office:string-value="@Book{Archil,author ={Archilochos},  origtitle = { }, shorthand = {Archil.}, shortauthor = {Archilochos}, keywords = {ancient}, options = {antik}}">
            <text:p>@Book{Archil,author ={Archilochos}, <text:s/>origtitle = { }, shorthand = {Archil.}, shortauthor = {Archilochos}, keywords = {ancient}, options = {antik}}</text:p>
          </table:table-cell>
          <table:table-cell table:formula="of:=&quot;\item[&quot;&amp;[.E56] &amp; &quot;] &quot; &amp;[.C56]&amp; &quot; &quot; &amp;[.D56] &amp; &quot; \textbf{&quot; &amp; [.F56] &amp;&quot;}&quot;" office:value-type="string" office:string-value="\item[Archil.] Archilochos  \textbf{Archil}">
            <text:p>\item[Archil.] Archilochos <text:s/>\textbf{Archil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}&quot;" office:value-type="string" office:string-value="@Book{Archim,author ={Archimedes},  origtitle = { }, shorthand = {Archim.}, shortauthor = {Archimedes}, keywords = {ancient}, options = {antik}}">
            <text:p>@Book{Archim,author ={Archimedes}, <text:s/>origtitle = { }, shorthand = {Archim.}, shortauthor = {Archimedes}, keywords = {ancient}, options = {antik}}</text:p>
          </table:table-cell>
          <table:table-cell table:formula="of:=&quot;\item[&quot;&amp;[.E57] &amp; &quot;] &quot; &amp;[.C57]&amp; &quot; &quot; &amp;[.D57] &amp; &quot; \textbf{&quot; &amp; [.F57] &amp;&quot;}&quot;" office:value-type="string" office:string-value="\item[Archim.] Archimedes  \textbf{Archim}">
            <text:p>\item[Archim.] Archimedes <text:s/>\textbf{Archim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}&quot;" office:value-type="string" office:string-value="@Book{Archyt,author ={Archytas},  origtitle = { }, shorthand = {Archyt.}, shortauthor = {Archytas}, keywords = {ancient}, options = {antik}}">
            <text:p>@Book{Archyt,author ={Archytas}, <text:s/>origtitle = { }, shorthand = {Archyt.}, shortauthor = {Archytas}, keywords = {ancient}, options = {antik}}</text:p>
          </table:table-cell>
          <table:table-cell table:formula="of:=&quot;\item[&quot;&amp;[.E58] &amp; &quot;] &quot; &amp;[.C58]&amp; &quot; &quot; &amp;[.D58] &amp; &quot; \textbf{&quot; &amp; [.F58] &amp;&quot;}&quot;" office:value-type="string" office:string-value="\item[Archyt.] Archytas  \textbf{Archyt}">
            <text:p>\item[Archyt.] Archytas <text:s/>\textbf{Archyt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}&quot;" office:value-type="string" office:string-value="@Book{Aristeid,author ={Ailios Aristeides},  origtitle = { }, shorthand = {Aristeid.}, shortauthor = {Ailios Aristeides}, keywords = {ancient}, options = {antik}}">
            <text:p>@Book{Aristeid,author ={Ailios Aristeides}, <text:s/>origtitle = { }, shorthand = {Aristeid.}, shortauthor = {Ailios Aristeides}, keywords = {ancient}, options = {antik}}</text:p>
          </table:table-cell>
          <table:table-cell table:formula="of:=&quot;\item[&quot;&amp;[.E59] &amp; &quot;] &quot; &amp;[.C59]&amp; &quot; &quot; &amp;[.D59] &amp; &quot; \textbf{&quot; &amp; [.F59] &amp;&quot;}&quot;" office:value-type="string" office:string-value="\item[Aristeid.] Ailios Aristeides  \textbf{Aristeid}">
            <text:p>\item[Aristeid.] Ailios Aristeides <text:s/>\textbf{Aristeid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}&quot;" office:value-type="string" office:string-value="@Book{Aristoph_Ach,author ={Aristophanes},  origtitle = {Acharnenses }, shorthand = {Aristoph. Ach.}, shortauthor = {Aristophanes}, keywords = {ancient}, options = {antik}}">
            <text:p>@Book{Aristoph_Ach,author ={Aristophanes}, <text:s/>origtitle = {Acharnenses }, shorthand = {Aristoph. Ach.}, shortauthor = {Aristophanes}, keywords = {ancient}, options = {antik}}</text:p>
          </table:table-cell>
          <table:table-cell table:formula="of:=&quot;\item[&quot;&amp;[.E60] &amp; &quot;] &quot; &amp;[.C60]&amp; &quot; &quot; &amp;[.D60] &amp; &quot; \textbf{&quot; &amp; [.F60] &amp;&quot;}&quot;" office:value-type="string" office:string-value="\item[Aristoph. Ach.] Aristophanes Acharnenses \textbf{Aristoph_Ach}">
            <text:p>\item[Aristoph. Ach.] Aristophanes Acharnenses \textbf{Aristoph_Ach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}&quot;" office:value-type="string" office:string-value="@Book{Aristoph_Av,author ={Aristophanes},  origtitle = {Aves (Ornithes) }, shorthand = {Aristoph. Av.}, shortauthor = {Aristophanes}, keywords = {ancient}, options = {antik}}">
            <text:p>@Book{Aristoph_Av,author ={Aristophanes}, <text:s/>origtitle = {Aves (Ornithes) }, shorthand = {Aristoph. Av.}, shortauthor = {Aristophanes}, keywords = {ancient}, options = {antik}}</text:p>
          </table:table-cell>
          <table:table-cell table:formula="of:=&quot;\item[&quot;&amp;[.E61] &amp; &quot;] &quot; &amp;[.C61]&amp; &quot; &quot; &amp;[.D61] &amp; &quot; \textbf{&quot; &amp; [.F61] &amp;&quot;}&quot;" office:value-type="string" office:string-value="\item[Aristoph. Av.] Aristophanes Aves (Ornithes) \textbf{Aristoph_Av}">
            <text:p>\item[Aristoph. Av.] Aristophanes Aves (Ornithes) \textbf{Aristoph_Av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}&quot;" office:value-type="string" office:string-value="@Book{Aristoph_Eccl,author ={Aristophanes},  origtitle = { Ecclesiazusae }, shorthand = {Aristoph. Eccl.}, shortauthor = {Aristophanes}, keywords = {ancient}, options = {antik}}">
            <text:p>@Book{Aristoph_Eccl,author ={Aristophanes}, <text:s/>origtitle = { Ecclesiazusae }, shorthand = {Aristoph. Eccl.}, shortauthor = {Aristophanes}, keywords = {ancient}, options = {antik}}</text:p>
          </table:table-cell>
          <table:table-cell table:formula="of:=&quot;\item[&quot;&amp;[.E62] &amp; &quot;] &quot; &amp;[.C62]&amp; &quot; &quot; &amp;[.D62] &amp; &quot; \textbf{&quot; &amp; [.F62] &amp;&quot;}&quot;" office:value-type="string" office:string-value="\item[Aristoph. Eccl.] Aristophanes  Ecclesiazusae \textbf{Aristoph_Eccl}">
            <text:p>\item[Aristoph. Eccl.] Aristophanes <text:s/>Ecclesiazusae \textbf{Aristoph_Eccl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}&quot;" office:value-type="string" office:string-value="@Book{Aristoph_Equ,author ={Aristophanes},  origtitle = {Equites (Hippeis) }, shorthand = {Aristoph. Equ.}, shortauthor = {Aristophanes}, keywords = {ancient}, options = {antik}}">
            <text:p>@Book{Aristoph_Equ,author ={Aristophanes}, <text:s/>origtitle = {Equites (Hippeis) }, shorthand = {Aristoph. Equ.}, shortauthor = {Aristophanes}, keywords = {ancient}, options = {antik}}</text:p>
          </table:table-cell>
          <table:table-cell table:formula="of:=&quot;\item[&quot;&amp;[.E63] &amp; &quot;] &quot; &amp;[.C63]&amp; &quot; &quot; &amp;[.D63] &amp; &quot; \textbf{&quot; &amp; [.F63] &amp;&quot;}&quot;" office:value-type="string" office:string-value="\item[Aristoph. Equ.] Aristophanes Equites (Hippeis) \textbf{Aristoph_Equ}">
            <text:p>\item[Aristoph. Equ.] Aristophanes Equites (Hippeis) \textbf{Aristoph_Equ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}&quot;" office:value-type="string" office:string-value="@Book{Aristoph_Lys,author ={Aristophanes},  origtitle = {Lysistrata }, shorthand = {Aristoph. Lys.}, shortauthor = {Aristophanes}, keywords = {ancient}, options = {antik}}">
            <text:p>@Book{Aristoph_Lys,author ={Aristophanes}, <text:s/>origtitle = {Lysistrata }, shorthand = {Aristoph. Lys.}, shortauthor = {Aristophanes}, keywords = {ancient}, options = {antik}}</text:p>
          </table:table-cell>
          <table:table-cell table:formula="of:=&quot;\item[&quot;&amp;[.E64] &amp; &quot;] &quot; &amp;[.C64]&amp; &quot; &quot; &amp;[.D64] &amp; &quot; \textbf{&quot; &amp; [.F64] &amp;&quot;}&quot;" office:value-type="string" office:string-value="\item[Aristoph. Lys.] Aristophanes Lysistrata \textbf{Aristoph_Lys}">
            <text:p>\item[Aristoph. Lys.] Aristophanes Lysistrata \textbf{Aristoph_Lys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}&quot;" office:value-type="string" office:string-value="@Book{Aristoph_Nub,author ={Aristophanes},  origtitle = {Nubes (Nephelai) }, shorthand = {Aristoph. Nub.}, shortauthor = {Aristophanes}, keywords = {ancient}, options = {antik}}">
            <text:p>@Book{Aristoph_Nub,author ={Aristophanes}, <text:s/>origtitle = {Nubes (Nephelai) }, shorthand = {Aristoph. Nub.}, shortauthor = {Aristophanes}, keywords = {ancient}, options = {antik}}</text:p>
          </table:table-cell>
          <table:table-cell table:formula="of:=&quot;\item[&quot;&amp;[.E65] &amp; &quot;] &quot; &amp;[.C65]&amp; &quot; &quot; &amp;[.D65] &amp; &quot; \textbf{&quot; &amp; [.F65] &amp;&quot;}&quot;" office:value-type="string" office:string-value="\item[Aristoph. Nub.] Aristophanes Nubes (Nephelai) \textbf{Aristoph_Nub}">
            <text:p>\item[Aristoph. Nub.] Aristophanes Nubes (Nephelai) \textbf{Aristoph_Nub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}&quot;" office:value-type="string" office:string-value="@Book{Aristoph_Pax,author ={Aristophanes},  origtitle = {Pax (Eirene) }, shorthand = {Aristoph. Pax}, shortauthor = {Aristophanes}, keywords = {ancient}, options = {antik}}">
            <text:p>@Book{Aristoph_Pax,author ={Aristophanes}, <text:s/>origtitle = {Pax (Eirene) }, shorthand = {Aristoph. Pax}, shortauthor = {Aristophanes}, keywords = {ancient}, options = {antik}}</text:p>
          </table:table-cell>
          <table:table-cell table:formula="of:=&quot;\item[&quot;&amp;[.E66] &amp; &quot;] &quot; &amp;[.C66]&amp; &quot; &quot; &amp;[.D66] &amp; &quot; \textbf{&quot; &amp; [.F66] &amp;&quot;}&quot;" office:value-type="string" office:string-value="\item[Aristoph. Pax] Aristophanes Pax (Eirene) \textbf{Aristoph_Pax}">
            <text:p>\item[Aristoph. Pax] Aristophanes Pax (Eirene) \textbf{Aristoph_Pax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}&quot;" office:value-type="string" office:string-value="@Book{Aristoph_Plut,author ={Aristophanes},  origtitle = {Plutus }, shorthand = {Aristoph. Plut.}, shortauthor = {Aristophanes}, keywords = {ancient}, options = {antik}}">
            <text:p>@Book{Aristoph_Plut,author ={Aristophanes}, <text:s/>origtitle = {Plutus }, shorthand = {Aristoph. Plut.}, shortauthor = {Aristophanes}, keywords = {ancient}, options = {antik}}</text:p>
          </table:table-cell>
          <table:table-cell table:formula="of:=&quot;\item[&quot;&amp;[.E67] &amp; &quot;] &quot; &amp;[.C67]&amp; &quot; &quot; &amp;[.D67] &amp; &quot; \textbf{&quot; &amp; [.F67] &amp;&quot;}&quot;" office:value-type="string" office:string-value="\item[Aristoph. Plut.] Aristophanes Plutus \textbf{Aristoph_Plut}">
            <text:p>\item[Aristoph. Plut.] Aristophanes Plutus \textbf{Aristoph_Plut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}&quot;" office:value-type="string" office:string-value="@Book{Aristoph_Ran,author ={Aristophanes},  origtitle = {Ranae (Batrachoi) }, shorthand = {Aristoph. Ran.}, shortauthor = {Aristophanes}, keywords = {ancient}, options = {antik}}">
            <text:p>@Book{Aristoph_Ran,author ={Aristophanes}, <text:s/>origtitle = {Ranae (Batrachoi) }, shorthand = {Aristoph. Ran.}, shortauthor = {Aristophanes}, keywords = {ancient}, options = {antik}}</text:p>
          </table:table-cell>
          <table:table-cell table:formula="of:=&quot;\item[&quot;&amp;[.E68] &amp; &quot;] &quot; &amp;[.C68]&amp; &quot; &quot; &amp;[.D68] &amp; &quot; \textbf{&quot; &amp; [.F68] &amp;&quot;}&quot;" office:value-type="string" office:string-value="\item[Aristoph. Ran.] Aristophanes Ranae (Batrachoi) \textbf{Aristoph_Ran}">
            <text:p>\item[Aristoph. Ran.] Aristophanes Ranae (Batrachoi) \textbf{Aristoph_Ran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}&quot;" office:value-type="string" office:string-value="@Book{Aristoph_Thesm,author ={Aristophanes},  origtitle = {Thesmophoriazusae }, shorthand = {Aristoph. Thesm.}, shortauthor = {Aristophanes}, keywords = {ancient}, options = {antik}}">
            <text:p>@Book{Aristoph_Thesm,author ={Aristophanes}, <text:s/>origtitle = {Thesmophoriazusae }, shorthand = {Aristoph. Thesm.}, shortauthor = {Aristophanes}, keywords = {ancient}, options = {antik}}</text:p>
          </table:table-cell>
          <table:table-cell table:formula="of:=&quot;\item[&quot;&amp;[.E69] &amp; &quot;] &quot; &amp;[.C69]&amp; &quot; &quot; &amp;[.D69] &amp; &quot; \textbf{&quot; &amp; [.F69] &amp;&quot;}&quot;" office:value-type="string" office:string-value="\item[Aristoph. Thesm.] Aristophanes Thesmophoriazusae \textbf{Aristoph_Thesm}">
            <text:p>\item[Aristoph. Thesm.] Aristophanes Thesmophoriazusae \textbf{Aristoph_Thesm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}&quot;" office:value-type="string" office:string-value="@Book{Aristoph_Vesp,author ={Aristophanes},  origtitle = {Vespae (Sphekes) }, shorthand = {Aristoph. Vesp.}, shortauthor = {Aristophanes}, keywords = {ancient}, options = {antik}}">
            <text:p>@Book{Aristoph_Vesp,author ={Aristophanes}, <text:s/>origtitle = {Vespae (Sphekes) }, shorthand = {Aristoph. Vesp.}, shortauthor = {Aristophanes}, keywords = {ancient}, options = {antik}}</text:p>
          </table:table-cell>
          <table:table-cell table:formula="of:=&quot;\item[&quot;&amp;[.E70] &amp; &quot;] &quot; &amp;[.C70]&amp; &quot; &quot; &amp;[.D70] &amp; &quot; \textbf{&quot; &amp; [.F70] &amp;&quot;}&quot;" office:value-type="string" office:string-value="\item[Aristoph. Vesp.] Aristophanes Vespae (Sphekes) \textbf{Aristoph_Vesp}">
            <text:p>\item[Aristoph. Vesp.] Aristophanes Vespae (Sphekes) \textbf{Aristoph_Vesp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}&quot;" office:value-type="string" office:string-value="@Book{Aristot_an,author ={{Aristoteles}},  origtitle = {de anima (peri psyches) }, shorthand = {Aristot. an.}, shortauthor = {Aristoteles}, keywords = {ancient}, options = {antik}}">
            <text:p>@Book{Aristot_an,author ={{Aristoteles}}, <text:s/>origtitle = {de anima (peri psyches) }, shorthand = {Aristot. an.}, shortauthor = {Aristoteles}, keywords = {ancient}, options = {antik}}</text:p>
          </table:table-cell>
          <table:table-cell table:formula="of:=&quot;\item[&quot;&amp;[.E71] &amp; &quot;] &quot; &amp;[.C71]&amp; &quot; &quot; &amp;[.D71] &amp; &quot; \textbf{&quot; &amp; [.F71] &amp;&quot;}&quot;" office:value-type="string" office:string-value="\item[Aristot. an.] Aristoteles de anima (peri psyches) \textbf{Aristot_an}">
            <text:p>\item[Aristot. an.] Aristoteles de anima (peri psyches) \textbf{Arist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}&quot;" office:value-type="string" office:string-value="@Book{Aristot_an_post,author ={{Aristoteles}},  origtitle = {analytica posteriora }, shorthand = {Aristot. an post.}, shortauthor = {Aristoteles}, keywords = {ancient}, options = {antik}}">
            <text:p>@Book{Aristot_an_post,author ={{Aristoteles}}, <text:s/>origtitle = {analytica posteriora }, shorthand = {Aristot. an post.}, shortauthor = {Aristoteles}, keywords = {ancient}, options = {antik}}</text:p>
          </table:table-cell>
          <table:table-cell table:formula="of:=&quot;\item[&quot;&amp;[.E72] &amp; &quot;] &quot; &amp;[.C72]&amp; &quot; &quot; &amp;[.D72] &amp; &quot; \textbf{&quot; &amp; [.F72] &amp;&quot;}&quot;" office:value-type="string" office:string-value="\item[Aristot. an post.] Aristoteles analytica posteriora \textbf{Aristot_an_post}">
            <text:p>\item[Aristot. an post.] Aristoteles analytica posteriora \textbf{Aristot_an_po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}&quot;" office:value-type="string" office:string-value="@Book{Aristot_an_pr,author ={{Aristoteles}},  origtitle = {analytica priora }, shorthand = {Aristot. an pr.}, shortauthor = {Aristoteles}, keywords = {ancient}, options = {antik}}">
            <text:p>@Book{Aristot_an_pr,author ={{Aristoteles}}, <text:s/>origtitle = {analytica priora }, shorthand = {Aristot. an pr.}, shortauthor = {Aristoteles}, keywords = {ancient}, options = {antik}}</text:p>
          </table:table-cell>
          <table:table-cell table:formula="of:=&quot;\item[&quot;&amp;[.E73] &amp; &quot;] &quot; &amp;[.C73]&amp; &quot; &quot; &amp;[.D73] &amp; &quot; \textbf{&quot; &amp; [.F73] &amp;&quot;}&quot;" office:value-type="string" office:string-value="\item[Aristot. an pr.] Aristoteles analytica priora \textbf{Aristot_an_pr}">
            <text:p>\item[Aristot. an pr.] Aristoteles analytica priora \textbf{Aristot_an_p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}&quot;" office:value-type="string" office:string-value="@Book{Aristot_Ath_pol,author ={{Aristoteles}},  origtitle = {Athenaion politeia }, shorthand = {Aristot. Ath. pol.}, shortauthor = {Aristoteles}, keywords = {ancient}, options = {antik}}">
            <text:p>@Book{Aristot_Ath_pol,author ={{Aristoteles}}, <text:s/>origtitle = {Athenaion politeia }, shorthand = {Aristot. Ath. pol.}, shortauthor = {Aristoteles}, keywords = {ancient}, options = {antik}}</text:p>
          </table:table-cell>
          <table:table-cell table:formula="of:=&quot;\item[&quot;&amp;[.E74] &amp; &quot;] &quot; &amp;[.C74]&amp; &quot; &quot; &amp;[.D74] &amp; &quot; \textbf{&quot; &amp; [.F74] &amp;&quot;}&quot;" office:value-type="string" office:string-value="\item[Aristot. Ath. pol.] Aristoteles Athenaion politeia \textbf{Aristot_Ath_pol}">
            <text:p>\item[Aristot. Ath. pol.] Aristoteles Athenaion politeia \textbf{Aristot_Ath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}&quot;" office:value-type="string" office:string-value="@Book{Aristot_cael,author ={{Aristoteles}},  origtitle = {de caelo }, shorthand = {Aristot. cael.}, shortauthor = {Aristoteles}, keywords = {ancient}, options = {antik}}">
            <text:p>@Book{Aristot_cael,author ={{Aristoteles}}, <text:s/>origtitle = {de caelo }, shorthand = {Aristot. cael.}, shortauthor = {Aristoteles}, keywords = {ancient}, options = {antik}}</text:p>
          </table:table-cell>
          <table:table-cell table:formula="of:=&quot;\item[&quot;&amp;[.E75] &amp; &quot;] &quot; &amp;[.C75]&amp; &quot; &quot; &amp;[.D75] &amp; &quot; \textbf{&quot; &amp; [.F75] &amp;&quot;}&quot;" office:value-type="string" office:string-value="\item[Aristot. cael.] Aristoteles de caelo \textbf{Aristot_cael}">
            <text:p>\item[Aristot. cael.] Aristoteles de caelo \textbf{Aristot_ca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}&quot;" office:value-type="string" office:string-value="@Book{Aristot_cat,author ={{Aristoteles}},  origtitle = {categoriae }, shorthand = {Aristot. cat.}, shortauthor = {Aristoteles}, keywords = {ancient}, options = {antik}}">
            <text:p>@Book{Aristot_cat,author ={{Aristoteles}}, <text:s/>origtitle = {categoriae }, shorthand = {Aristot. cat.}, shortauthor = {Aristoteles}, keywords = {ancient}, options = {antik}}</text:p>
          </table:table-cell>
          <table:table-cell table:formula="of:=&quot;\item[&quot;&amp;[.E76] &amp; &quot;] &quot; &amp;[.C76]&amp; &quot; &quot; &amp;[.D76] &amp; &quot; \textbf{&quot; &amp; [.F76] &amp;&quot;}&quot;" office:value-type="string" office:string-value="\item[Aristot. cat.] Aristoteles categoriae \textbf{Aristot_cat}">
            <text:p>\item[Aristot. cat.] Aristoteles categoriae \textbf{Aristot_ca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}&quot;" office:value-type="string" office:string-value="@Book{Aristot_col,author ={{Aristoteles}},  origtitle = {de coloribus (περὶ χρωμάτων) }, shorthand = {Aristot. col.}, shortauthor = {Aristoteles}, keywords = {ancient}, options = {antik}}">
            <text:p>@Book{Aristot_col,author ={{Aristoteles}}, <text:s/>origtitle = {de coloribus (περὶ χρωμάτων) }, shorthand = {Aristot. col.}, shortauthor = {Aristoteles}, keywords = {ancient}, options = {antik}}</text:p>
          </table:table-cell>
          <table:table-cell table:formula="of:=&quot;\item[&quot;&amp;[.E77] &amp; &quot;] &quot; &amp;[.C77]&amp; &quot; &quot; &amp;[.D77] &amp; &quot; \textbf{&quot; &amp; [.F77] &amp;&quot;}&quot;" office:value-type="string" office:string-value="\item[Aristot. col.] Aristoteles de coloribus (περὶ χρωμάτων) \textbf{Aristot_col}">
            <text:p>\item[Aristot. col.] Aristoteles de coloribus (περὶ χρωμάτων) \textbf{Aristot_c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}&quot;" office:value-type="string" office:string-value="@Book{Aristot_div,author ={{Aristoteles}},  origtitle = {de divinatione (peri mantikes) }, shorthand = {Aristot. div.}, shortauthor = {Aristoteles}, keywords = {ancient}, options = {antik}}">
            <text:p>@Book{Aristot_div,author ={{Aristoteles}}, <text:s/>origtitle = {de divinatione (peri mantikes) }, shorthand = {Aristot. div.}, shortauthor = {Aristoteles}, keywords = {ancient}, options = {antik}}</text:p>
          </table:table-cell>
          <table:table-cell table:formula="of:=&quot;\item[&quot;&amp;[.E78] &amp; &quot;] &quot; &amp;[.C78]&amp; &quot; &quot; &amp;[.D78] &amp; &quot; \textbf{&quot; &amp; [.F78] &amp;&quot;}&quot;" office:value-type="string" office:string-value="\item[Aristot. div.] Aristoteles de divinatione (peri mantikes) \textbf{Aristot_div}">
            <text:p>\item[Aristot. div.] Aristoteles de divinatione (peri mantikes) \textbf{Aristot_div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}&quot;" office:value-type="string" office:string-value="@Book{Aristot_Eth_Eud,author ={{Aristoteles}},  origtitle = { ethica Eudemia }, shorthand = {Aristot. Eth. Eud.}, shortauthor = {Aristoteles}, keywords = {ancient}, options = {antik}}">
            <text:p>@Book{Aristot_Eth_Eud,author ={{Aristoteles}}, <text:s/>origtitle = { ethica Eudemia }, shorthand = {Aristot. Eth. Eud.}, shortauthor = {Aristoteles}, keywords = {ancient}, options = {antik}}</text:p>
          </table:table-cell>
          <table:table-cell table:formula="of:=&quot;\item[&quot;&amp;[.E79] &amp; &quot;] &quot; &amp;[.C79]&amp; &quot; &quot; &amp;[.D79] &amp; &quot; \textbf{&quot; &amp; [.F79] &amp;&quot;}&quot;" office:value-type="string" office:string-value="\item[Aristot. Eth. Eud.] Aristoteles  ethica Eudemia \textbf{Aristot_Eth_Eud}">
            <text:p>\item[Aristot. Eth. Eud.] Aristoteles <text:s/>ethica Eudemia \textbf{Aristot_Eth_Eu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}&quot;" office:value-type="string" office:string-value="@Book{Aristot_eth_Nic,author ={{Aristoteles}},  origtitle = {ethica Nicomachea }, shorthand = {Aristot. eth. Nic.}, shortauthor = {Aristoteles}, keywords = {ancient}, options = {antik}}">
            <text:p>@Book{Aristot_eth_Nic,author ={{Aristoteles}}, <text:s/>origtitle = {ethica Nicomachea }, shorthand = {Aristot. eth. Nic.}, shortauthor = {Aristoteles}, keywords = {ancient}, options = {antik}}</text:p>
          </table:table-cell>
          <table:table-cell table:formula="of:=&quot;\item[&quot;&amp;[.E80] &amp; &quot;] &quot; &amp;[.C80]&amp; &quot; &quot; &amp;[.D80] &amp; &quot; \textbf{&quot; &amp; [.F80] &amp;&quot;}&quot;" office:value-type="string" office:string-value="\item[Aristot. eth. Nic.] Aristoteles ethica Nicomachea \textbf{Aristot_eth_Nic}">
            <text:p>\item[Aristot. eth. Nic.] Aristoteles ethica Nicomachea \textbf{Aristot_eth_Ni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}&quot;" office:value-type="string" office:string-value="@Book{Aristot_gen_an,author ={{Aristoteles}},  origtitle = {de generatione animalium }, shorthand = {Aristot. gen. an.}, shortauthor = {Aristoteles}, keywords = {ancient}, options = {antik}}">
            <text:p>@Book{Aristot_gen_an,author ={{Aristoteles}}, <text:s/>origtitle = {de generatione animalium }, shorthand = {Aristot. gen. an.}, shortauthor = {Aristoteles}, keywords = {ancient}, options = {antik}}</text:p>
          </table:table-cell>
          <table:table-cell table:formula="of:=&quot;\item[&quot;&amp;[.E81] &amp; &quot;] &quot; &amp;[.C81]&amp; &quot; &quot; &amp;[.D81] &amp; &quot; \textbf{&quot; &amp; [.F81] &amp;&quot;}&quot;" office:value-type="string" office:string-value="\item[Aristot. gen. an.] Aristoteles de generatione animalium \textbf{Aristot_gen_an}">
            <text:p>\item[Aristot. gen. an.] Aristoteles de generatione animalium \textbf{Aristot_gen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}&quot;" office:value-type="string" office:string-value="@Book{Aristot_gen_corr,author ={{Aristoteles}},  origtitle = {de generatione et corruptione }, shorthand = {Aristot. gen. corr.}, shortauthor = {Aristoteles}, keywords = {ancient}, options = {antik}}">
            <text:p>@Book{Aristot_gen_corr,author ={{Aristoteles}}, <text:s/>origtitle = {de generatione et corruptione }, shorthand = {Aristot. gen. corr.}, shortauthor = {Aristoteles}, keywords = {ancient}, options = {antik}}</text:p>
          </table:table-cell>
          <table:table-cell table:formula="of:=&quot;\item[&quot;&amp;[.E82] &amp; &quot;] &quot; &amp;[.C82]&amp; &quot; &quot; &amp;[.D82] &amp; &quot; \textbf{&quot; &amp; [.F82] &amp;&quot;}&quot;" office:value-type="string" office:string-value="\item[Aristot. gen. corr.] Aristoteles de generatione et corruptione \textbf{Aristot_gen_corr}">
            <text:p>\item[Aristot. gen. corr.] Aristoteles de generatione et corruptione \textbf{Aristot_gen_cor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}&quot;" office:value-type="string" office:string-value="@Book{Aristot_hist,author ={{Aristoteles}},  origtitle = {historia animalium }, shorthand = {Aristot. hist.}, shortauthor = {Aristoteles}, keywords = {ancient}, options = {antik}}">
            <text:p>@Book{Aristot_hist,author ={{Aristoteles}}, <text:s/>origtitle = {historia animalium }, shorthand = {Aristot. hist.}, shortauthor = {Aristoteles}, keywords = {ancient}, options = {antik}}</text:p>
          </table:table-cell>
          <table:table-cell table:formula="of:=&quot;\item[&quot;&amp;[.E83] &amp; &quot;] &quot; &amp;[.C83]&amp; &quot; &quot; &amp;[.D83] &amp; &quot; \textbf{&quot; &amp; [.F83] &amp;&quot;}&quot;" office:value-type="string" office:string-value="\item[Aristot. hist.] Aristoteles historia animalium \textbf{Aristot_hist}">
            <text:p>\item[Aristot. hist.] Aristoteles historia animalium \textbf{Aristot_hi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}&quot;" office:value-type="string" office:string-value="@Book{Aristot_m_mor,author ={{Aristoteles}},  origtitle = {magna moralia }, shorthand = {Aristot. m. mor.}, shortauthor = {Aristoteles}, keywords = {ancient}, options = {antik}}">
            <text:p>@Book{Aristot_m_mor,author ={{Aristoteles}}, <text:s/>origtitle = {magna moralia }, shorthand = {Aristot. m. mor.}, shortauthor = {Aristoteles}, keywords = {ancient}, options = {antik}}</text:p>
          </table:table-cell>
          <table:table-cell table:formula="of:=&quot;\item[&quot;&amp;[.E84] &amp; &quot;] &quot; &amp;[.C84]&amp; &quot; &quot; &amp;[.D84] &amp; &quot; \textbf{&quot; &amp; [.F84] &amp;&quot;}&quot;" office:value-type="string" office:string-value="\item[Aristot. m. mor.] Aristoteles magna moralia \textbf{Aristot_m_mor}">
            <text:p>\item[Aristot. m. mor.] Aristoteles magna moralia \textbf{Aristot_m_m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}&quot;" office:value-type="string" office:string-value="@Book{Aristot_metaph,author ={{Aristoteles}},  origtitle = {metaphysica }, shorthand = {Aristot. metaph.}, shortauthor = {Aristoteles}, keywords = {ancient}, options = {antik}}">
            <text:p>@Book{Aristot_metaph,author ={{Aristoteles}}, <text:s/>origtitle = {metaphysica }, shorthand = {Aristot. metaph.}, shortauthor = {Aristoteles}, keywords = {ancient}, options = {antik}}</text:p>
          </table:table-cell>
          <table:table-cell table:formula="of:=&quot;\item[&quot;&amp;[.E85] &amp; &quot;] &quot; &amp;[.C85]&amp; &quot; &quot; &amp;[.D85] &amp; &quot; \textbf{&quot; &amp; [.F85] &amp;&quot;}&quot;" office:value-type="string" office:string-value="\item[Aristot. metaph.] Aristoteles metaphysica \textbf{Aristot_metaph}">
            <text:p>\item[Aristot. metaph.] Aristoteles metaphysica \textbf{Aristot_metaph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}&quot;" office:value-type="string" office:string-value="@Book{Aristot_meteor,author ={{Aristoteles}},  origtitle = {meteorologica }, shorthand = {Aristot. meteor.}, shortauthor = {Aristoteles}, keywords = {ancient}, options = {antik}}">
            <text:p>@Book{Aristot_meteor,author ={{Aristoteles}}, <text:s/>origtitle = {meteorologica }, shorthand = {Aristot. meteor.}, shortauthor = {Aristoteles}, keywords = {ancient}, options = {antik}}</text:p>
          </table:table-cell>
          <table:table-cell table:formula="of:=&quot;\item[&quot;&amp;[.E86] &amp; &quot;] &quot; &amp;[.C86]&amp; &quot; &quot; &amp;[.D86] &amp; &quot; \textbf{&quot; &amp; [.F86] &amp;&quot;}&quot;" office:value-type="string" office:string-value="\item[Aristot. meteor.] Aristoteles meteorologica \textbf{Aristot_meteor}">
            <text:p>\item[Aristot. meteor.] Aristoteles meteorologica \textbf{Aristot_mete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}&quot;" office:value-type="string" office:string-value="@Book{Aristot_mir,author ={{Aristoteles}},  origtitle = {mirabilia }, shorthand = {Aristot. mir.}, shortauthor = {Aristoteles}, keywords = {ancient}, options = {antik}}">
            <text:p>@Book{Aristot_mir,author ={{Aristoteles}}, <text:s/>origtitle = {mirabilia }, shorthand = {Aristot. mir.}, shortauthor = {Aristoteles}, keywords = {ancient}, options = {antik}}</text:p>
          </table:table-cell>
          <table:table-cell table:formula="of:=&quot;\item[&quot;&amp;[.E87] &amp; &quot;] &quot; &amp;[.C87]&amp; &quot; &quot; &amp;[.D87] &amp; &quot; \textbf{&quot; &amp; [.F87] &amp;&quot;}&quot;" office:value-type="string" office:string-value="\item[Aristot. mir.] Aristoteles mirabilia \textbf{Aristot_mir}">
            <text:p>\item[Aristot. mir.] Aristoteles mirabilia \textbf{Aristot_m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}&quot;" office:value-type="string" office:string-value="@Book{Aristot_mot_an,author ={{Aristoteles}},  origtitle = {de motu animalium }, shorthand = {Aristot. mot. an.}, shortauthor = {Aristoteles}, keywords = {ancient}, options = {antik}}">
            <text:p>@Book{Aristot_mot_an,author ={{Aristoteles}}, <text:s/>origtitle = {de motu animalium }, shorthand = {Aristot. mot. an.}, shortauthor = {Aristoteles}, keywords = {ancient}, options = {antik}}</text:p>
          </table:table-cell>
          <table:table-cell table:formula="of:=&quot;\item[&quot;&amp;[.E88] &amp; &quot;] &quot; &amp;[.C88]&amp; &quot; &quot; &amp;[.D88] &amp; &quot; \textbf{&quot; &amp; [.F88] &amp;&quot;}&quot;" office:value-type="string" office:string-value="\item[Aristot. mot. an.] Aristoteles de motu animalium \textbf{Aristot_mot_an}">
            <text:p>\item[Aristot. mot. an.] Aristoteles de motu animalium \textbf{Aristot_m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}&quot;" office:value-type="string" office:string-value="@Book{Aristot_mund,author ={{Aristoteles}},  origtitle = {de mundo (peri kosmu) }, shorthand = {Aristot. mund.}, shortauthor = {Aristoteles}, keywords = {ancient}, options = {antik}}">
            <text:p>@Book{Aristot_mund,author ={{Aristoteles}}, <text:s/>origtitle = {de mundo (peri kosmu) }, shorthand = {Aristot. mund.}, shortauthor = {Aristoteles}, keywords = {ancient}, options = {antik}}</text:p>
          </table:table-cell>
          <table:table-cell table:formula="of:=&quot;\item[&quot;&amp;[.E89] &amp; &quot;] &quot; &amp;[.C89]&amp; &quot; &quot; &amp;[.D89] &amp; &quot; \textbf{&quot; &amp; [.F89] &amp;&quot;}&quot;" office:value-type="string" office:string-value="\item[Aristot. mund.] Aristoteles de mundo (peri kosmu) \textbf{Aristot_mund}">
            <text:p>\item[Aristot. mund.] Aristoteles de mundo (peri kosmu) \textbf{Aristot_mun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}&quot;" office:value-type="string" office:string-value="@Book{Aristot_oec,author ={{Aristoteles}},  origtitle = {oeconomica }, shorthand = {Aristot. oec.}, shortauthor = {Aristoteles}, keywords = {ancient}, options = {antik}}">
            <text:p>@Book{Aristot_oec,author ={{Aristoteles}}, <text:s/>origtitle = {oeconomica }, shorthand = {Aristot. oec.}, shortauthor = {Aristoteles}, keywords = {ancient}, options = {antik}}</text:p>
          </table:table-cell>
          <table:table-cell table:formula="of:=&quot;\item[&quot;&amp;[.E90] &amp; &quot;] &quot; &amp;[.C90]&amp; &quot; &quot; &amp;[.D90] &amp; &quot; \textbf{&quot; &amp; [.F90] &amp;&quot;}&quot;" office:value-type="string" office:string-value="\item[Aristot. oec.] Aristoteles oeconomica \textbf{Aristot_oec}">
            <text:p>\item[Aristot. oec.] Aristoteles oeconomica \textbf{Aristot_oe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}&quot;" office:value-type="string" office:string-value="@Book{Aristot_part_an,author ={{Aristoteles}},  origtitle = {de partibus animalium }, shorthand = {Aristot. part. an.}, shortauthor = {Aristoteles}, keywords = {ancient}, options = {antik}}">
            <text:p>@Book{Aristot_part_an,author ={{Aristoteles}}, <text:s/>origtitle = {de partibus animalium }, shorthand = {Aristot. part. an.}, shortauthor = {Aristoteles}, keywords = {ancient}, options = {antik}}</text:p>
          </table:table-cell>
          <table:table-cell table:formula="of:=&quot;\item[&quot;&amp;[.E91] &amp; &quot;] &quot; &amp;[.C91]&amp; &quot; &quot; &amp;[.D91] &amp; &quot; \textbf{&quot; &amp; [.F91] &amp;&quot;}&quot;" office:value-type="string" office:string-value="\item[Aristot. part. an.] Aristoteles de partibus animalium \textbf{Aristot_part_an}">
            <text:p>\item[Aristot. part. an.] Aristoteles de partibus animalium \textbf{Aristot_par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}&quot;" office:value-type="string" office:string-value="@Book{Aristot_phgn,author ={{Aristoteles}},  origtitle = {physiognomica }, shorthand = {Aristot. phgn.}, shortauthor = {Aristoteles}, keywords = {ancient}, options = {antik}}">
            <text:p>@Book{Aristot_phgn,author ={{Aristoteles}}, <text:s/>origtitle = {physiognomica }, shorthand = {Aristot. phgn.}, shortauthor = {Aristoteles}, keywords = {ancient}, options = {antik}}</text:p>
          </table:table-cell>
          <table:table-cell table:formula="of:=&quot;\item[&quot;&amp;[.E92] &amp; &quot;] &quot; &amp;[.C92]&amp; &quot; &quot; &amp;[.D92] &amp; &quot; \textbf{&quot; &amp; [.F92] &amp;&quot;}&quot;" office:value-type="string" office:string-value="\item[Aristot. phgn.] Aristoteles physiognomica \textbf{Aristot_phgn}">
            <text:p>\item[Aristot. phgn.] Aristoteles physiognomica \textbf{Aristot_phg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}&quot;" office:value-type="string" office:string-value="@Book{Aristot_phys,author ={{Aristoteles}},  origtitle = {physica }, shorthand = {Aristot. phys.}, shortauthor = {Aristoteles}, keywords = {ancient}, options = {antik}}">
            <text:p>@Book{Aristot_phys,author ={{Aristoteles}}, <text:s/>origtitle = {physica }, shorthand = {Aristot. phys.}, shortauthor = {Aristoteles}, keywords = {ancient}, options = {antik}}</text:p>
          </table:table-cell>
          <table:table-cell table:formula="of:=&quot;\item[&quot;&amp;[.E93] &amp; &quot;] &quot; &amp;[.C93]&amp; &quot; &quot; &amp;[.D93] &amp; &quot; \textbf{&quot; &amp; [.F93] &amp;&quot;}&quot;" office:value-type="string" office:string-value="\item[Aristot. phys.] Aristoteles physica \textbf{Aristot_phys}">
            <text:p>\item[Aristot. phys.] Aristoteles physica \textbf{Aristot_phy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}&quot;" office:value-type="string" office:string-value="@Book{Aristot_poet,author ={{Aristoteles}},  origtitle = {poetica }, shorthand = {Aristot. poet.}, shortauthor = {Aristoteles}, keywords = {ancient}, options = {antik}}">
            <text:p>@Book{Aristot_poet,author ={{Aristoteles}}, <text:s/>origtitle = {poetica }, shorthand = {Aristot. poet.}, shortauthor = {Aristoteles}, keywords = {ancient}, options = {antik}}</text:p>
          </table:table-cell>
          <table:table-cell table:formula="of:=&quot;\item[&quot;&amp;[.E94] &amp; &quot;] &quot; &amp;[.C94]&amp; &quot; &quot; &amp;[.D94] &amp; &quot; \textbf{&quot; &amp; [.F94] &amp;&quot;}&quot;" office:value-type="string" office:string-value="\item[Aristot. poet.] Aristoteles poetica \textbf{Aristot_poet}">
            <text:p>\item[Aristot. poet.] Aristoteles poetica \textbf{Aristot_po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}&quot;" office:value-type="string" office:string-value="@Book{Aristot_pol,author ={{Aristoteles}},  origtitle = {politica }, shorthand = {Aristot. pol.}, shortauthor = {Aristoteles}, keywords = {ancient}, options = {antik}}">
            <text:p>@Book{Aristot_pol,author ={{Aristoteles}}, <text:s/>origtitle = {politica }, shorthand = {Aristot. pol.}, shortauthor = {Aristoteles}, keywords = {ancient}, options = {antik}}</text:p>
          </table:table-cell>
          <table:table-cell table:formula="of:=&quot;\item[&quot;&amp;[.E95] &amp; &quot;] &quot; &amp;[.C95]&amp; &quot; &quot; &amp;[.D95] &amp; &quot; \textbf{&quot; &amp; [.F95] &amp;&quot;}&quot;" office:value-type="string" office:string-value="\item[Aristot. pol.] Aristoteles politica \textbf{Aristot_pol}">
            <text:p>\item[Aristot. pol.] Aristoteles politica \textbf{Aristot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}&quot;" office:value-type="string" office:string-value="@Book{Aristot_probl,author ={{Aristoteles}},  origtitle = {problemata }, shorthand = {Aristot. probl.}, shortauthor = {Aristoteles}, keywords = {ancient}, options = {antik}}">
            <text:p>@Book{Aristot_probl,author ={{Aristoteles}}, <text:s/>origtitle = {problemata }, shorthand = {Aristot. probl.}, shortauthor = {Aristoteles}, keywords = {ancient}, options = {antik}}</text:p>
          </table:table-cell>
          <table:table-cell table:formula="of:=&quot;\item[&quot;&amp;[.E96] &amp; &quot;] &quot; &amp;[.C96]&amp; &quot; &quot; &amp;[.D96] &amp; &quot; \textbf{&quot; &amp; [.F96] &amp;&quot;}&quot;" office:value-type="string" office:string-value="\item[Aristot. probl.] Aristoteles problemata \textbf{Aristot_probl}">
            <text:p>\item[Aristot. probl.] Aristoteles problemata \textbf{Aristot_prob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}&quot;" office:value-type="string" office:string-value="@Book{Aristot_rhet,author ={{Aristoteles}},  origtitle = {rhetorica }, shorthand = {Aristot. rhet.}, shortauthor = {Aristoteles}, keywords = {ancient}, options = {antik}}">
            <text:p>@Book{Aristot_rhet,author ={{Aristoteles}}, <text:s/>origtitle = {rhetorica }, shorthand = {Aristot. rhet.}, shortauthor = {Aristoteles}, keywords = {ancient}, options = {antik}}</text:p>
          </table:table-cell>
          <table:table-cell table:formula="of:=&quot;\item[&quot;&amp;[.E97] &amp; &quot;] &quot; &amp;[.C97]&amp; &quot; &quot; &amp;[.D97] &amp; &quot; \textbf{&quot; &amp; [.F97] &amp;&quot;}&quot;" office:value-type="string" office:string-value="\item[Aristot. rhet.] Aristoteles rhetorica \textbf{Aristot_rhet}">
            <text:p>\item[Aristot. rhet.] Aristoteles rhetorica \textbf{Aristot_rh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}&quot;" office:value-type="string" office:string-value="@Book{Aristot_rhet_Alex,author ={{Aristoteles}},  origtitle = {rhetorica ad Alexandrum }, shorthand = {Aristot. rhet. Alex.}, shortauthor = {Aristoteles}, keywords = {ancient}, options = {antik}}">
            <text:p>@Book{Aristot_rhet_Alex,author ={{Aristoteles}}, <text:s/>origtitle = {rhetorica ad Alexandrum }, shorthand = {Aristot. rhet. Alex.}, shortauthor = {Aristoteles}, keywords = {ancient}, options = {antik}}</text:p>
          </table:table-cell>
          <table:table-cell table:formula="of:=&quot;\item[&quot;&amp;[.E98] &amp; &quot;] &quot; &amp;[.C98]&amp; &quot; &quot; &amp;[.D98] &amp; &quot; \textbf{&quot; &amp; [.F98] &amp;&quot;}&quot;" office:value-type="string" office:string-value="\item[Aristot. rhet. Alex.] Aristoteles rhetorica ad Alexandrum \textbf{Aristot_rhet_Alex}">
            <text:p>\item[Aristot. rhet. Alex.] Aristoteles rhetorica ad Alexandrum \textbf{Aristot_rhet_Alex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}&quot;" office:value-type="string" office:string-value="@Book{Aristot_sens,author ={{Aristoteles}},  origtitle = {de sensu (περὶ αἰσθήσεως) }, shorthand = {Aristot. sens.}, shortauthor = {Aristoteles}, keywords = {ancient}, options = {antik}}">
            <text:p>@Book{Aristot_sens,author ={{Aristoteles}}, <text:s/>origtitle = {de sensu (περὶ αἰσθήσεως) }, shorthand = {Aristot. sens.}, shortauthor = {Aristoteles}, keywords = {ancient}, options = {antik}}</text:p>
          </table:table-cell>
          <table:table-cell table:formula="of:=&quot;\item[&quot;&amp;[.E99] &amp; &quot;] &quot; &amp;[.C99]&amp; &quot; &quot; &amp;[.D99] &amp; &quot; \textbf{&quot; &amp; [.F99] &amp;&quot;}&quot;" office:value-type="string" office:string-value="\item[Aristot. sens.] Aristoteles de sensu (περὶ αἰσθήσεως) \textbf{Aristot_sens}">
            <text:p>\item[Aristot. sens.] Aristoteles de sensu (περὶ αἰσθήσεως) \textbf{Aristot_sen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}">
            <text:p>@Book{Aristot_somn,author ={{Aristoteles}}, <text:s/>origtitle = {de somno et vigilia (περὶ ὔπνου καὶ ἐγρηγόρσεως) }, shorthand = {Aristot. somn.}, shortauthor = {Aristoteles}, keywords = {ancient}, options = {antik}}</text:p>
          </table:table-cell>
          <table:table-cell table:formula="of:=&quot;\item[&quot;&amp;[.E100] &amp; &quot;] &quot; &amp;[.C100]&amp; &quot; &quot; &amp;[.D100] &amp; &quot; \textbf{&quot; &amp; [.F100] &amp;&quot;}&quot;" office:value-type="string" office:string-value="\item[Aristot. somn.] Aristoteles de somno et vigilia (περὶ ὔπνου καὶ ἐγρηγόρσεως) \textbf{Aristot_somn}">
            <text:p>\item[Aristot. somn.] Aristoteles de somno et vigilia (περὶ ὔπνου καὶ ἐγρηγόρσεως) \textbf{Aristot_som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}&quot;" office:value-type="string" office:string-value="@Book{Aristot_soph_el,author ={{Aristoteles}},  origtitle = {sophistici elenchi }, shorthand = {Aristot. soph. el.}, shortauthor = {Aristoteles}, keywords = {ancient}, options = {antik}}">
            <text:p>@Book{Aristot_soph_el,author ={{Aristoteles}}, <text:s/>origtitle = {sophistici elenchi }, shorthand = {Aristot. soph. el.}, shortauthor = {Aristoteles}, keywords = {ancient}, options = {antik}}</text:p>
          </table:table-cell>
          <table:table-cell table:formula="of:=&quot;\item[&quot;&amp;[.E101] &amp; &quot;] &quot; &amp;[.C101]&amp; &quot; &quot; &amp;[.D101] &amp; &quot; \textbf{&quot; &amp; [.F101] &amp;&quot;}&quot;" office:value-type="string" office:string-value="\item[Aristot. soph. el.] Aristoteles sophistici elenchi \textbf{Aristot_soph_el}">
            <text:p>\item[Aristot. soph. el.] Aristoteles sophistici elenchi \textbf{Aristot_soph_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}&quot;" office:value-type="string" office:string-value="@Book{Aristot_spir,author ={{Aristoteles}},  origtitle = {de spiritu }, shorthand = {Aristot. spir.}, shortauthor = {Aristoteles}, keywords = {ancient}, options = {antik}}">
            <text:p>@Book{Aristot_spir,author ={{Aristoteles}}, <text:s/>origtitle = {de spiritu }, shorthand = {Aristot. spir.}, shortauthor = {Aristoteles}, keywords = {ancient}, options = {antik}}</text:p>
          </table:table-cell>
          <table:table-cell table:formula="of:=&quot;\item[&quot;&amp;[.E102] &amp; &quot;] &quot; &amp;[.C102]&amp; &quot; &quot; &amp;[.D102] &amp; &quot; \textbf{&quot; &amp; [.F102] &amp;&quot;}&quot;" office:value-type="string" office:string-value="\item[Aristot. spir.] Aristoteles de spiritu \textbf{Aristot_spir}">
            <text:p>\item[Aristot. spir.] Aristoteles de spiritu \textbf{Aristot_sp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}&quot;" office:value-type="string" office:string-value="@Book{Aristot_top,author ={{Aristoteles}},  origtitle = {topica }, shorthand = {Aristot. top.}, shortauthor = {Aristoteles}, keywords = {ancient}, options = {antik}}">
            <text:p>@Book{Aristot_top,author ={{Aristoteles}}, <text:s/>origtitle = {topica }, shorthand = {Aristot. top.}, shortauthor = {Aristoteles}, keywords = {ancient}, options = {antik}}</text:p>
          </table:table-cell>
          <table:table-cell table:formula="of:=&quot;\item[&quot;&amp;[.E103] &amp; &quot;] &quot; &amp;[.C103]&amp; &quot; &quot; &amp;[.D103] &amp; &quot; \textbf{&quot; &amp; [.F103] &amp;&quot;}&quot;" office:value-type="string" office:string-value="\item[Aristot. top.] Aristoteles topica \textbf{Aristot_top}">
            <text:p>\item[Aristot. top.] Aristoteles topica \textbf{Aristot_top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}&quot;" office:value-type="string" office:string-value="@Book{Arnob,author ={{Arnobius}},  origtitle = {adversus nationes }, shorthand = {Arnob.}, shortauthor = {Arnobius}, keywords = {ancient}, options = {antik}}">
            <text:p>@Book{Arnob,author ={{Arnobius}}, <text:s/>origtitle = {adversus nationes }, shorthand = {Arnob.}, shortauthor = {Arnobius}, keywords = {ancient}, options = {antik}}</text:p>
          </table:table-cell>
          <table:table-cell table:formula="of:=&quot;\item[&quot;&amp;[.E104] &amp; &quot;] &quot; &amp;[.C104]&amp; &quot; &quot; &amp;[.D104] &amp; &quot; \textbf{&quot; &amp; [.F104] &amp;&quot;}&quot;" office:value-type="string" office:string-value="\item[Arnob.] Arnobius adversus nationes \textbf{Arnob}">
            <text:p>\item[Arnob.] Arnobius adversus nationes \textbf{Arnob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C105]&amp; &quot;}, keywords = {ancient}, options = {antik}}&quot;" office:value-type="string" office:string-value="@Book{Arr_an,author ={Arrianos},  origtitle = {Anabasis }, shorthand = {Arr. an.}, shortauthor = {Arrian}, keywords = {ancient}, options = {antik}}">
            <text:p>@Book{Arr_an,author ={Arrianos}, <text:s/>origtitle = {Anabasis }, shorthand = {Arr. an.}, shortauthor = {Arrian}, keywords = {ancient}, options = {antik}}</text:p>
          </table:table-cell>
          <table:table-cell table:formula="of:=&quot;\item[&quot;&amp;[.E105] &amp; &quot;] &quot; &amp;[.C105]&amp; &quot; &quot; &amp;[.D105] &amp; &quot; \textbf{&quot; &amp; [.F105] &amp;&quot;}&quot;" office:value-type="string" office:string-value="\item[Arr. an.] Arrian Anabasis \textbf{Arr_an}">
            <text:p>\item[Arr. an.] Arrian Anabasis \textbf{Arr_a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}&quot;" office:value-type="string" office:string-value="@Book{Arr_cyn,author ={Arrianos},  origtitle = {Cynegeticus }, shorthand = {Arr. cyn.}, shortauthor = {Arrian}, keywords = {ancient}, options = {antik}}">
            <text:p>@Book{Arr_cyn,author ={Arrianos}, <text:s/>origtitle = {Cynegeticus }, shorthand = {Arr. cyn.}, shortauthor = {Arrian}, keywords = {ancient}, options = {antik}}</text:p>
          </table:table-cell>
          <table:table-cell table:formula="of:=&quot;\item[&quot;&amp;[.E106] &amp; &quot;] &quot; &amp;[.C106]&amp; &quot; &quot; &amp;[.D106] &amp; &quot; \textbf{&quot; &amp; [.F106] &amp;&quot;}&quot;" office:value-type="string" office:string-value="\item[Arr. cyn.] Arrian Cynegeticus \textbf{Arr_cyn}">
            <text:p>\item[Arr. cyn.] Arrian Cynegeticus \textbf{Arr_cy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}&quot;" office:value-type="string" office:string-value="@Book{Arr_Ind,author ={Arrianos},  origtitle = {Indica }, shorthand = {Arr. Ind.}, shortauthor = {Arrian}, keywords = {ancient}, options = {antik}}">
            <text:p>@Book{Arr_Ind,author ={Arrianos}, <text:s/>origtitle = {Indica }, shorthand = {Arr. Ind.}, shortauthor = {Arrian}, keywords = {ancient}, options = {antik}}</text:p>
          </table:table-cell>
          <table:table-cell table:formula="of:=&quot;\item[&quot;&amp;[.E107] &amp; &quot;] &quot; &amp;[.C107]&amp; &quot; &quot; &amp;[.D107] &amp; &quot; \textbf{&quot; &amp; [.F107] &amp;&quot;}&quot;" office:value-type="string" office:string-value="\item[Arr. Ind.] Arrian Indica \textbf{Arr_Ind}">
            <text:p>\item[Arr. Ind.] Arrian Indica \textbf{Arr_Ind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}&quot;" office:value-type="string" office:string-value="@Book{Arr_per_p_E,author ={Arrianos},  origtitle = {Periplus ponti Euxeni }, shorthand = {Arr. per p. E.}, shortauthor = {Arrian}, keywords = {ancient}, options = {antik}}">
            <text:p>@Book{Arr_per_p_E,author ={Arrianos}, <text:s/>origtitle = {Periplus ponti Euxeni }, shorthand = {Arr. per p. E.}, shortauthor = {Arrian}, keywords = {ancient}, options = {antik}}</text:p>
          </table:table-cell>
          <table:table-cell table:formula="of:=&quot;\item[&quot;&amp;[.E108] &amp; &quot;] &quot; &amp;[.C108]&amp; &quot; &quot; &amp;[.D108] &amp; &quot; \textbf{&quot; &amp; [.F108] &amp;&quot;}&quot;" office:value-type="string" office:string-value="\item[Arr. per p. E.] Arrian Periplus ponti Euxeni \textbf{Arr_per_p_E}">
            <text:p>\item[Arr. per p. E.] Arrian Periplus ponti Euxeni \textbf{Arr_per_p_E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}&quot;" office:value-type="string" office:string-value="@Book{Arr_succ,author ={Arrianos},  origtitle = {Istoria successorum Alexandri }, shorthand = {Arr. succ.}, shortauthor = {Arrian}, keywords = {ancient}, options = {antik}}">
            <text:p>@Book{Arr_succ,author ={Arrianos}, <text:s/>origtitle = {Istoria successorum Alexandri }, shorthand = {Arr. succ.}, shortauthor = {Arrian}, keywords = {ancient}, options = {antik}}</text:p>
          </table:table-cell>
          <table:table-cell table:formula="of:=&quot;\item[&quot;&amp;[.E109] &amp; &quot;] &quot; &amp;[.C109]&amp; &quot; &quot; &amp;[.D109] &amp; &quot; \textbf{&quot; &amp; [.F109] &amp;&quot;}&quot;" office:value-type="string" office:string-value="\item[Arr. succ.] Arrian Istoria successorum Alexandri \textbf{Arr_succ}">
            <text:p>\item[Arr. succ.] Arrian Istoria successorum Alexandri \textbf{Arr_succ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}&quot;" office:value-type="string" office:string-value="@Book{Arr_tact,author ={Arrianos},  origtitle = {tactica }, shorthand = {Arr. tact.}, shortauthor = {Arrian}, keywords = {ancient}, options = {antik}}">
            <text:p>@Book{Arr_tact,author ={Arrianos}, <text:s/>origtitle = {tactica }, shorthand = {Arr. tact.}, shortauthor = {Arrian}, keywords = {ancient}, options = {antik}}</text:p>
          </table:table-cell>
          <table:table-cell table:formula="of:=&quot;\item[&quot;&amp;[.E110] &amp; &quot;] &quot; &amp;[.C110]&amp; &quot; &quot; &amp;[.D110] &amp; &quot; \textbf{&quot; &amp; [.F110] &amp;&quot;}&quot;" office:value-type="string" office:string-value="\item[Arr. tact.] Arrian tactica \textbf{Arr_tact}">
            <text:p>\item[Arr. tact.] Arrian tactica \textbf{Arr_tact}</text:p>
          </table:table-cell>
        </table:table-row>
        <table:table-row table:style-name="ro1">
          <table:table-cell office:value-type="string">
            <text:p>Artem.</text:p>
          </table:table-cell>
          <table:table-cell/>
          <table:table-cell office:value-type="string">
            <text:p>Artemidor von Daldis</text:p>
          </table:table-cell>
          <table:table-cell office:value-type="string">
            <text:p>Oneirokritika</text:p>
          </table:table-cell>
          <table:table-cell office:value-type="string">
            <text:p>Artem.</text:p>
          </table:table-cell>
          <table:table-cell office:value-type="string">
            <text:p>Artem</text:p>
          </table:table-cell>
          <table:table-cell office:value-type="string">
            <text:p>{Artemidor von Daldi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">
            <text:p>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}&quot;" office:value-type="string" office:string-value="@Book{Artem,author ={{Artemidor von Daldis}},  origtitle = {Oneirokritika }, shorthand = {Artem.}, shortauthor = {Artemidor von Daldis}, keywords = {ancient}, options = {antik}}">
            <text:p>@Book{Artem,author ={{Artemidor von Daldis}}, <text:s/>origtitle = {Oneirokritika }, shorthand = {Artem.}, shortauthor = {Artemidor von Daldis}, keywords = {ancient}, options = {antik}}</text:p>
          </table:table-cell>
          <table:table-cell table:formula="of:=&quot;\item[&quot;&amp;[.E111] &amp; &quot;] &quot; &amp;[.C111]&amp; &quot; &quot; &amp;[.D111] &amp; &quot; \textbf{&quot; &amp; [.F111] &amp;&quot;}&quot;" office:value-type="string" office:string-value="\item[Artem.] Artemidor von Daldis Oneirokritika \textbf{Artem}">
            <text:p>\item[Artem.] Artemidor von Daldis Oneirokritika \textbf{Artem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}&quot;" office:value-type="string" office:string-value="@Book{Athan_ad_Const,author ={Athanasios},  origtitle = {Apologia ad Constantium }, shorthand = {Athan. ad Const.}, shortauthor = {Athanasios}, keywords = {ancient}, options = {antik}}">
            <text:p>@Book{Athan_ad_Const,author ={Athanasios}, <text:s/>origtitle = {Apologia ad Constantium }, shorthand = {Athan. ad Const.}, shortauthor = {Athanasios}, keywords = {ancient}, options = {antik}}</text:p>
          </table:table-cell>
          <table:table-cell table:formula="of:=&quot;\item[&quot;&amp;[.E112] &amp; &quot;] &quot; &amp;[.C112]&amp; &quot; &quot; &amp;[.D112] &amp; &quot; \textbf{&quot; &amp; [.F112] &amp;&quot;}&quot;" office:value-type="string" office:string-value="\item[Athan. ad Const.] Athanasios Apologia ad Constantium \textbf{Athan_ad_Const}">
            <text:p>\item[Athan. ad Const.] Athanasios Apologia ad Constantium \textbf{Athan_ad_Const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}&quot;" office:value-type="string" office:string-value="@Book{Athan_c_Ar,author ={Athanasios},  origtitle = {Apologia contra Arianos }, shorthand = {Athan. c. Ar.}, shortauthor = {Athanasios}, keywords = {ancient}, options = {antik}}">
            <text:p>@Book{Athan_c_Ar,author ={Athanasios}, <text:s/>origtitle = {Apologia contra Arianos }, shorthand = {Athan. c. Ar.}, shortauthor = {Athanasios}, keywords = {ancient}, options = {antik}}</text:p>
          </table:table-cell>
          <table:table-cell table:formula="of:=&quot;\item[&quot;&amp;[.E113] &amp; &quot;] &quot; &amp;[.C113]&amp; &quot; &quot; &amp;[.D113] &amp; &quot; \textbf{&quot; &amp; [.F113] &amp;&quot;}&quot;" office:value-type="string" office:string-value="\item[Athan. c. Ar.] Athanasios Apologia contra Arianos \textbf{Athan_c_Ar}">
            <text:p>\item[Athan. c. Ar.] Athanasios Apologia contra Arianos \textbf{Athan_c_Ar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}&quot;" office:value-type="string" office:string-value="@Book{Athan_fuga,author ={Athanasios},  origtitle = {Apologia de fuga sua }, shorthand = {Athan. fuga}, shortauthor = {Athanasios}, keywords = {ancient}, options = {antik}}">
            <text:p>@Book{Athan_fuga,author ={Athanasios}, <text:s/>origtitle = {Apologia de fuga sua }, shorthand = {Athan. fuga}, shortauthor = {Athanasios}, keywords = {ancient}, options = {antik}}</text:p>
          </table:table-cell>
          <table:table-cell table:formula="of:=&quot;\item[&quot;&amp;[.E114] &amp; &quot;] &quot; &amp;[.C114]&amp; &quot; &quot; &amp;[.D114] &amp; &quot; \textbf{&quot; &amp; [.F114] &amp;&quot;}&quot;" office:value-type="string" office:string-value="\item[Athan. fuga] Athanasios Apologia de fuga sua \textbf{Athan_fuga}">
            <text:p>\item[Athan. fuga] Athanasios Apologia de fuga sua \textbf{Athan_fuga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}&quot;" office:value-type="string" office:string-value="@Book{Athan_hist_Ar,author ={Athanasios},  origtitle = {Istoria Arianorum ad monachos }, shorthand = {Athan. hist. Ar.}, shortauthor = {Athanasios}, keywords = {ancient}, options = {antik}}">
            <text:p>@Book{Athan_hist_Ar,author ={Athanasios}, <text:s/>origtitle = {Istoria Arianorum ad monachos }, shorthand = {Athan. hist. Ar.}, shortauthor = {Athanasios}, keywords = {ancient}, options = {antik}}</text:p>
          </table:table-cell>
          <table:table-cell table:formula="of:=&quot;\item[&quot;&amp;[.E115] &amp; &quot;] &quot; &amp;[.C115]&amp; &quot; &quot; &amp;[.D115] &amp; &quot; \textbf{&quot; &amp; [.F115] &amp;&quot;}&quot;" office:value-type="string" office:string-value="\item[Athan. hist. Ar.] Athanasios Istoria Arianorum ad monachos \textbf{Athan_hist_Ar}">
            <text:p>\item[Athan. hist. Ar.] Athanasios Istoria Arianorum ad monachos \textbf{Athan_hist_Ar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}&quot;" office:value-type="string" office:string-value="@Book{Athen,author ={Athenaios},  origtitle = { }, shorthand = {Athen.}, shortauthor = {Athenaios}, keywords = {ancient}, options = {antik}}">
            <text:p>@Book{Athen,author ={Athenaios}, <text:s/>origtitle = { }, shorthand = {Athen.}, shortauthor = {Athenaios}, keywords = {ancient}, options = {antik}}</text:p>
          </table:table-cell>
          <table:table-cell table:formula="of:=&quot;\item[&quot;&amp;[.E116] &amp; &quot;] &quot; &amp;[.C116]&amp; &quot; &quot; &amp;[.D116] &amp; &quot; \textbf{&quot; &amp; [.F116] &amp;&quot;}&quot;" office:value-type="string" office:string-value="\item[Athen.] Athenaios  \textbf{Athen}">
            <text:p>\item[Athen.] Athenaios <text:s/>\textbf{Athen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}&quot;" office:value-type="string" office:string-value="@Book{Aug_civ,author ={Augustinus},  origtitle = {de civitate dei }, shorthand = {Aug. civ.}, shortauthor = {Augustinus}, keywords = {ancient}, options = {antik}}">
            <text:p>@Book{Aug_civ,author ={Augustinus}, <text:s/>origtitle = {de civitate dei }, shorthand = {Aug. civ.}, shortauthor = {Augustinus}, keywords = {ancient}, options = {antik}}</text:p>
          </table:table-cell>
          <table:table-cell table:formula="of:=&quot;\item[&quot;&amp;[.E117] &amp; &quot;] &quot; &amp;[.C117]&amp; &quot; &quot; &amp;[.D117] &amp; &quot; \textbf{&quot; &amp; [.F117] &amp;&quot;}&quot;" office:value-type="string" office:string-value="\item[Aug. civ.] Augustinus de civitate dei \textbf{Aug_civ}">
            <text:p>\item[Aug. civ.] Augustinus de civitate dei \textbf{Aug_civ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}&quot;" office:value-type="string" office:string-value="@Book{Aug_conf,author ={Augustinus},  origtitle = {confessiones }, shorthand = {Aug. conf.}, shortauthor = {Augustinus}, keywords = {ancient}, options = {antik}}">
            <text:p>@Book{Aug_conf,author ={Augustinus}, <text:s/>origtitle = {confessiones }, shorthand = {Aug. conf.}, shortauthor = {Augustinus}, keywords = {ancient}, options = {antik}}</text:p>
          </table:table-cell>
          <table:table-cell table:formula="of:=&quot;\item[&quot;&amp;[.E118] &amp; &quot;] &quot; &amp;[.C118]&amp; &quot; &quot; &amp;[.D118] &amp; &quot; \textbf{&quot; &amp; [.F118] &amp;&quot;}&quot;" office:value-type="string" office:string-value="\item[Aug. conf.] Augustinus confessiones \textbf{Aug_conf}">
            <text:p>\item[Aug. conf.] Augustinus confessiones \textbf{Aug_conf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}&quot;" office:value-type="string" office:string-value="@Book{Aug_doctchrist,author ={Augustinus},  origtitle = {de doctrina christiana }, shorthand = {Aug. doct.christ.}, shortauthor = {Augustinus}, keywords = {ancient}, options = {antik}}">
            <text:p>@Book{Aug_doctchrist,author ={Augustinus}, <text:s/>origtitle = {de doctrina christiana }, shorthand = {Aug. doct.christ.}, shortauthor = {Augustinus}, keywords = {ancient}, options = {antik}}</text:p>
          </table:table-cell>
          <table:table-cell table:formula="of:=&quot;\item[&quot;&amp;[.E119] &amp; &quot;] &quot; &amp;[.C119]&amp; &quot; &quot; &amp;[.D119] &amp; &quot; \textbf{&quot; &amp; [.F119] &amp;&quot;}&quot;" office:value-type="string" office:string-value="\item[Aug. doct.christ.] Augustinus de doctrina christiana \textbf{Aug_doctchrist}">
            <text:p>\item[Aug. doct.christ.] Augustinus de doctrina christiana \textbf{Aug_doctchr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}&quot;" office:value-type="string" office:string-value="@Book{Aug_epist,author ={Augustinus},  origtitle = {epistulae }, shorthand = {Aug. epist.}, shortauthor = {Augustinus}, keywords = {ancient}, options = {antik}}">
            <text:p>@Book{Aug_epist,author ={Augustinus}, <text:s/>origtitle = {epistulae }, shorthand = {Aug. epist.}, shortauthor = {Augustinus}, keywords = {ancient}, options = {antik}}</text:p>
          </table:table-cell>
          <table:table-cell table:formula="of:=&quot;\item[&quot;&amp;[.E120] &amp; &quot;] &quot; &amp;[.C120]&amp; &quot; &quot; &amp;[.D120] &amp; &quot; \textbf{&quot; &amp; [.F120] &amp;&quot;}&quot;" office:value-type="string" office:string-value="\item[Aug. epist.] Augustinus epistulae \textbf{Aug_epist}">
            <text:p>\item[Aug. epist.] Augustinus epistulae \textbf{Aug_ep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}&quot;" office:value-type="string" office:string-value="@Book{Aug_retract,author ={Augustinus},  origtitle = {retractationes }, shorthand = {Aug. retract.}, shortauthor = {Augustinus}, keywords = {ancient}, options = {antik}}">
            <text:p>@Book{Aug_retract,author ={Augustinus}, <text:s/>origtitle = {retractationes }, shorthand = {Aug. retract.}, shortauthor = {Augustinus}, keywords = {ancient}, options = {antik}}</text:p>
          </table:table-cell>
          <table:table-cell table:formula="of:=&quot;\item[&quot;&amp;[.E121] &amp; &quot;] &quot; &amp;[.C121]&amp; &quot; &quot; &amp;[.D121] &amp; &quot; \textbf{&quot; &amp; [.F121] &amp;&quot;}&quot;" office:value-type="string" office:string-value="\item[Aug. retract.] Augustinus retractationes \textbf{Aug_retract}">
            <text:p>\item[Aug. retract.] Augustinus retractationes \textbf{Aug_retrac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}&quot;" office:value-type="string" office:string-value="@Book{Aug_serm,author ={Augustinus},  origtitle = {sermones }, shorthand = {Aug. serm.}, shortauthor = {Augustinus}, keywords = {ancient}, options = {antik}}">
            <text:p>@Book{Aug_serm,author ={Augustinus}, <text:s/>origtitle = {sermones }, shorthand = {Aug. serm.}, shortauthor = {Augustinus}, keywords = {ancient}, options = {antik}}</text:p>
          </table:table-cell>
          <table:table-cell table:formula="of:=&quot;\item[&quot;&amp;[.E122] &amp; &quot;] &quot; &amp;[.C122]&amp; &quot; &quot; &amp;[.D122] &amp; &quot; \textbf{&quot; &amp; [.F122] &amp;&quot;}&quot;" office:value-type="string" office:string-value="\item[Aug. serm.] Augustinus sermones \textbf{Aug_serm}">
            <text:p>\item[Aug. serm.] Augustinus sermones \textbf{Aug_serm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}&quot;" office:value-type="string" office:string-value="@Book{Aug_soliloq,author ={Augustinus},  origtitle = {soliloquia }, shorthand = {Aug. soliloq.}, shortauthor = {Augustinus}, keywords = {ancient}, options = {antik}}">
            <text:p>@Book{Aug_soliloq,author ={Augustinus}, <text:s/>origtitle = {soliloquia }, shorthand = {Aug. soliloq.}, shortauthor = {Augustinus}, keywords = {ancient}, options = {antik}}</text:p>
          </table:table-cell>
          <table:table-cell table:formula="of:=&quot;\item[&quot;&amp;[.E123] &amp; &quot;] &quot; &amp;[.C123]&amp; &quot; &quot; &amp;[.D123] &amp; &quot; \textbf{&quot; &amp; [.F123] &amp;&quot;}&quot;" office:value-type="string" office:string-value="\item[Aug. soliloq.] Augustinus soliloquia \textbf{Aug_soliloq}">
            <text:p>\item[Aug. soliloq.] Augustinus soliloquia \textbf{Aug_soliloq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}&quot;" office:value-type="string" office:string-value="@Book{Aug_trin,author ={Augustinus},  origtitle = {de trinitate }, shorthand = {Aug. trin.}, shortauthor = {Augustinus}, keywords = {ancient}, options = {antik}}">
            <text:p>@Book{Aug_trin,author ={Augustinus}, <text:s/>origtitle = {de trinitate }, shorthand = {Aug. trin.}, shortauthor = {Augustinus}, keywords = {ancient}, options = {antik}}</text:p>
          </table:table-cell>
          <table:table-cell table:formula="of:=&quot;\item[&quot;&amp;[.E124] &amp; &quot;] &quot; &amp;[.C124]&amp; &quot; &quot; &amp;[.D124] &amp; &quot; \textbf{&quot; &amp; [.F124] &amp;&quot;}&quot;" office:value-type="string" office:string-value="\item[Aug. trin.] Augustinus de trinitate \textbf{Aug_trin}">
            <text:p>\item[Aug. trin.] Augustinus de trinitate \textbf{Aug_trin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5]&amp;&quot;}&quot;" office:value-type="string" office:string-value="{Aurelius Victor}">
            <text:p>{Aure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}&quot;" office:value-type="string" office:string-value="@Book{Aur_Vict,author ={{Aurelius Victor}},  origtitle = { }, shorthand = {Aur. Vict.}, shortauthor = {Aurelius Victor}, keywords = {ancient}, options = {antik}}">
            <text:p>@Book{Aur_Vict,author ={{Aurelius Victor}}, <text:s/>origtitle = { }, shorthand = {Aur. Vict.}, shortauthor = {Aurelius Victor}, keywords = {ancient}, options = {antik}}</text:p>
          </table:table-cell>
          <table:table-cell table:formula="of:=&quot;\item[&quot;&amp;[.E125] &amp; &quot;] &quot; &amp;[.C125]&amp; &quot; &quot; &amp;[.D125] &amp; &quot; \textbf{&quot; &amp; [.F125] &amp;&quot;}&quot;" office:value-type="string" office:string-value="\item[Aur. Vict.] Aurelius Victor  \textbf{Aur_Vict}">
            <text:p>\item[Aur. Vict.] Aurelius Victor <text:s/>\textbf{Aur_Vict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}&quot;" office:value-type="string" office:string-value="@Book{Auson_Mos,author ={{Ausonius}},  origtitle = {Mosella }, shorthand = {Auson. Mos.}, shortauthor = {Ausonius}, keywords = {ancient}, options = {antik}}">
            <text:p>@Book{Auson_Mos,author ={{Ausonius}}, <text:s/>origtitle = {Mosella }, shorthand = {Auson. Mos.}, shortauthor = {Ausonius}, keywords = {ancient}, options = {antik}}</text:p>
          </table:table-cell>
          <table:table-cell table:formula="of:=&quot;\item[&quot;&amp;[.E126] &amp; &quot;] &quot; &amp;[.C126]&amp; &quot; &quot; &amp;[.D126] &amp; &quot; \textbf{&quot; &amp; [.F126] &amp;&quot;}&quot;" office:value-type="string" office:string-value="\item[Auson. Mos.] Ausonius Mosella \textbf{Auson_Mos}">
            <text:p>\item[Auson. Mos.] Ausonius Mosella \textbf{Auson_Mos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7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}&quot;" office:value-type="string" office:string-value="@Book{Auson_urb,author ={{Ausonius}},  origtitle = {ordo nobilium urbium }, shorthand = {Auson. urb.}, shortauthor = {Ausonius}, keywords = {ancient}, options = {antik}}">
            <text:p>@Book{Auson_urb,author ={{Ausonius}}, <text:s/>origtitle = {ordo nobilium urbium }, shorthand = {Auson. urb.}, shortauthor = {Ausonius}, keywords = {ancient}, options = {antik}}</text:p>
          </table:table-cell>
          <table:table-cell table:formula="of:=&quot;\item[&quot;&amp;[.E127] &amp; &quot;] &quot; &amp;[.C127]&amp; &quot; &quot; &amp;[.D127] &amp; &quot; \textbf{&quot; &amp; [.F127] &amp;&quot;}&quot;" office:value-type="string" office:string-value="\item[Auson. urb.] Ausonius ordo nobilium urbium \textbf{Auson_urb}">
            <text:p>\item[Auson. urb.] Ausonius ordo nobilium urbium \textbf{Auson_urb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8]&amp;&quot;}&quot;" office:value-type="string" office:string-value="{Avienus}">
            <text:p>{Av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}&quot;" office:value-type="string" office:string-value="@Book{Avien,author ={{Avienus}},  origtitle = { }, shorthand = {Avien.}, shortauthor = {Avienus}, keywords = {ancient}, options = {antik}}">
            <text:p>@Book{Avien,author ={{Avienus}}, <text:s/>origtitle = { }, shorthand = {Avien.}, shortauthor = {Avienus}, keywords = {ancient}, options = {antik}}</text:p>
          </table:table-cell>
          <table:table-cell table:formula="of:=&quot;\item[&quot;&amp;[.E128] &amp; &quot;] &quot; &amp;[.C128]&amp; &quot; &quot; &amp;[.D128] &amp; &quot; \textbf{&quot; &amp; [.F128] &amp;&quot;}&quot;" office:value-type="string" office:string-value="\item[Avien.] Avienus  \textbf{Avien}">
            <text:p>\item[Avien.] Avienus <text:s/>\textbf{Avien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9]&amp;&quot;}&quot;" office:value-type="string" office:string-value="{Babrios}">
            <text:p>{Babr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}&quot;" office:value-type="string" office:string-value="@Book{Babr,author ={{Babrios}},  origtitle = { }, shorthand = {Babr.}, shortauthor = {Babrios}, keywords = {ancient}, options = {antik}}">
            <text:p>@Book{Babr,author ={{Babrios}}, <text:s/>origtitle = { }, shorthand = {Babr.}, shortauthor = {Babrios}, keywords = {ancient}, options = {antik}}</text:p>
          </table:table-cell>
          <table:table-cell table:formula="of:=&quot;\item[&quot;&amp;[.E129] &amp; &quot;] &quot; &amp;[.C129]&amp; &quot; &quot; &amp;[.D129] &amp; &quot; \textbf{&quot; &amp; [.F129] &amp;&quot;}&quot;" office:value-type="string" office:string-value="\item[Babr.] Babrios  \textbf{Babr}">
            <text:p>\item[Babr.] Babrios <text:s/>\textbf{Babr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30]&amp;&quot;}&quot;" office:value-type="string" office:string-value="{Bakchylides}">
            <text:p>{Bakchyl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}&quot;" office:value-type="string" office:string-value="@Book{Bakchyl,author ={{Bakchylides}},  origtitle = { }, shorthand = {Bakchyl.}, shortauthor = {Bakchylides}, keywords = {ancient}, options = {antik}}">
            <text:p>@Book{Bakchyl,author ={{Bakchylides}}, <text:s/>origtitle = { }, shorthand = {Bakchyl.}, shortauthor = {Bakchylides}, keywords = {ancient}, options = {antik}}</text:p>
          </table:table-cell>
          <table:table-cell table:formula="of:=&quot;\item[&quot;&amp;[.E130] &amp; &quot;] &quot; &amp;[.C130]&amp; &quot; &quot; &amp;[.D130] &amp; &quot; \textbf{&quot; &amp; [.F130] &amp;&quot;}&quot;" office:value-type="string" office:string-value="\item[Bakchyl.] Bakchylides  \textbf{Bakchyl}">
            <text:p>\item[Bakchyl.] Bakchylides <text:s/>\textbf{Bakchyl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1]&amp;&quot;}&quot;" office:value-type="string" office:string-value="{Boethius}">
            <text:p>{Boeth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}&quot;" office:value-type="string" office:string-value="@Book{Boeth,author ={{Boethius}},  origtitle = { }, shorthand = {Boeth.}, shortauthor = {Boethius}, keywords = {ancient}, options = {antik}}">
            <text:p>@Book{Boeth,author ={{Boethius}}, <text:s/>origtitle = { }, shorthand = {Boeth.}, shortauthor = {Boethius}, keywords = {ancient}, options = {antik}}</text:p>
          </table:table-cell>
          <table:table-cell table:formula="of:=&quot;\item[&quot;&amp;[.E131] &amp; &quot;] &quot; &amp;[.C131]&amp; &quot; &quot; &amp;[.D131] &amp; &quot; \textbf{&quot; &amp; [.F131] &amp;&quot;}&quot;" office:value-type="string" office:string-value="\item[Boeth.] Boethius  \textbf{Boeth}">
            <text:p>\item[Boeth.] Boethius <text:s/>\textbf{Boeth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}&quot;" office:value-type="string" office:string-value="@Book{Caes_Bell_Afr,author ={Iulius Caesar, Caius},  origtitle = {Bellum Africum (Ps.-Caes.) }, shorthand = {Caes. Bell. Afr.}, shortauthor = {Caesar}, keywords = {ancient}, options = {antik}}">
            <text:p>@Book{Caes_Bell_Afr,author ={Iulius Caesar, Caius}, <text:s/>origtitle = {Bellum Africum (Ps.-Caes.) }, shorthand = {Caes. Bell. Afr.}, shortauthor = {Caesar}, keywords = {ancient}, options = {antik}}</text:p>
          </table:table-cell>
          <table:table-cell table:formula="of:=&quot;\item[&quot;&amp;[.E132] &amp; &quot;] &quot; &amp;[.C132]&amp; &quot; &quot; &amp;[.D132] &amp; &quot; \textbf{&quot; &amp; [.F132] &amp;&quot;}&quot;" office:value-type="string" office:string-value="\item[Caes. Bell. Afr.] Caesar Bellum Africum (Ps.-Caes.) \textbf{Caes_Bell_Afr}">
            <text:p>\item[Caes. Bell. Afr.] Caesar Bellum Africum (Ps.-Caes.) \textbf{Caes_Bell_Afr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}&quot;" office:value-type="string" office:string-value="@Book{Caes_Bell_Alex,author ={Iulius Caesar, Caius},  origtitle = {Bellum Alexandrinum (Ps.-Caes.) }, shorthand = {Caes. Bell. Alex.}, shortauthor = {Caesar}, keywords = {ancient}, options = {antik}}">
            <text:p>@Book{Caes_Bell_Alex,author ={Iulius Caesar, Caius}, <text:s/>origtitle = {Bellum Alexandrinum (Ps.-Caes.) }, shorthand = {Caes. Bell. Alex.}, shortauthor = {Caesar}, keywords = {ancient}, options = {antik}}</text:p>
          </table:table-cell>
          <table:table-cell table:formula="of:=&quot;\item[&quot;&amp;[.E133] &amp; &quot;] &quot; &amp;[.C133]&amp; &quot; &quot; &amp;[.D133] &amp; &quot; \textbf{&quot; &amp; [.F133] &amp;&quot;}&quot;" office:value-type="string" office:string-value="\item[Caes. Bell. Alex.] Caesar Bellum Alexandrinum (Ps.-Caes.) \textbf{Caes_Bell_Alex}">
            <text:p>\item[Caes. Bell. Alex.] Caesar Bellum Alexandrinum (Ps.-Caes.) \textbf{Caes_Bell_Alex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}&quot;" office:value-type="string" office:string-value="@Book{Caes_Bell_Hisp,author ={Iulius Caesar, Caius},  origtitle = {Bellum Hispaniense (Ps.-Caes.) }, shorthand = {Caes. Bell. Hisp.}, shortauthor = {Caesar}, keywords = {ancient}, options = {antik}}">
            <text:p>@Book{Caes_Bell_Hisp,author ={Iulius Caesar, Caius}, <text:s/>origtitle = {Bellum Hispaniense (Ps.-Caes.) }, shorthand = {Caes. Bell. Hisp.}, shortauthor = {Caesar}, keywords = {ancient}, options = {antik}}</text:p>
          </table:table-cell>
          <table:table-cell table:formula="of:=&quot;\item[&quot;&amp;[.E134] &amp; &quot;] &quot; &amp;[.C134]&amp; &quot; &quot; &amp;[.D134] &amp; &quot; \textbf{&quot; &amp; [.F134] &amp;&quot;}&quot;" office:value-type="string" office:string-value="\item[Caes. Bell. Hisp.] Caesar Bellum Hispaniense (Ps.-Caes.) \textbf{Caes_Bell_Hisp}">
            <text:p>\item[Caes. Bell. Hisp.] Caesar Bellum Hispaniense (Ps.-Caes.) \textbf{Caes_Bell_Hisp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}&quot;" office:value-type="string" office:string-value="@Book{Caes_civ,author ={Iulius Caesar, Caius},  origtitle = {de bello civili }, shorthand = {Caes. civ.}, shortauthor = {Caesar}, keywords = {ancient}, options = {antik}}">
            <text:p>@Book{Caes_civ,author ={Iulius Caesar, Caius}, <text:s/>origtitle = {de bello civili }, shorthand = {Caes. civ.}, shortauthor = {Caesar}, keywords = {ancient}, options = {antik}}</text:p>
          </table:table-cell>
          <table:table-cell table:formula="of:=&quot;\item[&quot;&amp;[.E135] &amp; &quot;] &quot; &amp;[.C135]&amp; &quot; &quot; &amp;[.D135] &amp; &quot; \textbf{&quot; &amp; [.F135] &amp;&quot;}&quot;" office:value-type="string" office:string-value="\item[Caes. civ.] Caesar de bello civili \textbf{Caes_civ}">
            <text:p>\item[Caes. civ.] Caesar de bello civili \textbf{Caes_civ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}&quot;" office:value-type="string" office:string-value="@Book{Caes_Gall,author ={Iulius Caesar, Caius},  origtitle = {de bello Gallico }, shorthand = {Caes. Gall.}, shortauthor = {Caesar}, keywords = {ancient}, options = {antik}}">
            <text:p>@Book{Caes_Gall,author ={Iulius Caesar, Caius}, <text:s/>origtitle = {de bello Gallico }, shorthand = {Caes. Gall.}, shortauthor = {Caesar}, keywords = {ancient}, options = {antik}}</text:p>
          </table:table-cell>
          <table:table-cell table:formula="of:=&quot;\item[&quot;&amp;[.E136] &amp; &quot;] &quot; &amp;[.C136]&amp; &quot; &quot; &amp;[.D136] &amp; &quot; \textbf{&quot; &amp; [.F136] &amp;&quot;}&quot;" office:value-type="string" office:string-value="\item[Caes. Gall.] Caesar de bello Gallico \textbf{Caes_Gall}">
            <text:p>\item[Caes. Gall.] Caesar de bello Gallico \textbf{Caes_Gall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}&quot;" office:value-type="string" office:string-value="@Book{Calp_ecl,author ={Calpurnius Siculus, Titus},  origtitle = {Bucolica vel Eclogae }, shorthand = {Calp. ecl.}, shortauthor = {Calpurnius}, keywords = {ancient}, options = {antik}}">
            <text:p>@Book{Calp_ecl,author ={Calpurnius Siculus, Titus}, <text:s/>origtitle = {Bucolica vel Eclogae }, shorthand = {Calp. ecl.}, shortauthor = {Calpurnius}, keywords = {ancient}, options = {antik}}</text:p>
          </table:table-cell>
          <table:table-cell table:formula="of:=&quot;\item[&quot;&amp;[.E137] &amp; &quot;] &quot; &amp;[.C137]&amp; &quot; &quot; &amp;[.D137] &amp; &quot; \textbf{&quot; &amp; [.F137] &amp;&quot;}&quot;" office:value-type="string" office:string-value="\item[Calp. ecl.] Calpurnius Bucolica vel Eclogae \textbf{Calp_ecl}">
            <text:p>\item[Calp. ecl.] Calpurnius Bucolica vel Eclogae \textbf{Calp_ecl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}&quot;" office:value-type="string" office:string-value="@Book{Cass_Dio,author ={Cassius Dio Cocceianus, Lucius},  origtitle = { }, shorthand = {Cass. Dio}, shortauthor = {Cassius Dio}, keywords = {ancient}, options = {antik}}">
            <text:p>@Book{Cass_Dio,author ={Cassius Dio Cocceianus, Lucius}, <text:s/>origtitle = { }, shorthand = {Cass. Dio}, shortauthor = {Cassius Dio}, keywords = {ancient}, options = {antik}}</text:p>
          </table:table-cell>
          <table:table-cell table:formula="of:=&quot;\item[&quot;&amp;[.E138] &amp; &quot;] &quot; &amp;[.C138]&amp; &quot; &quot; &amp;[.D138] &amp; &quot; \textbf{&quot; &amp; [.F138] &amp;&quot;}&quot;" office:value-type="string" office:string-value="\item[Cass. Dio] Cassius Dio  \textbf{Cass_Dio}">
            <text:p>\item[Cass. Dio] Cassius Dio <text:s/>\textbf{Cass_Dio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">
            <text:p>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}&quot;" office:value-type="string" office:string-value="@Book{Cassiod_inst,author ={Cassiodorus},  origtitle = {institutiones variae }, shorthand = {Cassiod. inst.}, shortauthor = {Cassiodor}, keywords = {ancient}, options = {antik}}">
            <text:p>@Book{Cassiod_inst,author ={Cassiodorus}, <text:s/>origtitle = {institutiones variae }, shorthand = {Cassiod. inst.}, shortauthor = {Cassiodor}, keywords = {ancient}, options = {antik}}</text:p>
          </table:table-cell>
          <table:table-cell table:formula="of:=&quot;\item[&quot;&amp;[.E139] &amp; &quot;] &quot; &amp;[.C139]&amp; &quot; &quot; &amp;[.D139] &amp; &quot; \textbf{&quot; &amp; [.F139] &amp;&quot;}&quot;" office:value-type="string" office:string-value="\item[Cassiod. inst.] Cassiodor institutiones variae \textbf{Cassiod_inst}">
            <text:p>\item[Cassiod. inst.] Cassiodor institutiones variae \textbf{Cassiod_inst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">
            <text:p>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}&quot;" office:value-type="string" office:string-value="@Book{Cato_agr,author ={Porcius Cato, Marcus},  origtitle = {de agri cultura }, shorthand = {Cato agr.}, shortauthor = {Cato maior}, keywords = {ancient}, options = {antik}}">
            <text:p>@Book{Cato_agr,author ={Porcius Cato, Marcus}, <text:s/>origtitle = {de agri cultura }, shorthand = {Cato agr.}, shortauthor = {Cato maior}, keywords = {ancient}, options = {antik}}</text:p>
          </table:table-cell>
          <table:table-cell table:formula="of:=&quot;\item[&quot;&amp;[.E140] &amp; &quot;] &quot; &amp;[.C140]&amp; &quot; &quot; &amp;[.D140] &amp; &quot; \textbf{&quot; &amp; [.F140] &amp;&quot;}&quot;" office:value-type="string" office:string-value="\item[Cato agr.] Cato maior de agri cultura \textbf{Cato_agr}">
            <text:p>\item[Cato agr.] Cato maior de agri cultura \textbf{Cato_agr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">
            <text:p>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}&quot;" office:value-type="string" office:string-value="@Book{Cato_Orig,author ={Porcius Cato, Marcus},  origtitle = {origines }, shorthand = {Cato Orig.}, shortauthor = {Cato maior}, keywords = {ancient}, options = {antik}}">
            <text:p>@Book{Cato_Orig,author ={Porcius Cato, Marcus}, <text:s/>origtitle = {origines }, shorthand = {Cato Orig.}, shortauthor = {Cato maior}, keywords = {ancient}, options = {antik}}</text:p>
          </table:table-cell>
          <table:table-cell table:formula="of:=&quot;\item[&quot;&amp;[.E141] &amp; &quot;] &quot; &amp;[.C141]&amp; &quot; &quot; &amp;[.D141] &amp; &quot; \textbf{&quot; &amp; [.F141] &amp;&quot;}&quot;" office:value-type="string" office:string-value="\item[Cato Orig.] Cato maior origines \textbf{Cato_Orig}">
            <text:p>\item[Cato Orig.] Cato maior origines \textbf{Cato_Orig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">
            <text:p>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}&quot;" office:value-type="string" office:string-value="@Book{Catull,author ={Valerius Catullus,Gaius },  origtitle = {carmina }, shorthand = {Catull.}, shortauthor = {Catull}, keywords = {ancient}, options = {antik}}">
            <text:p>@Book{Catull,author ={Valerius Catullus,Gaius }, <text:s/>origtitle = {carmina }, shorthand = {Catull.}, shortauthor = {Catull}, keywords = {ancient}, options = {antik}}</text:p>
          </table:table-cell>
          <table:table-cell table:formula="of:=&quot;\item[&quot;&amp;[.E142] &amp; &quot;] &quot; &amp;[.C142]&amp; &quot; &quot; &amp;[.D142] &amp; &quot; \textbf{&quot; &amp; [.F142] &amp;&quot;}&quot;" office:value-type="string" office:string-value="\item[Catull.] Catull carmina \textbf{Catull}">
            <text:p>\item[Catull.] Catull carmina \textbf{Catull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}&quot;" office:value-type="string" office:string-value="@Book{Cels,author ={Cornelius Celsus, Aulus},  origtitle = {De medicina }, shorthand = {Cels.}, shortauthor = {Cornelius Celsus}, keywords = {ancient}, options = {antik}}">
            <text:p>@Book{Cels,author ={Cornelius Celsus, Aulus}, <text:s/>origtitle = {De medicina }, shorthand = {Cels.}, shortauthor = {Cornelius Celsus}, keywords = {ancient}, options = {antik}}</text:p>
          </table:table-cell>
          <table:table-cell table:formula="of:=&quot;\item[&quot;&amp;[.E143] &amp; &quot;] &quot; &amp;[.C143]&amp; &quot; &quot; &amp;[.D143] &amp; &quot; \textbf{&quot; &amp; [.F143] &amp;&quot;}&quot;" office:value-type="string" office:string-value="\item[Cels.] Cornelius Celsus De medicina \textbf{Cels}">
            <text:p>\item[Cels.] Cornelius Celsus De medicina \textbf{Cel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}&quot;" office:value-type="string" office:string-value="@Book{Cels_artes,author ={Cornelius Celsus, Aulus},  origtitle = { }, shorthand = {Cels. artes}, shortauthor = {Celsus}, keywords = {ancient}, options = {antik}}">
            <text:p>@Book{Cels_artes,author ={Cornelius Celsus, Aulus}, <text:s/>origtitle = { }, shorthand = {Cels. artes}, shortauthor = {Celsus}, keywords = {ancient}, options = {antik}}</text:p>
          </table:table-cell>
          <table:table-cell table:formula="of:=&quot;\item[&quot;&amp;[.E144] &amp; &quot;] &quot; &amp;[.C144]&amp; &quot; &quot; &amp;[.D144] &amp; &quot; \textbf{&quot; &amp; [.F144] &amp;&quot;}&quot;" office:value-type="string" office:string-value="\item[Cels. artes] Celsus  \textbf{Cels_artes}">
            <text:p>\item[Cels. artes] Celsus <text:s/>\textbf{Cels_arte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}&quot;" office:value-type="string" office:string-value="@Book{Cels_Dig,author ={Cornelius Celsus, Aulus},  origtitle = {Digesta }, shorthand = {Cels. Dig.}, shortauthor = {Celsus}, keywords = {ancient}, options = {antik}}">
            <text:p>@Book{Cels_Dig,author ={Cornelius Celsus, Aulus}, <text:s/>origtitle = {Digesta }, shorthand = {Cels. Dig.}, shortauthor = {Celsus}, keywords = {ancient}, options = {antik}}</text:p>
          </table:table-cell>
          <table:table-cell table:formula="of:=&quot;\item[&quot;&amp;[.E145] &amp; &quot;] &quot; &amp;[.C145]&amp; &quot; &quot; &amp;[.D145] &amp; &quot; \textbf{&quot; &amp; [.F145] &amp;&quot;}&quot;" office:value-type="string" office:string-value="\item[Cels. Dig.] Celsus Digesta \textbf{Cels_Dig}">
            <text:p>\item[Cels. Dig.] Celsus Digesta \textbf{Cels_Dig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}&quot;" office:value-type="string" office:string-value="@Book{Cens,author ={Censorinus},  origtitle = {de die natali }, shorthand = {Cens.}, shortauthor = {Censorinus}, keywords = {ancient}, options = {antik}}">
            <text:p>@Book{Cens,author ={Censorinus}, <text:s/>origtitle = {de die natali }, shorthand = {Cens.}, shortauthor = {Censorinus}, keywords = {ancient}, options = {antik}}</text:p>
          </table:table-cell>
          <table:table-cell table:formula="of:=&quot;\item[&quot;&amp;[.E146] &amp; &quot;] &quot; &amp;[.C146]&amp; &quot; &quot; &amp;[.D146] &amp; &quot; \textbf{&quot; &amp; [.F146] &amp;&quot;}&quot;" office:value-type="string" office:string-value="\item[Cens.] Censorinus de die natali \textbf{Cens}">
            <text:p>\item[Cens.] Censorinus de die natali \textbf{Cen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}&quot;" office:value-type="string" office:string-value="@Book{Cic_ac_1,author ={Tullius Cicero, Marcus},  origtitle = {Academicorum posteriorum liber 1 }, shorthand = {Cic. ac. 1}, shortauthor = {Cicero}, keywords = {ancient}, options = {antik}}">
            <text:p>@Book{Cic_ac_1,author ={Tullius Cicero, Marcus}, <text:s/>origtitle = {Academicorum posteriorum liber 1 }, shorthand = {Cic. ac. 1}, shortauthor = {Cicero}, keywords = {ancient}, options = {antik}}</text:p>
          </table:table-cell>
          <table:table-cell table:formula="of:=&quot;\item[&quot;&amp;[.E147] &amp; &quot;] &quot; &amp;[.C147]&amp; &quot; &quot; &amp;[.D147] &amp; &quot; \textbf{&quot; &amp; [.F147] &amp;&quot;}&quot;" office:value-type="string" office:string-value="\item[Cic. ac. 1] Cicero Academicorum posteriorum liber 1 \textbf{Cic_ac_1}">
            <text:p>\item[Cic. ac. 1] Cicero Academicorum posteriorum liber 1 \textbf{Cic_ac_1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}&quot;" office:value-type="string" office:string-value="@Book{Cic_ac_2,author ={Tullius Cicero, Marcus},  origtitle = {Lucullus sive Academicorum priorum liber 2 }, shorthand = {Cic. ac. 2}, shortauthor = {Cicero}, keywords = {ancient}, options = {antik}}">
            <text:p>@Book{Cic_ac_2,author ={Tullius Cicero, Marcus}, <text:s/>origtitle = {Lucullus sive Academicorum priorum liber 2 }, shorthand = {Cic. ac. 2}, shortauthor = {Cicero}, keywords = {ancient}, options = {antik}}</text:p>
          </table:table-cell>
          <table:table-cell table:formula="of:=&quot;\item[&quot;&amp;[.E148] &amp; &quot;] &quot; &amp;[.C148]&amp; &quot; &quot; &amp;[.D148] &amp; &quot; \textbf{&quot; &amp; [.F148] &amp;&quot;}&quot;" office:value-type="string" office:string-value="\item[Cic. ac. 2] Cicero Lucullus sive Academicorum priorum liber 2 \textbf{Cic_ac_2}">
            <text:p>\item[Cic. ac. 2] Cicero Lucullus sive Academicorum priorum liber 2 \textbf{Cic_ac_2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}&quot;" office:value-type="string" office:string-value="@Book{Cic_ad_Brut,author ={Tullius Cicero, Marcus},  origtitle = {epistulae ad Brutum }, shorthand = {Cic. ad. Brut.}, shortauthor = {Cicero}, keywords = {ancient}, options = {antik}}">
            <text:p>@Book{Cic_ad_Brut,author ={Tullius Cicero, Marcus}, <text:s/>origtitle = {epistulae ad Brutum }, shorthand = {Cic. ad. Brut.}, shortauthor = {Cicero}, keywords = {ancient}, options = {antik}}</text:p>
          </table:table-cell>
          <table:table-cell table:formula="of:=&quot;\item[&quot;&amp;[.E149] &amp; &quot;] &quot; &amp;[.C149]&amp; &quot; &quot; &amp;[.D149] &amp; &quot; \textbf{&quot; &amp; [.F149] &amp;&quot;}&quot;" office:value-type="string" office:string-value="\item[Cic. ad. Brut.] Cicero epistulae ad Brutum \textbf{Cic_ad_Brut}">
            <text:p>\item[Cic. ad. Brut.] Cicero epistulae ad Brutum \textbf{Cic_ad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}&quot;" office:value-type="string" office:string-value="@Book{Cic_ad_Q_fr,author ={Tullius Cicero, Marcus},  origtitle = {ad Quintum fratrem }, shorthand = {Cic. ad Q. fr.}, shortauthor = {Cicero}, keywords = {ancient}, options = {antik}}">
            <text:p>@Book{Cic_ad_Q_fr,author ={Tullius Cicero, Marcus}, <text:s/>origtitle = {ad Quintum fratrem }, shorthand = {Cic. ad Q. fr.}, shortauthor = {Cicero}, keywords = {ancient}, options = {antik}}</text:p>
          </table:table-cell>
          <table:table-cell table:formula="of:=&quot;\item[&quot;&amp;[.E150] &amp; &quot;] &quot; &amp;[.C150]&amp; &quot; &quot; &amp;[.D150] &amp; &quot; \textbf{&quot; &amp; [.F150] &amp;&quot;}&quot;" office:value-type="string" office:string-value="\item[Cic. ad Q. fr.] Cicero ad Quintum fratrem \textbf{Cic_ad_Q_fr}">
            <text:p>\item[Cic. ad Q. fr.] Cicero ad Quintum fratrem \textbf{Cic_ad_Q_f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}&quot;" office:value-type="string" office:string-value="@Book{Cic_Arat,author ={Tullius Cicero, Marcus},  origtitle = {Aratea }, shorthand = {Cic. Arat.}, shortauthor = {Cicero}, keywords = {ancient}, options = {antik}}">
            <text:p>@Book{Cic_Arat,author ={Tullius Cicero, Marcus}, <text:s/>origtitle = {Aratea }, shorthand = {Cic. Arat.}, shortauthor = {Cicero}, keywords = {ancient}, options = {antik}}</text:p>
          </table:table-cell>
          <table:table-cell table:formula="of:=&quot;\item[&quot;&amp;[.E151] &amp; &quot;] &quot; &amp;[.C151]&amp; &quot; &quot; &amp;[.D151] &amp; &quot; \textbf{&quot; &amp; [.F151] &amp;&quot;}&quot;" office:value-type="string" office:string-value="\item[Cic. Arat.] Cicero Aratea \textbf{Cic_Arat}">
            <text:p>\item[Cic. Arat.] Cicero Aratea \textbf{Cic_A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}&quot;" office:value-type="string" office:string-value="@Book{Cic_Arch,author ={Tullius Cicero, Marcus},  origtitle = {pro Archia poeta }, shorthand = {Cic. Arch.}, shortauthor = {Cicero}, keywords = {ancient}, options = {antik}}">
            <text:p>@Book{Cic_Arch,author ={Tullius Cicero, Marcus}, <text:s/>origtitle = {pro Archia poeta }, shorthand = {Cic. Arch.}, shortauthor = {Cicero}, keywords = {ancient}, options = {antik}}</text:p>
          </table:table-cell>
          <table:table-cell table:formula="of:=&quot;\item[&quot;&amp;[.E152] &amp; &quot;] &quot; &amp;[.C152]&amp; &quot; &quot; &amp;[.D152] &amp; &quot; \textbf{&quot; &amp; [.F152] &amp;&quot;}&quot;" office:value-type="string" office:string-value="\item[Cic. Arch.] Cicero pro Archia poeta \textbf{Cic_Arch}">
            <text:p>\item[Cic. Arch.] Cicero pro Archia poeta \textbf{Cic_Arch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}&quot;" office:value-type="string" office:string-value="@Book{Cic_Att,author ={Tullius Cicero, Marcus},  origtitle = {epistulae ad Atticum }, shorthand = {Cic. Att.}, shortauthor = {Cicero}, keywords = {ancient}, options = {antik}}">
            <text:p>@Book{Cic_Att,author ={Tullius Cicero, Marcus}, <text:s/>origtitle = {epistulae ad Atticum }, shorthand = {Cic. Att.}, shortauthor = {Cicero}, keywords = {ancient}, options = {antik}}</text:p>
          </table:table-cell>
          <table:table-cell table:formula="of:=&quot;\item[&quot;&amp;[.E153] &amp; &quot;] &quot; &amp;[.C153]&amp; &quot; &quot; &amp;[.D153] &amp; &quot; \textbf{&quot; &amp; [.F153] &amp;&quot;}&quot;" office:value-type="string" office:string-value="\item[Cic. Att.] Cicero epistulae ad Atticum \textbf{Cic_Att}">
            <text:p>\item[Cic. Att.] Cicero epistulae ad Atticum \textbf{Cic_At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}&quot;" office:value-type="string" office:string-value="@Book{Cic_Balb,author ={Tullius Cicero, Marcus},  origtitle = {pro L. Balbo }, shorthand = {Cic. Balb.}, shortauthor = {Cicero}, keywords = {ancient}, options = {antik}}">
            <text:p>@Book{Cic_Balb,author ={Tullius Cicero, Marcus}, <text:s/>origtitle = {pro L. Balbo }, shorthand = {Cic. Balb.}, shortauthor = {Cicero}, keywords = {ancient}, options = {antik}}</text:p>
          </table:table-cell>
          <table:table-cell table:formula="of:=&quot;\item[&quot;&amp;[.E154] &amp; &quot;] &quot; &amp;[.C154]&amp; &quot; &quot; &amp;[.D154] &amp; &quot; \textbf{&quot; &amp; [.F154] &amp;&quot;}&quot;" office:value-type="string" office:string-value="\item[Cic. Balb.] Cicero pro L. Balbo \textbf{Cic_Balb}">
            <text:p>\item[Cic. Balb.] Cicero pro L. Balbo \textbf{Cic_Balb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}&quot;" office:value-type="string" office:string-value="@Book{Cic_Brut,author ={Tullius Cicero, Marcus},  origtitle = {Brutus }, shorthand = {Cic. Brut.}, shortauthor = {Cicero}, keywords = {ancient}, options = {antik}}">
            <text:p>@Book{Cic_Brut,author ={Tullius Cicero, Marcus}, <text:s/>origtitle = {Brutus }, shorthand = {Cic. Brut.}, shortauthor = {Cicero}, keywords = {ancient}, options = {antik}}</text:p>
          </table:table-cell>
          <table:table-cell table:formula="of:=&quot;\item[&quot;&amp;[.E155] &amp; &quot;] &quot; &amp;[.C155]&amp; &quot; &quot; &amp;[.D155] &amp; &quot; \textbf{&quot; &amp; [.F155] &amp;&quot;}&quot;" office:value-type="string" office:string-value="\item[Cic. Brut.] Cicero Brutus \textbf{Cic_Brut}">
            <text:p>\item[Cic. Brut.] Cicero Brutus \textbf{Cic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}&quot;" office:value-type="string" office:string-value="@Book{Cic_Caecin,author ={Tullius Cicero, Marcus},  origtitle = {pro A. Caecina }, shorthand = {Cic. Caecin.}, shortauthor = {Cicero}, keywords = {ancient}, options = {antik}}">
            <text:p>@Book{Cic_Caecin,author ={Tullius Cicero, Marcus}, <text:s/>origtitle = {pro A. Caecina }, shorthand = {Cic. Caecin.}, shortauthor = {Cicero}, keywords = {ancient}, options = {antik}}</text:p>
          </table:table-cell>
          <table:table-cell table:formula="of:=&quot;\item[&quot;&amp;[.E156] &amp; &quot;] &quot; &amp;[.C156]&amp; &quot; &quot; &amp;[.D156] &amp; &quot; \textbf{&quot; &amp; [.F156] &amp;&quot;}&quot;" office:value-type="string" office:string-value="\item[Cic. Caecin.] Cicero pro A. Caecina \textbf{Cic_Caecin}">
            <text:p>\item[Cic. Caecin.] Cicero pro A. Caecina \textbf{Cic_Caec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}&quot;" office:value-type="string" office:string-value="@Book{Cic_Cael,author ={Tullius Cicero, Marcus},  origtitle = {pro M. Caelio }, shorthand = {Cic. Cael.}, shortauthor = {Cicero}, keywords = {ancient}, options = {antik}}">
            <text:p>@Book{Cic_Cael,author ={Tullius Cicero, Marcus}, <text:s/>origtitle = {pro M. Caelio }, shorthand = {Cic. Cael.}, shortauthor = {Cicero}, keywords = {ancient}, options = {antik}}</text:p>
          </table:table-cell>
          <table:table-cell table:formula="of:=&quot;\item[&quot;&amp;[.E157] &amp; &quot;] &quot; &amp;[.C157]&amp; &quot; &quot; &amp;[.D157] &amp; &quot; \textbf{&quot; &amp; [.F157] &amp;&quot;}&quot;" office:value-type="string" office:string-value="\item[Cic. Cael.] Cicero pro M. Caelio \textbf{Cic_Cael}">
            <text:p>\item[Cic. Cael.] Cicero pro M. Caelio \textbf{Cic_C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}&quot;" office:value-type="string" office:string-value="@Book{Cic_Catil,author ={Tullius Cicero, Marcus},  origtitle = {in Catilinam }, shorthand = {Cic. Catil.}, shortauthor = {Cicero}, keywords = {ancient}, options = {antik}}">
            <text:p>@Book{Cic_Catil,author ={Tullius Cicero, Marcus}, <text:s/>origtitle = {in Catilinam }, shorthand = {Cic. Catil.}, shortauthor = {Cicero}, keywords = {ancient}, options = {antik}}</text:p>
          </table:table-cell>
          <table:table-cell table:formula="of:=&quot;\item[&quot;&amp;[.E158] &amp; &quot;] &quot; &amp;[.C158]&amp; &quot; &quot; &amp;[.D158] &amp; &quot; \textbf{&quot; &amp; [.F158] &amp;&quot;}&quot;" office:value-type="string" office:string-value="\item[Cic. Catil.] Cicero in Catilinam \textbf{Cic_Catil}">
            <text:p>\item[Cic. Catil.] Cicero in Catilinam \textbf{Cic_Cat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}&quot;" office:value-type="string" office:string-value="@Book{Cic_Cato,author ={Tullius Cicero, Marcus},  origtitle = {Cato maior de senectute }, shorthand = {Cic. Cato}, shortauthor = {Cicero}, keywords = {ancient}, options = {antik}}">
            <text:p>@Book{Cic_Cato,author ={Tullius Cicero, Marcus}, <text:s/>origtitle = {Cato maior de senectute }, shorthand = {Cic. Cato}, shortauthor = {Cicero}, keywords = {ancient}, options = {antik}}</text:p>
          </table:table-cell>
          <table:table-cell table:formula="of:=&quot;\item[&quot;&amp;[.E159] &amp; &quot;] &quot; &amp;[.C159]&amp; &quot; &quot; &amp;[.D159] &amp; &quot; \textbf{&quot; &amp; [.F159] &amp;&quot;}&quot;" office:value-type="string" office:string-value="\item[Cic. Cato] Cicero Cato maior de senectute \textbf{Cic_Cato}">
            <text:p>\item[Cic. Cato] Cicero Cato maior de senectute \textbf{Cic_Cato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}&quot;" office:value-type="string" office:string-value="@Book{Cic_Cluent,author ={Tullius Cicero, Marcus},  origtitle = {pro A. Cluentio }, shorthand = {Cic. Cluent.}, shortauthor = {Cicero}, keywords = {ancient}, options = {antik}}">
            <text:p>@Book{Cic_Cluent,author ={Tullius Cicero, Marcus}, <text:s/>origtitle = {pro A. Cluentio }, shorthand = {Cic. Cluent.}, shortauthor = {Cicero}, keywords = {ancient}, options = {antik}}</text:p>
          </table:table-cell>
          <table:table-cell table:formula="of:=&quot;\item[&quot;&amp;[.E160] &amp; &quot;] &quot; &amp;[.C160]&amp; &quot; &quot; &amp;[.D160] &amp; &quot; \textbf{&quot; &amp; [.F160] &amp;&quot;}&quot;" office:value-type="string" office:string-value="\item[Cic. Cluent.] Cicero pro A. Cluentio \textbf{Cic_Cluent}">
            <text:p>\item[Cic. Cluent.] Cicero pro A. Cluentio \textbf{Cic_Clue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}&quot;" office:value-type="string" office:string-value="@Book{Cic_de_orat,author ={Tullius Cicero, Marcus},  origtitle = {de oratore }, shorthand = {Cic. de orat.}, shortauthor = {Cicero}, keywords = {ancient}, options = {antik}}">
            <text:p>@Book{Cic_de_orat,author ={Tullius Cicero, Marcus}, <text:s/>origtitle = {de oratore }, shorthand = {Cic. de orat.}, shortauthor = {Cicero}, keywords = {ancient}, options = {antik}}</text:p>
          </table:table-cell>
          <table:table-cell table:formula="of:=&quot;\item[&quot;&amp;[.E161] &amp; &quot;] &quot; &amp;[.C161]&amp; &quot; &quot; &amp;[.D161] &amp; &quot; \textbf{&quot; &amp; [.F161] &amp;&quot;}&quot;" office:value-type="string" office:string-value="\item[Cic. de orat.] Cicero de oratore \textbf{Cic_de_orat}">
            <text:p>\item[Cic. de orat.] Cicero de oratore \textbf{Cic_de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}&quot;" office:value-type="string" office:string-value="@Book{Cic_Deiot,author ={Tullius Cicero, Marcus},  origtitle = {pro rege Deiotaro }, shorthand = {Cic. Deiot.}, shortauthor = {Cicero}, keywords = {ancient}, options = {antik}}">
            <text:p>@Book{Cic_Deiot,author ={Tullius Cicero, Marcus}, <text:s/>origtitle = {pro rege Deiotaro }, shorthand = {Cic. Deiot.}, shortauthor = {Cicero}, keywords = {ancient}, options = {antik}}</text:p>
          </table:table-cell>
          <table:table-cell table:formula="of:=&quot;\item[&quot;&amp;[.E162] &amp; &quot;] &quot; &amp;[.C162]&amp; &quot; &quot; &amp;[.D162] &amp; &quot; \textbf{&quot; &amp; [.F162] &amp;&quot;}&quot;" office:value-type="string" office:string-value="\item[Cic. Deiot.] Cicero pro rege Deiotaro \textbf{Cic_Deiot}">
            <text:p>\item[Cic. Deiot.] Cicero pro rege Deiotaro \textbf{Cic_Deio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}&quot;" office:value-type="string" office:string-value="@Book{Cic_div,author ={Tullius Cicero, Marcus},  origtitle = {de divinatione }, shorthand = {Cic. div.}, shortauthor = {Cicero}, keywords = {ancient}, options = {antik}}">
            <text:p>@Book{Cic_div,author ={Tullius Cicero, Marcus}, <text:s/>origtitle = {de divinatione }, shorthand = {Cic. div.}, shortauthor = {Cicero}, keywords = {ancient}, options = {antik}}</text:p>
          </table:table-cell>
          <table:table-cell table:formula="of:=&quot;\item[&quot;&amp;[.E163] &amp; &quot;] &quot; &amp;[.C163]&amp; &quot; &quot; &amp;[.D163] &amp; &quot; \textbf{&quot; &amp; [.F163] &amp;&quot;}&quot;" office:value-type="string" office:string-value="\item[Cic. div.] Cicero de divinatione \textbf{Cic_div}">
            <text:p>\item[Cic. div.] Cicero de divinatione \textbf{Cic_di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}&quot;" office:value-type="string" office:string-value="@Book{Cic_divin_Caec,author ={Tullius Cicero, Marcus},  origtitle = {divinatio in Q. Caecilium }, shorthand = {Cic. div.in Caec.}, shortauthor = {Cicero}, keywords = {ancient}, options = {antik}}">
            <text:p>@Book{Cic_divin_Caec,author ={Tullius Cicero, Marcus}, <text:s/>origtitle = {divinatio in Q. Caecilium }, shorthand = {Cic. div.in Caec.}, shortauthor = {Cicero}, keywords = {ancient}, options = {antik}}</text:p>
          </table:table-cell>
          <table:table-cell table:formula="of:=&quot;\item[&quot;&amp;[.E164] &amp; &quot;] &quot; &amp;[.C164]&amp; &quot; &quot; &amp;[.D164] &amp; &quot; \textbf{&quot; &amp; [.F164] &amp;&quot;}&quot;" office:value-type="string" office:string-value="\item[Cic. div.in Caec.] Cicero divinatio in Q. Caecilium \textbf{Cic_divin_Caec}">
            <text:p>\item[Cic. div.in Caec.] Cicero divinatio in Q. Caecilium \textbf{Cic_divin_Cae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}&quot;" office:value-type="string" office:string-value="@Book{Cic_fam,author ={Tullius Cicero, Marcus},  origtitle = {epistulae ad familiares }, shorthand = {Cic. fam.}, shortauthor = {Cicero}, keywords = {ancient}, options = {antik}}">
            <text:p>@Book{Cic_fam,author ={Tullius Cicero, Marcus}, <text:s/>origtitle = {epistulae ad familiares }, shorthand = {Cic. fam.}, shortauthor = {Cicero}, keywords = {ancient}, options = {antik}}</text:p>
          </table:table-cell>
          <table:table-cell table:formula="of:=&quot;\item[&quot;&amp;[.E165] &amp; &quot;] &quot; &amp;[.C165]&amp; &quot; &quot; &amp;[.D165] &amp; &quot; \textbf{&quot; &amp; [.F165] &amp;&quot;}&quot;" office:value-type="string" office:string-value="\item[Cic. fam.] Cicero epistulae ad familiares \textbf{Cic_fam}">
            <text:p>\item[Cic. fam.] Cicero epistulae ad familiares \textbf{Cic_fa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}&quot;" office:value-type="string" office:string-value="@Book{Cic_fat,author ={Tullius Cicero, Marcus},  origtitle = {de fato }, shorthand = {Cic. fat.}, shortauthor = {Cicero}, keywords = {ancient}, options = {antik}}">
            <text:p>@Book{Cic_fat,author ={Tullius Cicero, Marcus}, <text:s/>origtitle = {de fato }, shorthand = {Cic. fat.}, shortauthor = {Cicero}, keywords = {ancient}, options = {antik}}</text:p>
          </table:table-cell>
          <table:table-cell table:formula="of:=&quot;\item[&quot;&amp;[.E166] &amp; &quot;] &quot; &amp;[.C166]&amp; &quot; &quot; &amp;[.D166] &amp; &quot; \textbf{&quot; &amp; [.F166] &amp;&quot;}&quot;" office:value-type="string" office:string-value="\item[Cic. fat.] Cicero de fato \textbf{Cic_fat}">
            <text:p>\item[Cic. fat.] Cicero de fato \textbf{Cic_f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}&quot;" office:value-type="string" office:string-value="@Book{Cic_fin,author ={Tullius Cicero, Marcus},  origtitle = {de finibus bonorum et malorum }, shorthand = {Cic. fin.}, shortauthor = {Cicero}, keywords = {ancient}, options = {antik}}">
            <text:p>@Book{Cic_fin,author ={Tullius Cicero, Marcus}, <text:s/>origtitle = {de finibus bonorum et malorum }, shorthand = {Cic. fin.}, shortauthor = {Cicero}, keywords = {ancient}, options = {antik}}</text:p>
          </table:table-cell>
          <table:table-cell table:formula="of:=&quot;\item[&quot;&amp;[.E167] &amp; &quot;] &quot; &amp;[.C167]&amp; &quot; &quot; &amp;[.D167] &amp; &quot; \textbf{&quot; &amp; [.F167] &amp;&quot;}&quot;" office:value-type="string" office:string-value="\item[Cic. fin.] Cicero de finibus bonorum et malorum \textbf{Cic_fin}">
            <text:p>\item[Cic. fin.] Cicero de finibus bonorum et malorum \textbf{Cic_f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}&quot;" office:value-type="string" office:string-value="@Book{Cic_Flacc,author ={Tullius Cicero, Marcus},  origtitle = {pro L. Valerio Flacco }, shorthand = {Cic. Flacc.}, shortauthor = {Cicero}, keywords = {ancient}, options = {antik}}">
            <text:p>@Book{Cic_Flacc,author ={Tullius Cicero, Marcus}, <text:s/>origtitle = {pro L. Valerio Flacco }, shorthand = {Cic. Flacc.}, shortauthor = {Cicero}, keywords = {ancient}, options = {antik}}</text:p>
          </table:table-cell>
          <table:table-cell table:formula="of:=&quot;\item[&quot;&amp;[.E168] &amp; &quot;] &quot; &amp;[.C168]&amp; &quot; &quot; &amp;[.D168] &amp; &quot; \textbf{&quot; &amp; [.F168] &amp;&quot;}&quot;" office:value-type="string" office:string-value="\item[Cic. Flacc.] Cicero pro L. Valerio Flacco \textbf{Cic_Flacc}">
            <text:p>\item[Cic. Flacc.] Cicero pro L. Valerio Flacco \textbf{Cic_Flac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}&quot;" office:value-type="string" office:string-value="@Book{Cic_Font,author ={Tullius Cicero, Marcus},  origtitle = {pro M. Fonteio }, shorthand = {Cic. Font.}, shortauthor = {Cicero}, keywords = {ancient}, options = {antik}}">
            <text:p>@Book{Cic_Font,author ={Tullius Cicero, Marcus}, <text:s/>origtitle = {pro M. Fonteio }, shorthand = {Cic. Font.}, shortauthor = {Cicero}, keywords = {ancient}, options = {antik}}</text:p>
          </table:table-cell>
          <table:table-cell table:formula="of:=&quot;\item[&quot;&amp;[.E169] &amp; &quot;] &quot; &amp;[.C169]&amp; &quot; &quot; &amp;[.D169] &amp; &quot; \textbf{&quot; &amp; [.F169] &amp;&quot;}&quot;" office:value-type="string" office:string-value="\item[Cic. Font.] Cicero pro M. Fonteio \textbf{Cic_Font}">
            <text:p>\item[Cic. Font.] Cicero pro M. Fonteio \textbf{Cic_Fo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}&quot;" office:value-type="string" office:string-value="@Book{Cic_har_resp,author ={Tullius Cicero, Marcus},  origtitle = {de haruspicum responso }, shorthand = {Cic. har. resp.}, shortauthor = {Cicero}, keywords = {ancient}, options = {antik}}">
            <text:p>@Book{Cic_har_resp,author ={Tullius Cicero, Marcus}, <text:s/>origtitle = {de haruspicum responso }, shorthand = {Cic. har. resp.}, shortauthor = {Cicero}, keywords = {ancient}, options = {antik}}</text:p>
          </table:table-cell>
          <table:table-cell table:formula="of:=&quot;\item[&quot;&amp;[.E170] &amp; &quot;] &quot; &amp;[.C170]&amp; &quot; &quot; &amp;[.D170] &amp; &quot; \textbf{&quot; &amp; [.F170] &amp;&quot;}&quot;" office:value-type="string" office:string-value="\item[Cic. har. resp.] Cicero de haruspicum responso \textbf{Cic_har_resp}">
            <text:p>\item[Cic. har. resp.] Cicero de haruspicum responso \textbf{Cic_har_res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}&quot;" office:value-type="string" office:string-value="@Book{Cic_inv,author ={Tullius Cicero, Marcus},  origtitle = {de inventione }, shorthand = {Cic. inv.}, shortauthor = {Cicero}, keywords = {ancient}, options = {antik}}">
            <text:p>@Book{Cic_inv,author ={Tullius Cicero, Marcus}, <text:s/>origtitle = {de inventione }, shorthand = {Cic. inv.}, shortauthor = {Cicero}, keywords = {ancient}, options = {antik}}</text:p>
          </table:table-cell>
          <table:table-cell table:formula="of:=&quot;\item[&quot;&amp;[.E171] &amp; &quot;] &quot; &amp;[.C171]&amp; &quot; &quot; &amp;[.D171] &amp; &quot; \textbf{&quot; &amp; [.F171] &amp;&quot;}&quot;" office:value-type="string" office:string-value="\item[Cic. inv.] Cicero de inventione \textbf{Cic_inv}">
            <text:p>\item[Cic. inv.] Cicero de inventione \textbf{Cic_in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}&quot;" office:value-type="string" office:string-value="@Book{Cic_Lael,author ={Tullius Cicero, Marcus},  origtitle = {Laelius de amicitia }, shorthand = {Cic. Lael.}, shortauthor = {Cicero}, keywords = {ancient}, options = {antik}}">
            <text:p>@Book{Cic_Lael,author ={Tullius Cicero, Marcus}, <text:s/>origtitle = {Laelius de amicitia }, shorthand = {Cic. Lael.}, shortauthor = {Cicero}, keywords = {ancient}, options = {antik}}</text:p>
          </table:table-cell>
          <table:table-cell table:formula="of:=&quot;\item[&quot;&amp;[.E172] &amp; &quot;] &quot; &amp;[.C172]&amp; &quot; &quot; &amp;[.D172] &amp; &quot; \textbf{&quot; &amp; [.F172] &amp;&quot;}&quot;" office:value-type="string" office:string-value="\item[Cic. Lael.] Cicero Laelius de amicitia \textbf{Cic_Lael}">
            <text:p>\item[Cic. Lael.] Cicero Laelius de amicitia \textbf{Cic_L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}&quot;" office:value-type="string" office:string-value="@Book{Cic_leg,author ={Tullius Cicero, Marcus},  origtitle = {de legibus }, shorthand = {Cic. leg.}, shortauthor = {Cicero}, keywords = {ancient}, options = {antik}}">
            <text:p>@Book{Cic_leg,author ={Tullius Cicero, Marcus}, <text:s/>origtitle = {de legibus }, shorthand = {Cic. leg.}, shortauthor = {Cicero}, keywords = {ancient}, options = {antik}}</text:p>
          </table:table-cell>
          <table:table-cell table:formula="of:=&quot;\item[&quot;&amp;[.E173] &amp; &quot;] &quot; &amp;[.C173]&amp; &quot; &quot; &amp;[.D173] &amp; &quot; \textbf{&quot; &amp; [.F173] &amp;&quot;}&quot;" office:value-type="string" office:string-value="\item[Cic. leg.] Cicero de legibus \textbf{Cic_leg}">
            <text:p>\item[Cic. leg.] Cicero de legibus \textbf{Cic_le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}&quot;" office:value-type="string" office:string-value="@Book{Cic_leg_agr,author ={Tullius Cicero, Marcus},  origtitle = {de lege agraria }, shorthand = {Cic. leg. agr.}, shortauthor = {Cicero}, keywords = {ancient}, options = {antik}}">
            <text:p>@Book{Cic_leg_agr,author ={Tullius Cicero, Marcus}, <text:s/>origtitle = {de lege agraria }, shorthand = {Cic. leg. agr.}, shortauthor = {Cicero}, keywords = {ancient}, options = {antik}}</text:p>
          </table:table-cell>
          <table:table-cell table:formula="of:=&quot;\item[&quot;&amp;[.E174] &amp; &quot;] &quot; &amp;[.C174]&amp; &quot; &quot; &amp;[.D174] &amp; &quot; \textbf{&quot; &amp; [.F174] &amp;&quot;}&quot;" office:value-type="string" office:string-value="\item[Cic. leg. agr.] Cicero de lege agraria \textbf{Cic_leg_agr}">
            <text:p>\item[Cic. leg. agr.] Cicero de lege agraria \textbf{Cic_leg_ag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}&quot;" office:value-type="string" office:string-value="@Book{Cic_Lig,author ={Tullius Cicero, Marcus},  origtitle = {pro Q. Ligario }, shorthand = {Cic. Lig.}, shortauthor = {Cicero}, keywords = {ancient}, options = {antik}}">
            <text:p>@Book{Cic_Lig,author ={Tullius Cicero, Marcus}, <text:s/>origtitle = {pro Q. Ligario }, shorthand = {Cic. Lig.}, shortauthor = {Cicero}, keywords = {ancient}, options = {antik}}</text:p>
          </table:table-cell>
          <table:table-cell table:formula="of:=&quot;\item[&quot;&amp;[.E175] &amp; &quot;] &quot; &amp;[.C175]&amp; &quot; &quot; &amp;[.D175] &amp; &quot; \textbf{&quot; &amp; [.F175] &amp;&quot;}&quot;" office:value-type="string" office:string-value="\item[Cic. Lig.] Cicero pro Q. Ligario \textbf{Cic_Lig}">
            <text:p>\item[Cic. Lig.] Cicero pro Q. Ligario \textbf{Cic_Li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}&quot;" office:value-type="string" office:string-value="@Book{Cic_Manil,author ={Tullius Cicero, Marcus},  origtitle = {pro lege Manilia (de imperio Cn. Pompei) }, shorthand = {Cic. Manil.}, shortauthor = {Cicero}, keywords = {ancient}, options = {antik}}">
            <text:p>@Book{Cic_Manil,author ={Tullius Cicero, Marcus}, <text:s/>origtitle = {pro lege Manilia (de imperio Cn. Pompei) }, shorthand = {Cic. Manil.}, shortauthor = {Cicero}, keywords = {ancient}, options = {antik}}</text:p>
          </table:table-cell>
          <table:table-cell table:formula="of:=&quot;\item[&quot;&amp;[.E176] &amp; &quot;] &quot; &amp;[.C176]&amp; &quot; &quot; &amp;[.D176] &amp; &quot; \textbf{&quot; &amp; [.F176] &amp;&quot;}&quot;" office:value-type="string" office:string-value="\item[Cic. Manil.] Cicero pro lege Manilia (de imperio Cn. Pompei) \textbf{Cic_Manil}">
            <text:p>\item[Cic. Manil.] Cicero pro lege Manilia (de imperio Cn. Pompei) \textbf{Cic_Man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}&quot;" office:value-type="string" office:string-value="@Book{Cic_Marcell,author ={Tullius Cicero, Marcus},  origtitle = {pro M. Marcello }, shorthand = {Cic. Marcell.}, shortauthor = {Cicero}, keywords = {ancient}, options = {antik}}">
            <text:p>@Book{Cic_Marcell,author ={Tullius Cicero, Marcus}, <text:s/>origtitle = {pro M. Marcello }, shorthand = {Cic. Marcell.}, shortauthor = {Cicero}, keywords = {ancient}, options = {antik}}</text:p>
          </table:table-cell>
          <table:table-cell table:formula="of:=&quot;\item[&quot;&amp;[.E177] &amp; &quot;] &quot; &amp;[.C177]&amp; &quot; &quot; &amp;[.D177] &amp; &quot; \textbf{&quot; &amp; [.F177] &amp;&quot;}&quot;" office:value-type="string" office:string-value="\item[Cic. Marcell.] Cicero pro M. Marcello \textbf{Cic_Marcell}">
            <text:p>\item[Cic. Marcell.] Cicero pro M. Marcello \textbf{Cic_Marce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}&quot;" office:value-type="string" office:string-value="@Book{Cic_Mil,author ={Tullius Cicero, Marcus},  origtitle = {pro T. Annio Milone }, shorthand = {Cic. Mil.}, shortauthor = {Cicero}, keywords = {ancient}, options = {antik}}">
            <text:p>@Book{Cic_Mil,author ={Tullius Cicero, Marcus}, <text:s/>origtitle = {pro T. Annio Milone }, shorthand = {Cic. Mil.}, shortauthor = {Cicero}, keywords = {ancient}, options = {antik}}</text:p>
          </table:table-cell>
          <table:table-cell table:formula="of:=&quot;\item[&quot;&amp;[.E178] &amp; &quot;] &quot; &amp;[.C178]&amp; &quot; &quot; &amp;[.D178] &amp; &quot; \textbf{&quot; &amp; [.F178] &amp;&quot;}&quot;" office:value-type="string" office:string-value="\item[Cic. Mil.] Cicero pro T. Annio Milone \textbf{Cic_Mil}">
            <text:p>\item[Cic. Mil.] Cicero pro T. Annio Milone \textbf{Cic_M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}&quot;" office:value-type="string" office:string-value="@Book{Cic_Mur,author ={Tullius Cicero, Marcus},  origtitle = {pro L. Murena }, shorthand = {Cic. Mur.}, shortauthor = {Cicero}, keywords = {ancient}, options = {antik}}">
            <text:p>@Book{Cic_Mur,author ={Tullius Cicero, Marcus}, <text:s/>origtitle = {pro L. Murena }, shorthand = {Cic. Mur.}, shortauthor = {Cicero}, keywords = {ancient}, options = {antik}}</text:p>
          </table:table-cell>
          <table:table-cell table:formula="of:=&quot;\item[&quot;&amp;[.E179] &amp; &quot;] &quot; &amp;[.C179]&amp; &quot; &quot; &amp;[.D179] &amp; &quot; \textbf{&quot; &amp; [.F179] &amp;&quot;}&quot;" office:value-type="string" office:string-value="\item[Cic. Mur.] Cicero pro L. Murena \textbf{Cic_Mur}">
            <text:p>\item[Cic. Mur.] Cicero pro L. Murena \textbf{Cic_M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}&quot;" office:value-type="string" office:string-value="@Book{Cic_nat_deor,author ={Tullius Cicero, Marcus},  origtitle = {de natura deorum }, shorthand = {Cic. nat. deor.}, shortauthor = {Cicero}, keywords = {ancient}, options = {antik}}">
            <text:p>@Book{Cic_nat_deor,author ={Tullius Cicero, Marcus}, <text:s/>origtitle = {de natura deorum }, shorthand = {Cic. nat. deor.}, shortauthor = {Cicero}, keywords = {ancient}, options = {antik}}</text:p>
          </table:table-cell>
          <table:table-cell table:formula="of:=&quot;\item[&quot;&amp;[.E180] &amp; &quot;] &quot; &amp;[.C180]&amp; &quot; &quot; &amp;[.D180] &amp; &quot; \textbf{&quot; &amp; [.F180] &amp;&quot;}&quot;" office:value-type="string" office:string-value="\item[Cic. nat. deor.] Cicero de natura deorum \textbf{Cic_nat_deor}">
            <text:p>\item[Cic. nat. deor.] Cicero de natura deorum \textbf{Cic_nat_deo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}&quot;" office:value-type="string" office:string-value="@Book{Cic_off,author ={Tullius Cicero, Marcus},  origtitle = {de officiis }, shorthand = {Cic. off.}, shortauthor = {Cicero}, keywords = {ancient}, options = {antik}}">
            <text:p>@Book{Cic_off,author ={Tullius Cicero, Marcus}, <text:s/>origtitle = {de officiis }, shorthand = {Cic. off.}, shortauthor = {Cicero}, keywords = {ancient}, options = {antik}}</text:p>
          </table:table-cell>
          <table:table-cell table:formula="of:=&quot;\item[&quot;&amp;[.E181] &amp; &quot;] &quot; &amp;[.C181]&amp; &quot; &quot; &amp;[.D181] &amp; &quot; \textbf{&quot; &amp; [.F181] &amp;&quot;}&quot;" office:value-type="string" office:string-value="\item[Cic. off.] Cicero de officiis \textbf{Cic_off}">
            <text:p>\item[Cic. off.] Cicero de officiis \textbf{Cic_off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}&quot;" office:value-type="string" office:string-value="@Book{Cic_opt_gen,author ={Tullius Cicero, Marcus},  origtitle = {de optimo genere oratorum }, shorthand = {Cic. opt. gen.}, shortauthor = {Cicero}, keywords = {ancient}, options = {antik}}">
            <text:p>@Book{Cic_opt_gen,author ={Tullius Cicero, Marcus}, <text:s/>origtitle = {de optimo genere oratorum }, shorthand = {Cic. opt. gen.}, shortauthor = {Cicero}, keywords = {ancient}, options = {antik}}</text:p>
          </table:table-cell>
          <table:table-cell table:formula="of:=&quot;\item[&quot;&amp;[.E182] &amp; &quot;] &quot; &amp;[.C182]&amp; &quot; &quot; &amp;[.D182] &amp; &quot; \textbf{&quot; &amp; [.F182] &amp;&quot;}&quot;" office:value-type="string" office:string-value="\item[Cic. opt. gen.] Cicero de optimo genere oratorum \textbf{Cic_opt_gen}">
            <text:p>\item[Cic. opt. gen.] Cicero de optimo genere oratorum \textbf{Cic_opt_g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}&quot;" office:value-type="string" office:string-value="@Book{Cic_orat,author ={Tullius Cicero, Marcus},  origtitle = {orator }, shorthand = {Cic. orat.}, shortauthor = {Cicero}, keywords = {ancient}, options = {antik}}">
            <text:p>@Book{Cic_orat,author ={Tullius Cicero, Marcus}, <text:s/>origtitle = {orator }, shorthand = {Cic. orat.}, shortauthor = {Cicero}, keywords = {ancient}, options = {antik}}</text:p>
          </table:table-cell>
          <table:table-cell table:formula="of:=&quot;\item[&quot;&amp;[.E183] &amp; &quot;] &quot; &amp;[.C183]&amp; &quot; &quot; &amp;[.D183] &amp; &quot; \textbf{&quot; &amp; [.F183] &amp;&quot;}&quot;" office:value-type="string" office:string-value="\item[Cic. orat.] Cicero orator \textbf{Cic_orat}">
            <text:p>\item[Cic. orat.] Cicero orator \textbf{Cic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}&quot;" office:value-type="string" office:string-value="@Book{Cic_parad,author ={Tullius Cicero, Marcus},  origtitle = {paradoxa }, shorthand = {Cic. parad.}, shortauthor = {Cicero}, keywords = {ancient}, options = {antik}}">
            <text:p>@Book{Cic_parad,author ={Tullius Cicero, Marcus}, <text:s/>origtitle = {paradoxa }, shorthand = {Cic. parad.}, shortauthor = {Cicero}, keywords = {ancient}, options = {antik}}</text:p>
          </table:table-cell>
          <table:table-cell table:formula="of:=&quot;\item[&quot;&amp;[.E184] &amp; &quot;] &quot; &amp;[.C184]&amp; &quot; &quot; &amp;[.D184] &amp; &quot; \textbf{&quot; &amp; [.F184] &amp;&quot;}&quot;" office:value-type="string" office:string-value="\item[Cic. parad.] Cicero paradoxa \textbf{Cic_parad}">
            <text:p>\item[Cic. parad.] Cicero paradoxa \textbf{Cic_para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}&quot;" office:value-type="string" office:string-value="@Book{Cic_part,author ={Tullius Cicero, Marcus},  origtitle = {partitiones oratoriae }, shorthand = {Cic. part.}, shortauthor = {Cicero}, keywords = {ancient}, options = {antik}}">
            <text:p>@Book{Cic_part,author ={Tullius Cicero, Marcus}, <text:s/>origtitle = {partitiones oratoriae }, shorthand = {Cic. part.}, shortauthor = {Cicero}, keywords = {ancient}, options = {antik}}</text:p>
          </table:table-cell>
          <table:table-cell table:formula="of:=&quot;\item[&quot;&amp;[.E185] &amp; &quot;] &quot; &amp;[.C185]&amp; &quot; &quot; &amp;[.D185] &amp; &quot; \textbf{&quot; &amp; [.F185] &amp;&quot;}&quot;" office:value-type="string" office:string-value="\item[Cic. part.] Cicero partitiones oratoriae \textbf{Cic_part}">
            <text:p>\item[Cic. part.] Cicero partitiones oratoriae \textbf{Cic_par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}&quot;" office:value-type="string" office:string-value="@Book{Cic_Phil,author ={Tullius Cicero, Marcus},  origtitle = {in M. Antonium orationes Philippicae }, shorthand = {Cic. Phil.}, shortauthor = {Cicero}, keywords = {ancient}, options = {antik}}">
            <text:p>@Book{Cic_Phil,author ={Tullius Cicero, Marcus}, <text:s/>origtitle = {in M. Antonium orationes Philippicae }, shorthand = {Cic. Phil.}, shortauthor = {Cicero}, keywords = {ancient}, options = {antik}}</text:p>
          </table:table-cell>
          <table:table-cell table:formula="of:=&quot;\item[&quot;&amp;[.E186] &amp; &quot;] &quot; &amp;[.C186]&amp; &quot; &quot; &amp;[.D186] &amp; &quot; \textbf{&quot; &amp; [.F186] &amp;&quot;}&quot;" office:value-type="string" office:string-value="\item[Cic. Phil.] Cicero in M. Antonium orationes Philippicae \textbf{Cic_Phil}">
            <text:p>\item[Cic. Phil.] Cicero in M. Antonium orationes Philippicae \textbf{Cic_Ph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}&quot;" office:value-type="string" office:string-value="@Book{Cic_Pis,author ={Tullius Cicero, Marcus},  origtitle = {in L. Pisonem }, shorthand = {Cic. Pis.}, shortauthor = {Cicero}, keywords = {ancient}, options = {antik}}">
            <text:p>@Book{Cic_Pis,author ={Tullius Cicero, Marcus}, <text:s/>origtitle = {in L. Pisonem }, shorthand = {Cic. Pis.}, shortauthor = {Cicero}, keywords = {ancient}, options = {antik}}</text:p>
          </table:table-cell>
          <table:table-cell table:formula="of:=&quot;\item[&quot;&amp;[.E187] &amp; &quot;] &quot; &amp;[.C187]&amp; &quot; &quot; &amp;[.D187] &amp; &quot; \textbf{&quot; &amp; [.F187] &amp;&quot;}&quot;" office:value-type="string" office:string-value="\item[Cic. Pis.] Cicero in L. Pisonem \textbf{Cic_Pis}">
            <text:p>\item[Cic. Pis.] Cicero in L. Pisonem \textbf{Cic_Pi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}&quot;" office:value-type="string" office:string-value="@Book{Cic_Planc,author ={Tullius Cicero, Marcus},  origtitle = {pro Cn. Plancio }, shorthand = {Cic. Planc.}, shortauthor = {Cicero}, keywords = {ancient}, options = {antik}}">
            <text:p>@Book{Cic_Planc,author ={Tullius Cicero, Marcus}, <text:s/>origtitle = {pro Cn. Plancio }, shorthand = {Cic. Planc.}, shortauthor = {Cicero}, keywords = {ancient}, options = {antik}}</text:p>
          </table:table-cell>
          <table:table-cell table:formula="of:=&quot;\item[&quot;&amp;[.E188] &amp; &quot;] &quot; &amp;[.C188]&amp; &quot; &quot; &amp;[.D188] &amp; &quot; \textbf{&quot; &amp; [.F188] &amp;&quot;}&quot;" office:value-type="string" office:string-value="\item[Cic. Planc.] Cicero pro Cn. Plancio \textbf{Cic_Planc}">
            <text:p>\item[Cic. Planc.] Cicero pro Cn. Plancio \textbf{Cic_Plan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}&quot;" office:value-type="string" office:string-value="@Book{Cic_predad_Quir,author ={Tullius Cicero, Marcus},  origtitle = {oratio post reditum ad Quirites }, shorthand = {Cic. p.red.ad Quir.}, shortauthor = {Cicero}, keywords = {ancient}, options = {antik}}">
            <text:p>@Book{Cic_predad_Quir,author ={Tullius Cicero, Marcus}, <text:s/>origtitle = {oratio post reditum ad Quirites }, shorthand = {Cic. p.red.ad Quir.}, shortauthor = {Cicero}, keywords = {ancient}, options = {antik}}</text:p>
          </table:table-cell>
          <table:table-cell table:formula="of:=&quot;\item[&quot;&amp;[.E189] &amp; &quot;] &quot; &amp;[.C189]&amp; &quot; &quot; &amp;[.D189] &amp; &quot; \textbf{&quot; &amp; [.F189] &amp;&quot;}&quot;" office:value-type="string" office:string-value="\item[Cic. p.red.ad Quir.] Cicero oratio post reditum ad Quirites \textbf{Cic_predad_Quir}">
            <text:p>\item[Cic. p.red.ad Quir.] Cicero oratio post reditum ad Quirites \textbf{Cic_predad_Qui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}&quot;" office:value-type="string" office:string-value="@Book{Cic_predin_sen,author ={Tullius Cicero, Marcus},  origtitle = {oratio post reditum in senatu }, shorthand = {Cic. p.red.in sen.}, shortauthor = {Cicero}, keywords = {ancient}, options = {antik}}">
            <text:p>@Book{Cic_predin_sen,author ={Tullius Cicero, Marcus}, <text:s/>origtitle = {oratio post reditum in senatu }, shorthand = {Cic. p.red.in sen.}, shortauthor = {Cicero}, keywords = {ancient}, options = {antik}}</text:p>
          </table:table-cell>
          <table:table-cell table:formula="of:=&quot;\item[&quot;&amp;[.E190] &amp; &quot;] &quot; &amp;[.C190]&amp; &quot; &quot; &amp;[.D190] &amp; &quot; \textbf{&quot; &amp; [.F190] &amp;&quot;}&quot;" office:value-type="string" office:string-value="\item[Cic. p.red.in sen.] Cicero oratio post reditum in senatu \textbf{Cic_predin_sen}">
            <text:p>\item[Cic. p.red.in sen.] Cicero oratio post reditum in senatu \textbf{Cic_predin_s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}&quot;" office:value-type="string" office:string-value="@Book{Cic_Q_Rosc,author ={Tullius Cicero, Marcus},  origtitle = {pro Q. Roscio comoedo }, shorthand = {Cic. Q. Rosc.}, shortauthor = {Cicero}, keywords = {ancient}, options = {antik}}">
            <text:p>@Book{Cic_Q_Rosc,author ={Tullius Cicero, Marcus}, <text:s/>origtitle = {pro Q. Roscio comoedo }, shorthand = {Cic. Q. Rosc.}, shortauthor = {Cicero}, keywords = {ancient}, options = {antik}}</text:p>
          </table:table-cell>
          <table:table-cell table:formula="of:=&quot;\item[&quot;&amp;[.E191] &amp; &quot;] &quot; &amp;[.C191]&amp; &quot; &quot; &amp;[.D191] &amp; &quot; \textbf{&quot; &amp; [.F191] &amp;&quot;}&quot;" office:value-type="string" office:string-value="\item[Cic. Q. Rosc.] Cicero pro Q. Roscio comoedo \textbf{Cic_Q_Rosc}">
            <text:p>\item[Cic. Q. Rosc.] Cicero pro Q. Roscio comoedo \textbf{Cic_Q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}&quot;" office:value-type="string" office:string-value="@Book{Cic_Quinct,author ={Tullius Cicero, Marcus},  origtitle = {pro P. Quinctio }, shorthand = {Cic. Quinct.}, shortauthor = {Cicero}, keywords = {ancient}, options = {antik}}">
            <text:p>@Book{Cic_Quinct,author ={Tullius Cicero, Marcus}, <text:s/>origtitle = {pro P. Quinctio }, shorthand = {Cic. Quinct.}, shortauthor = {Cicero}, keywords = {ancient}, options = {antik}}</text:p>
          </table:table-cell>
          <table:table-cell table:formula="of:=&quot;\item[&quot;&amp;[.E192] &amp; &quot;] &quot; &amp;[.C192]&amp; &quot; &quot; &amp;[.D192] &amp; &quot; \textbf{&quot; &amp; [.F192] &amp;&quot;}&quot;" office:value-type="string" office:string-value="\item[Cic. Quinct.] Cicero pro P. Quinctio \textbf{Cic_Quinct}">
            <text:p>\item[Cic. Quinct.] Cicero pro P. Quinctio \textbf{Cic_Quinc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}&quot;" office:value-type="string" office:string-value="@Book{Cic_Rab_perd,author ={Tullius Cicero, Marcus},  origtitle = {pro C. Rabirioperduellionis reo }, shorthand = {Cic. Rab. perd.}, shortauthor = {Cicero}, keywords = {ancient}, options = {antik}}">
            <text:p>@Book{Cic_Rab_perd,author ={Tullius Cicero, Marcus}, <text:s/>origtitle = {pro C. Rabirioperduellionis reo }, shorthand = {Cic. Rab. perd.}, shortauthor = {Cicero}, keywords = {ancient}, options = {antik}}</text:p>
          </table:table-cell>
          <table:table-cell table:formula="of:=&quot;\item[&quot;&amp;[.E193] &amp; &quot;] &quot; &amp;[.C193]&amp; &quot; &quot; &amp;[.D193] &amp; &quot; \textbf{&quot; &amp; [.F193] &amp;&quot;}&quot;" office:value-type="string" office:string-value="\item[Cic. Rab. perd.] Cicero pro C. Rabirioperduellionis reo \textbf{Cic_Rab_perd}">
            <text:p>\item[Cic. Rab. perd.] Cicero pro C. Rabirioperduellionis reo \textbf{Cic_Rab_per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}&quot;" office:value-type="string" office:string-value="@Book{Cic_Rab_post,author ={Tullius Cicero, Marcus},  origtitle = {pro C. Rabirio Postumo }, shorthand = {Cic. Rab post.}, shortauthor = {Cicero}, keywords = {ancient}, options = {antik}}">
            <text:p>@Book{Cic_Rab_post,author ={Tullius Cicero, Marcus}, <text:s/>origtitle = {pro C. Rabirio Postumo }, shorthand = {Cic. Rab post.}, shortauthor = {Cicero}, keywords = {ancient}, options = {antik}}</text:p>
          </table:table-cell>
          <table:table-cell table:formula="of:=&quot;\item[&quot;&amp;[.E194] &amp; &quot;] &quot; &amp;[.C194]&amp; &quot; &quot; &amp;[.D194] &amp; &quot; \textbf{&quot; &amp; [.F194] &amp;&quot;}&quot;" office:value-type="string" office:string-value="\item[Cic. Rab post.] Cicero pro C. Rabirio Postumo \textbf{Cic_Rab_post}">
            <text:p>\item[Cic. Rab post.] Cicero pro C. Rabirio Postumo \textbf{Cic_Rab_po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}&quot;" office:value-type="string" office:string-value="@Book{Cic_rep,author ={Tullius Cicero, Marcus},  origtitle = {de re publica }, shorthand = {Cic. rep.}, shortauthor = {Cicero}, keywords = {ancient}, options = {antik}}">
            <text:p>@Book{Cic_rep,author ={Tullius Cicero, Marcus}, <text:s/>origtitle = {de re publica }, shorthand = {Cic. rep.}, shortauthor = {Cicero}, keywords = {ancient}, options = {antik}}</text:p>
          </table:table-cell>
          <table:table-cell table:formula="of:=&quot;\item[&quot;&amp;[.E195] &amp; &quot;] &quot; &amp;[.C195]&amp; &quot; &quot; &amp;[.D195] &amp; &quot; \textbf{&quot; &amp; [.F195] &amp;&quot;}&quot;" office:value-type="string" office:string-value="\item[Cic. rep.] Cicero de re publica \textbf{Cic_rep}">
            <text:p>\item[Cic. rep.] Cicero de re publica \textbf{Cic_re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}&quot;" office:value-type="string" office:string-value="@Book{Cic_S_Rosc,author ={Tullius Cicero, Marcus},  origtitle = {pro Sex. Roscio Amerino }, shorthand = {Cic. S. Rosc.}, shortauthor = {Cicero}, keywords = {ancient}, options = {antik}}">
            <text:p>@Book{Cic_S_Rosc,author ={Tullius Cicero, Marcus}, <text:s/>origtitle = {pro Sex. Roscio Amerino }, shorthand = {Cic. S. Rosc.}, shortauthor = {Cicero}, keywords = {ancient}, options = {antik}}</text:p>
          </table:table-cell>
          <table:table-cell table:formula="of:=&quot;\item[&quot;&amp;[.E196] &amp; &quot;] &quot; &amp;[.C196]&amp; &quot; &quot; &amp;[.D196] &amp; &quot; \textbf{&quot; &amp; [.F196] &amp;&quot;}&quot;" office:value-type="string" office:string-value="\item[Cic. S. Rosc.] Cicero pro Sex. Roscio Amerino \textbf{Cic_S_Rosc}">
            <text:p>\item[Cic. S. Rosc.] Cicero pro Sex. Roscio Amerino \textbf{Cic_S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}&quot;" office:value-type="string" office:string-value="@Book{Cic_Scaur,author ={Tullius Cicero, Marcus},  origtitle = {pro M. Aemilio Scauro }, shorthand = {Cic. Scaur.}, shortauthor = {Cicero}, keywords = {ancient}, options = {antik}}">
            <text:p>@Book{Cic_Scaur,author ={Tullius Cicero, Marcus}, <text:s/>origtitle = {pro M. Aemilio Scauro }, shorthand = {Cic. Scaur.}, shortauthor = {Cicero}, keywords = {ancient}, options = {antik}}</text:p>
          </table:table-cell>
          <table:table-cell table:formula="of:=&quot;\item[&quot;&amp;[.E197] &amp; &quot;] &quot; &amp;[.C197]&amp; &quot; &quot; &amp;[.D197] &amp; &quot; \textbf{&quot; &amp; [.F197] &amp;&quot;}&quot;" office:value-type="string" office:string-value="\item[Cic. Scaur.] Cicero pro M. Aemilio Scauro \textbf{Cic_Scaur}">
            <text:p>\item[Cic. Scaur.] Cicero pro M. Aemilio Scauro \textbf{Cic_Sca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}&quot;" office:value-type="string" office:string-value="@Book{Cic_Sest,author ={Tullius Cicero, Marcus},  origtitle = {pro P. Sestio }, shorthand = {Cic. Sest.}, shortauthor = {Cicero}, keywords = {ancient}, options = {antik}}">
            <text:p>@Book{Cic_Sest,author ={Tullius Cicero, Marcus}, <text:s/>origtitle = {pro P. Sestio }, shorthand = {Cic. Sest.}, shortauthor = {Cicero}, keywords = {ancient}, options = {antik}}</text:p>
          </table:table-cell>
          <table:table-cell table:formula="of:=&quot;\item[&quot;&amp;[.E198] &amp; &quot;] &quot; &amp;[.C198]&amp; &quot; &quot; &amp;[.D198] &amp; &quot; \textbf{&quot; &amp; [.F198] &amp;&quot;}&quot;" office:value-type="string" office:string-value="\item[Cic. Sest.] Cicero pro P. Sestio \textbf{Cic_Sest}">
            <text:p>\item[Cic. Sest.] Cicero pro P. Sestio \textbf{Cic_Se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}&quot;" office:value-type="string" office:string-value="@Book{Cic_Sull,author ={Tullius Cicero, Marcus},  origtitle = {pro P. Sulla }, shorthand = {Cic. Sull.}, shortauthor = {Cicero}, keywords = {ancient}, options = {antik}}">
            <text:p>@Book{Cic_Sull,author ={Tullius Cicero, Marcus}, <text:s/>origtitle = {pro P. Sulla }, shorthand = {Cic. Sull.}, shortauthor = {Cicero}, keywords = {ancient}, options = {antik}}</text:p>
          </table:table-cell>
          <table:table-cell table:formula="of:=&quot;\item[&quot;&amp;[.E199] &amp; &quot;] &quot; &amp;[.C199]&amp; &quot; &quot; &amp;[.D199] &amp; &quot; \textbf{&quot; &amp; [.F199] &amp;&quot;}&quot;" office:value-type="string" office:string-value="\item[Cic. Sull.] Cicero pro P. Sulla \textbf{Cic_Sull}">
            <text:p>\item[Cic. Sull.] Cicero pro P. Sulla \textbf{Cic_S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}&quot;" office:value-type="string" office:string-value="@Book{Cic_Tim,author ={Tullius Cicero, Marcus},  origtitle = {Timaeus }, shorthand = {Cic. Tim.}, shortauthor = {Cicero}, keywords = {ancient}, options = {antik}}">
            <text:p>@Book{Cic_Tim,author ={Tullius Cicero, Marcus}, <text:s/>origtitle = {Timaeus }, shorthand = {Cic. Tim.}, shortauthor = {Cicero}, keywords = {ancient}, options = {antik}}</text:p>
          </table:table-cell>
          <table:table-cell table:formula="of:=&quot;\item[&quot;&amp;[.E200] &amp; &quot;] &quot; &amp;[.C200]&amp; &quot; &quot; &amp;[.D200] &amp; &quot; \textbf{&quot; &amp; [.F200] &amp;&quot;}&quot;" office:value-type="string" office:string-value="\item[Cic. Tim.] Cicero Timaeus \textbf{Cic_Tim}">
            <text:p>\item[Cic. Tim.] Cicero Timaeus \textbf{Cic_Ti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}&quot;" office:value-type="string" office:string-value="@Book{Cic_top,author ={Tullius Cicero, Marcus},  origtitle = {topica }, shorthand = {Cic. top.}, shortauthor = {Cicero}, keywords = {ancient}, options = {antik}}">
            <text:p>@Book{Cic_top,author ={Tullius Cicero, Marcus}, <text:s/>origtitle = {topica }, shorthand = {Cic. top.}, shortauthor = {Cicero}, keywords = {ancient}, options = {antik}}</text:p>
          </table:table-cell>
          <table:table-cell table:formula="of:=&quot;\item[&quot;&amp;[.E201] &amp; &quot;] &quot; &amp;[.C201]&amp; &quot; &quot; &amp;[.D201] &amp; &quot; \textbf{&quot; &amp; [.F201] &amp;&quot;}&quot;" office:value-type="string" office:string-value="\item[Cic. top.] Cicero topica \textbf{Cic_top}">
            <text:p>\item[Cic. top.] Cicero topica \textbf{Cic_to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}&quot;" office:value-type="string" office:string-value="@Book{Cic_Tull,author ={Tullius Cicero, Marcus},  origtitle = {pro M.Tullio }, shorthand = {Cic. Tull.}, shortauthor = {Cicero}, keywords = {ancient}, options = {antik}}">
            <text:p>@Book{Cic_Tull,author ={Tullius Cicero, Marcus}, <text:s/>origtitle = {pro M.Tullio }, shorthand = {Cic. Tull.}, shortauthor = {Cicero}, keywords = {ancient}, options = {antik}}</text:p>
          </table:table-cell>
          <table:table-cell table:formula="of:=&quot;\item[&quot;&amp;[.E202] &amp; &quot;] &quot; &amp;[.C202]&amp; &quot; &quot; &amp;[.D202] &amp; &quot; \textbf{&quot; &amp; [.F202] &amp;&quot;}&quot;" office:value-type="string" office:string-value="\item[Cic. Tull.] Cicero pro M.Tullio \textbf{Cic_Tull}">
            <text:p>\item[Cic. Tull.] Cicero pro M.Tullio \textbf{Cic_T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}&quot;" office:value-type="string" office:string-value="@Book{Cic_Tusc,author ={Tullius Cicero, Marcus},  origtitle = {Tusculanae disputationes }, shorthand = {Cic. Tusc.}, shortauthor = {Cicero}, keywords = {ancient}, options = {antik}}">
            <text:p>@Book{Cic_Tusc,author ={Tullius Cicero, Marcus}, <text:s/>origtitle = {Tusculanae disputationes }, shorthand = {Cic. Tusc.}, shortauthor = {Cicero}, keywords = {ancient}, options = {antik}}</text:p>
          </table:table-cell>
          <table:table-cell table:formula="of:=&quot;\item[&quot;&amp;[.E203] &amp; &quot;] &quot; &amp;[.C203]&amp; &quot; &quot; &amp;[.D203] &amp; &quot; \textbf{&quot; &amp; [.F203] &amp;&quot;}&quot;" office:value-type="string" office:string-value="\item[Cic. Tusc.] Cicero Tusculanae disputationes \textbf{Cic_Tusc}">
            <text:p>\item[Cic. Tusc.] Cicero Tusculanae disputationes \textbf{Cic_Tu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}&quot;" office:value-type="string" office:string-value="@Book{Cic_Vatin,author ={Tullius Cicero, Marcus},  origtitle = {in P. Vatinium testem interrogatio }, shorthand = {Cic. Vatin.}, shortauthor = {Cicero}, keywords = {ancient}, options = {antik}}">
            <text:p>@Book{Cic_Vatin,author ={Tullius Cicero, Marcus}, <text:s/>origtitle = {in P. Vatinium testem interrogatio }, shorthand = {Cic. Vatin.}, shortauthor = {Cicero}, keywords = {ancient}, options = {antik}}</text:p>
          </table:table-cell>
          <table:table-cell table:formula="of:=&quot;\item[&quot;&amp;[.E204] &amp; &quot;] &quot; &amp;[.C204]&amp; &quot; &quot; &amp;[.D204] &amp; &quot; \textbf{&quot; &amp; [.F204] &amp;&quot;}&quot;" office:value-type="string" office:string-value="\item[Cic. Vatin.] Cicero in P. Vatinium testem interrogatio \textbf{Cic_Vatin}">
            <text:p>\item[Cic. Vatin.] Cicero in P. Vatinium testem interrogatio \textbf{Cic_Vat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}&quot;" office:value-type="string" office:string-value="@Book{Cic_Verr_1_2,author ={Tullius Cicero, Marcus},  origtitle = {in Verrem actio prima, secunda }, shorthand = {Cic. Verr. 1,2}, shortauthor = {Cicero}, keywords = {ancient}, options = {antik}}">
            <text:p>@Book{Cic_Verr_1_2,author ={Tullius Cicero, Marcus}, <text:s/>origtitle = {in Verrem actio prima, secunda }, shorthand = {Cic. Verr. 1,2}, shortauthor = {Cicero}, keywords = {ancient}, options = {antik}}</text:p>
          </table:table-cell>
          <table:table-cell table:formula="of:=&quot;\item[&quot;&amp;[.E205] &amp; &quot;] &quot; &amp;[.C205]&amp; &quot; &quot; &amp;[.D205] &amp; &quot; \textbf{&quot; &amp; [.F205] &amp;&quot;}&quot;" office:value-type="string" office:string-value="\item[Cic. Verr. 1,2] Cicero in Verrem actio prima, secunda \textbf{Cic_Verr_1_2}">
            <text:p>\item[Cic. Verr. 1,2] Cicero in Verrem actio prima, secunda \textbf{Cic_Verr_1_2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}&quot;" office:value-type="string" office:string-value="@Book{Claud_carm,author ={Claudius Claudianus},  origtitle = {carmina }, shorthand = {Claud. carm.}, shortauthor = {Claudius Claudianus}, keywords = {ancient}, options = {antik}}">
            <text:p>@Book{Claud_carm,author ={Claudius Claudianus}, <text:s/>origtitle = {carmina }, shorthand = {Claud. carm.}, shortauthor = {Claudius Claudianus}, keywords = {ancient}, options = {antik}}</text:p>
          </table:table-cell>
          <table:table-cell table:formula="of:=&quot;\item[&quot;&amp;[.E206] &amp; &quot;] &quot; &amp;[.C206]&amp; &quot; &quot; &amp;[.D206] &amp; &quot; \textbf{&quot; &amp; [.F206] &amp;&quot;}&quot;" office:value-type="string" office:string-value="\item[Claud. carm.] Claudius Claudianus carmina \textbf{Claud_carm}">
            <text:p>\item[Claud. carm.] Claudius Claudianus carmina \textbf{Claud_carm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}&quot;" office:value-type="string" office:string-value="@Book{Claud_rapt_Pros,author ={Claudius Claudianus},  origtitle = {de raptu Proserpinae }, shorthand = {Claud. rapt. Pros.}, shortauthor = {Claudius Claudianus}, keywords = {ancient}, options = {antik}}">
            <text:p>@Book{Claud_rapt_Pros,author ={Claudius Claudianus}, <text:s/>origtitle = {de raptu Proserpinae }, shorthand = {Claud. rapt. Pros.}, shortauthor = {Claudius Claudianus}, keywords = {ancient}, options = {antik}}</text:p>
          </table:table-cell>
          <table:table-cell table:formula="of:=&quot;\item[&quot;&amp;[.E207] &amp; &quot;] &quot; &amp;[.C207]&amp; &quot; &quot; &amp;[.D207] &amp; &quot; \textbf{&quot; &amp; [.F207] &amp;&quot;}&quot;" office:value-type="string" office:string-value="\item[Claud. rapt. Pros.] Claudius Claudianus de raptu Proserpinae \textbf{Claud_rapt_Pros}">
            <text:p>\item[Claud. rapt. Pros.] Claudius Claudianus de raptu Proserpinae \textbf{Claud_rapt_Pros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}&quot;" office:value-type="string" office:string-value="@Book{Cod_Iust,author ={},  origtitle = {Corpus Iuris Civilis, Codex Iustinianus }, shorthand = { Cod. Iust.}, shortauthor = {}, keywords = {ancient}, options = {antik}}">
            <text:p>@Book{Cod_Iust,author ={}, <text:s/>origtitle = {Corpus Iuris Civilis, Codex Iustinianus }, shorthand = { Cod. Iust.}, shortauthor = {}, keywords = {ancient}, options = {antik}}</text:p>
          </table:table-cell>
          <table:table-cell table:formula="of:=&quot;\item[&quot;&amp;[.E208] &amp; &quot;] &quot; &amp;[.C208]&amp; &quot; &quot; &amp;[.D208] &amp; &quot; \textbf{&quot; &amp; [.F208] &amp;&quot;}&quot;" office:value-type="string" office:string-value="\item[ Cod. Iust.]  Corpus Iuris Civilis, Codex Iustinianus \textbf{Cod_Iust}">
            <text:p>\item[ Cod. Iust.] <text:s/>Corpus Iuris Civilis, Codex Iustinianus \textbf{Cod_Iust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}&quot;" office:value-type="string" office:string-value="@Book{Colum,author ={Iunius Moderatus Columella, Lucius},  origtitle = { }, shorthand = {Colum.}, shortauthor = {Columella}, keywords = {ancient}, options = {antik}}">
            <text:p>@Book{Colum,author ={Iunius Moderatus Columella, Lucius}, <text:s/>origtitle = { }, shorthand = {Colum.}, shortauthor = {Columella}, keywords = {ancient}, options = {antik}}</text:p>
          </table:table-cell>
          <table:table-cell table:formula="of:=&quot;\item[&quot;&amp;[.E209] &amp; &quot;] &quot; &amp;[.C209]&amp; &quot; &quot; &amp;[.D209] &amp; &quot; \textbf{&quot; &amp; [.F209] &amp;&quot;}&quot;" office:value-type="string" office:string-value="\item[Colum.] Columella  \textbf{Colum}">
            <text:p>\item[Colum.] Columella <text:s/>\textbf{Colum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}&quot;" office:value-type="string" office:string-value="@Book{Curt,author ={ Curtius Rufus,Quintus},  origtitle = {historiae Alexandri Magni }, shorthand = {Curt.}, shortauthor = {Curtius Rufus}, keywords = {ancient}, options = {antik}}">
            <text:p>@Book{Curt,author ={ Curtius Rufus,Quintus}, <text:s/>origtitle = {historiae Alexandri Magni }, shorthand = {Curt.}, shortauthor = {Curtius Rufus}, keywords = {ancient}, options = {antik}}</text:p>
          </table:table-cell>
          <table:table-cell table:formula="of:=&quot;\item[&quot;&amp;[.E210] &amp; &quot;] &quot; &amp;[.C210]&amp; &quot; &quot; &amp;[.D210] &amp; &quot; \textbf{&quot; &amp; [.F210] &amp;&quot;}&quot;" office:value-type="string" office:string-value="\item[Curt.] Curtius Rufus historiae Alexandri Magni \textbf{Curt}">
            <text:p>\item[Curt.] Curtius Rufus historiae Alexandri Magni \textbf{Curt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11]&amp;&quot;}&quot;" office:value-type="string" office:string-value="{Cyprianus}">
            <text:p>{Cypria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}&quot;" office:value-type="string" office:string-value="@Book{Cypr,author ={{Cyprianus}},  origtitle = { }, shorthand = {Cypr.}, shortauthor = {Cyprianus}, keywords = {ancient}, options = {antik}}">
            <text:p>@Book{Cypr,author ={{Cyprianus}}, <text:s/>origtitle = { }, shorthand = {Cypr.}, shortauthor = {Cyprianus}, keywords = {ancient}, options = {antik}}</text:p>
          </table:table-cell>
          <table:table-cell table:formula="of:=&quot;\item[&quot;&amp;[.E211] &amp; &quot;] &quot; &amp;[.C211]&amp; &quot; &quot; &amp;[.D211] &amp; &quot; \textbf{&quot; &amp; [.F211] &amp;&quot;}&quot;" office:value-type="string" office:string-value="\item[Cypr.] Cyprianus  \textbf{Cypr}">
            <text:p>\item[Cypr.] Cyprianus <text:s/>\textbf{Cypr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2]&amp;&quot;}&quot;" office:value-type="string" office:string-value="{Demokrit}">
            <text:p>{Demokri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C212]&amp; &quot;}, keywords = {ancient}, options = {antik},&quot;&amp;&quot;}&quot;" office:value-type="string" office:string-value="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">
            <text:p>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}&quot;" office:value-type="string" office:string-value="@Book{Demokr,author ={{Demokrit}},  origtitle = { }, shorthand = {Demokr.}, shortauthor = {Demokrit}, keywords = {ancient}, options = {antik}}">
            <text:p>@Book{Demokr,author ={{Demokrit}}, <text:s/>origtitle = { }, shorthand = {Demokr.}, shortauthor = {Demokrit}, keywords = {ancient}, options = {antik}}</text:p>
          </table:table-cell>
          <table:table-cell table:formula="of:=&quot;\item[&quot;&amp;[.E212] &amp; &quot;] &quot; &amp;[.C212]&amp; &quot; &quot; &amp;[.D212] &amp; &quot; \textbf{&quot; &amp; [.F212] &amp;&quot;}&quot;" office:value-type="string" office:string-value="\item[Demokr.] Demokrit  \textbf{Demokr}">
            <text:p>\item[Demokr.] Demokrit <text:s/>\textbf{Demokr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B213]&amp; &quot;}, keywords = {ancient}, options = {antik},&quot;&amp;&quot;}&quot;" office:value-type="string" office:string-value="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">
            <text:p>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}&quot;" office:value-type="string" office:string-value="@Book{Demosth_or,author ={Demosthenes},  origtitle = {orationes }, shorthand = {Demosth. or.}, shortauthor = {Demosthenes}, keywords = {ancient}, options = {antik}}">
            <text:p>@Book{Demosth_or,author ={Demosthenes}, <text:s/>origtitle = {orationes }, shorthand = {Demosth. or.}, shortauthor = {Demosthenes}, keywords = {ancient}, options = {antik}}</text:p>
          </table:table-cell>
          <table:table-cell table:formula="of:=&quot;\item[&quot;&amp;[.E213] &amp; &quot;] &quot; &amp;[.C213]&amp; &quot; &quot; &amp;[.D213] &amp; &quot; \textbf{&quot; &amp; [.F213] &amp;&quot;}&quot;" office:value-type="string" office:string-value="\item[Demosth. or.] Demosthenes orationes \textbf{Demosth_or}">
            <text:p>\item[Demosth. or.] Demosthenes orationes \textbf{Demosth_or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}&quot;" office:value-type="string" office:string-value="@Book{Dig,author ={},  origtitle = {Corpus Iuris Civilis, Digesta (Pandekten. }, shorthand = { Dig.}, shortauthor = {}, keywords = {ancient}, options = {antik}}">
            <text:p>@Book{Dig,author ={}, <text:s/>origtitle = {Corpus Iuris Civilis, Digesta (Pandekten. }, shorthand = { Dig.}, shortauthor = {}, keywords = {ancient}, options = {antik}}</text:p>
          </table:table-cell>
          <table:table-cell table:formula="of:=&quot;\item[&quot;&amp;[.E214] &amp; &quot;] &quot; &amp;[.C214]&amp; &quot; &quot; &amp;[.D214] &amp; &quot; \textbf{&quot; &amp; [.F214] &amp;&quot;}&quot;" office:value-type="string" office:string-value="\item[ Dig.]  Corpus Iuris Civilis, Digesta (Pandekten. \textbf{Dig}">
            <text:p>\item[ Dig.] <text:s/>Corpus Iuris Civilis, Digesta (Pandekten. \textbf{Dig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}&quot;" office:value-type="string" office:string-value="@Book{Diod,author ={{Diodorus Siculus}},  origtitle = { }, shorthand = {Diod.}, shortauthor = {Diodorus Siculus}, keywords = {ancient}, options = {antik}}">
            <text:p>@Book{Diod,author ={{Diodorus Siculus}}, <text:s/>origtitle = { }, shorthand = {Diod.}, shortauthor = {Diodorus Siculus}, keywords = {ancient}, options = {antik}}</text:p>
          </table:table-cell>
          <table:table-cell table:formula="of:=&quot;\item[&quot;&amp;[.E215] &amp; &quot;] &quot; &amp;[.C215]&amp; &quot; &quot; &amp;[.D215] &amp; &quot; \textbf{&quot; &amp; [.F215] &amp;&quot;}&quot;" office:value-type="string" office:string-value="\item[Diod.] Diodorus Siculus  \textbf{Diod}">
            <text:p>\item[Diod.] Diodorus Siculus <text:s/>\textbf{Diod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6]&amp;&quot;}&quot;" office:value-type="string" office:string-value="{Diogenes Laertios}">
            <text:p>{Diogenes Laer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}&quot;" office:value-type="string" office:string-value="@Book{Diog_Laert,author ={{Diogenes Laertios}},  origtitle = { }, shorthand = {Diog. Laert.}, shortauthor = {Diogenes Laertios}, keywords = {ancient}, options = {antik}}">
            <text:p>@Book{Diog_Laert,author ={{Diogenes Laertios}}, <text:s/>origtitle = { }, shorthand = {Diog. Laert.}, shortauthor = {Diogenes Laertios}, keywords = {ancient}, options = {antik}}</text:p>
          </table:table-cell>
          <table:table-cell table:formula="of:=&quot;\item[&quot;&amp;[.E216] &amp; &quot;] &quot; &amp;[.C216]&amp; &quot; &quot; &amp;[.D216] &amp; &quot; \textbf{&quot; &amp; [.F216] &amp;&quot;}&quot;" office:value-type="string" office:string-value="\item[Diog. Laert.] Diogenes Laertios  \textbf{Diog_Laert}">
            <text:p>\item[Diog. Laert.] Diogenes Laertios <text:s/>\textbf{Diog_Laert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}&quot;" office:value-type="string" office:string-value="@Book{Dion_Chrys,author ={{Dion Chrysostomos}},  origtitle = {Orationes }, shorthand = {Dion Chrys.}, shortauthor = {Dion Chrysostomos}, keywords = {ancient}, options = {antik}}">
            <text:p>@Book{Dion_Chrys,author ={{Dion Chrysostomos}}, <text:s/>origtitle = {Orationes }, shorthand = {Dion Chrys.}, shortauthor = {Dion Chrysostomos}, keywords = {ancient}, options = {antik}}</text:p>
          </table:table-cell>
          <table:table-cell table:formula="of:=&quot;\item[&quot;&amp;[.E217] &amp; &quot;] &quot; &amp;[.C217]&amp; &quot; &quot; &amp;[.D217] &amp; &quot; \textbf{&quot; &amp; [.F217] &amp;&quot;}&quot;" office:value-type="string" office:string-value="\item[Dion Chrys.] Dion Chrysostomos Orationes \textbf{Dion_Chrys}">
            <text:p>\item[Dion Chrys.] Dion Chrysostomos Orationes \textbf{Dion_Chrys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">
            <text:p>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}&quot;" office:value-type="string" office:string-value="@Book{Dion_Hal_ant,author ={{Dionysios Halicarnassos}},  origtitle = {antiquitates Romanae }, shorthand = {Dion. Hal. ant.}, shortauthor = {Dionysios von Halikarnassos}, keywords = {ancient}, options = {antik}}">
            <text:p>@Book{Dion_Hal_ant,author ={{Dionysios Halicarnassos}}, <text:s/>origtitle = {antiquitates Romanae }, shorthand = {Dion. Hal. ant.}, shortauthor = {Dionysios von Halikarnassos}, keywords = {ancient}, options = {antik}}</text:p>
          </table:table-cell>
          <table:table-cell table:formula="of:=&quot;\item[&quot;&amp;[.E218] &amp; &quot;] &quot; &amp;[.C218]&amp; &quot; &quot; &amp;[.D218] &amp; &quot; \textbf{&quot; &amp; [.F218] &amp;&quot;}&quot;" office:value-type="string" office:string-value="\item[Dion. Hal. ant.] Dionysios von Halikarnassos antiquitates Romanae \textbf{Dion_Hal_ant}">
            <text:p>\item[Dion. Hal. ant.] Dionysios von Halikarnassos antiquitates Romanae \textbf{Dion_Hal_ant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">
            <text:p>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}&quot;" office:value-type="string" office:string-value="@Book{Dion_Hal_comp,author ={{Dionysios Halicarnassos}},  origtitle = {de compositione verborum }, shorthand = {Dion. Hal. comp.}, shortauthor = {Dionysios von Halikarnassos}, keywords = {ancient}, options = {antik}}">
            <text:p>@Book{Dion_Hal_comp,author ={{Dionysios Halicarnassos}}, <text:s/>origtitle = {de compositione verborum }, shorthand = {Dion. Hal. comp.}, shortauthor = {Dionysios von Halikarnassos}, keywords = {ancient}, options = {antik}}</text:p>
          </table:table-cell>
          <table:table-cell table:formula="of:=&quot;\item[&quot;&amp;[.E219] &amp; &quot;] &quot; &amp;[.C219]&amp; &quot; &quot; &amp;[.D219] &amp; &quot; \textbf{&quot; &amp; [.F219] &amp;&quot;}&quot;" office:value-type="string" office:string-value="\item[Dion. Hal. comp.] Dionysios von Halikarnassos de compositione verborum \textbf{Dion_Hal_comp}">
            <text:p>\item[Dion. Hal. comp.] Dionysios von Halikarnassos de compositione verborum \textbf{Dion_Hal_comp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">
            <text:p>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}&quot;" office:value-type="string" office:string-value="@Book{Dion_Hal_rhet,author ={{Dionysios Halicarnassos}},  origtitle = {ars rhetorica       . }, shorthand = {Dion. Hal. rhet.}, shortauthor = {Dionysios von Halikarnassos}, keywords = {ancient}, options = {antik}}">
            <text:p>@Book{Dion_Hal_rhet,author ={{Dionysios Halicarnassos}}, <text:s/>origtitle = {ars rhetorica       . }, shorthand = {Dion. Hal. rhet.}, shortauthor = {Dionysios von Halikarnassos}, keywords = {ancient}, options = {antik}}</text:p>
          </table:table-cell>
          <table:table-cell table:formula="of:=&quot;\item[&quot;&amp;[.E220] &amp; &quot;] &quot; &amp;[.C220]&amp; &quot; &quot; &amp;[.D220] &amp; &quot; \textbf{&quot; &amp; [.F220] &amp;&quot;}&quot;" office:value-type="string" office:string-value="\item[Dion. Hal. rhet.] Dionysios von Halikarnassos ars rhetorica       . \textbf{Dion_Hal_rhet}">
            <text:p>\item[Dion. Hal. rhet.] Dionysios von Halikarnassos ars rhetorica       . \textbf{Dion_Hal_rhet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21]&amp;&quot;}&quot;" office:value-type="string" office:string-value="{Donatus grammaticus}">
            <text:p>{Donatus grammatic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}&quot;" office:value-type="string" office:string-value="@Book{Don,author ={{Donatus grammaticus}},  origtitle = { }, shorthand = {Don.}, shortauthor = {Donatus grammaticus}, keywords = {ancient}, options = {antik}}">
            <text:p>@Book{Don,author ={{Donatus grammaticus}}, <text:s/>origtitle = { }, shorthand = {Don.}, shortauthor = {Donatus grammaticus}, keywords = {ancient}, options = {antik}}</text:p>
          </table:table-cell>
          <table:table-cell table:formula="of:=&quot;\item[&quot;&amp;[.E221] &amp; &quot;] &quot; &amp;[.C221]&amp; &quot; &quot; &amp;[.D221] &amp; &quot; \textbf{&quot; &amp; [.F221] &amp;&quot;}&quot;" office:value-type="string" office:string-value="\item[Don.] Donatus grammaticus  \textbf{Don}">
            <text:p>\item[Don.] Donatus grammaticus <text:s/>\textbf{Don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22]&amp;&quot;}&quot;" office:value-type="string" office:string-value="{Dracontius}">
            <text:p>{Dracont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}&quot;" office:value-type="string" office:string-value="@Book{Drac,author ={{Dracontius}},  origtitle = { }, shorthand = {Drac.}, shortauthor = {Dracontius}, keywords = {ancient}, options = {antik}}">
            <text:p>@Book{Drac,author ={{Dracontius}}, <text:s/>origtitle = { }, shorthand = {Drac.}, shortauthor = {Dracontius}, keywords = {ancient}, options = {antik}}</text:p>
          </table:table-cell>
          <table:table-cell table:formula="of:=&quot;\item[&quot;&amp;[.E222] &amp; &quot;] &quot; &amp;[.C222]&amp; &quot; &quot; &amp;[.D222] &amp; &quot; \textbf{&quot; &amp; [.F222] &amp;&quot;}&quot;" office:value-type="string" office:string-value="\item[Drac.] Dracontius  \textbf{Drac}">
            <text:p>\item[Drac.] Dracontius <text:s/>\textbf{Drac}</text:p>
          </table:table-cell>
        </table:table-row>
        <table:table-row table:style-name="ro1">
          <table:table-cell office:value-type="string">
            <text:p>Dt</text:p>
          </table:table-cell>
          <table:table-cell table:number-columns-repeated="2"/>
          <table:table-cell office:value-type="string">
            <text:p>Deuteronomium (= 5. Mose)</text:p>
          </table:table-cell>
          <table:table-cell office:value-type="string">
            <text:p>Dt.</text:p>
          </table:table-cell>
          <table:table-cell office:value-type="string">
            <text:p>Dt</text:p>
          </table:table-cell>
          <table:table-cell office:value-type="string">
            <text:p><text:s/>Aemilius Dracontius, Bloss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D223]&amp; &quot;}, keywords = {ancient}, options = {antik},&quot;&amp;&quot;}&quot;" office:value-type="string" office:string-value="@Book{Dt,author ={ Aemilius Dracontius, Blossius}, title ={Deuteronomium (= 5. Mose)}, publisher = HUP, location = {Cambridge, MA and London}, year = {}, volume = {}, series = LCL-lang, shortseries = LCL-kurz, origtitle = {Deuteronomium (= 5. Mose)}, origlanguage = {}, translator = {}, editor = {}, shorthand = {Dt.}, shortauthor = {Deuteronomium (= 5. Mose)}, keywords = {ancient}, options = {antik},}">
            <text:p>@Book{Dt,author ={ Aemilius Dracontius, Blossius}, title ={Deuteronomium (= 5. Mose)}, publisher = HUP, location = {Cambridge, MA and London}, year = {}, volume = {}, series = LCL-lang, shortseries = LCL-kurz, origtitle = {Deuteronomium (= 5. Mose)}, origlanguage = {}, translator = {}, editor = {}, shorthand = {Dt.}, shortauthor = {Deuteronomium (= 5. Mose)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D223]&amp; &quot;}, keywords = {ancient}, options = {antik}}&quot;" office:value-type="string" office:string-value="@Book{Dt,author ={ Aemilius Dracontius, Blossius},  origtitle = {Deuteronomium (= 5. Mose) }, shorthand = {Dt.}, shortauthor = {Deuteronomium (= 5. Mose)}, keywords = {ancient}, options = {antik}}">
            <text:p>@Book{Dt,author ={ Aemilius Dracontius, Blossius}, <text:s/>origtitle = {Deuteronomium (= 5. Mose) }, shorthand = {Dt.}, shortauthor = {Deuteronomium (= 5. Mose)}, keywords = {ancient}, options = {antik}}</text:p>
          </table:table-cell>
          <table:table-cell table:formula="of:=&quot;\item[&quot;&amp;[.E223] &amp; &quot;] &quot; &amp;[.D223]&amp; &quot; &quot; &amp;[.D223] &amp; &quot; \textbf{&quot; &amp; [.F223] &amp;&quot;}&quot;" office:value-type="string" office:string-value="\item[Dt.] Deuteronomium (= 5. Mose) Deuteronomium (= 5. Mose) \textbf{Dt}">
            <text:p>\item[Dt.] Deuteronomium (= 5. Mose) Deuteronomium (= 5. Mose) \textbf{Dt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4]&amp;&quot;}&quot;" office:value-type="string" office:string-value="{Empedokles}">
            <text:p>{Empedok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}&quot;" office:value-type="string" office:string-value="@Book{Emp,author ={{Empedokles}},  origtitle = { }, shorthand = {Emp.}, shortauthor = {Empedokles}, keywords = {ancient}, options = {antik}}">
            <text:p>@Book{Emp,author ={{Empedokles}}, <text:s/>origtitle = { }, shorthand = {Emp.}, shortauthor = {Empedokles}, keywords = {ancient}, options = {antik}}</text:p>
          </table:table-cell>
          <table:table-cell table:formula="of:=&quot;\item[&quot;&amp;[.E224] &amp; &quot;] &quot; &amp;[.C224]&amp; &quot; &quot; &amp;[.D224] &amp; &quot; \textbf{&quot; &amp; [.F224] &amp;&quot;}&quot;" office:value-type="string" office:string-value="\item[Emp.] Empedokles  \textbf{Emp}">
            <text:p>\item[Emp.] Empedokles <text:s/>\textbf{Emp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5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}&quot;" office:value-type="string" office:string-value="@Book{Enn_ann,author ={{Ennius}},  origtitle = {Annales (Skutsch, 1985) }, shorthand = {Enn. ann.}, shortauthor = {Ennius}, keywords = {ancient}, options = {antik}}">
            <text:p>@Book{Enn_ann,author ={{Ennius}}, <text:s/>origtitle = {Annales (Skutsch, 1985) }, shorthand = {Enn. ann.}, shortauthor = {Ennius}, keywords = {ancient}, options = {antik}}</text:p>
          </table:table-cell>
          <table:table-cell table:formula="of:=&quot;\item[&quot;&amp;[.E225] &amp; &quot;] &quot; &amp;[.C225]&amp; &quot; &quot; &amp;[.D225] &amp; &quot; \textbf{&quot; &amp; [.F225] &amp;&quot;}&quot;" office:value-type="string" office:string-value="\item[Enn. ann.] Ennius Annales (Skutsch, 1985) \textbf{Enn_ann}">
            <text:p>\item[Enn. ann.] Ennius Annales (Skutsch, 1985) \textbf{Enn_ann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6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}&quot;" office:value-type="string" office:string-value="@Book{Enn_sat,author ={{Ennius}},  origtitle = {Saturae, (Vahlen, 21928) }, shorthand = {Enn. sat.}, shortauthor = {Ennius}, keywords = {ancient}, options = {antik}}">
            <text:p>@Book{Enn_sat,author ={{Ennius}}, <text:s/>origtitle = {Saturae, (Vahlen, 21928) }, shorthand = {Enn. sat.}, shortauthor = {Ennius}, keywords = {ancient}, options = {antik}}</text:p>
          </table:table-cell>
          <table:table-cell table:formula="of:=&quot;\item[&quot;&amp;[.E226] &amp; &quot;] &quot; &amp;[.C226]&amp; &quot; &quot; &amp;[.D226] &amp; &quot; \textbf{&quot; &amp; [.F226] &amp;&quot;}&quot;" office:value-type="string" office:string-value="\item[Enn. sat.] Ennius Saturae, (Vahlen, 21928) \textbf{Enn_sat}">
            <text:p>\item[Enn. sat.] Ennius Saturae, (Vahlen, 21928) \textbf{Enn_sat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7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}&quot;" office:value-type="string" office:string-value="@Book{Enn_scaen,author ={{Ennius}},  origtitle = {fragmenta scenica (Vahlen, 21928) }, shorthand = {Enn. scaen.}, shortauthor = {Ennius}, keywords = {ancient}, options = {antik}}">
            <text:p>@Book{Enn_scaen,author ={{Ennius}}, <text:s/>origtitle = {fragmenta scenica (Vahlen, 21928) }, shorthand = {Enn. scaen.}, shortauthor = {Ennius}, keywords = {ancient}, options = {antik}}</text:p>
          </table:table-cell>
          <table:table-cell table:formula="of:=&quot;\item[&quot;&amp;[.E227] &amp; &quot;] &quot; &amp;[.C227]&amp; &quot; &quot; &amp;[.D227] &amp; &quot; \textbf{&quot; &amp; [.F227] &amp;&quot;}&quot;" office:value-type="string" office:string-value="\item[Enn. scaen.] Ennius fragmenta scenica (Vahlen, 21928) \textbf{Enn_scaen}">
            <text:p>\item[Enn. scaen.] Ennius fragmenta scenica (Vahlen, 21928) \textbf{Enn_scaen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8]&amp;&quot;}&quot;" office:value-type="string" office:string-value="{Ennodius}">
            <text:p>{Ennod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}&quot;" office:value-type="string" office:string-value="@Book{Ennod,author ={{Ennodius}},  origtitle = { }, shorthand = {Ennod.}, shortauthor = {Ennodius}, keywords = {ancient}, options = {antik}}">
            <text:p>@Book{Ennod,author ={{Ennodius}}, <text:s/>origtitle = { }, shorthand = {Ennod.}, shortauthor = {Ennodius}, keywords = {ancient}, options = {antik}}</text:p>
          </table:table-cell>
          <table:table-cell table:formula="of:=&quot;\item[&quot;&amp;[.E228] &amp; &quot;] &quot; &amp;[.C228]&amp; &quot; &quot; &amp;[.D228] &amp; &quot; \textbf{&quot; &amp; [.F228] &amp;&quot;}&quot;" office:value-type="string" office:string-value="\item[Ennod.] Ennodius  \textbf{Ennod}">
            <text:p>\item[Ennod.] Ennodius <text:s/>\textbf{Ennod}</text:p>
          </table:table-cell>
        </table:table-row>
        <table:table-row table:style-name="ro1">
          <table:table-cell office:value-type="string">
            <text:p>Eph</text:p>
          </table:table-cell>
          <table:table-cell table:number-columns-repeated="2"/>
          <table:table-cell office:value-type="string">
            <text:p>Epheserbrief</text:p>
          </table:table-cell>
          <table:table-cell table:number-columns-repeated="2" office:value-type="string">
            <text:p>Ep</text:p>
          </table:table-cell>
          <table:table-cell table:formula="of:=&quot;{&quot;&amp;[.D229]&amp;&quot;}&quot;" office:value-type="string" office:string-value="{Epheserbrief}">
            <text:p>{Ephes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D229]&amp; &quot;}, keywords = {ancient}, options = {antik},&quot;&amp;&quot;}&quot;" office:value-type="string" office:string-value="@Book{Ep,author ={{Epheserbrief}}, title ={Epheserbrief}, publisher = HUP, location = {Cambridge, MA and London}, year = {}, volume = {}, series = LCL-lang, shortseries = LCL-kurz, origtitle = {Epheserbrief}, origlanguage = {}, translator = {}, editor = {}, shorthand = {Ep}, shortauthor = {Epheserbrief}, keywords = {ancient}, options = {antik},}">
            <text:p>@Book{Ep,author ={{Epheserbrief}}, title ={Epheserbrief}, publisher = HUP, location = {Cambridge, MA and London}, year = {}, volume = {}, series = LCL-lang, shortseries = LCL-kurz, origtitle = {Epheserbrief}, origlanguage = {}, translator = {}, editor = {}, shorthand = {Ep}, shortauthor = {Epheserbrief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D229]&amp; &quot;}, keywords = {ancient}, options = {antik}}&quot;" office:value-type="string" office:string-value="@Book{Ep,author ={{Epheserbrief}},  origtitle = {Epheserbrief }, shorthand = {Ep}, shortauthor = {Epheserbrief}, keywords = {ancient}, options = {antik}}">
            <text:p>@Book{Ep,author ={{Epheserbrief}}, <text:s/>origtitle = {Epheserbrief }, shorthand = {Ep}, shortauthor = {Epheserbrief}, keywords = {ancient}, options = {antik}}</text:p>
          </table:table-cell>
          <table:table-cell table:formula="of:=&quot;\item[&quot;&amp;[.E229] &amp; &quot;] &quot; &amp;[.D229]&amp; &quot; &quot; &amp;[.D229] &amp; &quot; \textbf{&quot; &amp; [.F229] &amp;&quot;}&quot;" office:value-type="string" office:string-value="\item[Ep] Epheserbrief Epheserbrief \textbf{Ep}">
            <text:p>\item[Ep] Epheserbrief Epheserbrief \textbf{Ep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30]&amp;&quot;}&quot;" office:value-type="string" office:string-value="{Epikuros}">
            <text:p>{Epiku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}&quot;" office:value-type="string" office:string-value="@Book{Epik,author ={{Epikuros}},  origtitle = { }, shorthand = {Epik.}, shortauthor = {Epikuros}, keywords = {ancient}, options = {antik}}">
            <text:p>@Book{Epik,author ={{Epikuros}}, <text:s/>origtitle = { }, shorthand = {Epik.}, shortauthor = {Epikuros}, keywords = {ancient}, options = {antik}}</text:p>
          </table:table-cell>
          <table:table-cell table:formula="of:=&quot;\item[&quot;&amp;[.E230] &amp; &quot;] &quot; &amp;[.C230]&amp; &quot; &quot; &amp;[.D230] &amp; &quot; \textbf{&quot; &amp; [.F230] &amp;&quot;}&quot;" office:value-type="string" office:string-value="\item[Epik.] Epikuros  \textbf{Epik}">
            <text:p>\item[Epik.] Epikuros <text:s/>\textbf{Epik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31]&amp;&quot;}&quot;" office:value-type="string" office:string-value="{Epiktetos}">
            <text:p>{Epikte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D231]&amp;&quot;}, publisher = HUP, location = {Cambridge, MA and London}, year = {&quot;&amp; [.K231] &amp; &quot;}, volume = {&quot; &amp; [.M231] &amp;&quot;}, series = LCL-lang, shortseries = LCL-kurz, origtitle = {&quot; &amp; [.D231] &amp; &quot;}, origlanguage = {&quot; &amp; [.J231] &amp; &quot;}, translator = {&quot; &amp; [.N231] &amp; &quot;}, editor = {&quot; &amp; [.O231] &amp; &quot;}, shorthand = {&quot; &amp; [.E231]&amp; &quot;}, shortauthor = {&quot; &amp; [.C231]&amp; &quot;}, keywords = {ancient}, options = {antik},&quot;&amp;&quot;}&quot;" office:value-type="string" office:string-value="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}&quot;" office:value-type="string" office:string-value="@Book{Epikt,author ={{Epiktetos}},  origtitle = { }, shorthand = {Epikt.}, shortauthor = {Epiktetos}, keywords = {ancient}, options = {antik}}">
            <text:p>@Book{Epikt,author ={{Epiktetos}}, <text:s/>origtitle = { }, shorthand = {Epikt.}, shortauthor = {Epiktetos}, keywords = {ancient}, options = {antik}}</text:p>
          </table:table-cell>
          <table:table-cell table:formula="of:=&quot;\item[&quot;&amp;[.E231] &amp; &quot;] &quot; &amp;[.C231]&amp; &quot; &quot; &amp;[.D231] &amp; &quot; \textbf{&quot; &amp; [.F231] &amp;&quot;}&quot;" office:value-type="string" office:string-value="\item[Epikt.] Epiktetos  \textbf{Epikt}">
            <text:p>\item[Epikt.] Epiktetos <text:s/>\textbf{Epikt}</text:p>
          </table:table-cell>
        </table:table-row>
        <table:table-row table:style-name="ro1">
          <table:table-cell office:value-type="string">
            <text:p>Etym. m.</text:p>
          </table:table-cell>
          <table:table-cell table:number-columns-repeated="2"/>
          <table:table-cell office:value-type="string">
            <text:p>Etymologicum magnum (Gaisford)</text:p>
          </table:table-cell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D232]&amp; &quot;}, keywords = {ancient}, options = {antik},&quot;&amp;&quot;}&quot;" office:value-type="string" office:string-value="@Book{Etym_m,author ={}, title ={Etymologicum magnum (Gaisford)}, publisher = HUP, location = {Cambridge, MA and London}, year = {}, volume = {}, series = LCL-lang, shortseries = LCL-kurz, origtitle = {Etymologicum magnum (Gaisford)}, origlanguage = {}, translator = {}, editor = {}, shorthand = {Etym. m.}, shortauthor = {Etymologicum magnum (Gaisford)}, keywords = {ancient}, options = {antik},}">
            <text:p>@Book{Etym_m,author ={}, title ={Etymologicum magnum (Gaisford)}, publisher = HUP, location = {Cambridge, MA and London}, year = {}, volume = {}, series = LCL-lang, shortseries = LCL-kurz, origtitle = {Etymologicum magnum (Gaisford)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D232]&amp; &quot;}, keywords = {ancient}, options = {antik}}&quot;" office:value-type="string" office:string-value="@Book{Etym_m,author ={},  origtitle = {Etymologicum magnum (Gaisford) }, shorthand = {Etym. m.}, shortauthor = {Etymologicum magnum (Gaisford)}, keywords = {ancient}, options = {antik}}">
            <text:p>@Book{Etym_m,author ={}, <text:s/>origtitle = {Etymologicum magnum (Gaisford) }, shorthand = {Etym. m.}, shortauthor = {Etymologicum magnum (Gaisford)}, keywords = {ancient}, options = {antik}}</text:p>
          </table:table-cell>
          <table:table-cell table:formula="of:=&quot;\item[&quot;&amp;[.E232] &amp; &quot;] &quot; &amp;[.D232]&amp; &quot; &quot; &amp;[.D232] &amp; &quot; \textbf{&quot; &amp; [.F232] &amp;&quot;}&quot;" office:value-type="string" office:string-value="\item[Etym. m.] Etymologicum magnum (Gaisford) Etymologicum magnum (Gaisford) \textbf{Etym_m}">
            <text:p>\item[Etym. m.] Etymologicum magnum (Gaisford) Etymologicum magnum (Gaisford) \textbf{Etym_m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3]&amp;&quot;}&quot;" office:value-type="string" office:string-value="{Eukleides}">
            <text:p>{Eukle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B233]&amp;&quot;}, publisher = HUP, location = {Cambridge, MA and London}, year = {&quot;&amp; [.K233] &amp; &quot;}, volume = {&quot; &amp; [.M233] &amp;&quot;}, series = LCL-lang, shortseries = LCL-kurz, origtitle = {&quot; &amp; [.B233] &amp; &quot;}, origlanguage = {&quot; &amp; [.J233] &amp; &quot;}, translator = {&quot; &amp; [.N233] &amp; &quot;}, editor = {&quot; &amp; [.O233] &amp; &quot;}, shorthand = {&quot; &amp; [.E233]&amp; &quot;}, shortauthor = {&quot; &amp; [.B233]&amp; &quot;}, keywords = {ancient}, options = {antik},&quot;&amp;&quot;}&quot;" office:value-type="string" office:string-value="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">
            <text:p>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}&quot;" office:value-type="string" office:string-value="@Book{Eukl_elem.,author ={{Eukleides}},  origtitle = {elementa }, shorthand = {Eukl. elem.}, shortauthor = {Eukleides}, keywords = {ancient}, options = {antik}}">
            <text:p>@Book{Eukl_elem.,author ={{Eukleides}}, <text:s/>origtitle = {elementa }, shorthand = {Eukl. elem.}, shortauthor = {Eukleides}, keywords = {ancient}, options = {antik}}</text:p>
          </table:table-cell>
          <table:table-cell table:formula="of:=&quot;\item[&quot;&amp;[.E233] &amp; &quot;] &quot; &amp;[.C233]&amp; &quot; &quot; &amp;[.D233] &amp; &quot; \textbf{&quot; &amp; [.F233] &amp;&quot;}&quot;" office:value-type="string" office:string-value="\item[Eukl. elem.] Eukleides elementa \textbf{Eukl_elem.}">
            <text:p>\item[Eukl. elem.] Eukleides elementa \textbf{Eukl_elem.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}&quot;" office:value-type="string" office:string-value="@Book{Eur_Alc,author ={Euripides},  origtitle = {Alcestis }, shorthand = {Eur. Alc.}, shortauthor = {Euripides}, keywords = {ancient}, options = {antik}}">
            <text:p>@Book{Eur_Alc,author ={Euripides}, <text:s/>origtitle = {Alcestis }, shorthand = {Eur. Alc.}, shortauthor = {Euripides}, keywords = {ancient}, options = {antik}}</text:p>
          </table:table-cell>
          <table:table-cell table:formula="of:=&quot;\item[&quot;&amp;[.E234] &amp; &quot;] &quot; &amp;[.C234]&amp; &quot; &quot; &amp;[.D234] &amp; &quot; \textbf{&quot; &amp; [.F234] &amp;&quot;}&quot;" office:value-type="string" office:string-value="\item[Eur. Alc.] Euripides Alcestis \textbf{Eur_Alc}">
            <text:p>\item[Eur. Alc.] Euripides Alcestis \textbf{Eur_Al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}&quot;" office:value-type="string" office:string-value="@Book{Eur_Andr,author ={Euripides},  origtitle = {Andromache }, shorthand = {Eur. Andr.}, shortauthor = {Euripides}, keywords = {ancient}, options = {antik}}">
            <text:p>@Book{Eur_Andr,author ={Euripides}, <text:s/>origtitle = {Andromache }, shorthand = {Eur. Andr.}, shortauthor = {Euripides}, keywords = {ancient}, options = {antik}}</text:p>
          </table:table-cell>
          <table:table-cell table:formula="of:=&quot;\item[&quot;&amp;[.E235] &amp; &quot;] &quot; &amp;[.C235]&amp; &quot; &quot; &amp;[.D235] &amp; &quot; \textbf{&quot; &amp; [.F235] &amp;&quot;}&quot;" office:value-type="string" office:string-value="\item[Eur. Andr.] Euripides Andromache \textbf{Eur_Andr}">
            <text:p>\item[Eur. Andr.] Euripides Andromache \textbf{Eur_And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}&quot;" office:value-type="string" office:string-value="@Book{Eur_Bacch,author ={Euripides},  origtitle = {Bacchae }, shorthand = {Eur. Bacch.}, shortauthor = {Euripides}, keywords = {ancient}, options = {antik}}">
            <text:p>@Book{Eur_Bacch,author ={Euripides}, <text:s/>origtitle = {Bacchae }, shorthand = {Eur. Bacch.}, shortauthor = {Euripides}, keywords = {ancient}, options = {antik}}</text:p>
          </table:table-cell>
          <table:table-cell table:formula="of:=&quot;\item[&quot;&amp;[.E236] &amp; &quot;] &quot; &amp;[.C236]&amp; &quot; &quot; &amp;[.D236] &amp; &quot; \textbf{&quot; &amp; [.F236] &amp;&quot;}&quot;" office:value-type="string" office:string-value="\item[Eur. Bacch.] Euripides Bacchae \textbf{Eur_Bacch}">
            <text:p>\item[Eur. Bacch.] Euripides Bacchae \textbf{Eur_Bacch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}&quot;" office:value-type="string" office:string-value="@Book{Eur_Cycl,author ={Euripides},  origtitle = {Cyclops }, shorthand = {Eur. Cycl.}, shortauthor = {Euripides}, keywords = {ancient}, options = {antik}}">
            <text:p>@Book{Eur_Cycl,author ={Euripides}, <text:s/>origtitle = {Cyclops }, shorthand = {Eur. Cycl.}, shortauthor = {Euripides}, keywords = {ancient}, options = {antik}}</text:p>
          </table:table-cell>
          <table:table-cell table:formula="of:=&quot;\item[&quot;&amp;[.E237] &amp; &quot;] &quot; &amp;[.C237]&amp; &quot; &quot; &amp;[.D237] &amp; &quot; \textbf{&quot; &amp; [.F237] &amp;&quot;}&quot;" office:value-type="string" office:string-value="\item[Eur. Cycl.] Euripides Cyclops \textbf{Eur_Cycl}">
            <text:p>\item[Eur. Cycl.] Euripides Cyclops \textbf{Eur_Cy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}&quot;" office:value-type="string" office:string-value="@Book{Eur_El,author ={Euripides},  origtitle = {Electra }, shorthand = {Eur. El.}, shortauthor = {Euripides}, keywords = {ancient}, options = {antik}}">
            <text:p>@Book{Eur_El,author ={Euripides}, <text:s/>origtitle = {Electra }, shorthand = {Eur. El.}, shortauthor = {Euripides}, keywords = {ancient}, options = {antik}}</text:p>
          </table:table-cell>
          <table:table-cell table:formula="of:=&quot;\item[&quot;&amp;[.E238] &amp; &quot;] &quot; &amp;[.C238]&amp; &quot; &quot; &amp;[.D238] &amp; &quot; \textbf{&quot; &amp; [.F238] &amp;&quot;}&quot;" office:value-type="string" office:string-value="\item[Eur. El.] Euripides Electra \textbf{Eur_El}">
            <text:p>\item[Eur. El.] Euripides Electra \textbf{Eur_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}&quot;" office:value-type="string" office:string-value="@Book{Eur_Hec,author ={Euripides},  origtitle = {Hecuba (Hekabe) }, shorthand = {Eur. Hec.}, shortauthor = {Euripides}, keywords = {ancient}, options = {antik}}">
            <text:p>@Book{Eur_Hec,author ={Euripides}, <text:s/>origtitle = {Hecuba (Hekabe) }, shorthand = {Eur. Hec.}, shortauthor = {Euripides}, keywords = {ancient}, options = {antik}}</text:p>
          </table:table-cell>
          <table:table-cell table:formula="of:=&quot;\item[&quot;&amp;[.E239] &amp; &quot;] &quot; &amp;[.C239]&amp; &quot; &quot; &amp;[.D239] &amp; &quot; \textbf{&quot; &amp; [.F239] &amp;&quot;}&quot;" office:value-type="string" office:string-value="\item[Eur. Hec.] Euripides Hecuba (Hekabe) \textbf{Eur_Hec}">
            <text:p>\item[Eur. Hec.] Euripides Hecuba (Hekabe) \textbf{Eur_He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}&quot;" office:value-type="string" office:string-value="@Book{Eur_Hel,author ={Euripides},  origtitle = {Helena }, shorthand = {Eur. Hel.}, shortauthor = {Euripides}, keywords = {ancient}, options = {antik}}">
            <text:p>@Book{Eur_Hel,author ={Euripides}, <text:s/>origtitle = {Helena }, shorthand = {Eur. Hel.}, shortauthor = {Euripides}, keywords = {ancient}, options = {antik}}</text:p>
          </table:table-cell>
          <table:table-cell table:formula="of:=&quot;\item[&quot;&amp;[.E240] &amp; &quot;] &quot; &amp;[.C240]&amp; &quot; &quot; &amp;[.D240] &amp; &quot; \textbf{&quot; &amp; [.F240] &amp;&quot;}&quot;" office:value-type="string" office:string-value="\item[Eur. Hel.] Euripides Helena \textbf{Eur_Hel}">
            <text:p>\item[Eur. Hel.] Euripides Helena \textbf{Eur_H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}&quot;" office:value-type="string" office:string-value="@Book{Eur_Heracl,author ={Euripides},  origtitle = {Heraclidae }, shorthand = {Eur. Heracl.}, shortauthor = {Euripides}, keywords = {ancient}, options = {antik}}">
            <text:p>@Book{Eur_Heracl,author ={Euripides}, <text:s/>origtitle = {Heraclidae }, shorthand = {Eur. Heracl.}, shortauthor = {Euripides}, keywords = {ancient}, options = {antik}}</text:p>
          </table:table-cell>
          <table:table-cell table:formula="of:=&quot;\item[&quot;&amp;[.E241] &amp; &quot;] &quot; &amp;[.C241]&amp; &quot; &quot; &amp;[.D241] &amp; &quot; \textbf{&quot; &amp; [.F241] &amp;&quot;}&quot;" office:value-type="string" office:string-value="\item[Eur. Heracl.] Euripides Heraclidae \textbf{Eur_Heracl}">
            <text:p>\item[Eur. Heracl.] Euripides Heraclidae \textbf{Eur_Hera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}&quot;" office:value-type="string" office:string-value="@Book{Eur_Herc,author ={Euripides},  origtitle = {Hercules (furens) }, shorthand = {Eur. Herc.}, shortauthor = {Euripides}, keywords = {ancient}, options = {antik}}">
            <text:p>@Book{Eur_Herc,author ={Euripides}, <text:s/>origtitle = {Hercules (furens) }, shorthand = {Eur. Herc.}, shortauthor = {Euripides}, keywords = {ancient}, options = {antik}}</text:p>
          </table:table-cell>
          <table:table-cell table:formula="of:=&quot;\item[&quot;&amp;[.E242] &amp; &quot;] &quot; &amp;[.C242]&amp; &quot; &quot; &amp;[.D242] &amp; &quot; \textbf{&quot; &amp; [.F242] &amp;&quot;}&quot;" office:value-type="string" office:string-value="\item[Eur. Herc.] Euripides Hercules (furens) \textbf{Eur_Herc}">
            <text:p>\item[Eur. Herc.] Euripides Hercules (furens) \textbf{Eur_Her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}&quot;" office:value-type="string" office:string-value="@Book{Eur_Hipp,author ={Euripides},  origtitle = {Hippolytos }, shorthand = {Eur. Hipp.}, shortauthor = {Euripides}, keywords = {ancient}, options = {antik}}">
            <text:p>@Book{Eur_Hipp,author ={Euripides}, <text:s/>origtitle = {Hippolytos }, shorthand = {Eur. Hipp.}, shortauthor = {Euripides}, keywords = {ancient}, options = {antik}}</text:p>
          </table:table-cell>
          <table:table-cell table:formula="of:=&quot;\item[&quot;&amp;[.E243] &amp; &quot;] &quot; &amp;[.C243]&amp; &quot; &quot; &amp;[.D243] &amp; &quot; \textbf{&quot; &amp; [.F243] &amp;&quot;}&quot;" office:value-type="string" office:string-value="\item[Eur. Hipp.] Euripides Hippolytos \textbf{Eur_Hipp}">
            <text:p>\item[Eur. Hipp.] Euripides Hippolytos \textbf{Eur_Hipp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}&quot;" office:value-type="string" office:string-value="@Book{Eur_Ion,author ={Euripides},  origtitle = {Ion }, shorthand = {Eur. Ion}, shortauthor = {Euripides}, keywords = {ancient}, options = {antik}}">
            <text:p>@Book{Eur_Ion,author ={Euripides}, <text:s/>origtitle = {Ion }, shorthand = {Eur. Ion}, shortauthor = {Euripides}, keywords = {ancient}, options = {antik}}</text:p>
          </table:table-cell>
          <table:table-cell table:formula="of:=&quot;\item[&quot;&amp;[.E244] &amp; &quot;] &quot; &amp;[.C244]&amp; &quot; &quot; &amp;[.D244] &amp; &quot; \textbf{&quot; &amp; [.F244] &amp;&quot;}&quot;" office:value-type="string" office:string-value="\item[Eur. Ion] Euripides Ion \textbf{Eur_Ion}">
            <text:p>\item[Eur. Ion] Euripides Ion \textbf{Eur_Io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}&quot;" office:value-type="string" office:string-value="@Book{Eur_Iph_A,author ={Euripides},  origtitle = {Iphigenia Aulidensis }, shorthand = {Eur. Iph. A.}, shortauthor = {Euripides}, keywords = {ancient}, options = {antik}}">
            <text:p>@Book{Eur_Iph_A,author ={Euripides}, <text:s/>origtitle = {Iphigenia Aulidensis }, shorthand = {Eur. Iph. A.}, shortauthor = {Euripides}, keywords = {ancient}, options = {antik}}</text:p>
          </table:table-cell>
          <table:table-cell table:formula="of:=&quot;\item[&quot;&amp;[.E245] &amp; &quot;] &quot; &amp;[.C245]&amp; &quot; &quot; &amp;[.D245] &amp; &quot; \textbf{&quot; &amp; [.F245] &amp;&quot;}&quot;" office:value-type="string" office:string-value="\item[Eur. Iph. A.] Euripides Iphigenia Aulidensis \textbf{Eur_Iph_A}">
            <text:p>\item[Eur. Iph. A.] Euripides Iphigenia Aulidensis \textbf{Eur_Iph_A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}&quot;" office:value-type="string" office:string-value="@Book{Eur_Iph_T,author ={Euripides},  origtitle = {Iphigenia Taurica }, shorthand = {Eur. Iph. T.}, shortauthor = {Euripides}, keywords = {ancient}, options = {antik}}">
            <text:p>@Book{Eur_Iph_T,author ={Euripides}, <text:s/>origtitle = {Iphigenia Taurica }, shorthand = {Eur. Iph. T.}, shortauthor = {Euripides}, keywords = {ancient}, options = {antik}}</text:p>
          </table:table-cell>
          <table:table-cell table:formula="of:=&quot;\item[&quot;&amp;[.E246] &amp; &quot;] &quot; &amp;[.C246]&amp; &quot; &quot; &amp;[.D246] &amp; &quot; \textbf{&quot; &amp; [.F246] &amp;&quot;}&quot;" office:value-type="string" office:string-value="\item[Eur. Iph. T.] Euripides Iphigenia Taurica \textbf{Eur_Iph_T}">
            <text:p>\item[Eur. Iph. T.] Euripides Iphigenia Taurica \textbf{Eur_Iph_T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}&quot;" office:value-type="string" office:string-value="@Book{Eur_Med,author ={Euripides},  origtitle = {Medea }, shorthand = {Eur. Med.}, shortauthor = {Euripides}, keywords = {ancient}, options = {antik}}">
            <text:p>@Book{Eur_Med,author ={Euripides}, <text:s/>origtitle = {Medea }, shorthand = {Eur. Med.}, shortauthor = {Euripides}, keywords = {ancient}, options = {antik}}</text:p>
          </table:table-cell>
          <table:table-cell table:formula="of:=&quot;\item[&quot;&amp;[.E247] &amp; &quot;] &quot; &amp;[.C247]&amp; &quot; &quot; &amp;[.D247] &amp; &quot; \textbf{&quot; &amp; [.F247] &amp;&quot;}&quot;" office:value-type="string" office:string-value="\item[Eur. Med.] Euripides Medea \textbf{Eur_Med}">
            <text:p>\item[Eur. Med.] Euripides Medea \textbf{Eur_Med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}&quot;" office:value-type="string" office:string-value="@Book{Eur_Or,author ={Euripides},  origtitle = {Orestes }, shorthand = {Eur. Or.}, shortauthor = {Euripides}, keywords = {ancient}, options = {antik}}">
            <text:p>@Book{Eur_Or,author ={Euripides}, <text:s/>origtitle = {Orestes }, shorthand = {Eur. Or.}, shortauthor = {Euripides}, keywords = {ancient}, options = {antik}}</text:p>
          </table:table-cell>
          <table:table-cell table:formula="of:=&quot;\item[&quot;&amp;[.E248] &amp; &quot;] &quot; &amp;[.C248]&amp; &quot; &quot; &amp;[.D248] &amp; &quot; \textbf{&quot; &amp; [.F248] &amp;&quot;}&quot;" office:value-type="string" office:string-value="\item[Eur. Or.] Euripides Orestes \textbf{Eur_Or}">
            <text:p>\item[Eur. Or.] Euripides Orestes \textbf{Eur_O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}&quot;" office:value-type="string" office:string-value="@Book{Eur_Phoen,author ={Euripides},  origtitle = {Phoenissae }, shorthand = {Eur. Phoen.}, shortauthor = {Euripides}, keywords = {ancient}, options = {antik}}">
            <text:p>@Book{Eur_Phoen,author ={Euripides}, <text:s/>origtitle = {Phoenissae }, shorthand = {Eur. Phoen.}, shortauthor = {Euripides}, keywords = {ancient}, options = {antik}}</text:p>
          </table:table-cell>
          <table:table-cell table:formula="of:=&quot;\item[&quot;&amp;[.E249] &amp; &quot;] &quot; &amp;[.C249]&amp; &quot; &quot; &amp;[.D249] &amp; &quot; \textbf{&quot; &amp; [.F249] &amp;&quot;}&quot;" office:value-type="string" office:string-value="\item[Eur. Phoen.] Euripides Phoenissae \textbf{Eur_Phoen}">
            <text:p>\item[Eur. Phoen.] Euripides Phoenissae \textbf{Eur_Phoe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}&quot;" office:value-type="string" office:string-value="@Book{Eur_Rhes,author ={Euripides},  origtitle = {Rhesus }, shorthand = {Eur. Rhes.}, shortauthor = {Euripides}, keywords = {ancient}, options = {antik}}">
            <text:p>@Book{Eur_Rhes,author ={Euripides}, <text:s/>origtitle = {Rhesus }, shorthand = {Eur. Rhes.}, shortauthor = {Euripides}, keywords = {ancient}, options = {antik}}</text:p>
          </table:table-cell>
          <table:table-cell table:formula="of:=&quot;\item[&quot;&amp;[.E250] &amp; &quot;] &quot; &amp;[.C250]&amp; &quot; &quot; &amp;[.D250] &amp; &quot; \textbf{&quot; &amp; [.F250] &amp;&quot;}&quot;" office:value-type="string" office:string-value="\item[Eur. Rhes.] Euripides Rhesus \textbf{Eur_Rhes}">
            <text:p>\item[Eur. Rhes.] Euripides Rhesus \textbf{Eur_Rhes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}&quot;" office:value-type="string" office:string-value="@Book{Eur_Suppl,author ={Euripides},  origtitle = {Supplices (ἱκέτιδες) }, shorthand = {Eur. Suppl.}, shortauthor = {Euripides}, keywords = {ancient}, options = {antik}}">
            <text:p>@Book{Eur_Suppl,author ={Euripides}, <text:s/>origtitle = {Supplices (ἱκέτιδες) }, shorthand = {Eur. Suppl.}, shortauthor = {Euripides}, keywords = {ancient}, options = {antik}}</text:p>
          </table:table-cell>
          <table:table-cell table:formula="of:=&quot;\item[&quot;&amp;[.E251] &amp; &quot;] &quot; &amp;[.C251]&amp; &quot; &quot; &amp;[.D251] &amp; &quot; \textbf{&quot; &amp; [.F251] &amp;&quot;}&quot;" office:value-type="string" office:string-value="\item[Eur. Suppl.] Euripides Supplices (ἱκέτιδες) \textbf{Eur_Suppl}">
            <text:p>\item[Eur. Suppl.] Euripides Supplices (ἱκέτιδες) \textbf{Eur_Supp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}&quot;" office:value-type="string" office:string-value="@Book{Eur_Tro,author ={Euripides},  origtitle = {Troades }, shorthand = {Eur. Tro.}, shortauthor = {Euripides}, keywords = {ancient}, options = {antik}}">
            <text:p>@Book{Eur_Tro,author ={Euripides}, <text:s/>origtitle = {Troades }, shorthand = {Eur. Tro.}, shortauthor = {Euripides}, keywords = {ancient}, options = {antik}}</text:p>
          </table:table-cell>
          <table:table-cell table:formula="of:=&quot;\item[&quot;&amp;[.E252] &amp; &quot;] &quot; &amp;[.C252]&amp; &quot; &quot; &amp;[.D252] &amp; &quot; \textbf{&quot; &amp; [.F252] &amp;&quot;}&quot;" office:value-type="string" office:string-value="\item[Eur. Tro.] Euripides Troades \textbf{Eur_Tro}">
            <text:p>\item[Eur. Tro.] Euripides Troades \textbf{Eur_Tro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}&quot;" office:value-type="string" office:string-value="@Book{Eus_De_Ev,author ={Eusebios},  origtitle = {Demonstratio Evangelica }, shorthand = {Eus. De. Ev.}, shortauthor = {Eusebios}, keywords = {ancient}, options = {antik}}">
            <text:p>@Book{Eus_De_Ev,author ={Eusebios}, <text:s/>origtitle = {Demonstratio Evangelica }, shorthand = {Eus. De. Ev.}, shortauthor = {Eusebios}, keywords = {ancient}, options = {antik}}</text:p>
          </table:table-cell>
          <table:table-cell table:formula="of:=&quot;\item[&quot;&amp;[.E253] &amp; &quot;] &quot; &amp;[.C253]&amp; &quot; &quot; &amp;[.D253] &amp; &quot; \textbf{&quot; &amp; [.F253] &amp;&quot;}&quot;" office:value-type="string" office:string-value="\item[Eus. De. Ev.] Eusebios Demonstratio Evangelica \textbf{Eus_De_Ev}">
            <text:p>\item[Eus. De. Ev.] Eusebios Demonstratio Evangelica \textbf{Eus_De_Ev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}&quot;" office:value-type="string" office:string-value="@Book{Eus_HE,author ={Eusebios},  origtitle = {Historia Ecclesiastica }, shorthand = {Eus. HE}, shortauthor = {Eusebios}, keywords = {ancient}, options = {antik}}">
            <text:p>@Book{Eus_HE,author ={Eusebios}, <text:s/>origtitle = {Historia Ecclesiastica }, shorthand = {Eus. HE}, shortauthor = {Eusebios}, keywords = {ancient}, options = {antik}}</text:p>
          </table:table-cell>
          <table:table-cell table:formula="of:=&quot;\item[&quot;&amp;[.E254] &amp; &quot;] &quot; &amp;[.C254]&amp; &quot; &quot; &amp;[.D254] &amp; &quot; \textbf{&quot; &amp; [.F254] &amp;&quot;}&quot;" office:value-type="string" office:string-value="\item[Eus. HE] Eusebios Historia Ecclesiastica \textbf{Eus_HE}">
            <text:p>\item[Eus. HE] Eusebios Historia Ecclesiastica \textbf{Eus_HE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}&quot;" office:value-type="string" office:string-value="@Book{Eus_On,author ={Eusebios},  origtitle = {Onomastikon }, shorthand = {Eus. On.}, shortauthor = {Eusebios}, keywords = {ancient}, options = {antik}}">
            <text:p>@Book{Eus_On,author ={Eusebios}, <text:s/>origtitle = {Onomastikon }, shorthand = {Eus. On.}, shortauthor = {Eusebios}, keywords = {ancient}, options = {antik}}</text:p>
          </table:table-cell>
          <table:table-cell table:formula="of:=&quot;\item[&quot;&amp;[.E255] &amp; &quot;] &quot; &amp;[.C255]&amp; &quot; &quot; &amp;[.D255] &amp; &quot; \textbf{&quot; &amp; [.F255] &amp;&quot;}&quot;" office:value-type="string" office:string-value="\item[Eus. On.] Eusebios Onomastikon \textbf{Eus_On}">
            <text:p>\item[Eus. On.] Eusebios Onomastikon \textbf{Eus_On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}&quot;" office:value-type="string" office:string-value="@Book{Eus_Pr_Ev,author ={Eusebios},  origtitle = {Praeparatio Evangelica }, shorthand = {Eus. Pr. Ev.}, shortauthor = {Eusebios}, keywords = {ancient}, options = {antik}}">
            <text:p>@Book{Eus_Pr_Ev,author ={Eusebios}, <text:s/>origtitle = {Praeparatio Evangelica }, shorthand = {Eus. Pr. Ev.}, shortauthor = {Eusebios}, keywords = {ancient}, options = {antik}}</text:p>
          </table:table-cell>
          <table:table-cell table:formula="of:=&quot;\item[&quot;&amp;[.E256] &amp; &quot;] &quot; &amp;[.C256]&amp; &quot; &quot; &amp;[.D256] &amp; &quot; \textbf{&quot; &amp; [.F256] &amp;&quot;}&quot;" office:value-type="string" office:string-value="\item[Eus. Pr. Ev.] Eusebios Praeparatio Evangelica \textbf{Eus_Pr_Ev}">
            <text:p>\item[Eus. Pr. Ev.] Eusebios Praeparatio Evangelica \textbf{Eus_Pr_Ev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7]&amp;&quot;}&quot;" office:value-type="string" office:string-value="{Eustathios}">
            <text:p>{Eustat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}&quot;" office:value-type="string" office:string-value="@Book{Eust,author ={{Eustathios}},  origtitle = { }, shorthand = {Eust.}, shortauthor = {Eustathios}, keywords = {ancient}, options = {antik}}">
            <text:p>@Book{Eust,author ={{Eustathios}}, <text:s/>origtitle = { }, shorthand = {Eust.}, shortauthor = {Eustathios}, keywords = {ancient}, options = {antik}}</text:p>
          </table:table-cell>
          <table:table-cell table:formula="of:=&quot;\item[&quot;&amp;[.E257] &amp; &quot;] &quot; &amp;[.C257]&amp; &quot; &quot; &amp;[.D257] &amp; &quot; \textbf{&quot; &amp; [.F257] &amp;&quot;}&quot;" office:value-type="string" office:string-value="\item[Eust.] Eustathios  \textbf{Eust}">
            <text:p>\item[Eust.] Eustathios <text:s/>\textbf{Eust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8]&amp;&quot;}&quot;" office:value-type="string" office:string-value="{Eutropius}">
            <text:p>{Eutrop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}&quot;" office:value-type="string" office:string-value="@Book{Eutr,author ={{Eutropius}},  origtitle = { }, shorthand = {Eutr.}, shortauthor = {Eutropius}, keywords = {ancient}, options = {antik}}">
            <text:p>@Book{Eutr,author ={{Eutropius}}, <text:s/>origtitle = { }, shorthand = {Eutr.}, shortauthor = {Eutropius}, keywords = {ancient}, options = {antik}}</text:p>
          </table:table-cell>
          <table:table-cell table:formula="of:=&quot;\item[&quot;&amp;[.E258] &amp; &quot;] &quot; &amp;[.C258]&amp; &quot; &quot; &amp;[.D258] &amp; &quot; \textbf{&quot; &amp; [.F258] &amp;&quot;}&quot;" office:value-type="string" office:string-value="\item[Eutr.] Eutropius  \textbf{Eutr}">
            <text:p>\item[Eutr.] Eutropius <text:s/>\textbf{Eutr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}&quot;" office:value-type="string" office:string-value="@Book{Fest,author ={Pompeius Festus, {Sex}tus},  origtitle = { }, shorthand = {Fest.}, shortauthor = {Festus}, keywords = {ancient}, options = {antik}}">
            <text:p>@Book{Fest,author ={Pompeius Festus, {Sex}tus}, <text:s/>origtitle = { }, shorthand = {Fest.}, shortauthor = {Festus}, keywords = {ancient}, options = {antik}}</text:p>
          </table:table-cell>
          <table:table-cell table:formula="of:=&quot;\item[&quot;&amp;[.E259] &amp; &quot;] &quot; &amp;[.C259]&amp; &quot; &quot; &amp;[.D259] &amp; &quot; \textbf{&quot; &amp; [.F259] &amp;&quot;}&quot;" office:value-type="string" office:string-value="\item[Fest.] Festus  \textbf{Fest}">
            <text:p>\item[Fest.] Festus <text:s/>\textbf{Fest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}&quot;" office:value-type="string" office:string-value="@Book{Flor_epit,author ={Annius Florus, Publius},  origtitle = {epitoma de Tito Livio }, shorthand = {Flor.  epit.}, shortauthor = {Florus}, keywords = {ancient}, options = {antik}}">
            <text:p>@Book{Flor_epit,author ={Annius Florus, Publius}, <text:s/>origtitle = {epitoma de Tito Livio }, shorthand = {Flor. <text:s/>epit.}, shortauthor = {Florus}, keywords = {ancient}, options = {antik}}</text:p>
          </table:table-cell>
          <table:table-cell table:formula="of:=&quot;\item[&quot;&amp;[.E260] &amp; &quot;] &quot; &amp;[.C260]&amp; &quot; &quot; &amp;[.D260] &amp; &quot; \textbf{&quot; &amp; [.F260] &amp;&quot;}&quot;" office:value-type="string" office:string-value="\item[Flor.  epit.] Florus epitoma de Tito Livio \textbf{Flor_epit}">
            <text:p>\item[Flor. <text:s/>epit.] Florus epitoma de Tito Livio \textbf{Flor_epit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">
            <text:p>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}&quot;" office:value-type="string" office:string-value="@Book{Frontin_aqu_strat,author ={Frontinus},  origtitle = {de aquae ductu urbis Romae strategemata }, shorthand = {Frontin. aqu. strat.}, shortauthor = {Frontin}, keywords = {ancient}, options = {antik}}">
            <text:p>@Book{Frontin_aqu_strat,author ={Frontinus}, <text:s/>origtitle = {de aquae ductu urbis Romae strategemata }, shorthand = {Frontin. aqu. strat.}, shortauthor = {Frontin}, keywords = {ancient}, options = {antik}}</text:p>
          </table:table-cell>
          <table:table-cell table:formula="of:=&quot;\item[&quot;&amp;[.E261] &amp; &quot;] &quot; &amp;[.C261]&amp; &quot; &quot; &amp;[.D261] &amp; &quot; \textbf{&quot; &amp; [.F261] &amp;&quot;}&quot;" office:value-type="string" office:string-value="\item[Frontin. aqu. strat.] Frontin de aquae ductu urbis Romae strategemata \textbf{Frontin_aqu_strat}">
            <text:p>\item[Frontin. aqu. strat.] Frontin de aquae ductu urbis Romae strategemata \textbf{Frontin_aqu_strat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 table:formula="of:=&quot;{&quot;&amp;[.C262]&amp;&quot;}&quot;" office:value-type="string" office:string-value="{Fulgentius Afer}">
            <text:p>{Fulgentius Af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Fulg,author ={{Fulgentius Afer}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{Fulgentius Afer}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}&quot;" office:value-type="string" office:string-value="@Book{Fulg,author ={{Fulgentius Afer}},  origtitle = { }, shorthand = {Fulg.}, shortauthor = {Fulgentius Afer}, keywords = {ancient}, options = {antik}}">
            <text:p>@Book{Fulg,author ={{Fulgentius Afer}}, <text:s/>origtitle = { }, shorthand = {Fulg.}, shortauthor = {Fulgentius Afer}, keywords = {ancient}, options = {antik}}</text:p>
          </table:table-cell>
          <table:table-cell table:formula="of:=&quot;\item[&quot;&amp;[.E262] &amp; &quot;] &quot; &amp;[.C262]&amp; &quot; &quot; &amp;[.D262] &amp; &quot; \textbf{&quot; &amp; [.F262] &amp;&quot;}&quot;" office:value-type="string" office:string-value="\item[Fulg.] Fulgentius Afer  \textbf{Fulg}">
            <text:p>\item[Fulg.] Fulgentius Afer <text:s/>\textbf{Fulg}</text:p>
          </table:table-cell>
        </table:table-row>
        <table:table-row table:style-name="ro1">
          <table:table-cell office:value-type="string">
            <text:p>Gal</text:p>
          </table:table-cell>
          <table:table-cell table:number-columns-repeated="2"/>
          <table:table-cell office:value-type="string">
            <text:p>Galaterbrief</text:p>
          </table:table-cell>
          <table:table-cell office:value-type="string">
            <text:p>Ga.</text:p>
          </table:table-cell>
          <table:table-cell office:value-type="string">
            <text:p>Ga</text:p>
          </table:table-cell>
          <table:table-cell table:formula="of:=&quot;{&quot;&amp;[.D263]&amp;&quot;}&quot;" office:value-type="string" office:string-value="{Galaterbrief}">
            <text:p>{Galat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D263]&amp; &quot;}, keywords = {ancient}, options = {antik},&quot;&amp;&quot;}&quot;" office:value-type="string" office:string-value="@Book{Ga,author ={{Galaterbrief}}, title ={Galaterbrief}, publisher = HUP, location = {Cambridge, MA and London}, year = {}, volume = {}, series = LCL-lang, shortseries = LCL-kurz, origtitle = {Galaterbrief}, origlanguage = {}, translator = {}, editor = {}, shorthand = {Ga.}, shortauthor = {Galaterbrief}, keywords = {ancient}, options = {antik},}">
            <text:p>@Book{Ga,author ={{Galaterbrief}}, title ={Galaterbrief}, publisher = HUP, location = {Cambridge, MA and London}, year = {}, volume = {}, series = LCL-lang, shortseries = LCL-kurz, origtitle = {Galaterbrief}, origlanguage = {}, translator = {}, editor = {}, shorthand = {Ga.}, shortauthor = {Galaterbrief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D263]&amp; &quot;}, keywords = {ancient}, options = {antik}}&quot;" office:value-type="string" office:string-value="@Book{Ga,author ={{Galaterbrief}},  origtitle = {Galaterbrief }, shorthand = {Ga.}, shortauthor = {Galaterbrief}, keywords = {ancient}, options = {antik}}">
            <text:p>@Book{Ga,author ={{Galaterbrief}}, <text:s/>origtitle = {Galaterbrief }, shorthand = {Ga.}, shortauthor = {Galaterbrief}, keywords = {ancient}, options = {antik}}</text:p>
          </table:table-cell>
          <table:table-cell table:formula="of:=&quot;\item[&quot;&amp;[.E263] &amp; &quot;] &quot; &amp;[.D263]&amp; &quot; &quot; &amp;[.D263] &amp; &quot; \textbf{&quot; &amp; [.F263] &amp;&quot;}&quot;" office:value-type="string" office:string-value="\item[Ga.] Galaterbrief Galaterbrief \textbf{Ga}">
            <text:p>\item[Ga.] Galaterbrief Galaterbrief \textbf{Ga}</text:p>
          </table:table-cell>
        </table:table-row>
        <table:table-row table:style-name="ro2">
          <table:table-cell office:value-type="string">
            <text:p>Gal.</text:p>
          </table:table-cell>
          <table:table-cell/>
          <table:table-cell office:value-type="string">
            <text:p>Galen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 table:style-name="ce1" office:value-type="string">
            <text:p><text:s/>Aelius Galen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al,author ={ Aelius Galenus }, title ={}, publisher = HUP, location = {Cambridge, MA and London}, year = {}, volume = {}, series = LCL-lang, shortseries = LCL-kurz, origtitle = {}, origlanguage = {}, translator = {}, editor = {}, shorthand = {Gal.}, shortauthor = {Galen}, keywords = {ancient}, options = {antik},}">
            <text:p>@Book{Gal,author ={ Aelius Galenus }, title ={}, publisher = HUP, location = {Cambridge, MA and London}, year = {}, volume = {}, series = LCL-lang, shortseries = LCL-kurz, origtitle = {}, origlanguage = {}, translator = {}, editor = {}, shorthand = {Gal.}, shortauthor = {Galen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}&quot;" office:value-type="string" office:string-value="@Book{Gal,author ={ Aelius Galenus },  origtitle = { }, shorthand = {Gal.}, shortauthor = {Galen}, keywords = {ancient}, options = {antik}}">
            <text:p>@Book{Gal,author ={ Aelius Galenus }, <text:s/>origtitle = { }, shorthand = {Gal.}, shortauthor = {Galen}, keywords = {ancient}, options = {antik}}</text:p>
          </table:table-cell>
          <table:table-cell table:formula="of:=&quot;\item[&quot;&amp;[.E264] &amp; &quot;] &quot; &amp;[.C264]&amp; &quot; &quot; &amp;[.D264] &amp; &quot; \textbf{&quot; &amp; [.F264] &amp;&quot;}&quot;" office:value-type="string" office:string-value="\item[Gal.] Galen  \textbf{Gal}">
            <text:p>\item[Gal.] Galen <text:s/>\textbf{Gal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}&quot;" office:value-type="string" office:string-value="@Book{Gell,author ={Aulus Gellius},  origtitle = {noctes Atticae }, shorthand = {Gell.}, shortauthor = {Gellius}, keywords = {ancient}, options = {antik}}">
            <text:p>@Book{Gell,author ={Aulus Gellius}, <text:s/>origtitle = {noctes Atticae }, shorthand = {Gell.}, shortauthor = {Gellius}, keywords = {ancient}, options = {antik}}</text:p>
          </table:table-cell>
          <table:table-cell table:formula="of:=&quot;\item[&quot;&amp;[.E265] &amp; &quot;] &quot; &amp;[.C265]&amp; &quot; &quot; &amp;[.D265] &amp; &quot; \textbf{&quot; &amp; [.F265] &amp;&quot;}&quot;" office:value-type="string" office:string-value="\item[Gell.] Gellius noctes Atticae \textbf{Gell}">
            <text:p>\item[Gell.] Gellius noctes Atticae \textbf{Gell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6]&amp;&quot;}&quot;" office:value-type="string" office:string-value="{Gorgias}">
            <text:p>{Gorg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}&quot;" office:value-type="string" office:string-value="@Book{Gorg,author ={{Gorgias}},  origtitle = { }, shorthand = {Gorg.}, shortauthor = {Gorgias}, keywords = {ancient}, options = {antik}}">
            <text:p>@Book{Gorg,author ={{Gorgias}}, <text:s/>origtitle = { }, shorthand = {Gorg.}, shortauthor = {Gorgias}, keywords = {ancient}, options = {antik}}</text:p>
          </table:table-cell>
          <table:table-cell table:formula="of:=&quot;\item[&quot;&amp;[.E266] &amp; &quot;] &quot; &amp;[.C266]&amp; &quot; &quot; &amp;[.D266] &amp; &quot; \textbf{&quot; &amp; [.F266] &amp;&quot;}&quot;" office:value-type="string" office:string-value="\item[Gorg.] Gorgias  \textbf{Gorg}">
            <text:p>\item[Gorg.] Gorgias <text:s/>\textbf{Gorg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7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}&quot;" office:value-type="string" office:string-value="@Book{Greg_M_dial,author ={{Gregorius Magnus}},  origtitle = {dialogi (de miraculis patrum Italicorum) }, shorthand = {Greg. M. dial.}, shortauthor = {Gregorius Magnus}, keywords = {ancient}, options = {antik}}">
            <text:p>@Book{Greg_M_dial,author ={{Gregorius Magnus}}, <text:s/>origtitle = {dialogi (de miraculis patrum Italicorum) }, shorthand = {Greg. M. dial.}, shortauthor = {Gregorius Magnus}, keywords = {ancient}, options = {antik}}</text:p>
          </table:table-cell>
          <table:table-cell table:formula="of:=&quot;\item[&quot;&amp;[.E267] &amp; &quot;] &quot; &amp;[.C267]&amp; &quot; &quot; &amp;[.D267] &amp; &quot; \textbf{&quot; &amp; [.F267] &amp;&quot;}&quot;" office:value-type="string" office:string-value="\item[Greg. M. dial.] Gregorius Magnus dialogi (de miraculis patrum Italicorum) \textbf{Greg_M_dial}">
            <text:p>\item[Greg. M. dial.] Gregorius Magnus dialogi (de miraculis patrum Italicorum) \textbf{Greg_M_dial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8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}&quot;" office:value-type="string" office:string-value="@Book{Greg_M_epist,author ={{Gregorius Magnus}},  origtitle = {epistulae }, shorthand = {Greg. M. epist.}, shortauthor = {Gregorius Magnus}, keywords = {ancient}, options = {antik}}">
            <text:p>@Book{Greg_M_epist,author ={{Gregorius Magnus}}, <text:s/>origtitle = {epistulae }, shorthand = {Greg. M. epist.}, shortauthor = {Gregorius Magnus}, keywords = {ancient}, options = {antik}}</text:p>
          </table:table-cell>
          <table:table-cell table:formula="of:=&quot;\item[&quot;&amp;[.E268] &amp; &quot;] &quot; &amp;[.C268]&amp; &quot; &quot; &amp;[.D268] &amp; &quot; \textbf{&quot; &amp; [.F268] &amp;&quot;}&quot;" office:value-type="string" office:string-value="\item[Greg. M. epist.] Gregorius Magnus epistulae \textbf{Greg_M_epist}">
            <text:p>\item[Greg. M. epist.] Gregorius Magnus epistulae \textbf{Greg_M_epist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9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}&quot;" office:value-type="string" office:string-value="@Book{Greg_M_past,author ={{Gregorius Magnus}},  origtitle = {regula pastoralis }, shorthand = {Greg. M. past.}, shortauthor = {Gregorius Magnus}, keywords = {ancient}, options = {antik}}">
            <text:p>@Book{Greg_M_past,author ={{Gregorius Magnus}}, <text:s/>origtitle = {regula pastoralis }, shorthand = {Greg. M. past.}, shortauthor = {Gregorius Magnus}, keywords = {ancient}, options = {antik}}</text:p>
          </table:table-cell>
          <table:table-cell table:formula="of:=&quot;\item[&quot;&amp;[.E269] &amp; &quot;] &quot; &amp;[.C269]&amp; &quot; &quot; &amp;[.D269] &amp; &quot; \textbf{&quot; &amp; [.F269] &amp;&quot;}&quot;" office:value-type="string" office:string-value="\item[Greg. M. past.] Gregorius Magnus regula pastoralis \textbf{Greg_M_past}">
            <text:p>\item[Greg. M. past.] Gregorius Magnus regula pastoralis \textbf{Greg_M_pa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70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}&quot;" office:value-type="string" office:string-value="@Book{Greg_Naz_epist,author ={{Gregorius Nazianzienus}},  origtitle = {epistulae }, shorthand = {Greg. Naz. epist.}, shortauthor = {Gregorius Nazianzienus}, keywords = {ancient}, options = {antik}}">
            <text:p>@Book{Greg_Naz_epist,author ={{Gregorius Nazianzienus}}, <text:s/>origtitle = {epistulae }, shorthand = {Greg. Naz. epist.}, shortauthor = {Gregorius Nazianzienus}, keywords = {ancient}, options = {antik}}</text:p>
          </table:table-cell>
          <table:table-cell table:formula="of:=&quot;\item[&quot;&amp;[.E270] &amp; &quot;] &quot; &amp;[.C270]&amp; &quot; &quot; &amp;[.D270] &amp; &quot; \textbf{&quot; &amp; [.F270] &amp;&quot;}&quot;" office:value-type="string" office:string-value="\item[Greg. Naz. epist.] Gregorius Nazianzienus epistulae \textbf{Greg_Naz_epist}">
            <text:p>\item[Greg. Naz. epist.] Gregorius Nazianzienus epistulae \textbf{Greg_Naz_epi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71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}&quot;" office:value-type="string" office:string-value="@Book{Greg_Naz_or,author ={{Gregorius Nazianzienus}},  origtitle = {orationes }, shorthand = {Greg. Naz. or.}, shortauthor = {Gregorius Nazianzienus}, keywords = {ancient}, options = {antik}}">
            <text:p>@Book{Greg_Naz_or,author ={{Gregorius Nazianzienus}}, <text:s/>origtitle = {orationes }, shorthand = {Greg. Naz. or.}, shortauthor = {Gregorius Nazianzienus}, keywords = {ancient}, options = {antik}}</text:p>
          </table:table-cell>
          <table:table-cell table:formula="of:=&quot;\item[&quot;&amp;[.E271] &amp; &quot;] &quot; &amp;[.C271]&amp; &quot; &quot; &amp;[.D271] &amp; &quot; \textbf{&quot; &amp; [.F271] &amp;&quot;}&quot;" office:value-type="string" office:string-value="\item[Greg. Naz. or.] Gregorius Nazianzienus orationes \textbf{Greg_Naz_or}">
            <text:p>\item[Greg. Naz. or.] Gregorius Nazianzienus orationes \textbf{Greg_Naz_or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72]&amp;&quot;}&quot;" office:value-type="string" office:string-value="{Gregorius Nyssenus}">
            <text:p>{Gregorius Nyss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}&quot;" office:value-type="string" office:string-value="@Book{Greg_Nyss,author ={{Gregorius Nyssenus}},  origtitle = { }, shorthand = {Greg. Nyss.}, shortauthor = {Gregorius Nyssenus}, keywords = {ancient}, options = {antik}}">
            <text:p>@Book{Greg_Nyss,author ={{Gregorius Nyssenus}}, <text:s/>origtitle = { }, shorthand = {Greg. Nyss.}, shortauthor = {Gregorius Nyssenus}, keywords = {ancient}, options = {antik}}</text:p>
          </table:table-cell>
          <table:table-cell table:formula="of:=&quot;\item[&quot;&amp;[.E272] &amp; &quot;] &quot; &amp;[.C272]&amp; &quot; &quot; &amp;[.D272] &amp; &quot; \textbf{&quot; &amp; [.F272] &amp;&quot;}&quot;" office:value-type="string" office:string-value="\item[Greg. Nyss.] Gregorius Nyssenus  \textbf{Greg_Nyss}">
            <text:p>\item[Greg. Nyss.] Gregorius Nyssenus <text:s/>\textbf{Greg_Nyss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3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}&quot;" office:value-type="string" office:string-value="@Book{Greg_Tur_Franc,author ={{Gregorius von Tours}},  origtitle = {historia Francorum }, shorthand = {Greg. Tur. Franc.}, shortauthor = {Gregorius von Tours}, keywords = {ancient}, options = {antik}}">
            <text:p>@Book{Greg_Tur_Franc,author ={{Gregorius von Tours}}, <text:s/>origtitle = {historia Francorum }, shorthand = {Greg. Tur. Franc.}, shortauthor = {Gregorius von Tours}, keywords = {ancient}, options = {antik}}</text:p>
          </table:table-cell>
          <table:table-cell table:formula="of:=&quot;\item[&quot;&amp;[.E273] &amp; &quot;] &quot; &amp;[.C273]&amp; &quot; &quot; &amp;[.D273] &amp; &quot; \textbf{&quot; &amp; [.F273] &amp;&quot;}&quot;" office:value-type="string" office:string-value="\item[Greg. Tur. Franc.] Gregorius von Tours historia Francorum \textbf{Greg_Tur_Franc}">
            <text:p>\item[Greg. Tur. Franc.] Gregorius von Tours historia Francorum \textbf{Greg_Tur_Franc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4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}&quot;" office:value-type="string" office:string-value="@Book{Greg_Tur_Mart,author ={{Gregorius von Tours}},  origtitle = {de virtutibus Martini }, shorthand = {Greg. Tur. Mart.}, shortauthor = {Gregorius von Tours}, keywords = {ancient}, options = {antik}}">
            <text:p>@Book{Greg_Tur_Mart,author ={{Gregorius von Tours}}, <text:s/>origtitle = {de virtutibus Martini }, shorthand = {Greg. Tur. Mart.}, shortauthor = {Gregorius von Tours}, keywords = {ancient}, options = {antik}}</text:p>
          </table:table-cell>
          <table:table-cell table:formula="of:=&quot;\item[&quot;&amp;[.E274] &amp; &quot;] &quot; &amp;[.C274]&amp; &quot; &quot; &amp;[.D274] &amp; &quot; \textbf{&quot; &amp; [.F274] &amp;&quot;}&quot;" office:value-type="string" office:string-value="\item[Greg. Tur. Mart.] Gregorius von Tours de virtutibus Martini \textbf{Greg_Tur_Mart}">
            <text:p>\item[Greg. Tur. Mart.] Gregorius von Tours de virtutibus Martini \textbf{Greg_Tur_Mart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5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}&quot;" office:value-type="string" office:string-value="@Book{Greg_Tur_vit_patr,author ={{Gregorius von Tours}},  origtitle = {de vita patrum }, shorthand = {Greg. Tur. vit. patr.}, shortauthor = {Gregorius von Tours}, keywords = {ancient}, options = {antik}}">
            <text:p>@Book{Greg_Tur_vit_patr,author ={{Gregorius von Tours}}, <text:s/>origtitle = {de vita patrum }, shorthand = {Greg. Tur. vit. patr.}, shortauthor = {Gregorius von Tours}, keywords = {ancient}, options = {antik}}</text:p>
          </table:table-cell>
          <table:table-cell table:formula="of:=&quot;\item[&quot;&amp;[.E275] &amp; &quot;] &quot; &amp;[.C275]&amp; &quot; &quot; &amp;[.D275] &amp; &quot; \textbf{&quot; &amp; [.F275] &amp;&quot;}&quot;" office:value-type="string" office:string-value="\item[Greg. Tur. vit. patr.] Gregorius von Tours de vita patrum \textbf{Greg_Tur_vit_patr}">
            <text:p>\item[Greg. Tur. vit. patr.] Gregorius von Tours de vita patrum \textbf{Greg_Tur_vit_patr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6]&amp;&quot;}&quot;" office:value-type="string" office:string-value="{Herodot}">
            <text:p>{Herodo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}&quot;" office:value-type="string" office:string-value="@Book{Hdt,author ={{Herodot}},  origtitle = { }, shorthand = {Hdt.}, shortauthor = {Herodot}, keywords = {ancient}, options = {antik}}">
            <text:p>@Book{Hdt,author ={{Herodot}}, <text:s/>origtitle = { }, shorthand = {Hdt.}, shortauthor = {Herodot}, keywords = {ancient}, options = {antik}}</text:p>
          </table:table-cell>
          <table:table-cell table:formula="of:=&quot;\item[&quot;&amp;[.E276] &amp; &quot;] &quot; &amp;[.C276]&amp; &quot; &quot; &amp;[.D276] &amp; &quot; \textbf{&quot; &amp; [.F276] &amp;&quot;}&quot;" office:value-type="string" office:string-value="\item[Hdt.] Herodot  \textbf{Hdt}">
            <text:p>\item[Hdt.] Herodot <text:s/>\textbf{Hdt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7]&amp;&quot;}&quot;" office:value-type="string" office:string-value="{Hekataios}">
            <text:p>{Hekat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}&quot;" office:value-type="string" office:string-value="@Book{Hekat,author ={{Hekataios}},  origtitle = { }, shorthand = {Hekat.}, shortauthor = {Hekataios}, keywords = {ancient}, options = {antik}}">
            <text:p>@Book{Hekat,author ={{Hekataios}}, <text:s/>origtitle = { }, shorthand = {Hekat.}, shortauthor = {Hekataios}, keywords = {ancient}, options = {antik}}</text:p>
          </table:table-cell>
          <table:table-cell table:formula="of:=&quot;\item[&quot;&amp;[.E277] &amp; &quot;] &quot; &amp;[.C277]&amp; &quot; &quot; &amp;[.D277] &amp; &quot; \textbf{&quot; &amp; [.F277] &amp;&quot;}&quot;" office:value-type="string" office:string-value="\item[Hekat.] Hekataios  \textbf{Hekat}">
            <text:p>\item[Hekat.] Hekataios <text:s/>\textbf{Hekat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8]&amp;&quot;}&quot;" office:value-type="string" office:string-value="{Herakleitos}">
            <text:p>{Heraklei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}&quot;" office:value-type="string" office:string-value="@Book{Herakl,author ={{Herakleitos}},  origtitle = { }, shorthand = {Herakl.}, shortauthor = {Herakleitos}, keywords = {ancient}, options = {antik}}">
            <text:p>@Book{Herakl,author ={{Herakleitos}}, <text:s/>origtitle = { }, shorthand = {Herakl.}, shortauthor = {Herakleitos}, keywords = {ancient}, options = {antik}}</text:p>
          </table:table-cell>
          <table:table-cell table:formula="of:=&quot;\item[&quot;&amp;[.E278] &amp; &quot;] &quot; &amp;[.C278]&amp; &quot; &quot; &amp;[.D278] &amp; &quot; \textbf{&quot; &amp; [.F278] &amp;&quot;}&quot;" office:value-type="string" office:string-value="\item[Herakl.] Herakleitos  \textbf{Herakl}">
            <text:p>\item[Herakl.] Herakleitos <text:s/>\textbf{Herakl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9]&amp;&quot;}&quot;" office:value-type="string" office:string-value="{Herakleides Pontikos}">
            <text:p>{Herakleides Pontik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}&quot;" office:value-type="string" office:string-value="@Book{Herakl_Pont,author ={{Herakleides Pontikos}},  origtitle = { }, shorthand = {Herakl. Pont.}, shortauthor = {Herakleides Pontikos}, keywords = {ancient}, options = {antik}}">
            <text:p>@Book{Herakl_Pont,author ={{Herakleides Pontikos}}, <text:s/>origtitle = { }, shorthand = {Herakl. Pont.}, shortauthor = {Herakleides Pontikos}, keywords = {ancient}, options = {antik}}</text:p>
          </table:table-cell>
          <table:table-cell table:formula="of:=&quot;\item[&quot;&amp;[.E279] &amp; &quot;] &quot; &amp;[.C279]&amp; &quot; &quot; &amp;[.D279] &amp; &quot; \textbf{&quot; &amp; [.F279] &amp;&quot;}&quot;" office:value-type="string" office:string-value="\item[Herakl. Pont.] Herakleides Pontikos  \textbf{Herakl_Pont}">
            <text:p>\item[Herakl. Pont.] Herakleides Pontikos <text:s/>\textbf{Herakl_Pon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O.</text:p>
          </table:table-cell>
          <table:table-cell office:value-type="string">
            <text:p>Seneca minor</text:p>
          </table:table-cell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rc_O,author ={Annaeus Seneca, Lucius}, title ={Hercules Oetaeus}, publisher = HUP, location = {Cambridge, MA and London}, year = {}, volume = {}, series = LCL-lang, shortseries = LCL-kurz, origtitle = {Hercules Oetaeus}, origlanguage = {}, translator = {}, editor = {}, shorthand = { Herc. O.}, shortauthor = {Seneca minor}, keywords = {ancient}, options = {antik},}">
            <text:p>@Book{Herc_O,author ={Annaeus Seneca, Lucius}, title ={Hercules Oetaeus}, publisher = HUP, location = {Cambridge, MA and London}, year = {}, volume = {}, series = LCL-lang, shortseries = LCL-kurz, origtitle = {Hercules Oetaeus}, origlanguage = {}, translator = {}, editor = {}, shorthand = { Herc. O.}, shortauthor = {Seneca minor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}&quot;" office:value-type="string" office:string-value="@Book{Herc_O,author ={Annaeus Seneca, Lucius},  origtitle = {Hercules Oetaeus }, shorthand = { Herc. O.}, shortauthor = {Seneca minor}, keywords = {ancient}, options = {antik}}">
            <text:p>@Book{Herc_O,author ={Annaeus Seneca, Lucius}, <text:s/>origtitle = {Hercules Oetaeus }, shorthand = { Herc. O.}, shortauthor = {Seneca minor}, keywords = {ancient}, options = {antik}}</text:p>
          </table:table-cell>
          <table:table-cell table:formula="of:=&quot;\item[&quot;&amp;[.E280] &amp; &quot;] &quot; &amp;[.C280]&amp; &quot; &quot; &amp;[.D280] &amp; &quot; \textbf{&quot; &amp; [.F280] &amp;&quot;}&quot;" office:value-type="string" office:string-value="\item[ Herc. O.] Seneca minor Hercules Oetaeus \textbf{Herc_O}">
            <text:p>\item[ Herc. O.] Seneca minor Hercules Oetaeus \textbf{Herc_O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81]&amp;&quot;}&quot;" office:value-type="string" office:string-value="{Hermes Trismegistos}">
            <text:p>{Hermes Trismegis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}&quot;" office:value-type="string" office:string-value="@Book{Herm_Trism,author ={{Hermes Trismegistos}},  origtitle = { }, shorthand = {Herm. Trism.}, shortauthor = {Hermes Trismegistos}, keywords = {ancient}, options = {antik}}">
            <text:p>@Book{Herm_Trism,author ={{Hermes Trismegistos}}, <text:s/>origtitle = { }, shorthand = {Herm. Trism.}, shortauthor = {Hermes Trismegistos}, keywords = {ancient}, options = {antik}}</text:p>
          </table:table-cell>
          <table:table-cell table:formula="of:=&quot;\item[&quot;&amp;[.E281] &amp; &quot;] &quot; &amp;[.C281]&amp; &quot; &quot; &amp;[.D281] &amp; &quot; \textbf{&quot; &amp; [.F281] &amp;&quot;}&quot;" office:value-type="string" office:string-value="\item[Herm. Trism.] Hermes Trismegistos  \textbf{Herm_Trism}">
            <text:p>\item[Herm. Trism.] Hermes Trismegistos <text:s/>\textbf{Herm_Trism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82]&amp;&quot;}&quot;" office:value-type="string" office:string-value="{Herodianos}">
            <text:p>{Herodian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}&quot;" office:value-type="string" office:string-value="@Book{Herodian,author ={{Herodianos}},  origtitle = { }, shorthand = {Herodian.}, shortauthor = {Herodianos}, keywords = {ancient}, options = {antik}}">
            <text:p>@Book{Herodian,author ={{Herodianos}}, <text:s/>origtitle = { }, shorthand = {Herodian.}, shortauthor = {Herodianos}, keywords = {ancient}, options = {antik}}</text:p>
          </table:table-cell>
          <table:table-cell table:formula="of:=&quot;\item[&quot;&amp;[.E282] &amp; &quot;] &quot; &amp;[.C282]&amp; &quot; &quot; &amp;[.D282] &amp; &quot; \textbf{&quot; &amp; [.F282] &amp;&quot;}&quot;" office:value-type="string" office:string-value="\item[Herodian.] Herodianos  \textbf{Herodian}">
            <text:p>\item[Herodian.] Herodianos <text:s/>\textbf{Herodian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83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}&quot;" office:value-type="string" office:string-value="@Book{Hes_cat,author ={{Hesiodos}},  origtitle = {Catalogues feminarum (ἠοίαι) }, shorthand = {Hes. cat.}, shortauthor = {Hesiodos}, keywords = {ancient}, options = {antik}}">
            <text:p>@Book{Hes_cat,author ={{Hesiodos}}, <text:s/>origtitle = {Catalogues feminarum (ἠοίαι) }, shorthand = {Hes. cat.}, shortauthor = {Hesiodos}, keywords = {ancient}, options = {antik}}</text:p>
          </table:table-cell>
          <table:table-cell table:formula="of:=&quot;\item[&quot;&amp;[.E283] &amp; &quot;] &quot; &amp;[.C283]&amp; &quot; &quot; &amp;[.D283] &amp; &quot; \textbf{&quot; &amp; [.F283] &amp;&quot;}&quot;" office:value-type="string" office:string-value="\item[Hes. cat.] Hesiodos Catalogues feminarum (ἠοίαι) \textbf{Hes_cat}">
            <text:p>\item[Hes. cat.] Hesiodos Catalogues feminarum (ἠοίαι) \textbf{Hes_ca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4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}&quot;" office:value-type="string" office:string-value="@Book{Hes_erg,author ={{Hesiodos}},  origtitle = {opera et dies (ἔργα καὶ ἡμέραι) }, shorthand = {Hes. erg.}, shortauthor = {Hesiodos}, keywords = {ancient}, options = {antik}}">
            <text:p>@Book{Hes_erg,author ={{Hesiodos}}, <text:s/>origtitle = {opera et dies (ἔργα καὶ ἡμέραι) }, shorthand = {Hes. erg.}, shortauthor = {Hesiodos}, keywords = {ancient}, options = {antik}}</text:p>
          </table:table-cell>
          <table:table-cell table:formula="of:=&quot;\item[&quot;&amp;[.E284] &amp; &quot;] &quot; &amp;[.C284]&amp; &quot; &quot; &amp;[.D284] &amp; &quot; \textbf{&quot; &amp; [.F284] &amp;&quot;}&quot;" office:value-type="string" office:string-value="\item[Hes. erg.] Hesiodos opera et dies (ἔργα καὶ ἡμέραι) \textbf{Hes_erg}">
            <text:p>\item[Hes. erg.] Hesiodos opera et dies (ἔργα καὶ ἡμέραι) \textbf{Hes_erg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5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}&quot;" office:value-type="string" office:string-value="@Book{Hes_scut,author ={{Hesiodos}},  origtitle = {scutum (ἀσπίς) }, shorthand = {Hes. scut.}, shortauthor = {Hesiodos}, keywords = {ancient}, options = {antik}}">
            <text:p>@Book{Hes_scut,author ={{Hesiodos}}, <text:s/>origtitle = {scutum (ἀσπίς) }, shorthand = {Hes. scut.}, shortauthor = {Hesiodos}, keywords = {ancient}, options = {antik}}</text:p>
          </table:table-cell>
          <table:table-cell table:formula="of:=&quot;\item[&quot;&amp;[.E285] &amp; &quot;] &quot; &amp;[.C285]&amp; &quot; &quot; &amp;[.D285] &amp; &quot; \textbf{&quot; &amp; [.F285] &amp;&quot;}&quot;" office:value-type="string" office:string-value="\item[Hes. scut.] Hesiodos scutum (ἀσπίς) \textbf{Hes_scut}">
            <text:p>\item[Hes. scut.] Hesiodos scutum (ἀσπίς) \textbf{Hes_scu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6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}&quot;" office:value-type="string" office:string-value="@Book{Hes_theog,author ={{Hesiodos}},  origtitle = {Theogonia }, shorthand = {Hes. theog.}, shortauthor = {Hesiodos}, keywords = {ancient}, options = {antik}}">
            <text:p>@Book{Hes_theog,author ={{Hesiodos}}, <text:s/>origtitle = {Theogonia }, shorthand = {Hes. theog.}, shortauthor = {Hesiodos}, keywords = {ancient}, options = {antik}}</text:p>
          </table:table-cell>
          <table:table-cell table:formula="of:=&quot;\item[&quot;&amp;[.E286] &amp; &quot;] &quot; &amp;[.C286]&amp; &quot; &quot; &amp;[.D286] &amp; &quot; \textbf{&quot; &amp; [.F286] &amp;&quot;}&quot;" office:value-type="string" office:string-value="\item[Hes. theog.] Hesiodos Theogonia \textbf{Hes_theog}">
            <text:p>\item[Hes. theog.] Hesiodos Theogonia \textbf{Hes_theog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7]&amp;&quot;}&quot;" office:value-type="string" office:string-value="{Hesychios}">
            <text:p>{Hesyc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}&quot;" office:value-type="string" office:string-value="@Book{Hesych,author ={{Hesychios}},  origtitle = { }, shorthand = {Hesych.}, shortauthor = {Hesychios}, keywords = {ancient}, options = {antik}}">
            <text:p>@Book{Hesych,author ={{Hesychios}}, <text:s/>origtitle = { }, shorthand = {Hesych.}, shortauthor = {Hesychios}, keywords = {ancient}, options = {antik}}</text:p>
          </table:table-cell>
          <table:table-cell table:formula="of:=&quot;\item[&quot;&amp;[.E287] &amp; &quot;] &quot; &amp;[.C287]&amp; &quot; &quot; &amp;[.D287] &amp; &quot; \textbf{&quot; &amp; [.F287] &amp;&quot;}&quot;" office:value-type="string" office:string-value="\item[Hesych.] Hesychios  \textbf{Hesych}">
            <text:p>\item[Hesych.] Hesychios <text:s/>\textbf{Hesych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}&quot;" office:value-type="string" office:string-value="@Book{Hier_chron,author ={{Hieronymos}},  origtitle = {chronicon }, shorthand = {Hier. chron.}, shortauthor = {Hieronymos}, keywords = {ancient}, options = {antik}}">
            <text:p>@Book{Hier_chron,author ={{Hieronymos}}, <text:s/>origtitle = {chronicon }, shorthand = {Hier. chron.}, shortauthor = {Hieronymos}, keywords = {ancient}, options = {antik}}</text:p>
          </table:table-cell>
          <table:table-cell table:formula="of:=&quot;\item[&quot;&amp;[.E288] &amp; &quot;] &quot; &amp;[.C288]&amp; &quot; &quot; &amp;[.D288] &amp; &quot; \textbf{&quot; &amp; [.F288] &amp;&quot;}&quot;" office:value-type="string" office:string-value="\item[Hier. chron.] Hieronymos chronicon \textbf{Hier_chron}">
            <text:p>\item[Hier. chron.] Hieronymos chronicon \textbf{Hier_chr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9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}&quot;" office:value-type="string" office:string-value="@Book{Hier_commin_Ez,author ={{Hieronymos}},  origtitle = {commentaria in Ezechielem (PL 25) }, shorthand = {Hier. comm.in Ez}, shortauthor = {Hieronymos}, keywords = {ancient}, options = {antik}}">
            <text:p>@Book{Hier_commin_Ez,author ={{Hieronymos}}, <text:s/>origtitle = {commentaria in Ezechielem (PL 25) }, shorthand = {Hier. comm.in Ez}, shortauthor = {Hieronymos}, keywords = {ancient}, options = {antik}}</text:p>
          </table:table-cell>
          <table:table-cell table:formula="of:=&quot;\item[&quot;&amp;[.E289] &amp; &quot;] &quot; &amp;[.C289]&amp; &quot; &quot; &amp;[.D289] &amp; &quot; \textbf{&quot; &amp; [.F289] &amp;&quot;}&quot;" office:value-type="string" office:string-value="\item[Hier. comm.in Ez] Hieronymos commentaria in Ezechielem (PL 25) \textbf{Hier_commin_Ez}">
            <text:p>\item[Hier. comm.in Ez] Hieronymos commentaria in Ezechielem (PL 25) \textbf{Hier_commin_Ez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90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}&quot;" office:value-type="string" office:string-value="@Book{Hier_epist,author ={{Hieronymos}},  origtitle = {epistulae }, shorthand = {Hier. epist.}, shortauthor = {Hieronymos}, keywords = {ancient}, options = {antik}}">
            <text:p>@Book{Hier_epist,author ={{Hieronymos}}, <text:s/>origtitle = {epistulae }, shorthand = {Hier. epist.}, shortauthor = {Hieronymos}, keywords = {ancient}, options = {antik}}</text:p>
          </table:table-cell>
          <table:table-cell table:formula="of:=&quot;\item[&quot;&amp;[.E290] &amp; &quot;] &quot; &amp;[.C290]&amp; &quot; &quot; &amp;[.D290] &amp; &quot; \textbf{&quot; &amp; [.F290] &amp;&quot;}&quot;" office:value-type="string" office:string-value="\item[Hier. epist.] Hieronymos epistulae \textbf{Hier_epist}">
            <text:p>\item[Hier. epist.] Hieronymos epistulae \textbf{Hier_epist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91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}&quot;" office:value-type="string" office:string-value="@Book{Hier_On,author ={{Hieronymos}},  origtitle = {Onomastikon }, shorthand = {Hier. On.}, shortauthor = {Hieronymos}, keywords = {ancient}, options = {antik}}">
            <text:p>@Book{Hier_On,author ={{Hieronymos}}, <text:s/>origtitle = {Onomastikon }, shorthand = {Hier. On.}, shortauthor = {Hieronymos}, keywords = {ancient}, options = {antik}}</text:p>
          </table:table-cell>
          <table:table-cell table:formula="of:=&quot;\item[&quot;&amp;[.E291] &amp; &quot;] &quot; &amp;[.C291]&amp; &quot; &quot; &amp;[.D291] &amp; &quot; \textbf{&quot; &amp; [.F291] &amp;&quot;}&quot;" office:value-type="string" office:string-value="\item[Hier. On.] Hieronymos Onomastikon \textbf{Hier_On}">
            <text:p>\item[Hier. On.] Hieronymos Onomastikon \textbf{Hier_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92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}&quot;" office:value-type="string" office:string-value="@Book{Hier_vir_ill,author ={{Hieronymos}},  origtitle = {de viris illustribus }, shorthand = {Hier. vir. ill.}, shortauthor = {Hieronymos}, keywords = {ancient}, options = {antik}}">
            <text:p>@Book{Hier_vir_ill,author ={{Hieronymos}}, <text:s/>origtitle = {de viris illustribus }, shorthand = {Hier. vir. ill.}, shortauthor = {Hieronymos}, keywords = {ancient}, options = {antik}}</text:p>
          </table:table-cell>
          <table:table-cell table:formula="of:=&quot;\item[&quot;&amp;[.E292] &amp; &quot;] &quot; &amp;[.C292]&amp; &quot; &quot; &amp;[.D292] &amp; &quot; \textbf{&quot; &amp; [.F292] &amp;&quot;}&quot;" office:value-type="string" office:string-value="\item[Hier. vir. ill.] Hieronymos de viris illustribus \textbf{Hier_vir_ill}">
            <text:p>\item[Hier. vir. ill.] Hieronymos de viris illustribus \textbf{Hier_vir_ill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93]&amp;&quot;}&quot;" office:value-type="string" office:string-value="{Hippokrates}">
            <text:p>{Hipp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}&quot;" office:value-type="string" office:string-value="@Book{Hippokr,author ={{Hippokrates}},  origtitle = { }, shorthand = {Hippokr.}, shortauthor = {Hippokrates}, keywords = {ancient}, options = {antik}}">
            <text:p>@Book{Hippokr,author ={{Hippokrates}}, <text:s/>origtitle = { }, shorthand = {Hippokr.}, shortauthor = {Hippokrates}, keywords = {ancient}, options = {antik}}</text:p>
          </table:table-cell>
          <table:table-cell table:formula="of:=&quot;\item[&quot;&amp;[.E293] &amp; &quot;] &quot; &amp;[.C293]&amp; &quot; &quot; &amp;[.D293] &amp; &quot; \textbf{&quot; &amp; [.F293] &amp;&quot;}&quot;" office:value-type="string" office:string-value="\item[Hippokr.] Hippokrates  \textbf{Hippokr}">
            <text:p>\item[Hippokr.] Hippokrates <text:s/>\textbf{Hippokr}</text:p>
          </table:table-cell>
        </table:table-row>
        <table:table-row table:style-name="ro1">
          <table:table-cell office:value-type="string">
            <text:p>HL</text:p>
          </table:table-cell>
          <table:table-cell table:number-columns-repeated="2"/>
          <table:table-cell office:value-type="string">
            <text:p>Hohelied</text:p>
          </table:table-cell>
          <table:table-cell table:number-columns-repeated="2" office:value-type="string">
            <text:p>HL</text:p>
          </table:table-cell>
          <table:table-cell office:value-type="string">
            <text:p>Hohelied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D294]&amp; &quot;}, keywords = {ancient}, options = {antik},&quot;&amp;&quot;}&quot;" office:value-type="string" office:string-value="@Book{HL,author ={Hohelied}, title ={Hohelied}, publisher = HUP, location = {Cambridge, MA and London}, year = {}, volume = {}, series = LCL-lang, shortseries = LCL-kurz, origtitle = {Hohelied}, origlanguage = {}, translator = {}, editor = {}, shorthand = {HL}, shortauthor = {Hohelied}, keywords = {ancient}, options = {antik},}">
            <text:p>@Book{HL,author ={Hohelied}, title ={Hohelied}, publisher = HUP, location = {Cambridge, MA and London}, year = {}, volume = {}, series = LCL-lang, shortseries = LCL-kurz, origtitle = {Hohelied}, origlanguage = {}, translator = {}, editor = {}, shorthand = {HL}, shortauthor = {Hohelied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D294]&amp; &quot;}, keywords = {ancient}, options = {antik}}&quot;" office:value-type="string" office:string-value="@Book{HL,author ={Hohelied},  origtitle = {Hohelied }, shorthand = {HL}, shortauthor = {Hohelied}, keywords = {ancient}, options = {antik}}">
            <text:p>@Book{HL,author ={Hohelied}, <text:s/>origtitle = {Hohelied }, shorthand = {HL}, shortauthor = {Hohelied}, keywords = {ancient}, options = {antik}}</text:p>
          </table:table-cell>
          <table:table-cell table:formula="of:=&quot;\item[&quot;&amp;[.E294] &amp; &quot;] &quot; &amp;[.D294]&amp; &quot; &quot; &amp;[.D294] &amp; &quot; \textbf{&quot; &amp; [.F294] &amp;&quot;}&quot;" office:value-type="string" office:string-value="\item[HL] Hohelied Hohelied \textbf{HL}">
            <text:p>\item[HL] Hohelied Hohelied \textbf{H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}&quot;" office:value-type="string" office:string-value="@Book{Hom_h,author ={Homeros},  origtitle = {Hymni Homeri }, shorthand = {Hom. h.}, shortauthor = {Homer}, keywords = {ancient}, options = {antik}}">
            <text:p>@Book{Hom_h,author ={Homeros}, <text:s/>origtitle = {Hymni Homeri }, shorthand = {Hom. h.}, shortauthor = {Homer}, keywords = {ancient}, options = {antik}}</text:p>
          </table:table-cell>
          <table:table-cell table:formula="of:=&quot;\item[&quot;&amp;[.E295] &amp; &quot;] &quot; &amp;[.C295]&amp; &quot; &quot; &amp;[.D295] &amp; &quot; \textbf{&quot; &amp; [.F295] &amp;&quot;}&quot;" office:value-type="string" office:string-value="\item[Hom. h.] Homer Hymni Homeri \textbf{Hom_h}">
            <text:p>\item[Hom. h.] Homer Hymni Homeri \textbf{Hom_h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}&quot;" office:value-type="string" office:string-value="@Book{Hom_Il,author ={Homeros},  origtitle = {Ilias }, shorthand = {Hom. Il.}, shortauthor = {Homer}, keywords = {ancient}, options = {antik}}">
            <text:p>@Book{Hom_Il,author ={Homeros}, <text:s/>origtitle = {Ilias }, shorthand = {Hom. Il.}, shortauthor = {Homer}, keywords = {ancient}, options = {antik}}</text:p>
          </table:table-cell>
          <table:table-cell table:formula="of:=&quot;\item[&quot;&amp;[.E296] &amp; &quot;] &quot; &amp;[.C296]&amp; &quot; &quot; &amp;[.D296] &amp; &quot; \textbf{&quot; &amp; [.F296] &amp;&quot;}&quot;" office:value-type="string" office:string-value="\item[Hom. Il.] Homer Ilias \textbf{Hom_Il}">
            <text:p>\item[Hom. Il.] Homer Ilias \textbf{Hom_I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}&quot;" office:value-type="string" office:string-value="@Book{Hom_Od,author ={Homeros},  origtitle = {Odyssee }, shorthand = {Hom. Od.}, shortauthor = {Homer}, keywords = {ancient}, options = {antik}}">
            <text:p>@Book{Hom_Od,author ={Homeros}, <text:s/>origtitle = {Odyssee }, shorthand = {Hom. Od.}, shortauthor = {Homer}, keywords = {ancient}, options = {antik}}</text:p>
          </table:table-cell>
          <table:table-cell table:formula="of:=&quot;\item[&quot;&amp;[.E297] &amp; &quot;] &quot; &amp;[.C297]&amp; &quot; &quot; &amp;[.D297] &amp; &quot; \textbf{&quot; &amp; [.F297] &amp;&quot;}&quot;" office:value-type="string" office:string-value="\item[Hom. Od.] Homer Odyssee \textbf{Hom_Od}">
            <text:p>\item[Hom. Od.] Homer Odyssee \textbf{Hom_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}&quot;" office:value-type="string" office:string-value="@Book{Hor_ars,author ={Horatius Flaccus, Quintus},  origtitle = {ars poetica }, shorthand = {Hor. ars}, shortauthor = {Horaz}, keywords = {ancient}, options = {antik}}">
            <text:p>@Book{Hor_ars,author ={Horatius Flaccus, Quintus}, <text:s/>origtitle = {ars poetica }, shorthand = {Hor. ars}, shortauthor = {Horaz}, keywords = {ancient}, options = {antik}}</text:p>
          </table:table-cell>
          <table:table-cell table:formula="of:=&quot;\item[&quot;&amp;[.E298] &amp; &quot;] &quot; &amp;[.C298]&amp; &quot; &quot; &amp;[.D298] &amp; &quot; \textbf{&quot; &amp; [.F298] &amp;&quot;}&quot;" office:value-type="string" office:string-value="\item[Hor. ars] Horaz ars poetica \textbf{Hor_ars}">
            <text:p>\item[Hor. ars] Horaz ars poetica \textbf{Hor_ars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}&quot;" office:value-type="string" office:string-value="@Book{Hor_carm,author ={Horatius Flaccus, Quintus},  origtitle = {carmina }, shorthand = {Hor. carm.}, shortauthor = {Horaz}, keywords = {ancient}, options = {antik}}">
            <text:p>@Book{Hor_carm,author ={Horatius Flaccus, Quintus}, <text:s/>origtitle = {carmina }, shorthand = {Hor. carm.}, shortauthor = {Horaz}, keywords = {ancient}, options = {antik}}</text:p>
          </table:table-cell>
          <table:table-cell table:formula="of:=&quot;\item[&quot;&amp;[.E299] &amp; &quot;] &quot; &amp;[.C299]&amp; &quot; &quot; &amp;[.D299] &amp; &quot; \textbf{&quot; &amp; [.F299] &amp;&quot;}&quot;" office:value-type="string" office:string-value="\item[Hor. carm.] Horaz carmina \textbf{Hor_carm}">
            <text:p>\item[Hor. carm.] Horaz carmina \textbf{Hor_carm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}&quot;" office:value-type="string" office:string-value="@Book{Hor_carm_saec,author ={Horatius Flaccus, Quintus},  origtitle = {carmen saeculare }, shorthand = {Hor. carm. saec.}, shortauthor = {Horaz}, keywords = {ancient}, options = {antik}}">
            <text:p>@Book{Hor_carm_saec,author ={Horatius Flaccus, Quintus}, <text:s/>origtitle = {carmen saeculare }, shorthand = {Hor. carm. saec.}, shortauthor = {Horaz}, keywords = {ancient}, options = {antik}}</text:p>
          </table:table-cell>
          <table:table-cell table:formula="of:=&quot;\item[&quot;&amp;[.E300] &amp; &quot;] &quot; &amp;[.C300]&amp; &quot; &quot; &amp;[.D300] &amp; &quot; \textbf{&quot; &amp; [.F300] &amp;&quot;}&quot;" office:value-type="string" office:string-value="\item[Hor. carm. saec.] Horaz carmen saeculare \textbf{Hor_carm_saec}">
            <text:p>\item[Hor. carm. saec.] Horaz carmen saeculare \textbf{Hor_carm_saec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}&quot;" office:value-type="string" office:string-value="@Book{Hor_epist,author ={Horatius Flaccus, Quintus},  origtitle = {epistulae }, shorthand = {Hor. epist.}, shortauthor = {Horaz}, keywords = {ancient}, options = {antik}}">
            <text:p>@Book{Hor_epist,author ={Horatius Flaccus, Quintus}, <text:s/>origtitle = {epistulae }, shorthand = {Hor. epist.}, shortauthor = {Horaz}, keywords = {ancient}, options = {antik}}</text:p>
          </table:table-cell>
          <table:table-cell table:formula="of:=&quot;\item[&quot;&amp;[.E301] &amp; &quot;] &quot; &amp;[.C301]&amp; &quot; &quot; &amp;[.D301] &amp; &quot; \textbf{&quot; &amp; [.F301] &amp;&quot;}&quot;" office:value-type="string" office:string-value="\item[Hor. epist.] Horaz epistulae \textbf{Hor_epist}">
            <text:p>\item[Hor. epist.] Horaz epistulae \textbf{Hor_epist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}&quot;" office:value-type="string" office:string-value="@Book{Hor_epod,author ={Horatius Flaccus, Quintus},  origtitle = {epodi }, shorthand = {Hor. epod.}, shortauthor = {Horaz}, keywords = {ancient}, options = {antik}}">
            <text:p>@Book{Hor_epod,author ={Horatius Flaccus, Quintus}, <text:s/>origtitle = {epodi }, shorthand = {Hor. epod.}, shortauthor = {Horaz}, keywords = {ancient}, options = {antik}}</text:p>
          </table:table-cell>
          <table:table-cell table:formula="of:=&quot;\item[&quot;&amp;[.E302] &amp; &quot;] &quot; &amp;[.C302]&amp; &quot; &quot; &amp;[.D302] &amp; &quot; \textbf{&quot; &amp; [.F302] &amp;&quot;}&quot;" office:value-type="string" office:string-value="\item[Hor. epod.] Horaz epodi \textbf{Hor_epod}">
            <text:p>\item[Hor. epod.] Horaz epodi \textbf{Hor_ep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}&quot;" office:value-type="string" office:string-value="@Book{Hor_sat,author ={Horatius Flaccus, Quintus},  origtitle = {saturae (sermones) }, shorthand = {Hor. sat.}, shortauthor = {Horaz}, keywords = {ancient}, options = {antik}}">
            <text:p>@Book{Hor_sat,author ={Horatius Flaccus, Quintus}, <text:s/>origtitle = {saturae (sermones) }, shorthand = {Hor. sat.}, shortauthor = {Horaz}, keywords = {ancient}, options = {antik}}</text:p>
          </table:table-cell>
          <table:table-cell table:formula="of:=&quot;\item[&quot;&amp;[.E303] &amp; &quot;] &quot; &amp;[.C303]&amp; &quot; &quot; &amp;[.D303] &amp; &quot; \textbf{&quot; &amp; [.F303] &amp;&quot;}&quot;" office:value-type="string" office:string-value="\item[Hor. sat.] Horaz saturae (sermones) \textbf{Hor_sat}">
            <text:p>\item[Hor. sat.] Horaz saturae (sermones) \textbf{Hor_sat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4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}&quot;" office:value-type="string" office:string-value="@Book{Hyg_astr,author ={{Hygin}},  origtitle = {astronomica }, shorthand = {Hyg. astr.}, shortauthor = {Hygin}, keywords = {ancient}, options = {antik}}">
            <text:p>@Book{Hyg_astr,author ={{Hygin}}, <text:s/>origtitle = {astronomica }, shorthand = {Hyg. astr.}, shortauthor = {Hygin}, keywords = {ancient}, options = {antik}}</text:p>
          </table:table-cell>
          <table:table-cell table:formula="of:=&quot;\item[&quot;&amp;[.E304] &amp; &quot;] &quot; &amp;[.C304]&amp; &quot; &quot; &amp;[.D304] &amp; &quot; \textbf{&quot; &amp; [.F304] &amp;&quot;}&quot;" office:value-type="string" office:string-value="\item[Hyg. astr.] Hygin astronomica \textbf{Hyg_astr}">
            <text:p>\item[Hyg. astr.] Hygin astronomica \textbf{Hyg_astr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5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}&quot;" office:value-type="string" office:string-value="@Book{Hyg_fab,author ={{Hygin}},  origtitle = {fabulae }, shorthand = {Hyg. fab.}, shortauthor = {Hygin}, keywords = {ancient}, options = {antik}}">
            <text:p>@Book{Hyg_fab,author ={{Hygin}}, <text:s/>origtitle = {fabulae }, shorthand = {Hyg. fab.}, shortauthor = {Hygin}, keywords = {ancient}, options = {antik}}</text:p>
          </table:table-cell>
          <table:table-cell table:formula="of:=&quot;\item[&quot;&amp;[.E305] &amp; &quot;] &quot; &amp;[.C305]&amp; &quot; &quot; &amp;[.D305] &amp; &quot; \textbf{&quot; &amp; [.F305] &amp;&quot;}&quot;" office:value-type="string" office:string-value="\item[Hyg. fab.] Hygin fabulae \textbf{Hyg_fab}">
            <text:p>\item[Hyg. fab.] Hygin fabulae \textbf{Hyg_fab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6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}&quot;" office:value-type="string" office:string-value="@Book{Iambl_de_myst,author ={{Iamblichos}},  origtitle = {de mysteriis }, shorthand = {Iambl. de myst.}, shortauthor = {Iamblichos}, keywords = {ancient}, options = {antik}}">
            <text:p>@Book{Iambl_de_myst,author ={{Iamblichos}}, <text:s/>origtitle = {de mysteriis }, shorthand = {Iambl. de myst.}, shortauthor = {Iamblichos}, keywords = {ancient}, options = {antik}}</text:p>
          </table:table-cell>
          <table:table-cell table:formula="of:=&quot;\item[&quot;&amp;[.E306] &amp; &quot;] &quot; &amp;[.C306]&amp; &quot; &quot; &amp;[.D306] &amp; &quot; \textbf{&quot; &amp; [.F306] &amp;&quot;}&quot;" office:value-type="string" office:string-value="\item[Iambl. de myst.] Iamblichos de mysteriis \textbf{Iambl_de_myst}">
            <text:p>\item[Iambl. de myst.] Iamblichos de mysteriis \textbf{Iambl_de_myst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7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}&quot;" office:value-type="string" office:string-value="@Book{Iambl_protr,author ={{Iamblichos}},  origtitle = {protrepticus in philosophiam }, shorthand = {Iambl. protr.}, shortauthor = {Iamblichos}, keywords = {ancient}, options = {antik}}">
            <text:p>@Book{Iambl_protr,author ={{Iamblichos}}, <text:s/>origtitle = {protrepticus in philosophiam }, shorthand = {Iambl. protr.}, shortauthor = {Iamblichos}, keywords = {ancient}, options = {antik}}</text:p>
          </table:table-cell>
          <table:table-cell table:formula="of:=&quot;\item[&quot;&amp;[.E307] &amp; &quot;] &quot; &amp;[.C307]&amp; &quot; &quot; &amp;[.D307] &amp; &quot; \textbf{&quot; &amp; [.F307] &amp;&quot;}&quot;" office:value-type="string" office:string-value="\item[Iambl. protr.] Iamblichos protrepticus in philosophiam \textbf{Iambl_protr}">
            <text:p>\item[Iambl. protr.] Iamblichos protrepticus in philosophiam \textbf{Iambl_protr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8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}&quot;" office:value-type="string" office:string-value="@Book{Iambl_v_P,author ={{Iamblichos}},  origtitle = {de vita Pythagorica }, shorthand = {Iambl. v. P.}, shortauthor = {Iamblichos}, keywords = {ancient}, options = {antik}}">
            <text:p>@Book{Iambl_v_P,author ={{Iamblichos}}, <text:s/>origtitle = {de vita Pythagorica }, shorthand = {Iambl. v. P.}, shortauthor = {Iamblichos}, keywords = {ancient}, options = {antik}}</text:p>
          </table:table-cell>
          <table:table-cell table:formula="of:=&quot;\item[&quot;&amp;[.E308] &amp; &quot;] &quot; &amp;[.C308]&amp; &quot; &quot; &amp;[.D308] &amp; &quot; \textbf{&quot; &amp; [.F308] &amp;&quot;}&quot;" office:value-type="string" office:string-value="\item[Iambl. v. P.] Iamblichos de vita Pythagorica \textbf{Iambl_v_P}">
            <text:p>\item[Iambl. v. P.] Iamblichos de vita Pythagorica \textbf{Iambl_v_P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}&quot;" office:value-type="string" office:string-value="@Book{Inst_Iust,author ={},  origtitle = {Corpus Iuris Civilis, Institutiones }, shorthand = { Inst. Iust.}, shortauthor = {}, keywords = {ancient}, options = {antik}}">
            <text:p>@Book{Inst_Iust,author ={}, <text:s/>origtitle = {Corpus Iuris Civilis, Institutiones }, shorthand = { Inst. Iust.}, shortauthor = {}, keywords = {ancient}, options = {antik}}</text:p>
          </table:table-cell>
          <table:table-cell table:formula="of:=&quot;\item[&quot;&amp;[.E309] &amp; &quot;] &quot; &amp;[.C309]&amp; &quot; &quot; &amp;[.D309] &amp; &quot; \textbf{&quot; &amp; [.F309] &amp;&quot;}&quot;" office:value-type="string" office:string-value="\item[ Inst. Iust.]  Corpus Iuris Civilis, Institutiones \textbf{Inst_Iust}">
            <text:p>\item[ Inst. Iust.] <text:s/>Corpus Iuris Civilis, Institutiones \textbf{Inst_Iust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10]&amp;&quot;}&quot;" office:value-type="string" office:string-value="{Flavius Josephus}">
            <text:p>{Flavius Joseph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">
            <text:p>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}&quot;" office:value-type="string" office:string-value="@Book{Ios_Ant_Iud,author ={{Flavius Josephus}},  origtitle = {antiquitates Iudaicae }, shorthand = {Ios. Ant. Iud.}, shortauthor = {Flavius Josephus}, keywords = {ancient}, options = {antik}}">
            <text:p>@Book{Ios_Ant_Iud,author ={{Flavius Josephus}}, <text:s/>origtitle = {antiquitates Iudaicae }, shorthand = {Ios. Ant. Iud.}, shortauthor = {Flavius Josephus}, keywords = {ancient}, options = {antik}}</text:p>
          </table:table-cell>
          <table:table-cell table:formula="of:=&quot;\item[&quot;&amp;[.E310] &amp; &quot;] &quot; &amp;[.C310]&amp; &quot; &quot; &amp;[.D310] &amp; &quot; \textbf{&quot; &amp; [.F310] &amp;&quot;}&quot;" office:value-type="string" office:string-value="\item[Ios. Ant. Iud.] Flavius Josephus antiquitates Iudaicae \textbf{Ios_Ant_Iud}">
            <text:p>\item[Ios. Ant. Iud.] Flavius Josephus antiquitates Iudaicae \textbf{Ios_Ant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11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}&quot;" office:value-type="string" office:string-value="@Book{Ios_Bell_Iud,author ={{Iosephos (Flavius Iosephus)}},  origtitle = {bellum Iudaicum }, shorthand = {Ios. Bell. Iud.}, shortauthor = {Iosephos (Flavius Iosephus)}, keywords = {ancient}, options = {antik}}">
            <text:p>@Book{Ios_Bell_Iud,author ={{Iosephos (Flavius Iosephus)}}, <text:s/>origtitle = {bellum Iudaicum }, shorthand = {Ios. Bell. Iud.}, shortauthor = {Iosephos (Flavius Iosephus)}, keywords = {ancient}, options = {antik}}</text:p>
          </table:table-cell>
          <table:table-cell table:formula="of:=&quot;\item[&quot;&amp;[.E311] &amp; &quot;] &quot; &amp;[.C311]&amp; &quot; &quot; &amp;[.D311] &amp; &quot; \textbf{&quot; &amp; [.F311] &amp;&quot;}&quot;" office:value-type="string" office:string-value="\item[Ios. Bell. Iud.] Iosephos (Flavius Iosephus) bellum Iudaicum \textbf{Ios_Bell_Iud}">
            <text:p>\item[Ios. Bell. Iud.] Iosephos (Flavius Iosephus) bellum Iudaicum \textbf{Ios_Bell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12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}&quot;" office:value-type="string" office:string-value="@Book{Ios_c_Ap,author ={{Iosephos (Flavius Iosephus)}},  origtitle = {contra Apionem }, shorthand = {Ios. c. Ap.}, shortauthor = {Iosephos (Flavius Iosephus)}, keywords = {ancient}, options = {antik}}">
            <text:p>@Book{Ios_c_Ap,author ={{Iosephos (Flavius Iosephus)}}, <text:s/>origtitle = {contra Apionem }, shorthand = {Ios. c. Ap.}, shortauthor = {Iosephos (Flavius Iosephus)}, keywords = {ancient}, options = {antik}}</text:p>
          </table:table-cell>
          <table:table-cell table:formula="of:=&quot;\item[&quot;&amp;[.E312] &amp; &quot;] &quot; &amp;[.C312]&amp; &quot; &quot; &amp;[.D312] &amp; &quot; \textbf{&quot; &amp; [.F312] &amp;&quot;}&quot;" office:value-type="string" office:string-value="\item[Ios. c. Ap.] Iosephos (Flavius Iosephus) contra Apionem \textbf{Ios_c_Ap}">
            <text:p>\item[Ios. c. Ap.] Iosephos (Flavius Iosephus) contra Apionem \textbf{Ios_c_A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13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}&quot;" office:value-type="string" office:string-value="@Book{Ios_vita,author ={{Iosephos (Flavius Iosephus)}},  origtitle = {de sua vita }, shorthand = {Ios. vita}, shortauthor = {Iosephos (Flavius Iosephus)}, keywords = {ancient}, options = {antik}}">
            <text:p>@Book{Ios_vita,author ={{Iosephos (Flavius Iosephus)}}, <text:s/>origtitle = {de sua vita }, shorthand = {Ios. vita}, shortauthor = {Iosephos (Flavius Iosephus)}, keywords = {ancient}, options = {antik}}</text:p>
          </table:table-cell>
          <table:table-cell table:formula="of:=&quot;\item[&quot;&amp;[.E313] &amp; &quot;] &quot; &amp;[.C313]&amp; &quot; &quot; &amp;[.D313] &amp; &quot; \textbf{&quot; &amp; [.F313] &amp;&quot;}&quot;" office:value-type="string" office:string-value="\item[Ios. vita] Iosephos (Flavius Iosephus) de sua vita \textbf{Ios_vita}">
            <text:p>\item[Ios. vita] Iosephos (Flavius Iosephus) de sua vita \textbf{Ios_vita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14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}&quot;" office:value-type="string" office:string-value="@Book{Isid_nat,author ={{Isidorus von Sevilla}},  origtitle = {de natura rerum }, shorthand = {Isid. nat.}, shortauthor = {Isidorus von Sevilla}, keywords = {ancient}, options = {antik}}">
            <text:p>@Book{Isid_nat,author ={{Isidorus von Sevilla}}, <text:s/>origtitle = {de natura rerum }, shorthand = {Isid. nat.}, shortauthor = {Isidorus von Sevilla}, keywords = {ancient}, options = {antik}}</text:p>
          </table:table-cell>
          <table:table-cell table:formula="of:=&quot;\item[&quot;&amp;[.E314] &amp; &quot;] &quot; &amp;[.C314]&amp; &quot; &quot; &amp;[.D314] &amp; &quot; \textbf{&quot; &amp; [.F314] &amp;&quot;}&quot;" office:value-type="string" office:string-value="\item[Isid. nat.] Isidorus von Sevilla de natura rerum \textbf{Isid_nat}">
            <text:p>\item[Isid. nat.] Isidorus von Sevilla de natura rerum \textbf{Isid_nat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5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}&quot;" office:value-type="string" office:string-value="@Book{Isid_orig,author ={{Isidorus von Sevilla}},  origtitle = {origines (etymologiae) }, shorthand = {Isid. orig.}, shortauthor = {Isidorus von Sevilla}, keywords = {ancient}, options = {antik}}">
            <text:p>@Book{Isid_orig,author ={{Isidorus von Sevilla}}, <text:s/>origtitle = {origines (etymologiae) }, shorthand = {Isid. orig.}, shortauthor = {Isidorus von Sevilla}, keywords = {ancient}, options = {antik}}</text:p>
          </table:table-cell>
          <table:table-cell table:formula="of:=&quot;\item[&quot;&amp;[.E315] &amp; &quot;] &quot; &amp;[.C315]&amp; &quot; &quot; &amp;[.D315] &amp; &quot; \textbf{&quot; &amp; [.F315] &amp;&quot;}&quot;" office:value-type="string" office:string-value="\item[Isid. orig.] Isidorus von Sevilla origines (etymologiae) \textbf{Isid_orig}">
            <text:p>\item[Isid. orig.] Isidorus von Sevilla origines (etymologiae) \textbf{Isid_orig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6]&amp;&quot;}&quot;" office:value-type="string" office:string-value="{Isokrates}">
            <text:p>{Is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}&quot;" office:value-type="string" office:string-value="@Book{Isokr_or,author ={{Isokrates}},  origtitle = {orationes }, shorthand = {Isokr. or.}, shortauthor = {Isokrates}, keywords = {ancient}, options = {antik}}">
            <text:p>@Book{Isokr_or,author ={{Isokrates}}, <text:s/>origtitle = {orationes }, shorthand = {Isokr. or.}, shortauthor = {Isokrates}, keywords = {ancient}, options = {antik}}</text:p>
          </table:table-cell>
          <table:table-cell table:formula="of:=&quot;\item[&quot;&amp;[.E316] &amp; &quot;] &quot; &amp;[.C316]&amp; &quot; &quot; &amp;[.D316] &amp; &quot; \textbf{&quot; &amp; [.F316] &amp;&quot;}&quot;" office:value-type="string" office:string-value="\item[Isokr. or.] Isokrates orationes \textbf{Isokr_or}">
            <text:p>\item[Isokr. or.] Isokrates orationes \textbf{Isokr_or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}&quot;" office:value-type="string" office:string-value="@Book{Itin_Anton,author ={},  origtitle = {Itinerarium Antonini }, shorthand = { Itin. Anton.}, shortauthor = {}, keywords = {ancient}, options = {antik}}">
            <text:p>@Book{Itin_Anton,author ={}, <text:s/>origtitle = {Itinerarium Antonini }, shorthand = { Itin. Anton.}, shortauthor = {}, keywords = {ancient}, options = {antik}}</text:p>
          </table:table-cell>
          <table:table-cell table:formula="of:=&quot;\item[&quot;&amp;[.E317] &amp; &quot;] &quot; &amp;[.C317]&amp; &quot; &quot; &amp;[.D317] &amp; &quot; \textbf{&quot; &amp; [.F317] &amp;&quot;}&quot;" office:value-type="string" office:string-value="\item[ Itin. Anton.]  Itinerarium Antonini \textbf{Itin_Anton}">
            <text:p>\item[ Itin. Anton.] <text:s/>Itinerarium Antonini \textbf{Itin_Anton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8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">
            <text:p>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}&quot;" office:value-type="string" office:string-value="@Book{Iul_epist,author ={{Iulian}},  origtitle = {epistulae }, shorthand = {Iul. epist.}, shortauthor = {Iulian}, keywords = {ancient}, options = {antik}}">
            <text:p>@Book{Iul_epist,author ={{Iulian}}, <text:s/>origtitle = {epistulae }, shorthand = {Iul. epist.}, shortauthor = {Iulian}, keywords = {ancient}, options = {antik}}</text:p>
          </table:table-cell>
          <table:table-cell table:formula="of:=&quot;\item[&quot;&amp;[.E318] &amp; &quot;] &quot; &amp;[.C318]&amp; &quot; &quot; &amp;[.D318] &amp; &quot; \textbf{&quot; &amp; [.F318] &amp;&quot;}&quot;" office:value-type="string" office:string-value="\item[Iul. epist.] Iulian epistulae \textbf{Iul_epist}">
            <text:p>\item[Iul. epist.] Iulian epistulae \textbf{Iul_epist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9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">
            <text:p>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}&quot;" office:value-type="string" office:string-value="@Book{Iul_in_Gal,author ={{Iulian}},  origtitle = {in Galilaeos }, shorthand = {Iul. in Gal.}, shortauthor = {Iulian}, keywords = {ancient}, options = {antik}}">
            <text:p>@Book{Iul_in_Gal,author ={{Iulian}}, <text:s/>origtitle = {in Galilaeos }, shorthand = {Iul. in Gal.}, shortauthor = {Iulian}, keywords = {ancient}, options = {antik}}</text:p>
          </table:table-cell>
          <table:table-cell table:formula="of:=&quot;\item[&quot;&amp;[.E319] &amp; &quot;] &quot; &amp;[.C319]&amp; &quot; &quot; &amp;[.D319] &amp; &quot; \textbf{&quot; &amp; [.F319] &amp;&quot;}&quot;" office:value-type="string" office:string-value="\item[Iul. in Gal.] Iulian in Galilaeos \textbf{Iul_in_Gal}">
            <text:p>\item[Iul. in Gal.] Iulian in Galilaeos \textbf{Iul_in_Gal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20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">
            <text:p>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}&quot;" office:value-type="string" office:string-value="@Book{Iul_mis,author ={{Iulian}},  origtitle = {Misopogon }, shorthand = {Iul. mis.}, shortauthor = {Iulian}, keywords = {ancient}, options = {antik}}">
            <text:p>@Book{Iul_mis,author ={{Iulian}}, <text:s/>origtitle = {Misopogon }, shorthand = {Iul. mis.}, shortauthor = {Iulian}, keywords = {ancient}, options = {antik}}</text:p>
          </table:table-cell>
          <table:table-cell table:formula="of:=&quot;\item[&quot;&amp;[.E320] &amp; &quot;] &quot; &amp;[.C320]&amp; &quot; &quot; &amp;[.D320] &amp; &quot; \textbf{&quot; &amp; [.F320] &amp;&quot;}&quot;" office:value-type="string" office:string-value="\item[Iul. mis.] Iulian Misopogon \textbf{Iul_mis}">
            <text:p>\item[Iul. mis.] Iulian Misopogon \textbf{Iul_mis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21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">
            <text:p>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}&quot;" office:value-type="string" office:string-value="@Book{Iul_or,author ={{Iulian}},  origtitle = {orationes }, shorthand = {Iul. or.}, shortauthor = {Iulian}, keywords = {ancient}, options = {antik}}">
            <text:p>@Book{Iul_or,author ={{Iulian}}, <text:s/>origtitle = {orationes }, shorthand = {Iul. or.}, shortauthor = {Iulian}, keywords = {ancient}, options = {antik}}</text:p>
          </table:table-cell>
          <table:table-cell table:formula="of:=&quot;\item[&quot;&amp;[.E321] &amp; &quot;] &quot; &amp;[.C321]&amp; &quot; &quot; &amp;[.D321] &amp; &quot; \textbf{&quot; &amp; [.F321] &amp;&quot;}&quot;" office:value-type="string" office:string-value="\item[Iul. or.] Iulian orationes \textbf{Iul_or}">
            <text:p>\item[Iul. or.] Iulian orationes \textbf{Iul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22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">
            <text:p>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}&quot;" office:value-type="string" office:string-value="@Book{Iul_symp,author ={{Iulian}},  origtitle = {symposion }, shorthand = {Iul. symp.}, shortauthor = {Iulian}, keywords = {ancient}, options = {antik}}">
            <text:p>@Book{Iul_symp,author ={{Iulian}}, <text:s/>origtitle = {symposion }, shorthand = {Iul. symp.}, shortauthor = {Iulian}, keywords = {ancient}, options = {antik}}</text:p>
          </table:table-cell>
          <table:table-cell table:formula="of:=&quot;\item[&quot;&amp;[.E322] &amp; &quot;] &quot; &amp;[.C322]&amp; &quot; &quot; &amp;[.D322] &amp; &quot; \textbf{&quot; &amp; [.F322] &amp;&quot;}&quot;" office:value-type="string" office:string-value="\item[Iul. symp.] Iulian symposion \textbf{Iul_symp}">
            <text:p>\item[Iul. symp.] Iulian symposion \textbf{Iul_symp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office:value-type="string">
            <text:p>Iulius Victo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Iul_Vict_Rhet,author ={Iulius Victor, Caius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Iulius Victor, Caius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}&quot;" office:value-type="string" office:string-value="@Book{Iul_Vict_Rhet,author ={Iulius Victor, Caius},  origtitle = {ars rhetorica }, shorthand = {Iul. Vict. Rhet.}, shortauthor = {C. Iulius Victor}, keywords = {ancient}, options = {antik}}">
            <text:p>@Book{Iul_Vict_Rhet,author ={Iulius Victor, Caius}, <text:s/>origtitle = {ars rhetorica }, shorthand = {Iul. Vict. Rhet.}, shortauthor = {C. Iulius Victor}, keywords = {ancient}, options = {antik}}</text:p>
          </table:table-cell>
          <table:table-cell table:formula="of:=&quot;\item[&quot;&amp;[.E323] &amp; &quot;] &quot; &amp;[.C323]&amp; &quot; &quot; &amp;[.D323] &amp; &quot; \textbf{&quot; &amp; [.F323] &amp;&quot;}&quot;" office:value-type="string" office:string-value="\item[Iul. Vict. Rhet.] C. Iulius Victor ars rhetorica \textbf{Iul_Vict_Rhet}">
            <text:p>\item[Iul. Vict. Rhet.] C. Iulius Victor ars rhetorica \textbf{Iul_Vict_Rhet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24]&amp;&quot;}&quot;" office:value-type="string" office:string-value="{Iustinus}">
            <text:p>{Iust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}&quot;" office:value-type="string" office:string-value="@Book{Iust,author ={{Iustinus}},  origtitle = {epitoma historiarum Philippicarum }, shorthand = {Iust.}, shortauthor = {Iustinus}, keywords = {ancient}, options = {antik}}">
            <text:p>@Book{Iust,author ={{Iustinus}}, <text:s/>origtitle = {epitoma historiarum Philippicarum }, shorthand = {Iust.}, shortauthor = {Iustinus}, keywords = {ancient}, options = {antik}}</text:p>
          </table:table-cell>
          <table:table-cell table:formula="of:=&quot;\item[&quot;&amp;[.E324] &amp; &quot;] &quot; &amp;[.C324]&amp; &quot; &quot; &amp;[.D324] &amp; &quot; \textbf{&quot; &amp; [.F324] &amp;&quot;}&quot;" office:value-type="string" office:string-value="\item[Iust.] Iustinus epitoma historiarum Philippicarum \textbf{Iust}">
            <text:p>\item[Iust.] Iustinus epitoma historiarum Philippicarum \textbf{Iust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}&quot;" office:value-type="string" office:string-value="@Book{Iuv_sat,author ={Iunius Iuvenalis, Decimus},  origtitle = {saturae }, shorthand = {Iuv.}, shortauthor = {Iuvenal}, keywords = {ancient}, options = {antik}}">
            <text:p>@Book{Iuv_sat,author ={Iunius Iuvenalis, Decimus}, <text:s/>origtitle = {saturae }, shorthand = {Iuv.}, shortauthor = {Iuvenal}, keywords = {ancient}, options = {antik}}</text:p>
          </table:table-cell>
          <table:table-cell table:formula="of:=&quot;\item[&quot;&amp;[.E325] &amp; &quot;] &quot; &amp;[.C325]&amp; &quot; &quot; &amp;[.D325] &amp; &quot; \textbf{&quot; &amp; [.F325] &amp;&quot;}&quot;" office:value-type="string" office:string-value="\item[Iuv.] Iuvenal saturae \textbf{Iuv_sat}">
            <text:p>\item[Iuv.] Iuvenal saturae \textbf{Iuv_sat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 office:value-type="string">
            <text:p>Vettius Aquilinus Juvencus, Ca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Iuvenc,author ={Vettius Aquilinus Juvencus, Caius 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Vettius Aquilinus Juvencus, Caius 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}&quot;" office:value-type="string" office:string-value="@Book{Iuvenc,author ={Vettius Aquilinus Juvencus, Caius },  origtitle = {evangelia }, shorthand = {Iuvenc.}, shortauthor = {Iuvencus}, keywords = {ancient}, options = {antik}}">
            <text:p>@Book{Iuvenc,author ={Vettius Aquilinus Juvencus, Caius }, <text:s/>origtitle = {evangelia }, shorthand = {Iuvenc.}, shortauthor = {Iuvencus}, keywords = {ancient}, options = {antik}}</text:p>
          </table:table-cell>
          <table:table-cell table:formula="of:=&quot;\item[&quot;&amp;[.E326] &amp; &quot;] &quot; &amp;[.C326]&amp; &quot; &quot; &amp;[.D326] &amp; &quot; \textbf{&quot; &amp; [.F326] &amp;&quot;}&quot;" office:value-type="string" office:string-value="\item[Iuvenc.] Iuvencus evangelia \textbf{Iuvenc}">
            <text:p>\item[Iuvenc.] Iuvencus evangelia \textbf{Iuvenc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 table:formula="of:=&quot;{&quot;&amp;[.C327]&amp;&quot;}&quot;" office:value-type="string" office:string-value="{Johannes}">
            <text:p>{Johan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Jo,author ={{Johannes}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{Johannes}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}&quot;" office:value-type="string" office:string-value="@Book{Jo,author ={{Johannes}},  origtitle = { }, shorthand = {Jo}, shortauthor = {Johannes}, keywords = {ancient}, options = {antik}}">
            <text:p>@Book{Jo,author ={{Johannes}}, <text:s/>origtitle = { }, shorthand = {Jo}, shortauthor = {Johannes}, keywords = {ancient}, options = {antik}}</text:p>
          </table:table-cell>
          <table:table-cell table:formula="of:=&quot;\item[&quot;&amp;[.E327] &amp; &quot;] &quot; &amp;[.C327]&amp; &quot; &quot; &amp;[.D327] &amp; &quot; \textbf{&quot; &amp; [.F327] &amp;&quot;}&quot;" office:value-type="string" office:string-value="\item[Jo] Johannes  \textbf{Jo}">
            <text:p>\item[Jo] Johannes <text:s/>\textbf{Jo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 table:formula="of:=&quot;{&quot;&amp;[.C328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Kall_epigr,author ={{Kallimachos}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{Kallimachos}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}&quot;" office:value-type="string" office:string-value="@Book{Kall_epigr,author ={{Kallimachos}},  origtitle = {Epigrammata }, shorthand = {Kall. epigr.}, shortauthor = {Kallimachos}, keywords = {ancient}, options = {antik}}">
            <text:p>@Book{Kall_epigr,author ={{Kallimachos}}, <text:s/>origtitle = {Epigrammata }, shorthand = {Kall. epigr.}, shortauthor = {Kallimachos}, keywords = {ancient}, options = {antik}}</text:p>
          </table:table-cell>
          <table:table-cell table:formula="of:=&quot;\item[&quot;&amp;[.E328] &amp; &quot;] &quot; &amp;[.C328]&amp; &quot; &quot; &amp;[.D328] &amp; &quot; \textbf{&quot; &amp; [.F328] &amp;&quot;}&quot;" office:value-type="string" office:string-value="\item[Kall. epigr.] Kallimachos Epigrammata \textbf{Kall_epigr}">
            <text:p>\item[Kall. epigr.] Kallimachos Epigrammata \textbf{Kall_epigr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 table:formula="of:=&quot;{&quot;&amp;[.C329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Kall_frg,author ={{Kallimachos}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{Kallimachos}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}&quot;" office:value-type="string" office:string-value="@Book{Kall_frg,author ={{Kallimachos}},  origtitle = {fragmentum }, shorthand = {Kall. frg.}, shortauthor = {Kallimachos}, keywords = {ancient}, options = {antik}}">
            <text:p>@Book{Kall_frg,author ={{Kallimachos}}, <text:s/>origtitle = {fragmentum }, shorthand = {Kall. frg.}, shortauthor = {Kallimachos}, keywords = {ancient}, options = {antik}}</text:p>
          </table:table-cell>
          <table:table-cell table:formula="of:=&quot;\item[&quot;&amp;[.E329] &amp; &quot;] &quot; &amp;[.C329]&amp; &quot; &quot; &amp;[.D329] &amp; &quot; \textbf{&quot; &amp; [.F329] &amp;&quot;}&quot;" office:value-type="string" office:string-value="\item[Kall. frg.] Kallimachos fragmentum \textbf{Kall_frg}">
            <text:p>\item[Kall. frg.] Kallimachos fragmentum \textbf{Kall_frg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 table:formula="of:=&quot;{&quot;&amp;[.C330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Kall_h,author ={{Kallimachos}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{Kallimachos}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}&quot;" office:value-type="string" office:string-value="@Book{Kall_h,author ={{Kallimachos}},  origtitle = {hymni }, shorthand = {Kall. h.}, shortauthor = {Kallimachos}, keywords = {ancient}, options = {antik}}">
            <text:p>@Book{Kall_h,author ={{Kallimachos}}, <text:s/>origtitle = {hymni }, shorthand = {Kall. h.}, shortauthor = {Kallimachos}, keywords = {ancient}, options = {antik}}</text:p>
          </table:table-cell>
          <table:table-cell table:formula="of:=&quot;\item[&quot;&amp;[.E330] &amp; &quot;] &quot; &amp;[.C330]&amp; &quot; &quot; &amp;[.D330] &amp; &quot; \textbf{&quot; &amp; [.F330] &amp;&quot;}&quot;" office:value-type="string" office:string-value="\item[Kall. h.] Kallimachos hymni \textbf{Kall_h}">
            <text:p>\item[Kall. h.] Kallimachos hymni \textbf{Kall_h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ktanz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act_inst,author ={ Caecilius Firmianus, Lucius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ktanz}, keywords = {ancient}, options = {antik},}">
            <text:p>@Book{Lact_inst,author ={ Caecilius Firmianus, Lucius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ktanz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}&quot;" office:value-type="string" office:string-value="@Book{Lact_inst,author ={ Caecilius Firmianus, Lucius},  origtitle = {divinae institutiones }, shorthand = {Lact. inst.}, shortauthor = {Laktanz}, keywords = {ancient}, options = {antik}}">
            <text:p>@Book{Lact_inst,author ={ Caecilius Firmianus, Lucius}, <text:s/>origtitle = {divinae institutiones }, shorthand = {Lact. inst.}, shortauthor = {Laktanz}, keywords = {ancient}, options = {antik}}</text:p>
          </table:table-cell>
          <table:table-cell table:formula="of:=&quot;\item[&quot;&amp;[.E331] &amp; &quot;] &quot; &amp;[.C331]&amp; &quot; &quot; &amp;[.D331] &amp; &quot; \textbf{&quot; &amp; [.F331] &amp;&quot;}&quot;" office:value-type="string" office:string-value="\item[Lact. inst.] Laktanz divinae institutiones \textbf{Lact_inst}">
            <text:p>\item[Lact. inst.] Laktanz divinae institutiones \textbf{Lact_inst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ktanz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act_ira,author ={ Caecilius Firmianus, Lucius}, title ={de ira dei}, publisher = HUP, location = {Cambridge, MA and London}, year = {}, volume = {}, series = LCL-lang, shortseries = LCL-kurz, origtitle = {de ira dei}, origlanguage = {}, translator = {}, editor = {}, shorthand = {Lact. ira}, shortauthor = {Laktanz}, keywords = {ancient}, options = {antik},}">
            <text:p>@Book{Lact_ira,author ={ Caecilius Firmianus, Lucius}, title ={de ira dei}, publisher = HUP, location = {Cambridge, MA and London}, year = {}, volume = {}, series = LCL-lang, shortseries = LCL-kurz, origtitle = {de ira dei}, origlanguage = {}, translator = {}, editor = {}, shorthand = {Lact. ira}, shortauthor = {Laktanz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}&quot;" office:value-type="string" office:string-value="@Book{Lact_ira,author ={ Caecilius Firmianus, Lucius},  origtitle = {de ira dei }, shorthand = {Lact. ira}, shortauthor = {Laktanz}, keywords = {ancient}, options = {antik}}">
            <text:p>@Book{Lact_ira,author ={ Caecilius Firmianus, Lucius}, <text:s/>origtitle = {de ira dei }, shorthand = {Lact. ira}, shortauthor = {Laktanz}, keywords = {ancient}, options = {antik}}</text:p>
          </table:table-cell>
          <table:table-cell table:formula="of:=&quot;\item[&quot;&amp;[.E332] &amp; &quot;] &quot; &amp;[.C332]&amp; &quot; &quot; &amp;[.D332] &amp; &quot; \textbf{&quot; &amp; [.F332] &amp;&quot;}&quot;" office:value-type="string" office:string-value="\item[Lact. ira] Laktanz de ira dei \textbf{Lact_ira}">
            <text:p>\item[Lact. ira] Laktanz de ira dei \textbf{Lact_ira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ktanz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act_mort_pers,author ={ Caecilius Firmianus, Lucius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ktanz}, keywords = {ancient}, options = {antik},}">
            <text:p>@Book{Lact_mort_pers,author ={ Caecilius Firmianus, Lucius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ktanz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}&quot;" office:value-type="string" office:string-value="@Book{Lact_mort_pers,author ={ Caecilius Firmianus, Lucius},  origtitle = {de mortibus persecutorum }, shorthand = {Lact. mort. pers.}, shortauthor = {Laktanz}, keywords = {ancient}, options = {antik}}">
            <text:p>@Book{Lact_mort_pers,author ={ Caecilius Firmianus, Lucius}, <text:s/>origtitle = {de mortibus persecutorum }, shorthand = {Lact. mort. pers.}, shortauthor = {Laktanz}, keywords = {ancient}, options = {antik}}</text:p>
          </table:table-cell>
          <table:table-cell table:formula="of:=&quot;\item[&quot;&amp;[.E333] &amp; &quot;] &quot; &amp;[.C333]&amp; &quot; &quot; &amp;[.D333] &amp; &quot; \textbf{&quot; &amp; [.F333] &amp;&quot;}&quot;" office:value-type="string" office:string-value="\item[Lact. mort. pers.] Laktanz de mortibus persecutorum \textbf{Lact_mort_pers}">
            <text:p>\item[Lact. mort. pers.] Laktanz de mortibus persecutorum \textbf{Lact_mort_pers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ktanz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act_opif,author ={ Caecilius Firmianus, Lucius}, title ={de opificio dei}, publisher = HUP, location = {Cambridge, MA and London}, year = {}, volume = {}, series = LCL-lang, shortseries = LCL-kurz, origtitle = {de opificio dei}, origlanguage = {}, translator = {}, editor = {}, shorthand = {Lact. opif.}, shortauthor = {Laktanz}, keywords = {ancient}, options = {antik},}">
            <text:p>@Book{Lact_opif,author ={ Caecilius Firmianus, Lucius}, title ={de opificio dei}, publisher = HUP, location = {Cambridge, MA and London}, year = {}, volume = {}, series = LCL-lang, shortseries = LCL-kurz, origtitle = {de opificio dei}, origlanguage = {}, translator = {}, editor = {}, shorthand = {Lact. opif.}, shortauthor = {Laktanz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}&quot;" office:value-type="string" office:string-value="@Book{Lact_opif,author ={ Caecilius Firmianus, Lucius},  origtitle = {de opificio dei }, shorthand = {Lact. opif.}, shortauthor = {Laktanz}, keywords = {ancient}, options = {antik}}">
            <text:p>@Book{Lact_opif,author ={ Caecilius Firmianus, Lucius}, <text:s/>origtitle = {de opificio dei }, shorthand = {Lact. opif.}, shortauthor = {Laktanz}, keywords = {ancient}, options = {antik}}</text:p>
          </table:table-cell>
          <table:table-cell table:formula="of:=&quot;\item[&quot;&amp;[.E334] &amp; &quot;] &quot; &amp;[.C334]&amp; &quot; &quot; &amp;[.D334] &amp; &quot; \textbf{&quot; &amp; [.F334] &amp;&quot;}&quot;" office:value-type="string" office:string-value="\item[Lact. opif.] Laktanz de opificio dei \textbf{Lact_opif}">
            <text:p>\item[Lact. opif.] Laktanz de opificio dei \textbf{Lact_opif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}&quot;" office:value-type="string" office:string-value="@Book{Liv,author ={Livius, Titus},  origtitle = {ab urbe condita }, shorthand = {Liv.}, shortauthor = {Livius}, keywords = {ancient}, options = {antik}}">
            <text:p>@Book{Liv,author ={Livius, Titus}, <text:s/>origtitle = {ab urbe condita }, shorthand = {Liv.}, shortauthor = {Livius}, keywords = {ancient}, options = {antik}}</text:p>
          </table:table-cell>
          <table:table-cell table:formula="of:=&quot;\item[&quot;&amp;[.E335] &amp; &quot;] &quot; &amp;[.C335]&amp; &quot; &quot; &amp;[.D335] &amp; &quot; \textbf{&quot; &amp; [.F335] &amp;&quot;}&quot;" office:value-type="string" office:string-value="\item[Liv.] Livius ab urbe condita \textbf{Liv}">
            <text:p>\item[Liv.] Livius ab urbe condita \textbf{Liv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 office:value-type="string">
            <text:p>Luk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k,author ={Lukas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Lukas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}&quot;" office:value-type="string" office:string-value="@Book{Lk,author ={Lukas},  origtitle = { }, shorthand = {Lk}, shortauthor = {Lukas}, keywords = {ancient}, options = {antik}}">
            <text:p>@Book{Lk,author ={Lukas}, <text:s/>origtitle = { }, shorthand = {Lk}, shortauthor = {Lukas}, keywords = {ancient}, options = {antik}}</text:p>
          </table:table-cell>
          <table:table-cell table:formula="of:=&quot;\item[&quot;&amp;[.E336] &amp; &quot;] &quot; &amp;[.C336]&amp; &quot; &quot; &amp;[.D336] &amp; &quot; \textbf{&quot; &amp; [.F336] &amp;&quot;}&quot;" office:value-type="string" office:string-value="\item[Lk] Lukas  \textbf{Lk}">
            <text:p>\item[Lk] Lukas <text:s/>\textbf{Lk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kan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 office:value-type="string">
            <text:p><text:s/>Annaeus Luc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ucan,author ={ Annaeus Lucanus, Marcus}, title ={bellum civile}, publisher = HUP, location = {Cambridge, MA and London}, year = {}, volume = {}, series = LCL-lang, shortseries = LCL-kurz, origtitle = {bellum civile}, origlanguage = {}, translator = {}, editor = {}, shorthand = {Lucan.}, shortauthor = {Lukan}, keywords = {ancient}, options = {antik},}">
            <text:p>@Book{Lucan,author ={ Annaeus Lucanus, Marcus}, title ={bellum civile}, publisher = HUP, location = {Cambridge, MA and London}, year = {}, volume = {}, series = LCL-lang, shortseries = LCL-kurz, origtitle = {bellum civile}, origlanguage = {}, translator = {}, editor = {}, shorthand = {Lucan.}, shortauthor = {Lukan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}&quot;" office:value-type="string" office:string-value="@Book{Lucan,author ={ Annaeus Lucanus, Marcus},  origtitle = {bellum civile }, shorthand = {Lucan.}, shortauthor = {Lukan}, keywords = {ancient}, options = {antik}}">
            <text:p>@Book{Lucan,author ={ Annaeus Lucanus, Marcus}, <text:s/>origtitle = {bellum civile }, shorthand = {Lucan.}, shortauthor = {Lukan}, keywords = {ancient}, options = {antik}}</text:p>
          </table:table-cell>
          <table:table-cell table:formula="of:=&quot;\item[&quot;&amp;[.E337] &amp; &quot;] &quot; &amp;[.C337]&amp; &quot; &quot; &amp;[.D337] &amp; &quot; \textbf{&quot; &amp; [.F337] &amp;&quot;}&quot;" office:value-type="string" office:string-value="\item[Lucan.] Lukan bellum civile \textbf{Lucan}">
            <text:p>\item[Lucan.] Lukan bellum civile \textbf{Lucan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 office:value-type="string">
            <text:p>Caius Luci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ucil,author ={Caius Lucilius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Caius Lucilius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}&quot;" office:value-type="string" office:string-value="@Book{Lucil,author ={Caius Lucilius},  origtitle = {saturae }, shorthand = {Lucil.}, shortauthor = {Lucilius}, keywords = {ancient}, options = {antik}}">
            <text:p>@Book{Lucil,author ={Caius Lucilius}, <text:s/>origtitle = {saturae }, shorthand = {Lucil.}, shortauthor = {Lucilius}, keywords = {ancient}, options = {antik}}</text:p>
          </table:table-cell>
          <table:table-cell table:formula="of:=&quot;\item[&quot;&amp;[.E338] &amp; &quot;] &quot; &amp;[.C338]&amp; &quot; &quot; &amp;[.D338] &amp; &quot; \textbf{&quot; &amp; [.F338] &amp;&quot;}&quot;" office:value-type="string" office:string-value="\item[Lucil.] Lucilius saturae \textbf{Lucil}">
            <text:p>\item[Lucil.] Lucilius saturae \textbf{Lucil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}&quot;" office:value-type="string" office:string-value="@Book{Lucr,author ={Lucretius Carus, Titus},  origtitle = {de rerum natura }, shorthand = {Lucr.}, shortauthor = {Lukrez}, keywords = {ancient}, options = {antik}}">
            <text:p>@Book{Lucr,author ={Lucretius Carus, Titus}, <text:s/>origtitle = {de rerum natura }, shorthand = {Lucr.}, shortauthor = {Lukrez}, keywords = {ancient}, options = {antik}}</text:p>
          </table:table-cell>
          <table:table-cell table:formula="of:=&quot;\item[&quot;&amp;[.E339] &amp; &quot;] &quot; &amp;[.C339]&amp; &quot; &quot; &amp;[.D339] &amp; &quot; \textbf{&quot; &amp; [.F339] &amp;&quot;}&quot;" office:value-type="string" office:string-value="\item[Lucr.] Lukrez de rerum natura \textbf{Lucr}">
            <text:p>\item[Lucr.] Lukrez de rerum natura \textbf{Lucr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 office:value-type="string">
            <text:p>(Lukian von Samosata)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Lukian,author ={(Lukian von Samosata)}, title ={}, publisher = HUP, location = {Cambridge, MA and London}, year = {}, volume = {}, series = LCL-lang, shortseries = LCL-kurz, origtitle = {}, origlanguage = {}, translator = {}, editor = {}, shorthand = {Lukian.}, shortauthor = {Lukian}, keywords = {ancient}, options = {antik},}">
            <text:p>@Book{Lukian,author ={(Lukian von Samosata)}, title ={}, publisher = HUP, location = {Cambridge, MA and London}, year = {}, volume = {}, series = LCL-lang, shortseries = LCL-kurz, origtitle = {}, origlanguage = {}, translator = {}, editor = {}, shorthand = {Lukian.}, shortauthor = {Lukian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}&quot;" office:value-type="string" office:string-value="@Book{Lukian,author ={(Lukian von Samosata)},  origtitle = { }, shorthand = {Lukian.}, shortauthor = {Lukian}, keywords = {ancient}, options = {antik}}">
            <text:p>@Book{Lukian,author ={(Lukian von Samosata)}, <text:s/>origtitle = { }, shorthand = {Lukian.}, shortauthor = {Lukian}, keywords = {ancient}, options = {antik}}</text:p>
          </table:table-cell>
          <table:table-cell table:formula="of:=&quot;\item[&quot;&amp;[.E340] &amp; &quot;] &quot; &amp;[.C340]&amp; &quot; &quot; &amp;[.D340] &amp; &quot; \textbf{&quot; &amp; [.F340] &amp;&quot;}&quot;" office:value-type="string" office:string-value="\item[Lukian.] Lukian  \textbf{Lukian}">
            <text:p>\item[Lukian.] Lukian <text:s/>\textbf{Lukian}</text:p>
          </table:table-cell>
        </table:table-row>
        <table:table-row table:style-name="ro1">
          <table:table-cell office:value-type="string">
            <text:p>LXX</text:p>
          </table:table-cell>
          <table:table-cell table:number-columns-repeated="2"/>
          <table:table-cell office:value-type="string">
            <text:p>Septuaginta</text:p>
          </table:table-cell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D341]&amp; &quot;}, keywords = {ancient}, options = {antik},&quot;&amp;&quot;}&quot;" office:value-type="string" office:string-value="@Book{LXX,author ={}, title ={Septuaginta}, publisher = HUP, location = {Cambridge, MA and London}, year = {}, volume = {}, series = LCL-lang, shortseries = LCL-kurz, origtitle = {Septuaginta}, origlanguage = {}, translator = {}, editor = {}, shorthand = {LXX}, shortauthor = {Septuaginta}, keywords = {ancient}, options = {antik},}">
            <text:p>@Book{LXX,author ={}, title ={Septuaginta}, publisher = HUP, location = {Cambridge, MA and London}, year = {}, volume = {}, series = LCL-lang, shortseries = LCL-kurz, origtitle = {Septuaginta}, origlanguage = {}, translator = {}, editor = {}, shorthand = {LXX}, shortauthor = {Septuaginta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D341]&amp; &quot;}, keywords = {ancient}, options = {antik}}&quot;" office:value-type="string" office:string-value="@Book{LXX,author ={},  origtitle = {Septuaginta }, shorthand = {LXX}, shortauthor = {Septuaginta}, keywords = {ancient}, options = {antik}}">
            <text:p>@Book{LXX,author ={}, <text:s/>origtitle = {Septuaginta }, shorthand = {LXX}, shortauthor = {Septuaginta}, keywords = {ancient}, options = {antik}}</text:p>
          </table:table-cell>
          <table:table-cell table:formula="of:=&quot;\item[&quot;&amp;[.E341] &amp; &quot;] &quot; &amp;[.D341]&amp; &quot; &quot; &amp;[.D341] &amp; &quot; \textbf{&quot; &amp; [.F341] &amp;&quot;}&quot;" office:value-type="string" office:string-value="\item[LXX] Septuaginta Septuaginta \textbf{LXX}">
            <text:p>\item[LXX] Septuaginta Septuaginta \textbf{LXX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 table:formula="of:=&quot;{&quot;&amp;[.C342]&amp;&quot;}&quot;" office:value-type="string" office:string-value="{Lydos}">
            <text:p>{Ly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Lyd_mag,author ={{Lydos}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{Lydos}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}&quot;" office:value-type="string" office:string-value="@Book{Lyd_mag,author ={{Lydos}},  origtitle = {de magistratibus }, shorthand = {Lyd. mag.}, shortauthor = {Lydos}, keywords = {ancient}, options = {antik}}">
            <text:p>@Book{Lyd_mag,author ={{Lydos}}, <text:s/>origtitle = {de magistratibus }, shorthand = {Lyd. mag.}, shortauthor = {Lydos}, keywords = {ancient}, options = {antik}}</text:p>
          </table:table-cell>
          <table:table-cell table:formula="of:=&quot;\item[&quot;&amp;[.E342] &amp; &quot;] &quot; &amp;[.C342]&amp; &quot; &quot; &amp;[.D342] &amp; &quot; \textbf{&quot; &amp; [.F342] &amp;&quot;}&quot;" office:value-type="string" office:string-value="\item[Lyd. mag.] Lydos de magistratibus \textbf{Lyd_mag}">
            <text:p>\item[Lyd. mag.] Lydos de magistratibus \textbf{Lyd_mag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 table:formula="of:=&quot;{&quot;&amp;[.C343]&amp;&quot;}&quot;" office:value-type="string" office:string-value="{Lydos}">
            <text:p>{Ly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Lyd_mens,author ={{Lydos}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{Lydos}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}&quot;" office:value-type="string" office:string-value="@Book{Lyd_mens,author ={{Lydos}},  origtitle = {de mensibus }, shorthand = {Lyd. mens.}, shortauthor = {Lydos}, keywords = {ancient}, options = {antik}}">
            <text:p>@Book{Lyd_mens,author ={{Lydos}}, <text:s/>origtitle = {de mensibus }, shorthand = {Lyd. mens.}, shortauthor = {Lydos}, keywords = {ancient}, options = {antik}}</text:p>
          </table:table-cell>
          <table:table-cell table:formula="of:=&quot;\item[&quot;&amp;[.E343] &amp; &quot;] &quot; &amp;[.C343]&amp; &quot; &quot; &amp;[.D343] &amp; &quot; \textbf{&quot; &amp; [.F343] &amp;&quot;}&quot;" office:value-type="string" office:string-value="\item[Lyd. mens.] Lydos de mensibus \textbf{Lyd_mens}">
            <text:p>\item[Lyd. mens.] Lydos de mensibus \textbf{Lyd_mens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 office:value-type="string">
            <text:p>Lykurg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Lykurg,author ={Lykurgos}, title ={}, publisher = HUP, location = {Cambridge, MA and London}, year = {}, volume = {}, series = LCL-lang, shortseries = LCL-kurz, origtitle = {}, origlanguage = {}, translator = {}, editor = {}, shorthand = {Lykurg.}, shortauthor = {Lykurg}, keywords = {ancient}, options = {antik},}">
            <text:p>@Book{Lykurg,author ={Lykurgos}, title ={}, publisher = HUP, location = {Cambridge, MA and London}, year = {}, volume = {}, series = LCL-lang, shortseries = LCL-kurz, origtitle = {}, origlanguage = {}, translator = {}, editor = {}, shorthand = {Lykurg.}, shortauthor = {Lykurg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}&quot;" office:value-type="string" office:string-value="@Book{Lykurg,author ={Lykurgos},  origtitle = { }, shorthand = {Lykurg.}, shortauthor = {Lykurg}, keywords = {ancient}, options = {antik}}">
            <text:p>@Book{Lykurg,author ={Lykurgos}, <text:s/>origtitle = { }, shorthand = {Lykurg.}, shortauthor = {Lykurg}, keywords = {ancient}, options = {antik}}</text:p>
          </table:table-cell>
          <table:table-cell table:formula="of:=&quot;\item[&quot;&amp;[.E344] &amp; &quot;] &quot; &amp;[.C344]&amp; &quot; &quot; &amp;[.D344] &amp; &quot; \textbf{&quot; &amp; [.F344] &amp;&quot;}&quot;" office:value-type="string" office:string-value="\item[Lykurg.] Lykurg  \textbf{Lykurg}">
            <text:p>\item[Lykurg.] Lykurg <text:s/>\textbf{Lykurg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 table:formula="of:=&quot;{&quot;&amp;[.C345]&amp;&quot;}&quot;" office:value-type="string" office:string-value="{Lysias}">
            <text:p>{Lys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Lys,author ={{Lysias}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{Lysias}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}&quot;" office:value-type="string" office:string-value="@Book{Lys,author ={{Lysias}},  origtitle = { }, shorthand = {Lys.}, shortauthor = {Lysias}, keywords = {ancient}, options = {antik}}">
            <text:p>@Book{Lys,author ={{Lysias}}, <text:s/>origtitle = { }, shorthand = {Lys.}, shortauthor = {Lysias}, keywords = {ancient}, options = {antik}}</text:p>
          </table:table-cell>
          <table:table-cell table:formula="of:=&quot;\item[&quot;&amp;[.E345] &amp; &quot;] &quot; &amp;[.C345]&amp; &quot; &quot; &amp;[.D345] &amp; &quot; \textbf{&quot; &amp; [.F345] &amp;&quot;}&quot;" office:value-type="string" office:string-value="\item[Lys.] Lysias  \textbf{Lys}">
            <text:p>\item[Lys.] Lysias <text:s/>\textbf{Lys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 Aurel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 office:value-type="string">
            <text:p><text:s/>Aurelius Antonius August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G346]&amp; &quot;}, keywords = {ancient}, options = {antik},&quot;&amp;&quot;}&quot;" office:value-type="string" office:string-value="@Book{M_Aur,author ={ Aurelius Antonius Augustus, Marcus}, title ={}, publisher = HUP, location = {Cambridge, MA and London}, year = {}, volume = {}, series = LCL-lang, shortseries = LCL-kurz, origtitle = {}, origlanguage = {}, translator = {}, editor = {}, shorthand = {M. Aur.}, shortauthor = { Aurelius Antonius Augustus, Marcus}, keywords = {ancient}, options = {antik},}">
            <text:p>@Book{M_Aur,author ={ Aurelius Antonius Augustus, Marcus}, title ={}, publisher = HUP, location = {Cambridge, MA and London}, year = {}, volume = {}, series = LCL-lang, shortseries = LCL-kurz, origtitle = {}, origlanguage = {}, translator = {}, editor = {}, shorthand = {M. Aur.}, shortauthor = { Aurelius Antonius Augustus, Marcus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G346]&amp; &quot;}, keywords = {ancient}, options = {antik}}&quot;" office:value-type="string" office:string-value="@Book{M_Aur,author ={ Aurelius Antonius Augustus, Marcus},  origtitle = { }, shorthand = {M. Aur.}, shortauthor = { Aurelius Antonius Augustus, Marcus}, keywords = {ancient}, options = {antik}}">
            <text:p>@Book{M_Aur,author ={ Aurelius Antonius Augustus, Marcus}, <text:s/>origtitle = { }, shorthand = {M. Aur.}, shortauthor = { Aurelius Antonius Augustus, Marcus}, keywords = {ancient}, options = {antik}}</text:p>
          </table:table-cell>
          <table:table-cell table:formula="of:=&quot;\item[&quot;&amp;[.E346] &amp; &quot;] &quot; &amp;[.G346]&amp; &quot; &quot; &amp;[.D346] &amp; &quot; \textbf{&quot; &amp; [.F346] &amp;&quot;}&quot;" office:value-type="string" office:string-value="\item[M. Aur.]  Aurelius Antonius Augustus, Marcus  \textbf{M_Aur}">
            <text:p>\item[M. Aur.] <text:s/>Aurelius Antonius Augustus, Marcus <text:s/>\textbf{M_Aur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 office:value-type="string">
            <text:p><text:s/>Ambrosius Theodosius, Macrob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acr_Sat,author ={ Ambrosius Theodosius, Macrobius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 Ambrosius Theodosius, Macrobius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}&quot;" office:value-type="string" office:string-value="@Book{Macr_Sat,author ={ Ambrosius Theodosius, Macrobius},  origtitle = {Saturnalia }, shorthand = {Macr. Sat.}, shortauthor = {Macrobius}, keywords = {ancient}, options = {antik}}">
            <text:p>@Book{Macr_Sat,author ={ Ambrosius Theodosius, Macrobius}, <text:s/>origtitle = {Saturnalia }, shorthand = {Macr. Sat.}, shortauthor = {Macrobius}, keywords = {ancient}, options = {antik}}</text:p>
          </table:table-cell>
          <table:table-cell table:formula="of:=&quot;\item[&quot;&amp;[.E347] &amp; &quot;] &quot; &amp;[.C347]&amp; &quot; &quot; &amp;[.D347] &amp; &quot; \textbf{&quot; &amp; [.F347] &amp;&quot;}&quot;" office:value-type="string" office:string-value="\item[Macr. Sat.] Macrobius Saturnalia \textbf{Macr_Sat}">
            <text:p>\item[Macr. Sat.] Macrobius Saturnalia \textbf{Macr_Sat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 office:value-type="string">
            <text:p>Marcus Mani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anil,author ={Marcus Manilius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Marcus Manilius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}&quot;" office:value-type="string" office:string-value="@Book{Manil,author ={Marcus Manilius},  origtitle = {astronomica }, shorthand = {Manil.}, shortauthor = {Manilius}, keywords = {ancient}, options = {antik}}">
            <text:p>@Book{Manil,author ={Marcus Manilius}, <text:s/>origtitle = {astronomica }, shorthand = {Manil.}, shortauthor = {Manilius}, keywords = {ancient}, options = {antik}}</text:p>
          </table:table-cell>
          <table:table-cell table:formula="of:=&quot;\item[&quot;&amp;[.E348] &amp; &quot;] &quot; &amp;[.C348]&amp; &quot; &quot; &amp;[.D348] &amp; &quot; \textbf{&quot; &amp; [.F348] &amp;&quot;}&quot;" office:value-type="string" office:string-value="\item[Manil.] Manilius astronomica \textbf{Manil}">
            <text:p>\item[Manil.] Manilius astronomica \textbf{Manil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{Marius Victorinus}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 office:value-type="string">
            <text:p>Marius Vict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ar_Victorin,author ={Marius Victorinus}, title ={}, publisher = HUP, location = {Cambridge, MA and London}, year = {}, volume = {}, series = LCL-lang, shortseries = LCL-kurz, origtitle = {}, origlanguage = {}, translator = {}, editor = {}, shorthand = {Mar. Victorin.}, shortauthor = {{Marius Victorinus}}, keywords = {ancient}, options = {antik},}">
            <text:p>@Book{Mar_Victorin,author ={Marius Victorinus}, title ={}, publisher = HUP, location = {Cambridge, MA and London}, year = {}, volume = {}, series = LCL-lang, shortseries = LCL-kurz, origtitle = {}, origlanguage = {}, translator = {}, editor = {}, shorthand = {Mar. Victorin.}, shortauthor = {{Marius Victorinus}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}&quot;" office:value-type="string" office:string-value="@Book{Mar_Victorin,author ={Marius Victorinus},  origtitle = { }, shorthand = {Mar. Victorin.}, shortauthor = {{Marius Victorinus}}, keywords = {ancient}, options = {antik}}">
            <text:p>@Book{Mar_Victorin,author ={Marius Victorinus}, <text:s/>origtitle = { }, shorthand = {Mar. Victorin.}, shortauthor = {{Marius Victorinus}}, keywords = {ancient}, options = {antik}}</text:p>
          </table:table-cell>
          <table:table-cell table:formula="of:=&quot;\item[&quot;&amp;[.E349] &amp; &quot;] &quot; &amp;[.C349]&amp; &quot; &quot; &amp;[.D349] &amp; &quot; \textbf{&quot; &amp; [.F349] &amp;&quot;}&quot;" office:value-type="string" office:string-value="\item[Mar. Victorin.] {Marius Victorinus}  \textbf{Mar_Victorin}">
            <text:p>\item[Mar. Victorin.] {Marius Victorinus} <text:s/>\textbf{Mar_Victorin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}&quot;" office:value-type="string" office:string-value="@Book{Mart,author ={Valerius Martialis, Marcus},  origtitle = {Epigrammata }, shorthand = {Mart.}, shortauthor = {Martial}, keywords = {ancient}, options = {antik}}">
            <text:p>@Book{Mart,author ={Valerius Martialis, Marcus}, <text:s/>origtitle = {Epigrammata }, shorthand = {Mart.}, shortauthor = {Martial}, keywords = {ancient}, options = {antik}}</text:p>
          </table:table-cell>
          <table:table-cell table:formula="of:=&quot;\item[&quot;&amp;[.E350] &amp; &quot;] &quot; &amp;[.C350]&amp; &quot; &quot; &amp;[.D350] &amp; &quot; \textbf{&quot; &amp; [.F350] &amp;&quot;}&quot;" office:value-type="string" office:string-value="\item[Mart.] Martial Epigrammata \textbf{Mart}">
            <text:p>\item[Mart.] Martial Epigrammata \textbf{Mart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 office:value-type="string">
            <text:p><text:s/>Min(n)e(i)us Felix Capella, Mart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art_Cap,author ={ Min(n)e(i)us Felix Capella, Martianus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 Min(n)e(i)us Felix Capella, Martianus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}&quot;" office:value-type="string" office:string-value="@Book{Mart_Cap,author ={ Min(n)e(i)us Felix Capella, Martianus},  origtitle = { }, shorthand = {Mart. Cap.}, shortauthor = {Martianus Capella}, keywords = {ancient}, options = {antik}}">
            <text:p>@Book{Mart_Cap,author ={ Min(n)e(i)us Felix Capella, Martianus}, <text:s/>origtitle = { }, shorthand = {Mart. Cap.}, shortauthor = {Martianus Capella}, keywords = {ancient}, options = {antik}}</text:p>
          </table:table-cell>
          <table:table-cell table:formula="of:=&quot;\item[&quot;&amp;[.E351] &amp; &quot;] &quot; &amp;[.C351]&amp; &quot; &quot; &amp;[.D351] &amp; &quot; \textbf{&quot; &amp; [.F351] &amp;&quot;}&quot;" office:value-type="string" office:string-value="\item[Mart. Cap.] Martianus Capella  \textbf{Mart_Cap}">
            <text:p>\item[Mart. Cap.] Martianus Capella <text:s/>\textbf{Mart_Cap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}&quot;" office:value-type="string" office:string-value="@Book{Mart_spect,author ={Valerius Martialis, Marcus},  origtitle = {spectacula }, shorthand = {Mart. spect.}, shortauthor = {Martial}, keywords = {ancient}, options = {antik}}">
            <text:p>@Book{Mart_spect,author ={Valerius Martialis, Marcus}, <text:s/>origtitle = {spectacula }, shorthand = {Mart. spect.}, shortauthor = {Martial}, keywords = {ancient}, options = {antik}}</text:p>
          </table:table-cell>
          <table:table-cell table:formula="of:=&quot;\item[&quot;&amp;[.E352] &amp; &quot;] &quot; &amp;[.C352]&amp; &quot; &quot; &amp;[.D352] &amp; &quot; \textbf{&quot; &amp; [.F352] &amp;&quot;}&quot;" office:value-type="string" office:string-value="\item[Mart. spect.] Martial spectacula \textbf{Mart_spect}">
            <text:p>\item[Mart. spect.] Martial spectacula \textbf{Mart_spect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 table:formula="of:=&quot;{&quot;&amp;[.C353]&amp;&quot;}&quot;" office:value-type="string" office:string-value="{Pomponius Mela}">
            <text:p>{Pomponius Me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el,author ={{Pomponius Mela}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{Pomponius Mela}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}&quot;" office:value-type="string" office:string-value="@Book{Mel,author ={{Pomponius Mela}},  origtitle = { }, shorthand = {Mel.}, shortauthor = {Pomponius Mela}, keywords = {ancient}, options = {antik}}">
            <text:p>@Book{Mel,author ={{Pomponius Mela}}, <text:s/>origtitle = { }, shorthand = {Mel.}, shortauthor = {Pomponius Mela}, keywords = {ancient}, options = {antik}}</text:p>
          </table:table-cell>
          <table:table-cell table:formula="of:=&quot;\item[&quot;&amp;[.E353] &amp; &quot;] &quot; &amp;[.C353]&amp; &quot; &quot; &amp;[.D353] &amp; &quot; \textbf{&quot; &amp; [.F353] &amp;&quot;}&quot;" office:value-type="string" office:string-value="\item[Mel.] Pomponius Mela  \textbf{Mel}">
            <text:p>\item[Mel.] Pomponius Mela <text:s/>\textbf{Mel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er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 table:formula="of:=&quot;{&quot;&amp;[.C354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en_Dysk,author ={{Menander}}, title ={Dyskolo.}, publisher = HUP, location = {Cambridge, MA and London}, year = {}, volume = {}, series = LCL-lang, shortseries = LCL-kurz, origtitle = {Dyskolo.}, origlanguage = {}, translator = {}, editor = {}, shorthand = {Men. Dysk.}, shortauthor = {Menander}, keywords = {ancient}, options = {antik},}">
            <text:p>@Book{Men_Dysk,author ={{Menander}}, title ={Dyskolo.}, publisher = HUP, location = {Cambridge, MA and London}, year = {}, volume = {}, series = LCL-lang, shortseries = LCL-kurz, origtitle = {Dyskolo.}, origlanguage = {}, translator = {}, editor = {}, shorthand = {Men. Dysk.}, shortauthor = {Menander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}&quot;" office:value-type="string" office:string-value="@Book{Men_Dysk,author ={{Menander}},  origtitle = {Dyskolo. }, shorthand = {Men. Dysk.}, shortauthor = {Menander}, keywords = {ancient}, options = {antik}}">
            <text:p>@Book{Men_Dysk,author ={{Menander}}, <text:s/>origtitle = {Dyskolo. }, shorthand = {Men. Dysk.}, shortauthor = {Menander}, keywords = {ancient}, options = {antik}}</text:p>
          </table:table-cell>
          <table:table-cell table:formula="of:=&quot;\item[&quot;&amp;[.E354] &amp; &quot;] &quot; &amp;[.C354]&amp; &quot; &quot; &amp;[.D354] &amp; &quot; \textbf{&quot; &amp; [.F354] &amp;&quot;}&quot;" office:value-type="string" office:string-value="\item[Men. Dysk.] Menander Dyskolo. \textbf{Men_Dysk}">
            <text:p>\item[Men. Dysk.] Menander Dyskolo. \textbf{Men_Dysk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er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 table:formula="of:=&quot;{&quot;&amp;[.C355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en_Epitr,author ={{Menander}}, title ={Epitrepontes}, publisher = HUP, location = {Cambridge, MA and London}, year = {}, volume = {}, series = LCL-lang, shortseries = LCL-kurz, origtitle = {Epitrepontes}, origlanguage = {}, translator = {}, editor = {}, shorthand = {Men. Epitr.}, shortauthor = {Menander}, keywords = {ancient}, options = {antik},}">
            <text:p>@Book{Men_Epitr,author ={{Menander}}, title ={Epitrepontes}, publisher = HUP, location = {Cambridge, MA and London}, year = {}, volume = {}, series = LCL-lang, shortseries = LCL-kurz, origtitle = {Epitrepontes}, origlanguage = {}, translator = {}, editor = {}, shorthand = {Men. Epitr.}, shortauthor = {Menander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}&quot;" office:value-type="string" office:string-value="@Book{Men_Epitr,author ={{Menander}},  origtitle = {Epitrepontes }, shorthand = {Men. Epitr.}, shortauthor = {Menander}, keywords = {ancient}, options = {antik}}">
            <text:p>@Book{Men_Epitr,author ={{Menander}}, <text:s/>origtitle = {Epitrepontes }, shorthand = {Men. Epitr.}, shortauthor = {Menander}, keywords = {ancient}, options = {antik}}</text:p>
          </table:table-cell>
          <table:table-cell table:formula="of:=&quot;\item[&quot;&amp;[.E355] &amp; &quot;] &quot; &amp;[.C355]&amp; &quot; &quot; &amp;[.D355] &amp; &quot; \textbf{&quot; &amp; [.F355] &amp;&quot;}&quot;" office:value-type="string" office:string-value="\item[Men. Epitr.] Menander Epitrepontes \textbf{Men_Epitr}">
            <text:p>\item[Men. Epitr.] Menander Epitrepontes \textbf{Men_Epitr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er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 table:formula="of:=&quot;{&quot;&amp;[.C356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Men_Sam,author ={{Menander}}, title ={Samia}, publisher = HUP, location = {Cambridge, MA and London}, year = {}, volume = {}, series = LCL-lang, shortseries = LCL-kurz, origtitle = {Samia}, origlanguage = {}, translator = {}, editor = {}, shorthand = {Men. Sam.}, shortauthor = {Menander}, keywords = {ancient}, options = {antik},}">
            <text:p>@Book{Men_Sam,author ={{Menander}}, title ={Samia}, publisher = HUP, location = {Cambridge, MA and London}, year = {}, volume = {}, series = LCL-lang, shortseries = LCL-kurz, origtitle = {Samia}, origlanguage = {}, translator = {}, editor = {}, shorthand = {Men. Sam.}, shortauthor = {Menander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}&quot;" office:value-type="string" office:string-value="@Book{Men_Sam,author ={{Menander}},  origtitle = {Samia }, shorthand = {Men. Sam.}, shortauthor = {Menander}, keywords = {ancient}, options = {antik}}">
            <text:p>@Book{Men_Sam,author ={{Menander}}, <text:s/>origtitle = {Samia }, shorthand = {Men. Sam.}, shortauthor = {Menander}, keywords = {ancient}, options = {antik}}</text:p>
          </table:table-cell>
          <table:table-cell table:formula="of:=&quot;\item[&quot;&amp;[.E356] &amp; &quot;] &quot; &amp;[.C356]&amp; &quot; &quot; &amp;[.D356] &amp; &quot; \textbf{&quot; &amp; [.F356] &amp;&quot;}&quot;" office:value-type="string" office:string-value="\item[Men. Sam.] Menander Samia \textbf{Men_Sam}">
            <text:p>\item[Men. Sam.] Menander Samia \textbf{Men_Sam}</text:p>
          </table:table-cell>
        </table:table-row>
        <table:table-row table:style-name="ro3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 office:value-type="string">
            <text:p><text:span text:style-name="T1">{</text:span><text:span text:style-name="T2">Mimnermos</text:span><text:span text:style-name="T3"> von </text:span><text:span text:style-name="T3"><text:a xlink:href="https://de.wikipedia.org/wiki/Kolophon">Kolophon</text:a></text:span><text:span text:style-name="T3">}</text:span>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Mimn,author ={{Mimnermos von Kolophon}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{Mimnermos von Kolophon}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}&quot;" office:value-type="string" office:string-value="@Book{Mimn,author ={{Mimnermos von Kolophon}},  origtitle = { }, shorthand = {Mimn.}, shortauthor = {Mimnermos}, keywords = {ancient}, options = {antik}}">
            <text:p>@Book{Mimn,author ={{Mimnermos von Kolophon}}, <text:s/>origtitle = { }, shorthand = {Mimn.}, shortauthor = {Mimnermos}, keywords = {ancient}, options = {antik}}</text:p>
          </table:table-cell>
          <table:table-cell table:formula="of:=&quot;\item[&quot;&amp;[.E357] &amp; &quot;] &quot; &amp;[.C357]&amp; &quot; &quot; &amp;[.D357] &amp; &quot; \textbf{&quot; &amp; [.F357] &amp;&quot;}&quot;" office:value-type="string" office:string-value="\item[Mimn.] Mimnermos  \textbf{Mimn}">
            <text:p>\item[Mimn.] Mimnermos <text:s/>\textbf{Mimn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{Minucius Felix}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 office:value-type="string">
            <text:p>Minucius Felix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Min_Fel,author ={Minucius Felix, Marcus}, title ={}, publisher = HUP, location = {Cambridge, MA and London}, year = {}, volume = {}, series = LCL-lang, shortseries = LCL-kurz, origtitle = {}, origlanguage = {}, translator = {}, editor = {}, shorthand = {Min. Fel.}, shortauthor = {{Minucius Felix}}, keywords = {ancient}, options = {antik},}">
            <text:p>@Book{Min_Fel,author ={Minucius Felix, Marcus}, title ={}, publisher = HUP, location = {Cambridge, MA and London}, year = {}, volume = {}, series = LCL-lang, shortseries = LCL-kurz, origtitle = {}, origlanguage = {}, translator = {}, editor = {}, shorthand = {Min. Fel.}, shortauthor = {{Minucius Felix}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}&quot;" office:value-type="string" office:string-value="@Book{Min_Fel,author ={Minucius Felix, Marcus},  origtitle = { }, shorthand = {Min. Fel.}, shortauthor = {{Minucius Felix}}, keywords = {ancient}, options = {antik}}">
            <text:p>@Book{Min_Fel,author ={Minucius Felix, Marcus}, <text:s/>origtitle = { }, shorthand = {Min. Fel.}, shortauthor = {{Minucius Felix}}, keywords = {ancient}, options = {antik}}</text:p>
          </table:table-cell>
          <table:table-cell table:formula="of:=&quot;\item[&quot;&amp;[.E358] &amp; &quot;] &quot; &amp;[.C358]&amp; &quot; &quot; &amp;[.D358] &amp; &quot; \textbf{&quot; &amp; [.F358] &amp;&quot;}&quot;" office:value-type="string" office:string-value="\item[Min. Fel.] {Minucius Felix}  \textbf{Min_Fel}">
            <text:p>\item[Min. Fel.] {Minucius Felix} <text:s/>\textbf{Min_Fel}</text:p>
          </table:table-cell>
        </table:table-row>
        <table:table-row table:style-name="ro1">
          <table:table-cell office:value-type="string">
            <text:p>Mk</text:p>
          </table:table-cell>
          <table:table-cell table:number-columns-repeated="2"/>
          <table:table-cell office:value-type="string">
            <text:p>Markus</text:p>
          </table:table-cell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D359]&amp; &quot;}, keywords = {ancient}, options = {antik},&quot;&amp;&quot;}&quot;" office:value-type="string" office:string-value="@Book{Mk,author ={}, title ={Markus}, publisher = HUP, location = {Cambridge, MA and London}, year = {}, volume = {}, series = LCL-lang, shortseries = LCL-kurz, origtitle = {Markus}, origlanguage = {}, translator = {}, editor = {}, shorthand = {Mk}, shortauthor = {Markus}, keywords = {ancient}, options = {antik},}">
            <text:p>@Book{Mk,author ={}, title ={Markus}, publisher = HUP, location = {Cambridge, MA and London}, year = {}, volume = {}, series = LCL-lang, shortseries = LCL-kurz, origtitle = {Markus}, origlanguage = {}, translator = {}, editor = {}, shorthand = {Mk}, shortauthor = {Markus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D359]&amp; &quot;}, keywords = {ancient}, options = {antik}}&quot;" office:value-type="string" office:string-value="@Book{Mk,author ={},  origtitle = {Markus }, shorthand = {Mk}, shortauthor = {Markus}, keywords = {ancient}, options = {antik}}">
            <text:p>@Book{Mk,author ={}, <text:s/>origtitle = {Markus }, shorthand = {Mk}, shortauthor = {Markus}, keywords = {ancient}, options = {antik}}</text:p>
          </table:table-cell>
          <table:table-cell table:formula="of:=&quot;\item[&quot;&amp;[.E359] &amp; &quot;] &quot; &amp;[.D359]&amp; &quot; &quot; &amp;[.D359] &amp; &quot; \textbf{&quot; &amp; [.F359] &amp;&quot;}&quot;" office:value-type="string" office:string-value="\item[Mk] Markus Markus \textbf{Mk}">
            <text:p>\item[Mk] Markus Markus \textbf{Mk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 table:formula="of:=&quot;{&quot;&amp;[.C360]&amp;&quot;}&quot;" office:value-type="string" office:string-value="{Moschos}">
            <text:p>{Mos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Mosch,author ={{Moschos}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{Moschos}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}&quot;" office:value-type="string" office:string-value="@Book{Mosch,author ={{Moschos}},  origtitle = { }, shorthand = {Mosch.}, shortauthor = {Moschos}, keywords = {ancient}, options = {antik}}">
            <text:p>@Book{Mosch,author ={{Moschos}}, <text:s/>origtitle = { }, shorthand = {Mosch.}, shortauthor = {Moschos}, keywords = {ancient}, options = {antik}}</text:p>
          </table:table-cell>
          <table:table-cell table:formula="of:=&quot;\item[&quot;&amp;[.E360] &amp; &quot;] &quot; &amp;[.C360]&amp; &quot; &quot; &amp;[.D360] &amp; &quot; \textbf{&quot; &amp; [.F360] &amp;&quot;}&quot;" office:value-type="string" office:string-value="\item[Mosch.] Moschos  \textbf{Mosch}">
            <text:p>\item[Mosch.] Moschos <text:s/>\textbf{Mosch}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/>
          <table:table-cell office:value-type="string">
            <text:p>Matthäus</text:p>
          </table:table-cell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D361]&amp; &quot;}, keywords = {ancient}, options = {antik},&quot;&amp;&quot;}&quot;" office:value-type="string" office:string-value="@Book{Mt,author ={}, title ={Matthäus}, publisher = HUP, location = {Cambridge, MA and London}, year = {}, volume = {}, series = LCL-lang, shortseries = LCL-kurz, origtitle = {Matthäus}, origlanguage = {}, translator = {}, editor = {}, shorthand = {Mt}, shortauthor = {Matthäus}, keywords = {ancient}, options = {antik},}">
            <text:p>@Book{Mt,author ={}, title ={Matthäus}, publisher = HUP, location = {Cambridge, MA and London}, year = {}, volume = {}, series = LCL-lang, shortseries = LCL-kurz, origtitle = {Matthäus}, origlanguage = {}, translator = {}, editor = {}, shorthand = {Mt}, shortauthor = {Matthäus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D361]&amp; &quot;}, keywords = {ancient}, options = {antik}}&quot;" office:value-type="string" office:string-value="@Book{Mt,author ={},  origtitle = {Matthäus }, shorthand = {Mt}, shortauthor = {Matthäus}, keywords = {ancient}, options = {antik}}">
            <text:p>@Book{Mt,author ={}, <text:s/>origtitle = {Matthäus }, shorthand = {Mt}, shortauthor = {Matthäus}, keywords = {ancient}, options = {antik}}</text:p>
          </table:table-cell>
          <table:table-cell table:formula="of:=&quot;\item[&quot;&amp;[.E361] &amp; &quot;] &quot; &amp;[.D361]&amp; &quot; &quot; &amp;[.D361] &amp; &quot; \textbf{&quot; &amp; [.F361] &amp;&quot;}&quot;" office:value-type="string" office:string-value="\item[Mt] Matthäus Matthäus \textbf{Mt}">
            <text:p>\item[Mt] Matthäus Matthäus \textbf{Mt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 table:formula="of:=&quot;{&quot;&amp;[.C362]&amp;&quot;}&quot;" office:value-type="string" office:string-value="{Naevius}">
            <text:p>{Naev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aev,author ={{Naevius}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{Naevius}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}&quot;" office:value-type="string" office:string-value="@Book{Naev,author ={{Naevius}},  origtitle = { }, shorthand = {Naev.}, shortauthor = {Naevius}, keywords = {ancient}, options = {antik}}">
            <text:p>@Book{Naev,author ={{Naevius}}, <text:s/>origtitle = { }, shorthand = {Naev.}, shortauthor = {Naevius}, keywords = {ancient}, options = {antik}}</text:p>
          </table:table-cell>
          <table:table-cell table:formula="of:=&quot;\item[&quot;&amp;[.E362] &amp; &quot;] &quot; &amp;[.C362]&amp; &quot; &quot; &amp;[.D362] &amp; &quot; \textbf{&quot; &amp; [.F362] &amp;&quot;}&quot;" office:value-type="string" office:string-value="\item[Naev.] Naevius  \textbf{Naev}">
            <text:p>\item[Naev.] Naevius <text:s/>\textbf{Naev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 table:formula="of:=&quot;{&quot;&amp;[.C363]&amp;&quot;}&quot;" office:value-type="string" office:string-value="{Cornelius Nepos}">
            <text:p>{Cornelius Ne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ep_Att,author ={{Cornelius Nepos}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{Cornelius Nepos}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}&quot;" office:value-type="string" office:string-value="@Book{Nep_Att,author ={{Cornelius Nepos}},  origtitle = {Atticus }, shorthand = {Nep. Att.}, shortauthor = {Cornelius Nepos}, keywords = {ancient}, options = {antik}}">
            <text:p>@Book{Nep_Att,author ={{Cornelius Nepos}}, <text:s/>origtitle = {Atticus }, shorthand = {Nep. Att.}, shortauthor = {Cornelius Nepos}, keywords = {ancient}, options = {antik}}</text:p>
          </table:table-cell>
          <table:table-cell table:formula="of:=&quot;\item[&quot;&amp;[.E363] &amp; &quot;] &quot; &amp;[.C363]&amp; &quot; &quot; &amp;[.D363] &amp; &quot; \textbf{&quot; &amp; [.F363] &amp;&quot;}&quot;" office:value-type="string" office:string-value="\item[Nep. Att.] Cornelius Nepos Atticus \textbf{Nep_Att}">
            <text:p>\item[Nep. Att.] Cornelius Nepos Atticus \textbf{Nep_Att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 table:formula="of:=&quot;{&quot;&amp;[.C364]&amp;&quot;}&quot;" office:value-type="string" office:string-value="{Cornelius Nepos}">
            <text:p>{Cornelius Ne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Nep_Hann,author ={{Cornelius Nepos}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{Cornelius Nepos}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}&quot;" office:value-type="string" office:string-value="@Book{Nep_Hann,author ={{Cornelius Nepos}},  origtitle = {Hannibal }, shorthand = {Nep. Hann.}, shortauthor = {Cornelius Nepos}, keywords = {ancient}, options = {antik}}">
            <text:p>@Book{Nep_Hann,author ={{Cornelius Nepos}}, <text:s/>origtitle = {Hannibal }, shorthand = {Nep. Hann.}, shortauthor = {Cornelius Nepos}, keywords = {ancient}, options = {antik}}</text:p>
          </table:table-cell>
          <table:table-cell table:formula="of:=&quot;\item[&quot;&amp;[.E364] &amp; &quot;] &quot; &amp;[.C364]&amp; &quot; &quot; &amp;[.D364] &amp; &quot; \textbf{&quot; &amp; [.F364] &amp;&quot;}&quot;" office:value-type="string" office:string-value="\item[Nep. Hann.] Cornelius Nepos Hannibal \textbf{Nep_Hann}">
            <text:p>\item[Nep. Hann.] Cornelius Nepos Hannibal \textbf{Nep_Hann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 table:formula="of:=&quot;{&quot;&amp;[.C365]&amp;&quot;}&quot;" office:value-type="string" office:string-value="{Nikander}">
            <text:p>{Nik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Nik_Alex,author ={{Nikander}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{Nikander}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}&quot;" office:value-type="string" office:string-value="@Book{Nik_Alex,author ={{Nikander}},  origtitle = {Alexipharmaka }, shorthand = {Nik. Alex.}, shortauthor = {Nikander}, keywords = {ancient}, options = {antik}}">
            <text:p>@Book{Nik_Alex,author ={{Nikander}}, <text:s/>origtitle = {Alexipharmaka }, shorthand = {Nik. Alex.}, shortauthor = {Nikander}, keywords = {ancient}, options = {antik}}</text:p>
          </table:table-cell>
          <table:table-cell table:formula="of:=&quot;\item[&quot;&amp;[.E365] &amp; &quot;] &quot; &amp;[.C365]&amp; &quot; &quot; &amp;[.D365] &amp; &quot; \textbf{&quot; &amp; [.F365] &amp;&quot;}&quot;" office:value-type="string" office:string-value="\item[Nik. Alex.] Nikander Alexipharmaka \textbf{Nik_Alex}">
            <text:p>\item[Nik. Alex.] Nikander Alexipharmaka \textbf{Nik_Alex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 table:formula="of:=&quot;{&quot;&amp;[.C366]&amp;&quot;}&quot;" office:value-type="string" office:string-value="{Nikander}">
            <text:p>{Nik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Nik_Ther,author ={{Nikander}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{Nikander}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}&quot;" office:value-type="string" office:string-value="@Book{Nik_Ther,author ={{Nikander}},  origtitle = {Theriaka }, shorthand = {Nik. Ther.}, shortauthor = {Nikander}, keywords = {ancient}, options = {antik}}">
            <text:p>@Book{Nik_Ther,author ={{Nikander}}, <text:s/>origtitle = {Theriaka }, shorthand = {Nik. Ther.}, shortauthor = {Nikander}, keywords = {ancient}, options = {antik}}</text:p>
          </table:table-cell>
          <table:table-cell table:formula="of:=&quot;\item[&quot;&amp;[.E366] &amp; &quot;] &quot; &amp;[.C366]&amp; &quot; &quot; &amp;[.D366] &amp; &quot; \textbf{&quot; &amp; [.F366] &amp;&quot;}&quot;" office:value-type="string" office:string-value="\item[Nik. Ther.] Nikander Theriaka \textbf{Nik_Ther}">
            <text:p>\item[Nik. Ther.] Nikander Theriaka \textbf{Nik_Ther}</text:p>
          </table:table-cell>
        </table:table-row>
        <table:table-row table:style-name="ro1">
          <table:table-cell office:value-type="string">
            <text:p>Nm</text:p>
          </table:table-cell>
          <table:table-cell table:number-columns-repeated="2"/>
          <table:table-cell office:value-type="string">
            <text:p>Numeri (= 4. Mose)</text:p>
          </table:table-cell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D367]&amp; &quot;}, keywords = {ancient}, options = {antik},&quot;&amp;&quot;}&quot;" office:value-type="string" office:string-value="@Book{Nm,author ={}, title ={Numeri (= 4. Mose)}, publisher = HUP, location = {Cambridge, MA and London}, year = {}, volume = {}, series = LCL-lang, shortseries = LCL-kurz, origtitle = {Numeri (= 4. Mose)}, origlanguage = {}, translator = {}, editor = {}, shorthand = {Nm}, shortauthor = {Numeri (= 4. Mose)}, keywords = {ancient}, options = {antik},}">
            <text:p>@Book{Nm,author ={}, title ={Numeri (= 4. Mose)}, publisher = HUP, location = {Cambridge, MA and London}, year = {}, volume = {}, series = LCL-lang, shortseries = LCL-kurz, origtitle = {Numeri (= 4. Mose)}, origlanguage = {}, translator = {}, editor = {}, shorthand = {Nm}, shortauthor = {Numeri (= 4. Mose)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D367]&amp; &quot;}, keywords = {ancient}, options = {antik}}&quot;" office:value-type="string" office:string-value="@Book{Nm,author ={},  origtitle = {Numeri (= 4. Mose) }, shorthand = {Nm}, shortauthor = {Numeri (= 4. Mose)}, keywords = {ancient}, options = {antik}}">
            <text:p>@Book{Nm,author ={}, <text:s/>origtitle = {Numeri (= 4. Mose) }, shorthand = {Nm}, shortauthor = {Numeri (= 4. Mose)}, keywords = {ancient}, options = {antik}}</text:p>
          </table:table-cell>
          <table:table-cell table:formula="of:=&quot;\item[&quot;&amp;[.E367] &amp; &quot;] &quot; &amp;[.D367]&amp; &quot; &quot; &amp;[.D367] &amp; &quot; \textbf{&quot; &amp; [.F367] &amp;&quot;}&quot;" office:value-type="string" office:string-value="\item[Nm] Numeri (= 4. Mose) Numeri (= 4. Mose) \textbf{Nm}">
            <text:p>\item[Nm] Numeri (= 4. Mose) Numeri (= 4. Mose) \textbf{Nm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 table:formula="of:=&quot;{&quot;&amp;[.C368]&amp;&quot;}&quot;" office:value-type="string" office:string-value="{Nonius}">
            <text:p>{N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Non,author ={{Nonius}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{Nonius}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}&quot;" office:value-type="string" office:string-value="@Book{Non,author ={{Nonius}},  origtitle = { }, shorthand = {Non.}, shortauthor = {Nonius}, keywords = {ancient}, options = {antik}}">
            <text:p>@Book{Non,author ={{Nonius}}, <text:s/>origtitle = { }, shorthand = {Non.}, shortauthor = {Nonius}, keywords = {ancient}, options = {antik}}</text:p>
          </table:table-cell>
          <table:table-cell table:formula="of:=&quot;\item[&quot;&amp;[.E368] &amp; &quot;] &quot; &amp;[.C368]&amp; &quot; &quot; &amp;[.D368] &amp; &quot; \textbf{&quot; &amp; [.F368] &amp;&quot;}&quot;" office:value-type="string" office:string-value="\item[Non.] Nonius  \textbf{Non}">
            <text:p>\item[Non.] Nonius <text:s/>\textbf{Non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 table:formula="of:=&quot;{&quot;&amp;[.C369]&amp;&quot;}&quot;" office:value-type="string" office:string-value="{Dion.}">
            <text:p>{Dion.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Nonn_Dion,author ={{Dion.}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{Dion.}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}&quot;" office:value-type="string" office:string-value="@Book{Nonn_Dion,author ={{Dion.}},  origtitle = { }, shorthand = {Nonn.  Dion.}, shortauthor = {Dion.}, keywords = {ancient}, options = {antik}}">
            <text:p>@Book{Nonn_Dion,author ={{Dion.}}, <text:s/>origtitle = { }, shorthand = {Nonn. <text:s/>Dion.}, shortauthor = {Dion.}, keywords = {ancient}, options = {antik}}</text:p>
          </table:table-cell>
          <table:table-cell table:formula="of:=&quot;\item[&quot;&amp;[.E369] &amp; &quot;] &quot; &amp;[.C369]&amp; &quot; &quot; &amp;[.D369] &amp; &quot; \textbf{&quot; &amp; [.F369] &amp;&quot;}&quot;" office:value-type="string" office:string-value="\item[Nonn.  Dion.] Dion.  \textbf{Nonn_Dion}">
            <text:p>\item[Nonn. <text:s/>Dion.] Dion. <text:s/>\textbf{Nonn_Dion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}&quot;" office:value-type="string" office:string-value="@Book{Nov,author ={},  origtitle = {Corpus Iuris Civilis, Leges Novellae }, shorthand = { Nov.}, shortauthor = {}, keywords = {ancient}, options = {antik}}">
            <text:p>@Book{Nov,author ={}, <text:s/>origtitle = {Corpus Iuris Civilis, Leges Novellae }, shorthand = { Nov.}, shortauthor = {}, keywords = {ancient}, options = {antik}}</text:p>
          </table:table-cell>
          <table:table-cell table:formula="of:=&quot;\item[&quot;&amp;[.E370] &amp; &quot;] &quot; &amp;[.C370]&amp; &quot; &quot; &amp;[.D370] &amp; &quot; \textbf{&quot; &amp; [.F370] &amp;&quot;}&quot;" office:value-type="string" office:string-value="\item[ Nov.]  Corpus Iuris Civilis, Leges Novellae \textbf{Nov}">
            <text:p>\item[ Nov.] <text:s/>Corpus Iuris Civilis, Leges Novellae \textbf{Nov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 table:formula="of:=&quot;{&quot;&amp;[.C371]&amp;&quot;}&quot;" office:value-type="string" office:string-value="{Origines}">
            <text:p>{Origi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rig,author ={{Origines}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{Origines}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}&quot;" office:value-type="string" office:string-value="@Book{Orig,author ={{Origines}},  origtitle = { }, shorthand = {Orig.}, shortauthor = {Origines}, keywords = {ancient}, options = {antik}}">
            <text:p>@Book{Orig,author ={{Origines}}, <text:s/>origtitle = { }, shorthand = {Orig.}, shortauthor = {Origines}, keywords = {ancient}, options = {antik}}</text:p>
          </table:table-cell>
          <table:table-cell table:formula="of:=&quot;\item[&quot;&amp;[.E371] &amp; &quot;] &quot; &amp;[.C371]&amp; &quot; &quot; &amp;[.D371] &amp; &quot; \textbf{&quot; &amp; [.F371] &amp;&quot;}&quot;" office:value-type="string" office:string-value="\item[Orig.] Origines  \textbf{Orig}">
            <text:p>\item[Orig.] Origines <text:s/>\textbf{Orig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}&quot;" office:value-type="string" office:string-value="@Book{Oros,author ={Ovidius Naso, Publius},  origtitle = { }, shorthand = {Oros..}, shortauthor = {Orosius}, keywords = {ancient}, options = {antik}}">
            <text:p>@Book{Oros,author ={Ovidius Naso, Publius}, <text:s/>origtitle = { }, shorthand = {Oros..}, shortauthor = {Orosius}, keywords = {ancient}, options = {antik}}</text:p>
          </table:table-cell>
          <table:table-cell table:formula="of:=&quot;\item[&quot;&amp;[.E372] &amp; &quot;] &quot; &amp;[.C372]&amp; &quot; &quot; &amp;[.D372] &amp; &quot; \textbf{&quot; &amp; [.F372] &amp;&quot;}&quot;" office:value-type="string" office:string-value="\item[Oros..] Orosius  \textbf{Oros}">
            <text:p>\item[Oros..] Orosius <text:s/>\textbf{Oro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}&quot;" office:value-type="string" office:string-value="@Book{Ov_am,author ={Ovidius Naso, Publius},  origtitle = {amores }, shorthand = {Ov. am.}, shortauthor = {Ovid}, keywords = {ancient}, options = {antik}}">
            <text:p>@Book{Ov_am,author ={Ovidius Naso, Publius}, <text:s/>origtitle = {amores }, shorthand = {Ov. am.}, shortauthor = {Ovid}, keywords = {ancient}, options = {antik}}</text:p>
          </table:table-cell>
          <table:table-cell table:formula="of:=&quot;\item[&quot;&amp;[.E373] &amp; &quot;] &quot; &amp;[.C373]&amp; &quot; &quot; &amp;[.D373] &amp; &quot; \textbf{&quot; &amp; [.F373] &amp;&quot;}&quot;" office:value-type="string" office:string-value="\item[Ov. am.] Ovid amores \textbf{Ov_am}">
            <text:p>\item[Ov. am.] Ovid amores \textbf{Ov_a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}&quot;" office:value-type="string" office:string-value="@Book{Ov_ars,author ={Ovidius Naso, Publius},  origtitle = {ars amatoria }, shorthand = {Ov. ars}, shortauthor = {Ovid}, keywords = {ancient}, options = {antik}}">
            <text:p>@Book{Ov_ars,author ={Ovidius Naso, Publius}, <text:s/>origtitle = {ars amatoria }, shorthand = {Ov. ars}, shortauthor = {Ovid}, keywords = {ancient}, options = {antik}}</text:p>
          </table:table-cell>
          <table:table-cell table:formula="of:=&quot;\item[&quot;&amp;[.E374] &amp; &quot;] &quot; &amp;[.C374]&amp; &quot; &quot; &amp;[.D374] &amp; &quot; \textbf{&quot; &amp; [.F374] &amp;&quot;}&quot;" office:value-type="string" office:string-value="\item[Ov. ars] Ovid ars amatoria \textbf{Ov_ars}">
            <text:p>\item[Ov. ars] Ovid ars amatoria \textbf{Ov_ar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}&quot;" office:value-type="string" office:string-value="@Book{Ov_epist,author ={Ovidius Naso, Publius},  origtitle = {epistulae (heroides) }, shorthand = {Ov. epist.}, shortauthor = {Ovid}, keywords = {ancient}, options = {antik}}">
            <text:p>@Book{Ov_epist,author ={Ovidius Naso, Publius}, <text:s/>origtitle = {epistulae (heroides) }, shorthand = {Ov. epist.}, shortauthor = {Ovid}, keywords = {ancient}, options = {antik}}</text:p>
          </table:table-cell>
          <table:table-cell table:formula="of:=&quot;\item[&quot;&amp;[.E375] &amp; &quot;] &quot; &amp;[.C375]&amp; &quot; &quot; &amp;[.D375] &amp; &quot; \textbf{&quot; &amp; [.F375] &amp;&quot;}&quot;" office:value-type="string" office:string-value="\item[Ov. epist.] Ovid epistulae (heroides) \textbf{Ov_epist}">
            <text:p>\item[Ov. epist.] Ovid epistulae (heroides) \textbf{Ov_epi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}&quot;" office:value-type="string" office:string-value="@Book{Ov_fast,author ={Ovidius Naso, Publius},  origtitle = {fasti }, shorthand = {Ov. fast.}, shortauthor = {Ovid}, keywords = {ancient}, options = {antik}}">
            <text:p>@Book{Ov_fast,author ={Ovidius Naso, Publius}, <text:s/>origtitle = {fasti }, shorthand = {Ov. fast.}, shortauthor = {Ovid}, keywords = {ancient}, options = {antik}}</text:p>
          </table:table-cell>
          <table:table-cell table:formula="of:=&quot;\item[&quot;&amp;[.E376] &amp; &quot;] &quot; &amp;[.C376]&amp; &quot; &quot; &amp;[.D376] &amp; &quot; \textbf{&quot; &amp; [.F376] &amp;&quot;}&quot;" office:value-type="string" office:string-value="\item[Ov. fast.] Ovid fasti \textbf{Ov_fast}">
            <text:p>\item[Ov. fast.] Ovid fasti \textbf{Ov_fa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}&quot;" office:value-type="string" office:string-value="@Book{Ov_Ib,author ={Ovidius Naso, Publius},  origtitle = {Ibis }, shorthand = {Ov. Ib.}, shortauthor = {Ovid}, keywords = {ancient}, options = {antik}}">
            <text:p>@Book{Ov_Ib,author ={Ovidius Naso, Publius}, <text:s/>origtitle = {Ibis }, shorthand = {Ov. Ib.}, shortauthor = {Ovid}, keywords = {ancient}, options = {antik}}</text:p>
          </table:table-cell>
          <table:table-cell table:formula="of:=&quot;\item[&quot;&amp;[.E377] &amp; &quot;] &quot; &amp;[.C377]&amp; &quot; &quot; &amp;[.D377] &amp; &quot; \textbf{&quot; &amp; [.F377] &amp;&quot;}&quot;" office:value-type="string" office:string-value="\item[Ov. Ib.] Ovid Ibis \textbf{Ov_Ib}">
            <text:p>\item[Ov. Ib.] Ovid Ibis \textbf{Ov_Ib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}&quot;" office:value-type="string" office:string-value="@Book{Ov_medic,author ={Ovidius Naso, Publius},  origtitle = {medicamina faciei femineae }, shorthand = {Ov. medic.}, shortauthor = {Ovid}, keywords = {ancient}, options = {antik}}">
            <text:p>@Book{Ov_medic,author ={Ovidius Naso, Publius}, <text:s/>origtitle = {medicamina faciei femineae }, shorthand = {Ov. medic.}, shortauthor = {Ovid}, keywords = {ancient}, options = {antik}}</text:p>
          </table:table-cell>
          <table:table-cell table:formula="of:=&quot;\item[&quot;&amp;[.E378] &amp; &quot;] &quot; &amp;[.C378]&amp; &quot; &quot; &amp;[.D378] &amp; &quot; \textbf{&quot; &amp; [.F378] &amp;&quot;}&quot;" office:value-type="string" office:string-value="\item[Ov. medic.] Ovid medicamina faciei femineae \textbf{Ov_medic}">
            <text:p>\item[Ov. medic.] Ovid medicamina faciei femineae \textbf{Ov_medic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}&quot;" office:value-type="string" office:string-value="@Book{Ov_met,author ={Ovidius Naso, Publius},  origtitle = {metamorphoses }, shorthand = {Ov. met.}, shortauthor = {Ovid}, keywords = {ancient}, options = {antik}}">
            <text:p>@Book{Ov_met,author ={Ovidius Naso, Publius}, <text:s/>origtitle = {metamorphoses }, shorthand = {Ov. met.}, shortauthor = {Ovid}, keywords = {ancient}, options = {antik}}</text:p>
          </table:table-cell>
          <table:table-cell table:formula="of:=&quot;\item[&quot;&amp;[.E379] &amp; &quot;] &quot; &amp;[.C379]&amp; &quot; &quot; &amp;[.D379] &amp; &quot; \textbf{&quot; &amp; [.F379] &amp;&quot;}&quot;" office:value-type="string" office:string-value="\item[Ov. met.] Ovid metamorphoses \textbf{Ov_met}">
            <text:p>\item[Ov. met.] Ovid metamorphoses \textbf{Ov_me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}&quot;" office:value-type="string" office:string-value="@Book{Ov_Pont,author ={Ovidius Naso, Publius},  origtitle = {epistulae ex Ponto }, shorthand = {Ov. Pont.}, shortauthor = {Ovid}, keywords = {ancient}, options = {antik}}">
            <text:p>@Book{Ov_Pont,author ={Ovidius Naso, Publius}, <text:s/>origtitle = {epistulae ex Ponto }, shorthand = {Ov. Pont.}, shortauthor = {Ovid}, keywords = {ancient}, options = {antik}}</text:p>
          </table:table-cell>
          <table:table-cell table:formula="of:=&quot;\item[&quot;&amp;[.E380] &amp; &quot;] &quot; &amp;[.C380]&amp; &quot; &quot; &amp;[.D380] &amp; &quot; \textbf{&quot; &amp; [.F380] &amp;&quot;}&quot;" office:value-type="string" office:string-value="\item[Ov. Pont.] Ovid epistulae ex Ponto \textbf{Ov_Pont}">
            <text:p>\item[Ov. Pont.] Ovid epistulae ex Ponto \textbf{Ov_Pon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}&quot;" office:value-type="string" office:string-value="@Book{Ov_rem,author ={Ovidius Naso, Publius},  origtitle = {remedia amoris }, shorthand = {Ov. rem.}, shortauthor = {Ovid}, keywords = {ancient}, options = {antik}}">
            <text:p>@Book{Ov_rem,author ={Ovidius Naso, Publius}, <text:s/>origtitle = {remedia amoris }, shorthand = {Ov. rem.}, shortauthor = {Ovid}, keywords = {ancient}, options = {antik}}</text:p>
          </table:table-cell>
          <table:table-cell table:formula="of:=&quot;\item[&quot;&amp;[.E381] &amp; &quot;] &quot; &amp;[.C381]&amp; &quot; &quot; &amp;[.D381] &amp; &quot; \textbf{&quot; &amp; [.F381] &amp;&quot;}&quot;" office:value-type="string" office:string-value="\item[Ov. rem.] Ovid remedia amoris \textbf{Ov_rem}">
            <text:p>\item[Ov. rem.] Ovid remedia amoris \textbf{Ov_re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}&quot;" office:value-type="string" office:string-value="@Book{Ov_trist,author ={Ovidius Naso, Publius},  origtitle = {tristia }, shorthand = {Ov. trist.}, shortauthor = {Ovid}, keywords = {ancient}, options = {antik}}">
            <text:p>@Book{Ov_trist,author ={Ovidius Naso, Publius}, <text:s/>origtitle = {tristia }, shorthand = {Ov. trist.}, shortauthor = {Ovid}, keywords = {ancient}, options = {antik}}</text:p>
          </table:table-cell>
          <table:table-cell table:formula="of:=&quot;\item[&quot;&amp;[.E382] &amp; &quot;] &quot; &amp;[.C382]&amp; &quot; &quot; &amp;[.D382] &amp; &quot; \textbf{&quot; &amp; [.F382] &amp;&quot;}&quot;" office:value-type="string" office:string-value="\item[Ov. trist.] Ovid tristia \textbf{Ov_trist}">
            <text:p>\item[Ov. trist.] Ovid tristia \textbf{Ov_trist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Papinian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 office:value-type="string">
            <text:p>Aemilius Papin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G383]&amp; &quot;}, keywords = {ancient}, options = {antik},&quot;&amp;&quot;}&quot;" office:value-type="string" office:string-value="@Book{Papin,author ={Aemilius Papinianus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Aemilius Papinianus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G383]&amp; &quot;}, keywords = {ancient}, options = {antik}}&quot;" office:value-type="string" office:string-value="@Book{Papin,author ={Aemilius Papinianus},  origtitle = { }, shorthand = {Papin.}, shortauthor = {Aemilius Papinianus}, keywords = {ancient}, options = {antik}}">
            <text:p>@Book{Papin,author ={Aemilius Papinianus}, <text:s/>origtitle = { }, shorthand = {Papin.}, shortauthor = {Aemilius Papinianus}, keywords = {ancient}, options = {antik}}</text:p>
          </table:table-cell>
          <table:table-cell table:formula="of:=&quot;\item[&quot;&amp;[.E383] &amp; &quot;] &quot; &amp;[.G383]&amp; &quot; &quot; &amp;[.D383] &amp; &quot; \textbf{&quot; &amp; [.F383] &amp;&quot;}&quot;" office:value-type="string" office:string-value="\item[Papin.] Aemilius Papinianus  \textbf{Papin}">
            <text:p>\item[Papin.] Aemilius Papinianus <text:s/>\textbf{Papin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}&quot;" office:value-type="string" office:string-value="@Book{Pass_mart,author ={},  origtitle = {Passiones martyrum }, shorthand = { Pass. mart.}, shortauthor = {}, keywords = {ancient}, options = {antik}}">
            <text:p>@Book{Pass_mart,author ={}, <text:s/>origtitle = {Passiones martyrum }, shorthand = { Pass. mart.}, shortauthor = {}, keywords = {ancient}, options = {antik}}</text:p>
          </table:table-cell>
          <table:table-cell table:formula="of:=&quot;\item[&quot;&amp;[.E384] &amp; &quot;] &quot; &amp;[.C384]&amp; &quot; &quot; &amp;[.D384] &amp; &quot; \textbf{&quot; &amp; [.F384] &amp;&quot;}&quot;" office:value-type="string" office:string-value="\item[ Pass. mart.]  Passiones martyrum \textbf{Pass_mart}">
            <text:p>\item[ Pass. mart.] <text:s/>Passiones martyrum \textbf{Pass_mart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}&quot;" office:value-type="string" office:string-value="@Book{Paus,author ={Pausanias},  origtitle = { }, shorthand = {Paus.}, shortauthor = {Pausanias}, keywords = {ancient}, options = {antik}}">
            <text:p>@Book{Paus,author ={Pausanias}, <text:s/>origtitle = { }, shorthand = {Paus.}, shortauthor = {Pausanias}, keywords = {ancient}, options = {antik}}</text:p>
          </table:table-cell>
          <table:table-cell table:formula="of:=&quot;\item[&quot;&amp;[.E385] &amp; &quot;] &quot; &amp;[.C385]&amp; &quot; &quot; &amp;[.D385] &amp; &quot; \textbf{&quot; &amp; [.F385] &amp;&quot;}&quot;" office:value-type="string" office:string-value="\item[Paus.] Pausanias  \textbf{Paus}">
            <text:p>\item[Paus.] Pausanias <text:s/>\textbf{Paus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 office:value-type="string">
            <text:p><text:s/>Persius Flacc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ers,author ={ Persius Flaccus, Aulus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 Persius Flaccus, Aulus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}&quot;" office:value-type="string" office:string-value="@Book{Pers,author ={ Persius Flaccus, Aulus},  origtitle = {saturae }, shorthand = {Pers.}, shortauthor = {Persius}, keywords = {ancient}, options = {antik}}">
            <text:p>@Book{Pers,author ={ Persius Flaccus, Aulus}, <text:s/>origtitle = {saturae }, shorthand = {Pers.}, shortauthor = {Persius}, keywords = {ancient}, options = {antik}}</text:p>
          </table:table-cell>
          <table:table-cell table:formula="of:=&quot;\item[&quot;&amp;[.E386] &amp; &quot;] &quot; &amp;[.C386]&amp; &quot; &quot; &amp;[.D386] &amp; &quot; \textbf{&quot; &amp; [.F386] &amp;&quot;}&quot;" office:value-type="string" office:string-value="\item[Pers.] Persius saturae \textbf{Pers}">
            <text:p>\item[Pers.] Persius saturae \textbf{Pers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Titus 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 office:value-type="string">
            <text:p>Petronius Arbiter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etron,author ={Petronius Arbiter, Titus}, title ={satyrica}, publisher = HUP, location = {Cambridge, MA and London}, year = {}, volume = {}, series = LCL-lang, shortseries = LCL-kurz, origtitle = {satyrica}, origlanguage = {}, translator = {}, editor = {}, shorthand = {Petron.}, shortauthor = {Titus Petronius}, keywords = {ancient}, options = {antik},}">
            <text:p>@Book{Petron,author ={Petronius Arbiter, Titus}, title ={satyrica}, publisher = HUP, location = {Cambridge, MA and London}, year = {}, volume = {}, series = LCL-lang, shortseries = LCL-kurz, origtitle = {satyrica}, origlanguage = {}, translator = {}, editor = {}, shorthand = {Petron.}, shortauthor = {Titus Petronius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}&quot;" office:value-type="string" office:string-value="@Book{Petron,author ={Petronius Arbiter, Titus},  origtitle = {satyrica }, shorthand = {Petron.}, shortauthor = {Titus Petronius}, keywords = {ancient}, options = {antik}}">
            <text:p>@Book{Petron,author ={Petronius Arbiter, Titus}, <text:s/>origtitle = {satyrica }, shorthand = {Petron.}, shortauthor = {Titus Petronius}, keywords = {ancient}, options = {antik}}</text:p>
          </table:table-cell>
          <table:table-cell table:formula="of:=&quot;\item[&quot;&amp;[.E387] &amp; &quot;] &quot; &amp;[.C387]&amp; &quot; &quot; &amp;[.D387] &amp; &quot; \textbf{&quot; &amp; [.F387] &amp;&quot;}&quot;" office:value-type="string" office:string-value="\item[Petron.] Titus Petronius satyrica \textbf{Petron}">
            <text:p>\item[Petron.] Titus Petronius satyrica \textbf{Petron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 office:value-type="string">
            <text:p>Phaed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haedr,author ={Phaedrus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Phaedrus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}&quot;" office:value-type="string" office:string-value="@Book{Phaedr,author ={Phaedrus},  origtitle = {fabulae }, shorthand = {Phaedr.}, shortauthor = {Phaedrus}, keywords = {ancient}, options = {antik}}">
            <text:p>@Book{Phaedr,author ={Phaedrus}, <text:s/>origtitle = {fabulae }, shorthand = {Phaedr.}, shortauthor = {Phaedrus}, keywords = {ancient}, options = {antik}}</text:p>
          </table:table-cell>
          <table:table-cell table:formula="of:=&quot;\item[&quot;&amp;[.E388] &amp; &quot;] &quot; &amp;[.C388]&amp; &quot; &quot; &amp;[.D388] &amp; &quot; \textbf{&quot; &amp; [.F388] &amp;&quot;}&quot;" office:value-type="string" office:string-value="\item[Phaedr.] Phaedrus fabulae \textbf{Phaedr}">
            <text:p>\item[Phaedr.] Phaedrus fabulae \textbf{Phaedr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}&quot;" office:value-type="string" office:string-value="@Book{Pind_frg,author ={Pindar},  origtitle = {fragmentum }, shorthand = {Pind. frg.}, shortauthor = {Pindar}, keywords = {ancient}, options = {antik}}">
            <text:p>@Book{Pind_frg,author ={Pindar}, <text:s/>origtitle = {fragmentum }, shorthand = {Pind. frg.}, shortauthor = {Pindar}, keywords = {ancient}, options = {antik}}</text:p>
          </table:table-cell>
          <table:table-cell table:formula="of:=&quot;\item[&quot;&amp;[.E389] &amp; &quot;] &quot; &amp;[.C389]&amp; &quot; &quot; &amp;[.D389] &amp; &quot; \textbf{&quot; &amp; [.F389] &amp;&quot;}&quot;" office:value-type="string" office:string-value="\item[Pind. frg.] Pindar fragmentum \textbf{Pind_frg}">
            <text:p>\item[Pind. frg.] Pindar fragmentum \textbf{Pind_frg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}&quot;" office:value-type="string" office:string-value="@Book{Pind_I,author ={Pindar},  origtitle = {Isthmien }, shorthand = {Pind. I.}, shortauthor = {Pindar}, keywords = {ancient}, options = {antik}}">
            <text:p>@Book{Pind_I,author ={Pindar}, <text:s/>origtitle = {Isthmien }, shorthand = {Pind. I.}, shortauthor = {Pindar}, keywords = {ancient}, options = {antik}}</text:p>
          </table:table-cell>
          <table:table-cell table:formula="of:=&quot;\item[&quot;&amp;[.E390] &amp; &quot;] &quot; &amp;[.C390]&amp; &quot; &quot; &amp;[.D390] &amp; &quot; \textbf{&quot; &amp; [.F390] &amp;&quot;}&quot;" office:value-type="string" office:string-value="\item[Pind. I.] Pindar Isthmien \textbf{Pind_I}">
            <text:p>\item[Pind. I.] Pindar Isthmien \textbf{Pind_I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}&quot;" office:value-type="string" office:string-value="@Book{Pind_N,author ={Pindar},  origtitle = {Nemeen }, shorthand = {Pind. N.}, shortauthor = {Pindar}, keywords = {ancient}, options = {antik}}">
            <text:p>@Book{Pind_N,author ={Pindar}, <text:s/>origtitle = {Nemeen }, shorthand = {Pind. N.}, shortauthor = {Pindar}, keywords = {ancient}, options = {antik}}</text:p>
          </table:table-cell>
          <table:table-cell table:formula="of:=&quot;\item[&quot;&amp;[.E391] &amp; &quot;] &quot; &amp;[.C391]&amp; &quot; &quot; &amp;[.D391] &amp; &quot; \textbf{&quot; &amp; [.F391] &amp;&quot;}&quot;" office:value-type="string" office:string-value="\item[Pind. N.] Pindar Nemeen \textbf{Pind_N}">
            <text:p>\item[Pind. N.] Pindar Nemeen \textbf{Pind_N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}&quot;" office:value-type="string" office:string-value="@Book{Pind_O,author ={Pindar},  origtitle = {Olympien }, shorthand = {Pind. O.}, shortauthor = {Pindar}, keywords = {ancient}, options = {antik}}">
            <text:p>@Book{Pind_O,author ={Pindar}, <text:s/>origtitle = {Olympien }, shorthand = {Pind. O.}, shortauthor = {Pindar}, keywords = {ancient}, options = {antik}}</text:p>
          </table:table-cell>
          <table:table-cell table:formula="of:=&quot;\item[&quot;&amp;[.E392] &amp; &quot;] &quot; &amp;[.C392]&amp; &quot; &quot; &amp;[.D392] &amp; &quot; \textbf{&quot; &amp; [.F392] &amp;&quot;}&quot;" office:value-type="string" office:string-value="\item[Pind. O.] Pindar Olympien \textbf{Pind_O}">
            <text:p>\item[Pind. O.] Pindar Olympien \textbf{Pind_O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}&quot;" office:value-type="string" office:string-value="@Book{Pind_P,author ={Pindar},  origtitle = {Pythien }, shorthand = {Pind. P.}, shortauthor = {Pindar}, keywords = {ancient}, options = {antik}}">
            <text:p>@Book{Pind_P,author ={Pindar}, <text:s/>origtitle = {Pythien }, shorthand = {Pind. P.}, shortauthor = {Pindar}, keywords = {ancient}, options = {antik}}</text:p>
          </table:table-cell>
          <table:table-cell table:formula="of:=&quot;\item[&quot;&amp;[.E393] &amp; &quot;] &quot; &amp;[.C393]&amp; &quot; &quot; &amp;[.D393] &amp; &quot; \textbf{&quot; &amp; [.F393] &amp;&quot;}&quot;" office:value-type="string" office:string-value="\item[Pind. P.] Pindar Pythien \textbf{Pind_P}">
            <text:p>\item[Pind. P.] Pindar Pythien \textbf{Pind_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}&quot;" office:value-type="string" office:string-value="@Book{Plat_Alk_1,author ={Platon},  origtitle = {Alkibiades 1 }, shorthand = {Plat. Alk. 1}, shortauthor = {Platon}, keywords = {ancient}, options = {antik}}">
            <text:p>@Book{Plat_Alk_1,author ={Platon}, <text:s/>origtitle = {Alkibiades 1 }, shorthand = {Plat. Alk. 1}, shortauthor = {Platon}, keywords = {ancient}, options = {antik}}</text:p>
          </table:table-cell>
          <table:table-cell table:formula="of:=&quot;\item[&quot;&amp;[.E394] &amp; &quot;] &quot; &amp;[.C394]&amp; &quot; &quot; &amp;[.D394] &amp; &quot; \textbf{&quot; &amp; [.F394] &amp;&quot;}&quot;" office:value-type="string" office:string-value="\item[Plat. Alk. 1] Platon Alkibiades 1 \textbf{Plat_Alk_1}">
            <text:p>\item[Plat. Alk. 1] Platon Alkibiades 1 \textbf{Plat_Alk_1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}&quot;" office:value-type="string" office:string-value="@Book{Plat_Alk_2,author ={Platon},  origtitle = {Alkibiades 2 }, shorthand = {Plat. Alk. 2}, shortauthor = {Platon}, keywords = {ancient}, options = {antik}}">
            <text:p>@Book{Plat_Alk_2,author ={Platon}, <text:s/>origtitle = {Alkibiades 2 }, shorthand = {Plat. Alk. 2}, shortauthor = {Platon}, keywords = {ancient}, options = {antik}}</text:p>
          </table:table-cell>
          <table:table-cell table:formula="of:=&quot;\item[&quot;&amp;[.E395] &amp; &quot;] &quot; &amp;[.C395]&amp; &quot; &quot; &amp;[.D395] &amp; &quot; \textbf{&quot; &amp; [.F395] &amp;&quot;}&quot;" office:value-type="string" office:string-value="\item[Plat. Alk. 2] Platon Alkibiades 2 \textbf{Plat_Alk_2}">
            <text:p>\item[Plat. Alk. 2] Platon Alkibiades 2 \textbf{Plat_Alk_2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}&quot;" office:value-type="string" office:string-value="@Book{Plat_apol,author ={Platon},  origtitle = {apologia }, shorthand = {Plat. apol.}, shortauthor = {Platon}, keywords = {ancient}, options = {antik}}">
            <text:p>@Book{Plat_apol,author ={Platon}, <text:s/>origtitle = {apologia }, shorthand = {Plat. apol.}, shortauthor = {Platon}, keywords = {ancient}, options = {antik}}</text:p>
          </table:table-cell>
          <table:table-cell table:formula="of:=&quot;\item[&quot;&amp;[.E396] &amp; &quot;] &quot; &amp;[.C396]&amp; &quot; &quot; &amp;[.D396] &amp; &quot; \textbf{&quot; &amp; [.F396] &amp;&quot;}&quot;" office:value-type="string" office:string-value="\item[Plat. apol.] Platon apologia \textbf{Plat_apol}">
            <text:p>\item[Plat. apol.] Platon apologia \textbf{Plat_apo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}&quot;" office:value-type="string" office:string-value="@Book{Plat_Ax,author ={Platon},  origtitle = {Axiochos }, shorthand = {Plat. Ax.}, shortauthor = {Platon}, keywords = {ancient}, options = {antik}}">
            <text:p>@Book{Plat_Ax,author ={Platon}, <text:s/>origtitle = {Axiochos }, shorthand = {Plat. Ax.}, shortauthor = {Platon}, keywords = {ancient}, options = {antik}}</text:p>
          </table:table-cell>
          <table:table-cell table:formula="of:=&quot;\item[&quot;&amp;[.E397] &amp; &quot;] &quot; &amp;[.C397]&amp; &quot; &quot; &amp;[.D397] &amp; &quot; \textbf{&quot; &amp; [.F397] &amp;&quot;}&quot;" office:value-type="string" office:string-value="\item[Plat. Ax.] Platon Axiochos \textbf{Plat_Ax}">
            <text:p>\item[Plat. Ax.] Platon Axiochos \textbf{Plat_A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}&quot;" office:value-type="string" office:string-value="@Book{Plat_Charm,author ={Platon},  origtitle = {Charmides }, shorthand = {Plat. Charm.}, shortauthor = {Platon}, keywords = {ancient}, options = {antik}}">
            <text:p>@Book{Plat_Charm,author ={Platon}, <text:s/>origtitle = {Charmides }, shorthand = {Plat. Charm.}, shortauthor = {Platon}, keywords = {ancient}, options = {antik}}</text:p>
          </table:table-cell>
          <table:table-cell table:formula="of:=&quot;\item[&quot;&amp;[.E398] &amp; &quot;] &quot; &amp;[.C398]&amp; &quot; &quot; &amp;[.D398] &amp; &quot; \textbf{&quot; &amp; [.F398] &amp;&quot;}&quot;" office:value-type="string" office:string-value="\item[Plat. Charm.] Platon Charmides \textbf{Plat_Charm}">
            <text:p>\item[Plat. Charm.] Platon Charmides \textbf{Plat_Ch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}&quot;" office:value-type="string" office:string-value="@Book{Plat_def,author ={Platon},  origtitle = {Definitiones (ὅροι) }, shorthand = {Plat. def.}, shortauthor = {Platon}, keywords = {ancient}, options = {antik}}">
            <text:p>@Book{Plat_def,author ={Platon}, <text:s/>origtitle = {Definitiones (ὅροι) }, shorthand = {Plat. def.}, shortauthor = {Platon}, keywords = {ancient}, options = {antik}}</text:p>
          </table:table-cell>
          <table:table-cell table:formula="of:=&quot;\item[&quot;&amp;[.E399] &amp; &quot;] &quot; &amp;[.C399]&amp; &quot; &quot; &amp;[.D399] &amp; &quot; \textbf{&quot; &amp; [.F399] &amp;&quot;}&quot;" office:value-type="string" office:string-value="\item[Plat. def.] Platon Definitiones (ὅροι) \textbf{Plat_def}">
            <text:p>\item[Plat. def.] Platon Definitiones (ὅροι) \textbf{Plat_def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}&quot;" office:value-type="string" office:string-value="@Book{Plat_Dem,author ={Platon},  origtitle = {Demodokos }, shorthand = {Plat. Dem.}, shortauthor = {Platon}, keywords = {ancient}, options = {antik}}">
            <text:p>@Book{Plat_Dem,author ={Platon}, <text:s/>origtitle = {Demodokos }, shorthand = {Plat. Dem.}, shortauthor = {Platon}, keywords = {ancient}, options = {antik}}</text:p>
          </table:table-cell>
          <table:table-cell table:formula="of:=&quot;\item[&quot;&amp;[.E400] &amp; &quot;] &quot; &amp;[.C400]&amp; &quot; &quot; &amp;[.D400] &amp; &quot; \textbf{&quot; &amp; [.F400] &amp;&quot;}&quot;" office:value-type="string" office:string-value="\item[Plat. Dem.] Platon Demodokos \textbf{Plat_Dem}">
            <text:p>\item[Plat. Dem.] Platon Demodokos \textbf{Plat_De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}&quot;" office:value-type="string" office:string-value="@Book{Plat_epin,author ={Platon},  origtitle = {epinomis }, shorthand = {Plat. epin.}, shortauthor = {Platon}, keywords = {ancient}, options = {antik}}">
            <text:p>@Book{Plat_epin,author ={Platon}, <text:s/>origtitle = {epinomis }, shorthand = {Plat. epin.}, shortauthor = {Platon}, keywords = {ancient}, options = {antik}}</text:p>
          </table:table-cell>
          <table:table-cell table:formula="of:=&quot;\item[&quot;&amp;[.E401] &amp; &quot;] &quot; &amp;[.C401]&amp; &quot; &quot; &amp;[.D401] &amp; &quot; \textbf{&quot; &amp; [.F401] &amp;&quot;}&quot;" office:value-type="string" office:string-value="\item[Plat. epin.] Platon epinomis \textbf{Plat_epin}">
            <text:p>\item[Plat. epin.] Platon epinomis \textbf{Plat_ep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}&quot;" office:value-type="string" office:string-value="@Book{Plat_epist,author ={Platon},  origtitle = {epistulae }, shorthand = {Plat. epist.}, shortauthor = {Platon}, keywords = {ancient}, options = {antik}}">
            <text:p>@Book{Plat_epist,author ={Platon}, <text:s/>origtitle = {epistulae }, shorthand = {Plat. epist.}, shortauthor = {Platon}, keywords = {ancient}, options = {antik}}</text:p>
          </table:table-cell>
          <table:table-cell table:formula="of:=&quot;\item[&quot;&amp;[.E402] &amp; &quot;] &quot; &amp;[.C402]&amp; &quot; &quot; &amp;[.D402] &amp; &quot; \textbf{&quot; &amp; [.F402] &amp;&quot;}&quot;" office:value-type="string" office:string-value="\item[Plat. epist.] Platon epistulae \textbf{Plat_epist}">
            <text:p>\item[Plat. epist.] Platon epistulae \textbf{Plat_epis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}&quot;" office:value-type="string" office:string-value="@Book{Plat_eras,author ={Platon},  origtitle = {erastae }, shorthand = {Plat. eras.}, shortauthor = {Platon}, keywords = {ancient}, options = {antik}}">
            <text:p>@Book{Plat_eras,author ={Platon}, <text:s/>origtitle = {erastae }, shorthand = {Plat. eras.}, shortauthor = {Platon}, keywords = {ancient}, options = {antik}}</text:p>
          </table:table-cell>
          <table:table-cell table:formula="of:=&quot;\item[&quot;&amp;[.E403] &amp; &quot;] &quot; &amp;[.C403]&amp; &quot; &quot; &amp;[.D403] &amp; &quot; \textbf{&quot; &amp; [.F403] &amp;&quot;}&quot;" office:value-type="string" office:string-value="\item[Plat. eras.] Platon erastae \textbf{Plat_eras}">
            <text:p>\item[Plat. eras.] Platon erastae \textbf{Plat_er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}&quot;" office:value-type="string" office:string-value="@Book{Plat_Eryx,author ={Platon},  origtitle = {Eryxias }, shorthand = {Plat. Eryx.}, shortauthor = {Platon}, keywords = {ancient}, options = {antik}}">
            <text:p>@Book{Plat_Eryx,author ={Platon}, <text:s/>origtitle = {Eryxias }, shorthand = {Plat. Eryx.}, shortauthor = {Platon}, keywords = {ancient}, options = {antik}}</text:p>
          </table:table-cell>
          <table:table-cell table:formula="of:=&quot;\item[&quot;&amp;[.E404] &amp; &quot;] &quot; &amp;[.C404]&amp; &quot; &quot; &amp;[.D404] &amp; &quot; \textbf{&quot; &amp; [.F404] &amp;&quot;}&quot;" office:value-type="string" office:string-value="\item[Plat. Eryx.] Platon Eryxias \textbf{Plat_Eryx}">
            <text:p>\item[Plat. Eryx.] Platon Eryxias \textbf{Plat_Ery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}&quot;" office:value-type="string" office:string-value="@Book{Plat_Euthyd,author ={Platon},  origtitle = {Euthydemos }, shorthand = {Plat. Euthyd.}, shortauthor = {Platon}, keywords = {ancient}, options = {antik}}">
            <text:p>@Book{Plat_Euthyd,author ={Platon}, <text:s/>origtitle = {Euthydemos }, shorthand = {Plat. Euthyd.}, shortauthor = {Platon}, keywords = {ancient}, options = {antik}}</text:p>
          </table:table-cell>
          <table:table-cell table:formula="of:=&quot;\item[&quot;&amp;[.E405] &amp; &quot;] &quot; &amp;[.C405]&amp; &quot; &quot; &amp;[.D405] &amp; &quot; \textbf{&quot; &amp; [.F405] &amp;&quot;}&quot;" office:value-type="string" office:string-value="\item[Plat. Euthyd.] Platon Euthydemos \textbf{Plat_Euthyd}">
            <text:p>\item[Plat. Euthyd.] Platon Euthydemos \textbf{Plat_Euthy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}&quot;" office:value-type="string" office:string-value="@Book{Plat_Euthyphr,author ={Platon},  origtitle = {Euthyphron }, shorthand = {Plat. Euthyphr.}, shortauthor = {Platon}, keywords = {ancient}, options = {antik}}">
            <text:p>@Book{Plat_Euthyphr,author ={Platon}, <text:s/>origtitle = {Euthyphron }, shorthand = {Plat. Euthyphr.}, shortauthor = {Platon}, keywords = {ancient}, options = {antik}}</text:p>
          </table:table-cell>
          <table:table-cell table:formula="of:=&quot;\item[&quot;&amp;[.E406] &amp; &quot;] &quot; &amp;[.C406]&amp; &quot; &quot; &amp;[.D406] &amp; &quot; \textbf{&quot; &amp; [.F406] &amp;&quot;}&quot;" office:value-type="string" office:string-value="\item[Plat. Euthyphr.] Platon Euthyphron \textbf{Plat_Euthyphr}">
            <text:p>\item[Plat. Euthyphr.] Platon Euthyphron \textbf{Plat_Euthyph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}&quot;" office:value-type="string" office:string-value="@Book{Plat_Gorg,author ={Platon},  origtitle = {Gorgias }, shorthand = {Plat. Gorg.}, shortauthor = {Platon}, keywords = {ancient}, options = {antik}}">
            <text:p>@Book{Plat_Gorg,author ={Platon}, <text:s/>origtitle = {Gorgias }, shorthand = {Plat. Gorg.}, shortauthor = {Platon}, keywords = {ancient}, options = {antik}}</text:p>
          </table:table-cell>
          <table:table-cell table:formula="of:=&quot;\item[&quot;&amp;[.E407] &amp; &quot;] &quot; &amp;[.C407]&amp; &quot; &quot; &amp;[.D407] &amp; &quot; \textbf{&quot; &amp; [.F407] &amp;&quot;}&quot;" office:value-type="string" office:string-value="\item[Plat. Gorg.] Platon Gorgias \textbf{Plat_Gorg}">
            <text:p>\item[Plat. Gorg.] Platon Gorgias \textbf{Plat_Gor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}&quot;" office:value-type="string" office:string-value="@Book{Plat_Hipp_mai,author ={Platon},  origtitle = {Hippias maior }, shorthand = {Plat. Hipp. mai.}, shortauthor = {Platon}, keywords = {ancient}, options = {antik}}">
            <text:p>@Book{Plat_Hipp_mai,author ={Platon}, <text:s/>origtitle = {Hippias maior }, shorthand = {Plat. Hipp. mai.}, shortauthor = {Platon}, keywords = {ancient}, options = {antik}}</text:p>
          </table:table-cell>
          <table:table-cell table:formula="of:=&quot;\item[&quot;&amp;[.E408] &amp; &quot;] &quot; &amp;[.C408]&amp; &quot; &quot; &amp;[.D408] &amp; &quot; \textbf{&quot; &amp; [.F408] &amp;&quot;}&quot;" office:value-type="string" office:string-value="\item[Plat. Hipp. mai.] Platon Hippias maior \textbf{Plat_Hipp_mai}">
            <text:p>\item[Plat. Hipp. mai.] Platon Hippias maior \textbf{Plat_Hipp_mai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}&quot;" office:value-type="string" office:string-value="@Book{Plat_Hipp_min,author ={Platon},  origtitle = {Hippias minor }, shorthand = {Plat. Hipp. min.}, shortauthor = {Platon}, keywords = {ancient}, options = {antik}}">
            <text:p>@Book{Plat_Hipp_min,author ={Platon}, <text:s/>origtitle = {Hippias minor }, shorthand = {Plat. Hipp. min.}, shortauthor = {Platon}, keywords = {ancient}, options = {antik}}</text:p>
          </table:table-cell>
          <table:table-cell table:formula="of:=&quot;\item[&quot;&amp;[.E409] &amp; &quot;] &quot; &amp;[.C409]&amp; &quot; &quot; &amp;[.D409] &amp; &quot; \textbf{&quot; &amp; [.F409] &amp;&quot;}&quot;" office:value-type="string" office:string-value="\item[Plat. Hipp. min.] Platon Hippias minor \textbf{Plat_Hipp_min}">
            <text:p>\item[Plat. Hipp. min.] Platon Hippias minor \textbf{Plat_Hipp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}&quot;" office:value-type="string" office:string-value="@Book{Plat_Hipparch,author ={Platon},  origtitle = {Hipparchos }, shorthand = {Plat. Hipparch.}, shortauthor = {Platon}, keywords = {ancient}, options = {antik}}">
            <text:p>@Book{Plat_Hipparch,author ={Platon}, <text:s/>origtitle = {Hipparchos }, shorthand = {Plat. Hipparch.}, shortauthor = {Platon}, keywords = {ancient}, options = {antik}}</text:p>
          </table:table-cell>
          <table:table-cell table:formula="of:=&quot;\item[&quot;&amp;[.E410] &amp; &quot;] &quot; &amp;[.C410]&amp; &quot; &quot; &amp;[.D410] &amp; &quot; \textbf{&quot; &amp; [.F410] &amp;&quot;}&quot;" office:value-type="string" office:string-value="\item[Plat. Hipparch.] Platon Hipparchos \textbf{Plat_Hipparch}">
            <text:p>\item[Plat. Hipparch.] Platon Hipparchos \textbf{Plat_Hippar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}&quot;" office:value-type="string" office:string-value="@Book{Plat_Ion,author ={Platon},  origtitle = {Ion }, shorthand = {Plat. Ion}, shortauthor = {Platon}, keywords = {ancient}, options = {antik}}">
            <text:p>@Book{Plat_Ion,author ={Platon}, <text:s/>origtitle = {Ion }, shorthand = {Plat. Ion}, shortauthor = {Platon}, keywords = {ancient}, options = {antik}}</text:p>
          </table:table-cell>
          <table:table-cell table:formula="of:=&quot;\item[&quot;&amp;[.E411] &amp; &quot;] &quot; &amp;[.C411]&amp; &quot; &quot; &amp;[.D411] &amp; &quot; \textbf{&quot; &amp; [.F411] &amp;&quot;}&quot;" office:value-type="string" office:string-value="\item[Plat. Ion] Platon Ion \textbf{Plat_Ion}">
            <text:p>\item[Plat. Ion] Platon Ion \textbf{Plat_Io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}&quot;" office:value-type="string" office:string-value="@Book{Plat_Kleit,author ={Platon},  origtitle = {Kleitophon }, shorthand = {Plat. Kleit.}, shortauthor = {Platon}, keywords = {ancient}, options = {antik}}">
            <text:p>@Book{Plat_Kleit,author ={Platon}, <text:s/>origtitle = {Kleitophon }, shorthand = {Plat. Kleit.}, shortauthor = {Platon}, keywords = {ancient}, options = {antik}}</text:p>
          </table:table-cell>
          <table:table-cell table:formula="of:=&quot;\item[&quot;&amp;[.E412] &amp; &quot;] &quot; &amp;[.C412]&amp; &quot; &quot; &amp;[.D412] &amp; &quot; \textbf{&quot; &amp; [.F412] &amp;&quot;}&quot;" office:value-type="string" office:string-value="\item[Plat. Kleit.] Platon Kleitophon \textbf{Plat_Kleit}">
            <text:p>\item[Plat. Kleit.] Platon Kleitophon \textbf{Plat_Kle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}&quot;" office:value-type="string" office:string-value="@Book{Plat_Krat,author ={Platon},  origtitle = {Kratylos }, shorthand = {Plat. Krat.}, shortauthor = {Platon}, keywords = {ancient}, options = {antik}}">
            <text:p>@Book{Plat_Krat,author ={Platon}, <text:s/>origtitle = {Kratylos }, shorthand = {Plat. Krat.}, shortauthor = {Platon}, keywords = {ancient}, options = {antik}}</text:p>
          </table:table-cell>
          <table:table-cell table:formula="of:=&quot;\item[&quot;&amp;[.E413] &amp; &quot;] &quot; &amp;[.C413]&amp; &quot; &quot; &amp;[.D413] &amp; &quot; \textbf{&quot; &amp; [.F413] &amp;&quot;}&quot;" office:value-type="string" office:string-value="\item[Plat. Krat.] Platon Kratylos \textbf{Plat_Krat}">
            <text:p>\item[Plat. Krat.] Platon Kratylos \textbf{Plat_Kra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}&quot;" office:value-type="string" office:string-value="@Book{Plat_Krit,author ={Platon},  origtitle = {Kriton }, shorthand = {Plat. Krit.}, shortauthor = {Platon}, keywords = {ancient}, options = {antik}}">
            <text:p>@Book{Plat_Krit,author ={Platon}, <text:s/>origtitle = {Kriton }, shorthand = {Plat. Krit.}, shortauthor = {Platon}, keywords = {ancient}, options = {antik}}</text:p>
          </table:table-cell>
          <table:table-cell table:formula="of:=&quot;\item[&quot;&amp;[.E414] &amp; &quot;] &quot; &amp;[.C414]&amp; &quot; &quot; &amp;[.D414] &amp; &quot; \textbf{&quot; &amp; [.F414] &amp;&quot;}&quot;" office:value-type="string" office:string-value="\item[Plat. Krit.] Platon Kriton \textbf{Plat_Krit}">
            <text:p>\item[Plat. Krit.] Platon Kriton \textbf{Plat_Kr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}&quot;" office:value-type="string" office:string-value="@Book{Plat_Kritias,author ={Platon},  origtitle = {Kritias }, shorthand = {Plat. Kritias}, shortauthor = {Platon}, keywords = {ancient}, options = {antik}}">
            <text:p>@Book{Plat_Kritias,author ={Platon}, <text:s/>origtitle = {Kritias }, shorthand = {Plat. Kritias}, shortauthor = {Platon}, keywords = {ancient}, options = {antik}}</text:p>
          </table:table-cell>
          <table:table-cell table:formula="of:=&quot;\item[&quot;&amp;[.E415] &amp; &quot;] &quot; &amp;[.C415]&amp; &quot; &quot; &amp;[.D415] &amp; &quot; \textbf{&quot; &amp; [.F415] &amp;&quot;}&quot;" office:value-type="string" office:string-value="\item[Plat. Kritias] Platon Kritias \textbf{Plat_Kritias}">
            <text:p>\item[Plat. Kritias] Platon Kritias \textbf{Plat_Kriti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}&quot;" office:value-type="string" office:string-value="@Book{Plat_Lach,author ={Platon},  origtitle = {Laches }, shorthand = {Plat. Lach.}, shortauthor = {Platon}, keywords = {ancient}, options = {antik}}">
            <text:p>@Book{Plat_Lach,author ={Platon}, <text:s/>origtitle = {Laches }, shorthand = {Plat. Lach.}, shortauthor = {Platon}, keywords = {ancient}, options = {antik}}</text:p>
          </table:table-cell>
          <table:table-cell table:formula="of:=&quot;\item[&quot;&amp;[.E416] &amp; &quot;] &quot; &amp;[.C416]&amp; &quot; &quot; &amp;[.D416] &amp; &quot; \textbf{&quot; &amp; [.F416] &amp;&quot;}&quot;" office:value-type="string" office:string-value="\item[Plat. Lach.] Platon Laches \textbf{Plat_Lach}">
            <text:p>\item[Plat. Lach.] Platon Laches \textbf{Plat_La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}&quot;" office:value-type="string" office:string-value="@Book{Plat_leg,author ={Platon},  origtitle = {leges (νόμοι) }, shorthand = {Plat. leg.}, shortauthor = {Platon}, keywords = {ancient}, options = {antik}}">
            <text:p>@Book{Plat_leg,author ={Platon}, <text:s/>origtitle = {leges (νόμοι) }, shorthand = {Plat. leg.}, shortauthor = {Platon}, keywords = {ancient}, options = {antik}}</text:p>
          </table:table-cell>
          <table:table-cell table:formula="of:=&quot;\item[&quot;&amp;[.E417] &amp; &quot;] &quot; &amp;[.C417]&amp; &quot; &quot; &amp;[.D417] &amp; &quot; \textbf{&quot; &amp; [.F417] &amp;&quot;}&quot;" office:value-type="string" office:string-value="\item[Plat. leg.] Platon leges (νόμοι) \textbf{Plat_leg}">
            <text:p>\item[Plat. leg.] Platon leges (νόμοι) \textbf{Plat_le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}&quot;" office:value-type="string" office:string-value="@Book{Plat_Lys,author ={Platon},  origtitle = {Lysis }, shorthand = {Plat. Lys.}, shortauthor = {Platon}, keywords = {ancient}, options = {antik}}">
            <text:p>@Book{Plat_Lys,author ={Platon}, <text:s/>origtitle = {Lysis }, shorthand = {Plat. Lys.}, shortauthor = {Platon}, keywords = {ancient}, options = {antik}}</text:p>
          </table:table-cell>
          <table:table-cell table:formula="of:=&quot;\item[&quot;&amp;[.E418] &amp; &quot;] &quot; &amp;[.C418]&amp; &quot; &quot; &amp;[.D418] &amp; &quot; \textbf{&quot; &amp; [.F418] &amp;&quot;}&quot;" office:value-type="string" office:string-value="\item[Plat. Lys.] Platon Lysis \textbf{Plat_Lys}">
            <text:p>\item[Plat. Lys.] Platon Lysis \textbf{Plat_Ly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}&quot;" office:value-type="string" office:string-value="@Book{Plat_Men,author ={Platon},  origtitle = {Menon }, shorthand = {Plat. Men.}, shortauthor = {Platon}, keywords = {ancient}, options = {antik}}">
            <text:p>@Book{Plat_Men,author ={Platon}, <text:s/>origtitle = {Menon }, shorthand = {Plat. Men.}, shortauthor = {Platon}, keywords = {ancient}, options = {antik}}</text:p>
          </table:table-cell>
          <table:table-cell table:formula="of:=&quot;\item[&quot;&amp;[.E419] &amp; &quot;] &quot; &amp;[.C419]&amp; &quot; &quot; &amp;[.D419] &amp; &quot; \textbf{&quot; &amp; [.F419] &amp;&quot;}&quot;" office:value-type="string" office:string-value="\item[Plat. Men.] Platon Menon \textbf{Plat_Men}">
            <text:p>\item[Plat. Men.] Platon Menon \textbf{Plat_Me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}&quot;" office:value-type="string" office:string-value="@Book{Plat_Min,author ={Platon},  origtitle = {Minos }, shorthand = {Plat. Min.}, shortauthor = {Platon}, keywords = {ancient}, options = {antik}}">
            <text:p>@Book{Plat_Min,author ={Platon}, <text:s/>origtitle = {Minos }, shorthand = {Plat. Min.}, shortauthor = {Platon}, keywords = {ancient}, options = {antik}}</text:p>
          </table:table-cell>
          <table:table-cell table:formula="of:=&quot;\item[&quot;&amp;[.E420] &amp; &quot;] &quot; &amp;[.C420]&amp; &quot; &quot; &amp;[.D420] &amp; &quot; \textbf{&quot; &amp; [.F420] &amp;&quot;}&quot;" office:value-type="string" office:string-value="\item[Plat. Min.] Platon Minos \textbf{Plat_Min}">
            <text:p>\item[Plat. Min.] Platon Minos \textbf{Plat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}&quot;" office:value-type="string" office:string-value="@Book{Plat_Mx,author ={Platon},  origtitle = {Menexenos }, shorthand = {Plat. Mx.}, shortauthor = {Platon}, keywords = {ancient}, options = {antik}}">
            <text:p>@Book{Plat_Mx,author ={Platon}, <text:s/>origtitle = {Menexenos }, shorthand = {Plat. Mx.}, shortauthor = {Platon}, keywords = {ancient}, options = {antik}}</text:p>
          </table:table-cell>
          <table:table-cell table:formula="of:=&quot;\item[&quot;&amp;[.E421] &amp; &quot;] &quot; &amp;[.C421]&amp; &quot; &quot; &amp;[.D421] &amp; &quot; \textbf{&quot; &amp; [.F421] &amp;&quot;}&quot;" office:value-type="string" office:string-value="\item[Plat. Mx.] Platon Menexenos \textbf{Plat_Mx}">
            <text:p>\item[Plat. Mx.] Platon Menexenos \textbf{Plat_M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}&quot;" office:value-type="string" office:string-value="@Book{Plat_Parm,author ={Platon},  origtitle = {Parmenides }, shorthand = {Plat. Parm.}, shortauthor = {Platon}, keywords = {ancient}, options = {antik}}">
            <text:p>@Book{Plat_Parm,author ={Platon}, <text:s/>origtitle = {Parmenides }, shorthand = {Plat. Parm.}, shortauthor = {Platon}, keywords = {ancient}, options = {antik}}</text:p>
          </table:table-cell>
          <table:table-cell table:formula="of:=&quot;\item[&quot;&amp;[.E422] &amp; &quot;] &quot; &amp;[.C422]&amp; &quot; &quot; &amp;[.D422] &amp; &quot; \textbf{&quot; &amp; [.F422] &amp;&quot;}&quot;" office:value-type="string" office:string-value="\item[Plat. Parm.] Platon Parmenides \textbf{Plat_Parm}">
            <text:p>\item[Plat. Parm.] Platon Parmenides \textbf{Plat_P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}&quot;" office:value-type="string" office:string-value="@Book{Plat_Phaid,author ={Platon},  origtitle = {Phaidon }, shorthand = {Plat. Phaid.}, shortauthor = {Platon}, keywords = {ancient}, options = {antik}}">
            <text:p>@Book{Plat_Phaid,author ={Platon}, <text:s/>origtitle = {Phaidon }, shorthand = {Plat. Phaid.}, shortauthor = {Platon}, keywords = {ancient}, options = {antik}}</text:p>
          </table:table-cell>
          <table:table-cell table:formula="of:=&quot;\item[&quot;&amp;[.E423] &amp; &quot;] &quot; &amp;[.C423]&amp; &quot; &quot; &amp;[.D423] &amp; &quot; \textbf{&quot; &amp; [.F423] &amp;&quot;}&quot;" office:value-type="string" office:string-value="\item[Plat. Phaid.] Platon Phaidon \textbf{Plat_Phaid}">
            <text:p>\item[Plat. Phaid.] Platon Phaidon \textbf{Plat_Phai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}&quot;" office:value-type="string" office:string-value="@Book{Plat_Phaidr,author ={Platon},  origtitle = {Phaidros }, shorthand = {Plat. Phaidr.}, shortauthor = {Platon}, keywords = {ancient}, options = {antik}}">
            <text:p>@Book{Plat_Phaidr,author ={Platon}, <text:s/>origtitle = {Phaidros }, shorthand = {Plat. Phaidr.}, shortauthor = {Platon}, keywords = {ancient}, options = {antik}}</text:p>
          </table:table-cell>
          <table:table-cell table:formula="of:=&quot;\item[&quot;&amp;[.E424] &amp; &quot;] &quot; &amp;[.C424]&amp; &quot; &quot; &amp;[.D424] &amp; &quot; \textbf{&quot; &amp; [.F424] &amp;&quot;}&quot;" office:value-type="string" office:string-value="\item[Plat. Phaidr.] Platon Phaidros \textbf{Plat_Phaidr}">
            <text:p>\item[Plat. Phaidr.] Platon Phaidros \textbf{Plat_Phaid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}&quot;" office:value-type="string" office:string-value="@Book{Plat_Phil,author ={Platon},  origtitle = {Philebos }, shorthand = {Plat. Phil.}, shortauthor = {Platon}, keywords = {ancient}, options = {antik}}">
            <text:p>@Book{Plat_Phil,author ={Platon}, <text:s/>origtitle = {Philebos }, shorthand = {Plat. Phil.}, shortauthor = {Platon}, keywords = {ancient}, options = {antik}}</text:p>
          </table:table-cell>
          <table:table-cell table:formula="of:=&quot;\item[&quot;&amp;[.E425] &amp; &quot;] &quot; &amp;[.C425]&amp; &quot; &quot; &amp;[.D425] &amp; &quot; \textbf{&quot; &amp; [.F425] &amp;&quot;}&quot;" office:value-type="string" office:string-value="\item[Plat. Phil.] Platon Philebos \textbf{Plat_Phil}">
            <text:p>\item[Plat. Phil.] Platon Philebos \textbf{Plat_Phi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}&quot;" office:value-type="string" office:string-value="@Book{Plat_polit,author ={Platon},  origtitle = {politicus }, shorthand = {Plat. polit.}, shortauthor = {Platon}, keywords = {ancient}, options = {antik}}">
            <text:p>@Book{Plat_polit,author ={Platon}, <text:s/>origtitle = {politicus }, shorthand = {Plat. polit.}, shortauthor = {Platon}, keywords = {ancient}, options = {antik}}</text:p>
          </table:table-cell>
          <table:table-cell table:formula="of:=&quot;\item[&quot;&amp;[.E426] &amp; &quot;] &quot; &amp;[.C426]&amp; &quot; &quot; &amp;[.D426] &amp; &quot; \textbf{&quot; &amp; [.F426] &amp;&quot;}&quot;" office:value-type="string" office:string-value="\item[Plat. polit.] Platon politicus \textbf{Plat_polit}">
            <text:p>\item[Plat. polit.] Platon politicus \textbf{Plat_pol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}&quot;" office:value-type="string" office:string-value="@Book{Plat_Prot,author ={Platon},  origtitle = {Protagoras }, shorthand = {Plat. Prot.}, shortauthor = {Platon}, keywords = {ancient}, options = {antik}}">
            <text:p>@Book{Plat_Prot,author ={Platon}, <text:s/>origtitle = {Protagoras }, shorthand = {Plat. Prot.}, shortauthor = {Platon}, keywords = {ancient}, options = {antik}}</text:p>
          </table:table-cell>
          <table:table-cell table:formula="of:=&quot;\item[&quot;&amp;[.E427] &amp; &quot;] &quot; &amp;[.C427]&amp; &quot; &quot; &amp;[.D427] &amp; &quot; \textbf{&quot; &amp; [.F427] &amp;&quot;}&quot;" office:value-type="string" office:string-value="\item[Plat. Prot.] Platon Protagoras \textbf{Plat_Prot}">
            <text:p>\item[Plat. Prot.] Platon Protagoras \textbf{Plat_Pro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}&quot;" office:value-type="string" office:string-value="@Book{Plat_rep,author ={Platon},  origtitle = {de re publica (πολιτεία) }, shorthand = {Plat. rep.}, shortauthor = {Platon}, keywords = {ancient}, options = {antik}}">
            <text:p>@Book{Plat_rep,author ={Platon}, <text:s/>origtitle = {de re publica (πολιτεία) }, shorthand = {Plat. rep.}, shortauthor = {Platon}, keywords = {ancient}, options = {antik}}</text:p>
          </table:table-cell>
          <table:table-cell table:formula="of:=&quot;\item[&quot;&amp;[.E428] &amp; &quot;] &quot; &amp;[.C428]&amp; &quot; &quot; &amp;[.D428] &amp; &quot; \textbf{&quot; &amp; [.F428] &amp;&quot;}&quot;" office:value-type="string" office:string-value="\item[Plat. rep.] Platon de re publica (πολιτεία) \textbf{Plat_rep}">
            <text:p>\item[Plat. rep.] Platon de re publica (πολιτεία) \textbf{Plat_re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}&quot;" office:value-type="string" office:string-value="@Book{Plat_Sis,author ={Platon},  origtitle = {Sisyphos }, shorthand = {Plat. Sis.}, shortauthor = {Platon}, keywords = {ancient}, options = {antik}}">
            <text:p>@Book{Plat_Sis,author ={Platon}, <text:s/>origtitle = {Sisyphos }, shorthand = {Plat. Sis.}, shortauthor = {Platon}, keywords = {ancient}, options = {antik}}</text:p>
          </table:table-cell>
          <table:table-cell table:formula="of:=&quot;\item[&quot;&amp;[.E429] &amp; &quot;] &quot; &amp;[.C429]&amp; &quot; &quot; &amp;[.D429] &amp; &quot; \textbf{&quot; &amp; [.F429] &amp;&quot;}&quot;" office:value-type="string" office:string-value="\item[Plat. Sis.] Platon Sisyphos \textbf{Plat_Sis}">
            <text:p>\item[Plat. Sis.] Platon Sisyphos \textbf{Plat_Si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}&quot;" office:value-type="string" office:string-value="@Book{Plat_soph,author ={Platon},  origtitle = {sophista }, shorthand = {Plat. soph.}, shortauthor = {Platon}, keywords = {ancient}, options = {antik}}">
            <text:p>@Book{Plat_soph,author ={Platon}, <text:s/>origtitle = {sophista }, shorthand = {Plat. soph.}, shortauthor = {Platon}, keywords = {ancient}, options = {antik}}</text:p>
          </table:table-cell>
          <table:table-cell table:formula="of:=&quot;\item[&quot;&amp;[.E430] &amp; &quot;] &quot; &amp;[.C430]&amp; &quot; &quot; &amp;[.D430] &amp; &quot; \textbf{&quot; &amp; [.F430] &amp;&quot;}&quot;" office:value-type="string" office:string-value="\item[Plat. soph.] Platon sophista \textbf{Plat_soph}">
            <text:p>\item[Plat. soph.] Platon sophista \textbf{Plat_sop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}&quot;" office:value-type="string" office:string-value="@Book{Plat_symp,author ={Platon},  origtitle = {symposium }, shorthand = {Plat. symp.}, shortauthor = {Platon}, keywords = {ancient}, options = {antik}}">
            <text:p>@Book{Plat_symp,author ={Platon}, <text:s/>origtitle = {symposium }, shorthand = {Plat. symp.}, shortauthor = {Platon}, keywords = {ancient}, options = {antik}}</text:p>
          </table:table-cell>
          <table:table-cell table:formula="of:=&quot;\item[&quot;&amp;[.E431] &amp; &quot;] &quot; &amp;[.C431]&amp; &quot; &quot; &amp;[.D431] &amp; &quot; \textbf{&quot; &amp; [.F431] &amp;&quot;}&quot;" office:value-type="string" office:string-value="\item[Plat. symp.] Platon symposium \textbf{Plat_symp}">
            <text:p>\item[Plat. symp.] Platon symposium \textbf{Plat_sym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}&quot;" office:value-type="string" office:string-value="@Book{Plat_Thg,author ={Platon},  origtitle = {Theages }, shorthand = {Plat. Thg.}, shortauthor = {Platon}, keywords = {ancient}, options = {antik}}">
            <text:p>@Book{Plat_Thg,author ={Platon}, <text:s/>origtitle = {Theages }, shorthand = {Plat. Thg.}, shortauthor = {Platon}, keywords = {ancient}, options = {antik}}</text:p>
          </table:table-cell>
          <table:table-cell table:formula="of:=&quot;\item[&quot;&amp;[.E432] &amp; &quot;] &quot; &amp;[.C432]&amp; &quot; &quot; &amp;[.D432] &amp; &quot; \textbf{&quot; &amp; [.F432] &amp;&quot;}&quot;" office:value-type="string" office:string-value="\item[Plat. Thg.] Platon Theages \textbf{Plat_Thg}">
            <text:p>\item[Plat. Thg.] Platon Theages \textbf{Plat_Th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}&quot;" office:value-type="string" office:string-value="@Book{Plat_Tht,author ={Platon},  origtitle = {Theaitetos }, shorthand = {Plat. Tht.}, shortauthor = {Platon}, keywords = {ancient}, options = {antik}}">
            <text:p>@Book{Plat_Tht,author ={Platon}, <text:s/>origtitle = {Theaitetos }, shorthand = {Plat. Tht.}, shortauthor = {Platon}, keywords = {ancient}, options = {antik}}</text:p>
          </table:table-cell>
          <table:table-cell table:formula="of:=&quot;\item[&quot;&amp;[.E433] &amp; &quot;] &quot; &amp;[.C433]&amp; &quot; &quot; &amp;[.D433] &amp; &quot; \textbf{&quot; &amp; [.F433] &amp;&quot;}&quot;" office:value-type="string" office:string-value="\item[Plat. Tht.] Platon Theaitetos \textbf{Plat_Tht}">
            <text:p>\item[Plat. Tht.] Platon Theaitetos \textbf{Plat_Th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}&quot;" office:value-type="string" office:string-value="@Book{Plat_Tim,author ={Platon},  origtitle = {Timaios }, shorthand = {Plat. Tim.}, shortauthor = {Platon}, keywords = {ancient}, options = {antik}}">
            <text:p>@Book{Plat_Tim,author ={Platon}, <text:s/>origtitle = {Timaios }, shorthand = {Plat. Tim.}, shortauthor = {Platon}, keywords = {ancient}, options = {antik}}</text:p>
          </table:table-cell>
          <table:table-cell table:formula="of:=&quot;\item[&quot;&amp;[.E434] &amp; &quot;] &quot; &amp;[.C434]&amp; &quot; &quot; &amp;[.D434] &amp; &quot; \textbf{&quot; &amp; [.F434] &amp;&quot;}&quot;" office:value-type="string" office:string-value="\item[Plat. Tim.] Platon Timaios \textbf{Plat_Tim}">
            <text:p>\item[Plat. Tim.] Platon Timaios \textbf{Plat_Tim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}&quot;" office:value-type="string" office:string-value="@Book{Plaut_Amph,author ={{Maccius Plautus, Titus}},  origtitle = {Amphitruo }, shorthand = {Plaut. Amph.}, shortauthor = {Plautus}, keywords = {ancient}, options = {antik}}">
            <text:p>@Book{Plaut_Amph,author ={{Maccius Plautus, Titus}}, <text:s/>origtitle = {Amphitruo }, shorthand = {Plaut. Amph.}, shortauthor = {Plautus}, keywords = {ancient}, options = {antik}}</text:p>
          </table:table-cell>
          <table:table-cell table:formula="of:=&quot;\item[&quot;&amp;[.E435] &amp; &quot;] &quot; &amp;[.C435]&amp; &quot; &quot; &amp;[.D435] &amp; &quot; \textbf{&quot; &amp; [.F435] &amp;&quot;}&quot;" office:value-type="string" office:string-value="\item[Plaut. Amph.] Plautus Amphitruo \textbf{Plaut_Amph}">
            <text:p>\item[Plaut. Amph.] Plautus Amphitruo \textbf{Plaut_Amp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}&quot;" office:value-type="string" office:string-value="@Book{Plaut_Asin,author ={{Maccius Plautus, Titus}},  origtitle = {Asinaria }, shorthand = {Plaut. Asin.}, shortauthor = {Plautus}, keywords = {ancient}, options = {antik}}">
            <text:p>@Book{Plaut_Asin,author ={{Maccius Plautus, Titus}}, <text:s/>origtitle = {Asinaria }, shorthand = {Plaut. Asin.}, shortauthor = {Plautus}, keywords = {ancient}, options = {antik}}</text:p>
          </table:table-cell>
          <table:table-cell table:formula="of:=&quot;\item[&quot;&amp;[.E436] &amp; &quot;] &quot; &amp;[.C436]&amp; &quot; &quot; &amp;[.D436] &amp; &quot; \textbf{&quot; &amp; [.F436] &amp;&quot;}&quot;" office:value-type="string" office:string-value="\item[Plaut. Asin.] Plautus Asinaria \textbf{Plaut_Asin}">
            <text:p>\item[Plaut. Asin.] Plautus Asinaria \textbf{Plaut_As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}&quot;" office:value-type="string" office:string-value="@Book{Plaut_Aul,author ={{Maccius Plautus, Titus}},  origtitle = {Aulularia }, shorthand = {Plaut. Aul.}, shortauthor = {Plautus}, keywords = {ancient}, options = {antik}}">
            <text:p>@Book{Plaut_Aul,author ={{Maccius Plautus, Titus}}, <text:s/>origtitle = {Aulularia }, shorthand = {Plaut. Aul.}, shortauthor = {Plautus}, keywords = {ancient}, options = {antik}}</text:p>
          </table:table-cell>
          <table:table-cell table:formula="of:=&quot;\item[&quot;&amp;[.E437] &amp; &quot;] &quot; &amp;[.C437]&amp; &quot; &quot; &amp;[.D437] &amp; &quot; \textbf{&quot; &amp; [.F437] &amp;&quot;}&quot;" office:value-type="string" office:string-value="\item[Plaut. Aul.] Plautus Aulularia \textbf{Plaut_Aul}">
            <text:p>\item[Plaut. Aul.] Plautus Aulularia \textbf{Plaut_Au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}&quot;" office:value-type="string" office:string-value="@Book{Plaut_Bacch,author ={{Maccius Plautus, Titus}},  origtitle = {Bacchides }, shorthand = {Plaut. Bacch.}, shortauthor = {Plautus}, keywords = {ancient}, options = {antik}}">
            <text:p>@Book{Plaut_Bacch,author ={{Maccius Plautus, Titus}}, <text:s/>origtitle = {Bacchides }, shorthand = {Plaut. Bacch.}, shortauthor = {Plautus}, keywords = {ancient}, options = {antik}}</text:p>
          </table:table-cell>
          <table:table-cell table:formula="of:=&quot;\item[&quot;&amp;[.E438] &amp; &quot;] &quot; &amp;[.C438]&amp; &quot; &quot; &amp;[.D438] &amp; &quot; \textbf{&quot; &amp; [.F438] &amp;&quot;}&quot;" office:value-type="string" office:string-value="\item[Plaut. Bacch.] Plautus Bacchides \textbf{Plaut_Bacch}">
            <text:p>\item[Plaut. Bacch.] Plautus Bacchides \textbf{Plaut_Bac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}&quot;" office:value-type="string" office:string-value="@Book{Plaut_Cist,author ={{Maccius Plautus, Titus}},  origtitle = {Cistellaria }, shorthand = {Plaut. Cist.}, shortauthor = {Plautus}, keywords = {ancient}, options = {antik}}">
            <text:p>@Book{Plaut_Cist,author ={{Maccius Plautus, Titus}}, <text:s/>origtitle = {Cistellaria }, shorthand = {Plaut. Cist.}, shortauthor = {Plautus}, keywords = {ancient}, options = {antik}}</text:p>
          </table:table-cell>
          <table:table-cell table:formula="of:=&quot;\item[&quot;&amp;[.E439] &amp; &quot;] &quot; &amp;[.C439]&amp; &quot; &quot; &amp;[.D439] &amp; &quot; \textbf{&quot; &amp; [.F439] &amp;&quot;}&quot;" office:value-type="string" office:string-value="\item[Plaut. Cist.] Plautus Cistellaria \textbf{Plaut_Cist}">
            <text:p>\item[Plaut. Cist.] Plautus Cistellaria \textbf{Plaut_Ci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}&quot;" office:value-type="string" office:string-value="@Book{Plaut_Curc,author ={{Maccius Plautus, Titus}},  origtitle = {Curculio }, shorthand = {Plaut. Curc.}, shortauthor = {Plautus}, keywords = {ancient}, options = {antik}}">
            <text:p>@Book{Plaut_Curc,author ={{Maccius Plautus, Titus}}, <text:s/>origtitle = {Curculio }, shorthand = {Plaut. Curc.}, shortauthor = {Plautus}, keywords = {ancient}, options = {antik}}</text:p>
          </table:table-cell>
          <table:table-cell table:formula="of:=&quot;\item[&quot;&amp;[.E440] &amp; &quot;] &quot; &amp;[.C440]&amp; &quot; &quot; &amp;[.D440] &amp; &quot; \textbf{&quot; &amp; [.F440] &amp;&quot;}&quot;" office:value-type="string" office:string-value="\item[Plaut. Curc.] Plautus Curculio \textbf{Plaut_Curc}">
            <text:p>\item[Plaut. Curc.] Plautus Curculio \textbf{Plaut_Cu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}&quot;" office:value-type="string" office:string-value="@Book{Plaut_Epid,author ={{Maccius Plautus, Titus}},  origtitle = {Epidicus }, shorthand = {Plaut. Epid.}, shortauthor = {Plautus}, keywords = {ancient}, options = {antik}}">
            <text:p>@Book{Plaut_Epid,author ={{Maccius Plautus, Titus}}, <text:s/>origtitle = {Epidicus }, shorthand = {Plaut. Epid.}, shortauthor = {Plautus}, keywords = {ancient}, options = {antik}}</text:p>
          </table:table-cell>
          <table:table-cell table:formula="of:=&quot;\item[&quot;&amp;[.E441] &amp; &quot;] &quot; &amp;[.C441]&amp; &quot; &quot; &amp;[.D441] &amp; &quot; \textbf{&quot; &amp; [.F441] &amp;&quot;}&quot;" office:value-type="string" office:string-value="\item[Plaut. Epid.] Plautus Epidicus \textbf{Plaut_Epid}">
            <text:p>\item[Plaut. Epid.] Plautus Epidicus \textbf{Plaut_Epi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}&quot;" office:value-type="string" office:string-value="@Book{Plaut_Men,author ={{Maccius Plautus, Titus}},  origtitle = {Menaechmi }, shorthand = {Plaut. Men.}, shortauthor = {Plautus}, keywords = {ancient}, options = {antik}}">
            <text:p>@Book{Plaut_Men,author ={{Maccius Plautus, Titus}}, <text:s/>origtitle = {Menaechmi }, shorthand = {Plaut. Men.}, shortauthor = {Plautus}, keywords = {ancient}, options = {antik}}</text:p>
          </table:table-cell>
          <table:table-cell table:formula="of:=&quot;\item[&quot;&amp;[.E442] &amp; &quot;] &quot; &amp;[.C442]&amp; &quot; &quot; &amp;[.D442] &amp; &quot; \textbf{&quot; &amp; [.F442] &amp;&quot;}&quot;" office:value-type="string" office:string-value="\item[Plaut. Men.] Plautus Menaechmi \textbf{Plaut_Men}">
            <text:p>\item[Plaut. Men.] Plautus Menaechmi \textbf{Plaut_M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}&quot;" office:value-type="string" office:string-value="@Book{Plaut_Merc,author ={{Maccius Plautus, Titus}},  origtitle = {Mercator }, shorthand = {Plaut. Merc.}, shortauthor = {Plautus}, keywords = {ancient}, options = {antik}}">
            <text:p>@Book{Plaut_Merc,author ={{Maccius Plautus, Titus}}, <text:s/>origtitle = {Mercator }, shorthand = {Plaut. Merc.}, shortauthor = {Plautus}, keywords = {ancient}, options = {antik}}</text:p>
          </table:table-cell>
          <table:table-cell table:formula="of:=&quot;\item[&quot;&amp;[.E443] &amp; &quot;] &quot; &amp;[.C443]&amp; &quot; &quot; &amp;[.D443] &amp; &quot; \textbf{&quot; &amp; [.F443] &amp;&quot;}&quot;" office:value-type="string" office:string-value="\item[Plaut. Merc.] Plautus Mercator \textbf{Plaut_Merc}">
            <text:p>\item[Plaut. Merc.] Plautus Mercator \textbf{Plaut_Me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}&quot;" office:value-type="string" office:string-value="@Book{Plaut_Mil,author ={{Maccius Plautus, Titus}},  origtitle = {Miles gloriosus }, shorthand = {Plaut. Mil.}, shortauthor = {Plautus}, keywords = {ancient}, options = {antik}}">
            <text:p>@Book{Plaut_Mil,author ={{Maccius Plautus, Titus}}, <text:s/>origtitle = {Miles gloriosus }, shorthand = {Plaut. Mil.}, shortauthor = {Plautus}, keywords = {ancient}, options = {antik}}</text:p>
          </table:table-cell>
          <table:table-cell table:formula="of:=&quot;\item[&quot;&amp;[.E444] &amp; &quot;] &quot; &amp;[.C444]&amp; &quot; &quot; &amp;[.D444] &amp; &quot; \textbf{&quot; &amp; [.F444] &amp;&quot;}&quot;" office:value-type="string" office:string-value="\item[Plaut. Mil.] Plautus Miles gloriosus \textbf{Plaut_Mil}">
            <text:p>\item[Plaut. Mil.] Plautus Miles gloriosus \textbf{Plaut_Mi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}&quot;" office:value-type="string" office:string-value="@Book{Plaut_Most,author ={{Maccius Plautus, Titus}},  origtitle = {Mostellaria }, shorthand = {Plaut. Most.}, shortauthor = {Plautus}, keywords = {ancient}, options = {antik}}">
            <text:p>@Book{Plaut_Most,author ={{Maccius Plautus, Titus}}, <text:s/>origtitle = {Mostellaria }, shorthand = {Plaut. Most.}, shortauthor = {Plautus}, keywords = {ancient}, options = {antik}}</text:p>
          </table:table-cell>
          <table:table-cell table:formula="of:=&quot;\item[&quot;&amp;[.E445] &amp; &quot;] &quot; &amp;[.C445]&amp; &quot; &quot; &amp;[.D445] &amp; &quot; \textbf{&quot; &amp; [.F445] &amp;&quot;}&quot;" office:value-type="string" office:string-value="\item[Plaut. Most.] Plautus Mostellaria \textbf{Plaut_Most}">
            <text:p>\item[Plaut. Most.] Plautus Mostellaria \textbf{Plaut_Mo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}&quot;" office:value-type="string" office:string-value="@Book{Plaut_Poen,author ={{Maccius Plautus, Titus}},  origtitle = {Poenulus }, shorthand = {Plaut. Poen.}, shortauthor = {Plautus}, keywords = {ancient}, options = {antik}}">
            <text:p>@Book{Plaut_Poen,author ={{Maccius Plautus, Titus}}, <text:s/>origtitle = {Poenulus }, shorthand = {Plaut. Poen.}, shortauthor = {Plautus}, keywords = {ancient}, options = {antik}}</text:p>
          </table:table-cell>
          <table:table-cell table:formula="of:=&quot;\item[&quot;&amp;[.E446] &amp; &quot;] &quot; &amp;[.C446]&amp; &quot; &quot; &amp;[.D446] &amp; &quot; \textbf{&quot; &amp; [.F446] &amp;&quot;}&quot;" office:value-type="string" office:string-value="\item[Plaut. Poen.] Plautus Poenulus \textbf{Plaut_Poen}">
            <text:p>\item[Plaut. Poen.] Plautus Poenulus \textbf{Plaut_Po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}&quot;" office:value-type="string" office:string-value="@Book{Plaut_Pseud,author ={{Maccius Plautus, Titus}},  origtitle = {Pseudolus }, shorthand = {Plaut. Pseud.}, shortauthor = {Plautus}, keywords = {ancient}, options = {antik}}">
            <text:p>@Book{Plaut_Pseud,author ={{Maccius Plautus, Titus}}, <text:s/>origtitle = {Pseudolus }, shorthand = {Plaut. Pseud.}, shortauthor = {Plautus}, keywords = {ancient}, options = {antik}}</text:p>
          </table:table-cell>
          <table:table-cell table:formula="of:=&quot;\item[&quot;&amp;[.E447] &amp; &quot;] &quot; &amp;[.C447]&amp; &quot; &quot; &amp;[.D447] &amp; &quot; \textbf{&quot; &amp; [.F447] &amp;&quot;}&quot;" office:value-type="string" office:string-value="\item[Plaut. Pseud.] Plautus Pseudolus \textbf{Plaut_Pseud}">
            <text:p>\item[Plaut. Pseud.] Plautus Pseudolus \textbf{Plaut_Pse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}&quot;" office:value-type="string" office:string-value="@Book{Plaut_Rud,author ={{Maccius Plautus, Titus}},  origtitle = {Rudens }, shorthand = {Plaut. Rud.}, shortauthor = {Plautus}, keywords = {ancient}, options = {antik}}">
            <text:p>@Book{Plaut_Rud,author ={{Maccius Plautus, Titus}}, <text:s/>origtitle = {Rudens }, shorthand = {Plaut. Rud.}, shortauthor = {Plautus}, keywords = {ancient}, options = {antik}}</text:p>
          </table:table-cell>
          <table:table-cell table:formula="of:=&quot;\item[&quot;&amp;[.E448] &amp; &quot;] &quot; &amp;[.C448]&amp; &quot; &quot; &amp;[.D448] &amp; &quot; \textbf{&quot; &amp; [.F448] &amp;&quot;}&quot;" office:value-type="string" office:string-value="\item[Plaut. Rud.] Plautus Rudens \textbf{Plaut_Rud}">
            <text:p>\item[Plaut. Rud.] Plautus Rudens \textbf{Plaut_R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C449]&amp; &quot;}, keywords = {ancient}, options = {antik},&quot;&amp;&quot;}&quot;" office:value-type="string" office:string-value="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}&quot;" office:value-type="string" office:string-value="@Book{Plaut_Stich,author ={{Maccius Plautus, Titus}},  origtitle = {Stichus }, shorthand = {Plaut. Stich.}, shortauthor = {Plautus}, keywords = {ancient}, options = {antik}}">
            <text:p>@Book{Plaut_Stich,author ={{Maccius Plautus, Titus}}, <text:s/>origtitle = {Stichus }, shorthand = {Plaut. Stich.}, shortauthor = {Plautus}, keywords = {ancient}, options = {antik}}</text:p>
          </table:table-cell>
          <table:table-cell table:formula="of:=&quot;\item[&quot;&amp;[.E449] &amp; &quot;] &quot; &amp;[.C449]&amp; &quot; &quot; &amp;[.D449] &amp; &quot; \textbf{&quot; &amp; [.F449] &amp;&quot;}&quot;" office:value-type="string" office:string-value="\item[Plaut. Stich.] Plautus Stichus \textbf{Plaut_Stich}">
            <text:p>\item[Plaut. Stich.] Plautus Stichus \textbf{Plaut_Sti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}&quot;" office:value-type="string" office:string-value="@Book{Plaut_Trin,author ={{Maccius Plautus, Titus}},  origtitle = {Trinummus }, shorthand = {Plaut. Trin.}, shortauthor = {Plautus}, keywords = {ancient}, options = {antik}}">
            <text:p>@Book{Plaut_Trin,author ={{Maccius Plautus, Titus}}, <text:s/>origtitle = {Trinummus }, shorthand = {Plaut. Trin.}, shortauthor = {Plautus}, keywords = {ancient}, options = {antik}}</text:p>
          </table:table-cell>
          <table:table-cell table:formula="of:=&quot;\item[&quot;&amp;[.E450] &amp; &quot;] &quot; &amp;[.C450]&amp; &quot; &quot; &amp;[.D450] &amp; &quot; \textbf{&quot; &amp; [.F450] &amp;&quot;}&quot;" office:value-type="string" office:string-value="\item[Plaut. Trin.] Plautus Trinummus \textbf{Plaut_Trin}">
            <text:p>\item[Plaut. Trin.] Plautus Trinummus \textbf{Plaut_Tr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}&quot;" office:value-type="string" office:string-value="@Book{Plaut_Truc,author ={{Maccius Plautus, Titus}},  origtitle = {Truculentus }, shorthand = {Plaut. Truc.}, shortauthor = {Plautus}, keywords = {ancient}, options = {antik}}">
            <text:p>@Book{Plaut_Truc,author ={{Maccius Plautus, Titus}}, <text:s/>origtitle = {Truculentus }, shorthand = {Plaut. Truc.}, shortauthor = {Plautus}, keywords = {ancient}, options = {antik}}</text:p>
          </table:table-cell>
          <table:table-cell table:formula="of:=&quot;\item[&quot;&amp;[.E451] &amp; &quot;] &quot; &amp;[.C451]&amp; &quot; &quot; &amp;[.D451] &amp; &quot; \textbf{&quot; &amp; [.F451] &amp;&quot;}&quot;" office:value-type="string" office:string-value="\item[Plaut. Truc.] Plautus Truculentus \textbf{Plaut_Truc}">
            <text:p>\item[Plaut. Truc.] Plautus Truculentus \textbf{Plaut_Tru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}&quot;" office:value-type="string" office:string-value="@Book{Plaut_Vid,author ={{Maccius Plautus, Titus}},  origtitle = {Vidularia }, shorthand = {Plaut. Vid.}, shortauthor = {Plautus}, keywords = {ancient}, options = {antik}}">
            <text:p>@Book{Plaut_Vid,author ={{Maccius Plautus, Titus}}, <text:s/>origtitle = {Vidularia }, shorthand = {Plaut. Vid.}, shortauthor = {Plautus}, keywords = {ancient}, options = {antik}}</text:p>
          </table:table-cell>
          <table:table-cell table:formula="of:=&quot;\item[&quot;&amp;[.E452] &amp; &quot;] &quot; &amp;[.C452]&amp; &quot; &quot; &amp;[.D452] &amp; &quot; \textbf{&quot; &amp; [.F452] &amp;&quot;}&quot;" office:value-type="string" office:string-value="\item[Plaut. Vid.] Plautus Vidularia \textbf{Plaut_Vid}">
            <text:p>\item[Plaut. Vid.] Plautus Vidularia \textbf{Plaut_Vid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}&quot;" office:value-type="string" office:string-value="@Book{Plin_epist,author ={Plinius Caecilius Secundus, Caius},  origtitle = {Epistulae }, shorthand = {Plin. epist.}, shortauthor = {Plinius minor}, keywords = {ancient}, options = {antik}}">
            <text:p>@Book{Plin_epist,author ={Plinius Caecilius Secundus, Caius}, <text:s/>origtitle = {Epistulae }, shorthand = {Plin. epist.}, shortauthor = {Plinius minor}, keywords = {ancient}, options = {antik}}</text:p>
          </table:table-cell>
          <table:table-cell table:formula="of:=&quot;\item[&quot;&amp;[.E453] &amp; &quot;] &quot; &amp;[.C453]&amp; &quot; &quot; &amp;[.D453] &amp; &quot; \textbf{&quot; &amp; [.F453] &amp;&quot;}&quot;" office:value-type="string" office:string-value="\item[Plin. epist.] Plinius minor Epistulae \textbf{Plin_epist}">
            <text:p>\item[Plin. epist.] Plinius minor Epistulae \textbf{Plin_epis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}&quot;" office:value-type="string" office:string-value="@Book{Plin_nat,author ={Plinius Secundus, Caius},  origtitle = {naturalis historia }, shorthand = {Plin. nat.}, shortauthor = {Plinius maior}, keywords = {ancient}, options = {antik}}">
            <text:p>@Book{Plin_nat,author ={Plinius Secundus, Caius}, <text:s/>origtitle = {naturalis historia }, shorthand = {Plin. nat.}, shortauthor = {Plinius maior}, keywords = {ancient}, options = {antik}}</text:p>
          </table:table-cell>
          <table:table-cell table:formula="of:=&quot;\item[&quot;&amp;[.E454] &amp; &quot;] &quot; &amp;[.C454]&amp; &quot; &quot; &amp;[.D454] &amp; &quot; \textbf{&quot; &amp; [.F454] &amp;&quot;}&quot;" office:value-type="string" office:string-value="\item[Plin. nat.] Plinius maior naturalis historia \textbf{Plin_nat}">
            <text:p>\item[Plin. nat.] Plinius maior naturalis historia \textbf{Plin_na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}&quot;" office:value-type="string" office:string-value="@Book{Plin_paneg,author ={Plinius Caecilius Secundus, Caius},  origtitle = {panegyricus }, shorthand = {Plin. paneg.}, shortauthor = {Plinius minor}, keywords = {ancient}, options = {antik}}">
            <text:p>@Book{Plin_paneg,author ={Plinius Caecilius Secundus, Caius}, <text:s/>origtitle = {panegyricus }, shorthand = {Plin. paneg.}, shortauthor = {Plinius minor}, keywords = {ancient}, options = {antik}}</text:p>
          </table:table-cell>
          <table:table-cell table:formula="of:=&quot;\item[&quot;&amp;[.E455] &amp; &quot;] &quot; &amp;[.C455]&amp; &quot; &quot; &amp;[.D455] &amp; &quot; \textbf{&quot; &amp; [.F455] &amp;&quot;}&quot;" office:value-type="string" office:string-value="\item[Plin. paneg.] Plinius minor panegyricus \textbf{Plin_paneg}">
            <text:p>\item[Plin. paneg.] Plinius minor panegyricus \textbf{Plin_paneg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G456]&amp; &quot;}, keywords = {ancient}, options = {antik},&quot;&amp;&quot;}&quot;" office:value-type="string" office:string-value="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}&quot;" office:value-type="string" office:string-value="@Book{Plot,author ={Plotinos},  origtitle = { }, shorthand = {Plot.}, shortauthor = {Plotin}, keywords = {ancient}, options = {antik}}">
            <text:p>@Book{Plot,author ={Plotinos}, <text:s/>origtitle = { }, shorthand = {Plot.}, shortauthor = {Plotin}, keywords = {ancient}, options = {antik}}</text:p>
          </table:table-cell>
          <table:table-cell table:formula="of:=&quot;\item[&quot;&amp;[.E456] &amp; &quot;] &quot; &amp;[.C456]&amp; &quot; &quot; &amp;[.D456] &amp; &quot; \textbf{&quot; &amp; [.F456] &amp;&quot;}&quot;" office:value-type="string" office:string-value="\item[Plot.] Plotin  \textbf{Plot}">
            <text:p>\item[Plot.] Plotin <text:s/>\textbf{Plot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}&quot;" office:value-type="string" office:string-value="@Book{Plut,author ={Plutarchos},  origtitle = {vitae parallelae }, shorthand = {Plut.}, shortauthor = {Plutarch}, keywords = {ancient}, options = {antik}}">
            <text:p>@Book{Plut,author ={Plutarchos}, <text:s/>origtitle = {vitae parallelae }, shorthand = {Plut.}, shortauthor = {Plutarch}, keywords = {ancient}, options = {antik}}</text:p>
          </table:table-cell>
          <table:table-cell table:formula="of:=&quot;\item[&quot;&amp;[.E457] &amp; &quot;] &quot; &amp;[.C457]&amp; &quot; &quot; &amp;[.D457] &amp; &quot; \textbf{&quot; &amp; [.F457] &amp;&quot;}&quot;" office:value-type="string" office:string-value="\item[Plut.] Plutarch vitae parallelae \textbf{Plut}">
            <text:p>\item[Plut.] Plutarch vitae parallelae \textbf{Plut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}&quot;" office:value-type="string" office:string-value="@Book{Plut_am,author ={Plutarchos},  origtitle = {Amatorius (erotikos) }, shorthand = {Plut. am.}, shortauthor = {Plutarch}, keywords = {ancient}, options = {antik}}">
            <text:p>@Book{Plut_am,author ={Plutarchos}, <text:s/>origtitle = {Amatorius (erotikos) }, shorthand = {Plut. am.}, shortauthor = {Plutarch}, keywords = {ancient}, options = {antik}}</text:p>
          </table:table-cell>
          <table:table-cell table:formula="of:=&quot;\item[&quot;&amp;[.E458] &amp; &quot;] &quot; &amp;[.C458]&amp; &quot; &quot; &amp;[.D458] &amp; &quot; \textbf{&quot; &amp; [.F458] &amp;&quot;}&quot;" office:value-type="string" office:string-value="\item[Plut. am.] Plutarch Amatorius (erotikos) \textbf{Plut_am}">
            <text:p>\item[Plut. am.] Plutarch Amatorius (erotikos) \textbf{Plut_am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}&quot;" office:value-type="string" office:string-value="@Book{Plut_de_PythOr,author ={Plutarchos},  origtitle = {de Pythiae oraculis }, shorthand = {Plut. de Pyth.Or.}, shortauthor = {Plutarch}, keywords = {ancient}, options = {antik}}">
            <text:p>@Book{Plut_de_PythOr,author ={Plutarchos}, <text:s/>origtitle = {de Pythiae oraculis }, shorthand = {Plut. de Pyth.Or.}, shortauthor = {Plutarch}, keywords = {ancient}, options = {antik}}</text:p>
          </table:table-cell>
          <table:table-cell table:formula="of:=&quot;\item[&quot;&amp;[.E459] &amp; &quot;] &quot; &amp;[.C459]&amp; &quot; &quot; &amp;[.D459] &amp; &quot; \textbf{&quot; &amp; [.F459] &amp;&quot;}&quot;" office:value-type="string" office:string-value="\item[Plut. de Pyth.Or.] Plutarch de Pythiae oraculis \textbf{Plut_de_PythOr}">
            <text:p>\item[Plut. de Pyth.Or.] Plutarch de Pythiae oraculis \textbf{Plut_de_Pyth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}&quot;" office:value-type="string" office:string-value="@Book{Plut_Is,author ={Plutarchos},  origtitle = {de Iside et Osiride }, shorthand = {Plut. Is.}, shortauthor = {Plutarch}, keywords = {ancient}, options = {antik}}">
            <text:p>@Book{Plut_Is,author ={Plutarchos}, <text:s/>origtitle = {de Iside et Osiride }, shorthand = {Plut. Is.}, shortauthor = {Plutarch}, keywords = {ancient}, options = {antik}}</text:p>
          </table:table-cell>
          <table:table-cell table:formula="of:=&quot;\item[&quot;&amp;[.E460] &amp; &quot;] &quot; &amp;[.C460]&amp; &quot; &quot; &amp;[.D460] &amp; &quot; \textbf{&quot; &amp; [.F460] &amp;&quot;}&quot;" office:value-type="string" office:string-value="\item[Plut. Is.] Plutarch de Iside et Osiride \textbf{Plut_Is}">
            <text:p>\item[Plut. Is.] Plutarch de Iside et Osiride \textbf{Plut_Is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}&quot;" office:value-type="string" office:string-value="@Book{Plut_mor,author ={Plutarchos},  origtitle = {moralia }, shorthand = {Plut. mor.}, shortauthor = {Plutarch}, keywords = {ancient}, options = {antik}}">
            <text:p>@Book{Plut_mor,author ={Plutarchos}, <text:s/>origtitle = {moralia }, shorthand = {Plut. mor.}, shortauthor = {Plutarch}, keywords = {ancient}, options = {antik}}</text:p>
          </table:table-cell>
          <table:table-cell table:formula="of:=&quot;\item[&quot;&amp;[.E461] &amp; &quot;] &quot; &amp;[.C461]&amp; &quot; &quot; &amp;[.D461] &amp; &quot; \textbf{&quot; &amp; [.F461] &amp;&quot;}&quot;" office:value-type="string" office:string-value="\item[Plut. mor.] Plutarch moralia \textbf{Plut_mor}">
            <text:p>\item[Plut. mor.] Plutarch moralia \textbf{Plut_m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}&quot;" office:value-type="string" office:string-value="@Book{Plut_quGr,author ={Plutarchos},  origtitle = {quaestiones Graecae }, shorthand = {Plut. qu.Gr.}, shortauthor = {Plutarch}, keywords = {ancient}, options = {antik}}">
            <text:p>@Book{Plut_quGr,author ={Plutarchos}, <text:s/>origtitle = {quaestiones Graecae }, shorthand = {Plut. qu.Gr.}, shortauthor = {Plutarch}, keywords = {ancient}, options = {antik}}</text:p>
          </table:table-cell>
          <table:table-cell table:formula="of:=&quot;\item[&quot;&amp;[.E462] &amp; &quot;] &quot; &amp;[.C462]&amp; &quot; &quot; &amp;[.D462] &amp; &quot; \textbf{&quot; &amp; [.F462] &amp;&quot;}&quot;" office:value-type="string" office:string-value="\item[Plut. qu.Gr.] Plutarch quaestiones Graecae \textbf{Plut_quGr}">
            <text:p>\item[Plut. qu.Gr.] Plutarch quaestiones Graecae \textbf{Plut_quG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}&quot;" office:value-type="string" office:string-value="@Book{Plut_quR,author ={Plutarchos},  origtitle = {quaestiones Romanae }, shorthand = {Plut. qu.R.}, shortauthor = {Plutarch}, keywords = {ancient}, options = {antik}}">
            <text:p>@Book{Plut_quR,author ={Plutarchos}, <text:s/>origtitle = {quaestiones Romanae }, shorthand = {Plut. qu.R.}, shortauthor = {Plutarch}, keywords = {ancient}, options = {antik}}</text:p>
          </table:table-cell>
          <table:table-cell table:formula="of:=&quot;\item[&quot;&amp;[.E463] &amp; &quot;] &quot; &amp;[.C463]&amp; &quot; &quot; &amp;[.D463] &amp; &quot; \textbf{&quot; &amp; [.F463] &amp;&quot;}&quot;" office:value-type="string" office:string-value="\item[Plut. qu.R.] Plutarch quaestiones Romanae \textbf{Plut_quR}">
            <text:p>\item[Plut. qu.R.] Plutarch quaestiones Romanae \textbf{Plut_qu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}&quot;" office:value-type="string" office:string-value="@Book{Plut_symp,author ={Plutarchos},  origtitle = {quaestiones convivales }, shorthand = {Plut. symp.}, shortauthor = {Plutarch}, keywords = {ancient}, options = {antik}}">
            <text:p>@Book{Plut_symp,author ={Plutarchos}, <text:s/>origtitle = {quaestiones convivales }, shorthand = {Plut. symp.}, shortauthor = {Plutarch}, keywords = {ancient}, options = {antik}}</text:p>
          </table:table-cell>
          <table:table-cell table:formula="of:=&quot;\item[&quot;&amp;[.E464] &amp; &quot;] &quot; &amp;[.C464]&amp; &quot; &quot; &amp;[.D464] &amp; &quot; \textbf{&quot; &amp; [.F464] &amp;&quot;}&quot;" office:value-type="string" office:string-value="\item[Plut. symp.] Plutarch quaestiones convivales \textbf{Plut_symp}">
            <text:p>\item[Plut. symp.] Plutarch quaestiones convivales \textbf{Plut_symp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 office:value-type="string">
            <text:p>Poly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ol,author ={Polybios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Polybios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}&quot;" office:value-type="string" office:string-value="@Book{Pol,author ={Polybios},  origtitle = { }, shorthand = {Pol.}, shortauthor = {Polybios}, keywords = {ancient}, options = {antik}}">
            <text:p>@Book{Pol,author ={Polybios}, <text:s/>origtitle = { }, shorthand = {Pol.}, shortauthor = {Polybios}, keywords = {ancient}, options = {antik}}</text:p>
          </table:table-cell>
          <table:table-cell table:formula="of:=&quot;\item[&quot;&amp;[.E465] &amp; &quot;] &quot; &amp;[.C465]&amp; &quot; &quot; &amp;[.D465] &amp; &quot; \textbf{&quot; &amp; [.F465] &amp;&quot;}&quot;" office:value-type="string" office:string-value="\item[Pol.] Polybios  \textbf{Pol}">
            <text:p>\item[Pol.] Polybios <text:s/>\textbf{Pol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}&quot;" office:value-type="string" office:string-value="@Book{Poll,author ={},  origtitle = { }, shorthand = {Poll.}, shortauthor = {Pollux}, keywords = {ancient}, options = {antik}}">
            <text:p>@Book{Poll,author ={}, <text:s/>origtitle = { }, shorthand = {Poll.}, shortauthor = {Pollux}, keywords = {ancient}, options = {antik}}</text:p>
          </table:table-cell>
          <table:table-cell table:formula="of:=&quot;\item[&quot;&amp;[.E466] &amp; &quot;] &quot; &amp;[.C466]&amp; &quot; &quot; &amp;[.D466] &amp; &quot; \textbf{&quot; &amp; [.F466] &amp;&quot;}&quot;" office:value-type="string" office:string-value="\item[Poll.] Pollux  \textbf{Poll}">
            <text:p>\item[Poll.] Pollux <text:s/>\textbf{Poll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}&quot;" office:value-type="string" office:string-value="@Book{Porph,author ={},  origtitle = { }, shorthand = {Porph.}, shortauthor = {Porphyrios}, keywords = {ancient}, options = {antik}}">
            <text:p>@Book{Porph,author ={}, <text:s/>origtitle = { }, shorthand = {Porph.}, shortauthor = {Porphyrios}, keywords = {ancient}, options = {antik}}</text:p>
          </table:table-cell>
          <table:table-cell table:formula="of:=&quot;\item[&quot;&amp;[.E467] &amp; &quot;] &quot; &amp;[.C467]&amp; &quot; &quot; &amp;[.D467] &amp; &quot; \textbf{&quot; &amp; [.F467] &amp;&quot;}&quot;" office:value-type="string" office:string-value="\item[Porph.] Porphyrios  \textbf{Porph}">
            <text:p>\item[Porph.] Porphyrios <text:s/>\textbf{Porph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}&quot;" office:value-type="string" office:string-value="@Book{Poseid,author ={},  origtitle = { }, shorthand = {Poseid.}, shortauthor = {Poseidonios}, keywords = {ancient}, options = {antik}}">
            <text:p>@Book{Poseid,author ={}, <text:s/>origtitle = { }, shorthand = {Poseid.}, shortauthor = {Poseidonios}, keywords = {ancient}, options = {antik}}</text:p>
          </table:table-cell>
          <table:table-cell table:formula="of:=&quot;\item[&quot;&amp;[.E468] &amp; &quot;] &quot; &amp;[.C468]&amp; &quot; &quot; &amp;[.D468] &amp; &quot; \textbf{&quot; &amp; [.F468] &amp;&quot;}&quot;" office:value-type="string" office:string-value="\item[Poseid.] Poseidonios  \textbf{Poseid}">
            <text:p>\item[Poseid.] Poseidonios <text:s/>\textbf{Poseid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}&quot;" office:value-type="string" office:string-value="@Book{Priap,author ={},  origtitle = { }, shorthand = {Priap.}, shortauthor = {Priapea}, keywords = {ancient}, options = {antik}}">
            <text:p>@Book{Priap,author ={}, <text:s/>origtitle = { }, shorthand = {Priap.}, shortauthor = {Priapea}, keywords = {ancient}, options = {antik}}</text:p>
          </table:table-cell>
          <table:table-cell table:formula="of:=&quot;\item[&quot;&amp;[.E469] &amp; &quot;] &quot; &amp;[.C469]&amp; &quot; &quot; &amp;[.D469] &amp; &quot; \textbf{&quot; &amp; [.F469] &amp;&quot;}&quot;" office:value-type="string" office:string-value="\item[Priap.] Priapea  \textbf{Priap}">
            <text:p>\item[Priap.] Priapea <text:s/>\textbf{Priap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}&quot;" office:value-type="string" office:string-value="@Book{Prisc,author ={},  origtitle = { }, shorthand = {Prisc.}, shortauthor = {Priscianus}, keywords = {ancient}, options = {antik}}">
            <text:p>@Book{Prisc,author ={}, <text:s/>origtitle = { }, shorthand = {Prisc.}, shortauthor = {Priscianus}, keywords = {ancient}, options = {antik}}</text:p>
          </table:table-cell>
          <table:table-cell table:formula="of:=&quot;\item[&quot;&amp;[.E470] &amp; &quot;] &quot; &amp;[.C470]&amp; &quot; &quot; &amp;[.D470] &amp; &quot; \textbf{&quot; &amp; [.F470] &amp;&quot;}&quot;" office:value-type="string" office:string-value="\item[Prisc.] Priscianus  \textbf{Prisc}">
            <text:p>\item[Prisc.] Priscianus <text:s/>\textbf{Prisc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}&quot;" office:value-type="string" office:string-value="@Book{Prok_aed,author ={Prokopius},  origtitle = {de aedificiis (περὶ κτισμάτων) }, shorthand = {Prok. aed.}, shortauthor = {Prokop}, keywords = {ancient}, options = {antik}}">
            <text:p>@Book{Prok_aed,author ={Prokopius}, <text:s/>origtitle = {de aedificiis (περὶ κτισμάτων) }, shorthand = {Prok. aed.}, shortauthor = {Prokop}, keywords = {ancient}, options = {antik}}</text:p>
          </table:table-cell>
          <table:table-cell table:formula="of:=&quot;\item[&quot;&amp;[.E471] &amp; &quot;] &quot; &amp;[.C471]&amp; &quot; &quot; &amp;[.D471] &amp; &quot; \textbf{&quot; &amp; [.F471] &amp;&quot;}&quot;" office:value-type="string" office:string-value="\item[Prok. aed.] Prokop de aedificiis (περὶ κτισμάτων) \textbf{Prok_aed}">
            <text:p>\item[Prok. aed.] Prokop de aedificiis (περὶ κτισμάτων) \textbf{Prok_aed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}&quot;" office:value-type="string" office:string-value="@Book{Prok_BG,author ={Prokopius},  origtitle = {bellum Gothicum }, shorthand = {Prok. BG}, shortauthor = {Prokop}, keywords = {ancient}, options = {antik}}">
            <text:p>@Book{Prok_BG,author ={Prokopius}, <text:s/>origtitle = {bellum Gothicum }, shorthand = {Prok. BG}, shortauthor = {Prokop}, keywords = {ancient}, options = {antik}}</text:p>
          </table:table-cell>
          <table:table-cell table:formula="of:=&quot;\item[&quot;&amp;[.E472] &amp; &quot;] &quot; &amp;[.C472]&amp; &quot; &quot; &amp;[.D472] &amp; &quot; \textbf{&quot; &amp; [.F472] &amp;&quot;}&quot;" office:value-type="string" office:string-value="\item[Prok. BG] Prokop bellum Gothicum \textbf{Prok_BG}">
            <text:p>\item[Prok. BG] Prokop bellum Gothicum \textbf{Prok_BG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}&quot;" office:value-type="string" office:string-value="@Book{Prok_BP,author ={Prokopius},  origtitle = {bellum Persicum }, shorthand = {Prok. BP}, shortauthor = {Prokop}, keywords = {ancient}, options = {antik}}">
            <text:p>@Book{Prok_BP,author ={Prokopius}, <text:s/>origtitle = {bellum Persicum }, shorthand = {Prok. BP}, shortauthor = {Prokop}, keywords = {ancient}, options = {antik}}</text:p>
          </table:table-cell>
          <table:table-cell table:formula="of:=&quot;\item[&quot;&amp;[.E473] &amp; &quot;] &quot; &amp;[.C473]&amp; &quot; &quot; &amp;[.D473] &amp; &quot; \textbf{&quot; &amp; [.F473] &amp;&quot;}&quot;" office:value-type="string" office:string-value="\item[Prok. BP] Prokop bellum Persicum \textbf{Prok_BP}">
            <text:p>\item[Prok. BP] Prokop bellum Persicum \textbf{Prok_BP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}&quot;" office:value-type="string" office:string-value="@Book{Prok_BV,author ={Prokopius},  origtitle = {bellum Vandalicum }, shorthand = {Prok. BV}, shortauthor = {Prokop}, keywords = {ancient}, options = {antik}}">
            <text:p>@Book{Prok_BV,author ={Prokopius}, <text:s/>origtitle = {bellum Vandalicum }, shorthand = {Prok. BV}, shortauthor = {Prokop}, keywords = {ancient}, options = {antik}}</text:p>
          </table:table-cell>
          <table:table-cell table:formula="of:=&quot;\item[&quot;&amp;[.E474] &amp; &quot;] &quot; &amp;[.C474]&amp; &quot; &quot; &amp;[.D474] &amp; &quot; \textbf{&quot; &amp; [.F474] &amp;&quot;}&quot;" office:value-type="string" office:string-value="\item[Prok. BV] Prokop bellum Vandalicum \textbf{Prok_BV}">
            <text:p>\item[Prok. BV] Prokop bellum Vandalicum \textbf{Prok_BV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}&quot;" office:value-type="string" office:string-value="@Book{Prok_HA,author ={Prokopius},  origtitle = {historia arcana }, shorthand = {Prok. HA}, shortauthor = {Prokop}, keywords = {ancient}, options = {antik}}">
            <text:p>@Book{Prok_HA,author ={Prokopius}, <text:s/>origtitle = {historia arcana }, shorthand = {Prok. HA}, shortauthor = {Prokop}, keywords = {ancient}, options = {antik}}</text:p>
          </table:table-cell>
          <table:table-cell table:formula="of:=&quot;\item[&quot;&amp;[.E475] &amp; &quot;] &quot; &amp;[.C475]&amp; &quot; &quot; &amp;[.D475] &amp; &quot; \textbf{&quot; &amp; [.F475] &amp;&quot;}&quot;" office:value-type="string" office:string-value="\item[Prok. HA] Prokop historia arcana \textbf{Prok_HA}">
            <text:p>\item[Prok. HA] Prokop historia arcana \textbf{Prok_HA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}&quot;" office:value-type="string" office:string-value="@Book{Prokl,author ={},  origtitle = { }, shorthand = {Prokl.}, shortauthor = {Proklos}, keywords = {ancient}, options = {antik}}">
            <text:p>@Book{Prokl,author ={}, <text:s/>origtitle = { }, shorthand = {Prokl.}, shortauthor = {Proklos}, keywords = {ancient}, options = {antik}}</text:p>
          </table:table-cell>
          <table:table-cell table:formula="of:=&quot;\item[&quot;&amp;[.E476] &amp; &quot;] &quot; &amp;[.C476]&amp; &quot; &quot; &amp;[.D476] &amp; &quot; \textbf{&quot; &amp; [.F476] &amp;&quot;}&quot;" office:value-type="string" office:string-value="\item[Prokl.] Proklos  \textbf{Prokl}">
            <text:p>\item[Prokl.] Proklos <text:s/>\textbf{Prokl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}&quot;" office:value-type="string" office:string-value="@Book{Prop,author ={Aurelius Propertius, {\relax Sex}tus},  origtitle = {elegiae }, shorthand = {Prop.}, shortauthor = {Properz}, keywords = {ancient}, options = {antik}}">
            <text:p>@Book{Prop,author ={Aurelius Propertius, {\relax Sex}tus}, <text:s/>origtitle = {elegiae }, shorthand = {Prop.}, shortauthor = {Properz}, keywords = {ancient}, options = {antik}}</text:p>
          </table:table-cell>
          <table:table-cell table:formula="of:=&quot;\item[&quot;&amp;[.E477] &amp; &quot;] &quot; &amp;[.C477]&amp; &quot; &quot; &amp;[.D477] &amp; &quot; \textbf{&quot; &amp; [.F477] &amp;&quot;}&quot;" office:value-type="string" office:string-value="\item[Prop.] Properz elegiae \textbf{Prop}">
            <text:p>\item[Prop.] Properz elegiae \textbf{Prop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}&quot;" office:value-type="string" office:string-value="@Book{Prud,author ={},  origtitle = { }, shorthand = {Prud.}, shortauthor = {Prudentius}, keywords = {ancient}, options = {antik}}">
            <text:p>@Book{Prud,author ={}, <text:s/>origtitle = { }, shorthand = {Prud.}, shortauthor = {Prudentius}, keywords = {ancient}, options = {antik}}</text:p>
          </table:table-cell>
          <table:table-cell table:formula="of:=&quot;\item[&quot;&amp;[.E478] &amp; &quot;] &quot; &amp;[.C478]&amp; &quot; &quot; &amp;[.D478] &amp; &quot; \textbf{&quot; &amp; [.F478] &amp;&quot;}&quot;" office:value-type="string" office:string-value="\item[Prud.] Prudentius  \textbf{Prud}">
            <text:p>\item[Prud.] Prudentius <text:s/>\textbf{Prud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}&quot;" office:value-type="string" office:string-value="@Book{Quint_decl,author ={Fabius Quintilianus, Marcus},  origtitle = {declamationes minores }, shorthand = {Quint. decl.}, shortauthor = {Quintilian}, keywords = {ancient}, options = {antik}}">
            <text:p>@Book{Quint_decl,author ={Fabius Quintilianus, Marcus}, <text:s/>origtitle = {declamationes minores }, shorthand = {Quint. decl.}, shortauthor = {Quintilian}, keywords = {ancient}, options = {antik}}</text:p>
          </table:table-cell>
          <table:table-cell table:formula="of:=&quot;\item[&quot;&amp;[.E479] &amp; &quot;] &quot; &amp;[.C479]&amp; &quot; &quot; &amp;[.D479] &amp; &quot; \textbf{&quot; &amp; [.F479] &amp;&quot;}&quot;" office:value-type="string" office:string-value="\item[Quint. decl.] Quintilian declamationes minores \textbf{Quint_decl}">
            <text:p>\item[Quint. decl.] Quintilian declamationes minores \textbf{Quint_decl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}&quot;" office:value-type="string" office:string-value="@Book{Quint_inst,author ={Fabius Quintilianus, Marcus},  origtitle = {institutio oratoria }, shorthand = {Quint. inst.}, shortauthor = {Quintilian}, keywords = {ancient}, options = {antik}}">
            <text:p>@Book{Quint_inst,author ={Fabius Quintilianus, Marcus}, <text:s/>origtitle = {institutio oratoria }, shorthand = {Quint. inst.}, shortauthor = {Quintilian}, keywords = {ancient}, options = {antik}}</text:p>
          </table:table-cell>
          <table:table-cell table:formula="of:=&quot;\item[&quot;&amp;[.E480] &amp; &quot;] &quot; &amp;[.C480]&amp; &quot; &quot; &amp;[.D480] &amp; &quot; \textbf{&quot; &amp; [.F480] &amp;&quot;}&quot;" office:value-type="string" office:string-value="\item[Quint. inst.] Quintilian institutio oratoria \textbf{Quint_inst}">
            <text:p>\item[Quint. inst.] Quintilian institutio oratoria \textbf{Quint_inst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}&quot;" office:value-type="string" office:string-value="@Book{R_Gest_div_Aug,author ={},  origtitle = {Res gestae divi Augusti }, shorthand = { R. Gest. div. Aug.}, shortauthor = {}, keywords = {ancient}, options = {antik}}">
            <text:p>@Book{R_Gest_div_Aug,author ={}, <text:s/>origtitle = {Res gestae divi Augusti }, shorthand = { R. Gest. div. Aug.}, shortauthor = {}, keywords = {ancient}, options = {antik}}</text:p>
          </table:table-cell>
          <table:table-cell table:formula="of:=&quot;\item[&quot;&amp;[.E481] &amp; &quot;] &quot; &amp;[.C481]&amp; &quot; &quot; &amp;[.D481] &amp; &quot; \textbf{&quot; &amp; [.F481] &amp;&quot;}&quot;" office:value-type="string" office:string-value="\item[ R. Gest. div. Aug.]  Res gestae divi Augusti \textbf{R_Gest_div_Aug}">
            <text:p>\item[ R. Gest. div. Aug.] <text:s/>Res gestae divi Augusti \textbf{R_Gest_div_Aug}</text:p>
          </table:table-cell>
        </table:table-row>
        <table:table-row table:style-name="ro1">
          <table:table-cell/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D482]&amp; &quot;}, keywords = {ancient}, options = {antik},&quot;&amp;&quot;}&quot;" office:value-type="string" office:string-value="@Book{Rhet_Her,author ={}, title ={Rhetorica ad Herennium}, publisher = HUP, location = {Cambridge, MA and London}, year = {}, volume = {}, series = LCL-lang, shortseries = LCL-kurz, origtitle = {Rhetorica ad Herennium}, origlanguage = {}, translator = {}, editor = {}, shorthand = {Rhet. Her.}, shortauthor = {Rhetorica ad Herennium}, keywords = {ancient}, options = {antik},}">
            <text:p>@Book{Rhet_Her,author ={}, title ={Rhetorica ad Herennium}, publisher = HUP, location = {Cambridge, MA and London}, year = {}, volume = {}, series = LCL-lang, shortseries = LCL-kurz, origtitle = {Rhetorica ad Herennium}, origlanguage = {}, translator = {}, editor = {}, shorthand = {Rhet. Her.}, shortauthor = {Rhetorica ad Herennium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D482]&amp; &quot;}, keywords = {ancient}, options = {antik}}&quot;" office:value-type="string" office:string-value="@Book{Rhet_Her,author ={},  origtitle = {Rhetorica ad Herennium }, shorthand = {Rhet. Her.}, shortauthor = {Rhetorica ad Herennium}, keywords = {ancient}, options = {antik}}">
            <text:p>@Book{Rhet_Her,author ={}, <text:s/>origtitle = {Rhetorica ad Herennium }, shorthand = {Rhet. Her.}, shortauthor = {Rhetorica ad Herennium}, keywords = {ancient}, options = {antik}}</text:p>
          </table:table-cell>
          <table:table-cell table:formula="of:=&quot;\item[&quot;&amp;[.E482] &amp; &quot;] &quot; &amp;[.D482]&amp; &quot; &quot; &amp;[.D482] &amp; &quot; \textbf{&quot; &amp; [.F482] &amp;&quot;}&quot;" office:value-type="string" office:string-value="\item[Rhet. Her.] Rhetorica ad Herennium Rhetorica ad Herennium \textbf{Rhet_Her}">
            <text:p>\item[Rhet. Her.] Rhetorica ad Herennium Rhetorica ad Herennium \textbf{Rhet_Her}</text:p>
          </table:table-cell>
        </table:table-row>
        <table:table-row table:style-name="ro1">
          <table:table-cell/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D483]&amp; &quot;}, keywords = {ancient}, options = {antik},&quot;&amp;&quot;}&quot;" office:value-type="string" office:string-value="@Book{Roem,author ={}, title ={Römerbrief}, publisher = HUP, location = {Cambridge, MA and London}, year = {}, volume = {}, series = LCL-lang, shortseries = LCL-kurz, origtitle = {Römerbrief}, origlanguage = {}, translator = {}, editor = {}, shorthand = {Röm}, shortauthor = {Römerbrief}, keywords = {ancient}, options = {antik},}">
            <text:p>@Book{Roem,author ={}, title ={Römerbrief}, publisher = HUP, location = {Cambridge, MA and London}, year = {}, volume = {}, series = LCL-lang, shortseries = LCL-kurz, origtitle = {Römerbrief}, origlanguage = {}, translator = {}, editor = {}, shorthand = {Röm}, shortauthor = {Römerbrief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D483]&amp; &quot;}, keywords = {ancient}, options = {antik}}&quot;" office:value-type="string" office:string-value="@Book{Roem,author ={},  origtitle = {Römerbrief }, shorthand = {Röm}, shortauthor = {Römerbrief}, keywords = {ancient}, options = {antik}}">
            <text:p>@Book{Roem,author ={}, <text:s/>origtitle = {Römerbrief }, shorthand = {Röm}, shortauthor = {Römerbrief}, keywords = {ancient}, options = {antik}}</text:p>
          </table:table-cell>
          <table:table-cell table:formula="of:=&quot;\item[&quot;&amp;[.E483] &amp; &quot;] &quot; &amp;[.D483]&amp; &quot; &quot; &amp;[.D483] &amp; &quot; \textbf{&quot; &amp; [.F483] &amp;&quot;}&quot;" office:value-type="string" office:string-value="\item[Röm] Römerbrief Römerbrief \textbf{Roem}">
            <text:p>\item[Röm] Römerbrief Römerbrief \textbf{Roem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}&quot;" office:value-type="string" office:string-value="@Book{Rut_Nam,author ={},  origtitle = {de reditu suo }, shorthand = {Rut. Nam.}, shortauthor = {Rutilius Claudius Namatianus}, keywords = {ancient}, options = {antik}}">
            <text:p>@Book{Rut_Nam,author ={}, <text:s/>origtitle = {de reditu suo }, shorthand = {Rut. Nam.}, shortauthor = {Rutilius Claudius Namatianus}, keywords = {ancient}, options = {antik}}</text:p>
          </table:table-cell>
          <table:table-cell table:formula="of:=&quot;\item[&quot;&amp;[.E484] &amp; &quot;] &quot; &amp;[.C484]&amp; &quot; &quot; &amp;[.D484] &amp; &quot; \textbf{&quot; &amp; [.F484] &amp;&quot;}&quot;" office:value-type="string" office:string-value="\item[Rut. Nam.] Rutilius Claudius Namatianus de reditu suo \textbf{Rut_Nam}">
            <text:p>\item[Rut. Nam.] Rutilius Claudius Namatianus de reditu suo \textbf{Rut_Nam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}&quot;" office:value-type="string" office:string-value="@Book{S_Emp,author ={},  origtitle = { }, shorthand = {S. Emp.}, shortauthor = {Sextus Empiricus}, keywords = {ancient}, options = {antik}}">
            <text:p>@Book{S_Emp,author ={}, <text:s/>origtitle = { }, shorthand = {S. Emp.}, shortauthor = {Sextus Empiricus}, keywords = {ancient}, options = {antik}}</text:p>
          </table:table-cell>
          <table:table-cell table:formula="of:=&quot;\item[&quot;&amp;[.E485] &amp; &quot;] &quot; &amp;[.C485]&amp; &quot; &quot; &amp;[.D485] &amp; &quot; \textbf{&quot; &amp; [.F485] &amp;&quot;}&quot;" office:value-type="string" office:string-value="\item[S. Emp.] Sextus Empiricus  \textbf{S_Emp}">
            <text:p>\item[S. Emp.] Sextus Empiricus <text:s/>\textbf{S_Emp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}&quot;" office:value-type="string" office:string-value="@Book{Sall_Catil,author ={Sallustius Crispus, Caius},  origtitle = {de coniuratione Catilinae }, shorthand = {Sall. Catil.}, shortauthor = {Sallust}, keywords = {ancient}, options = {antik}}">
            <text:p>@Book{Sall_Catil,author ={Sallustius Crispus, Caius}, <text:s/>origtitle = {de coniuratione Catilinae }, shorthand = {Sall. Catil.}, shortauthor = {Sallust}, keywords = {ancient}, options = {antik}}</text:p>
          </table:table-cell>
          <table:table-cell table:formula="of:=&quot;\item[&quot;&amp;[.E486] &amp; &quot;] &quot; &amp;[.C486]&amp; &quot; &quot; &amp;[.D486] &amp; &quot; \textbf{&quot; &amp; [.F486] &amp;&quot;}&quot;" office:value-type="string" office:string-value="\item[Sall. Catil.] Sallust de coniuratione Catilinae \textbf{Sall_Catil}">
            <text:p>\item[Sall. Catil.] Sallust de coniuratione Catilinae \textbf{Sall_Catil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}&quot;" office:value-type="string" office:string-value="@Book{Sall_epist,author ={Sallustius Crispus, Caius},  origtitle = {epistulae ad Caesarem }, shorthand = {Sall. epist.}, shortauthor = {Sallust}, keywords = {ancient}, options = {antik}}">
            <text:p>@Book{Sall_epist,author ={Sallustius Crispus, Caius}, <text:s/>origtitle = {epistulae ad Caesarem }, shorthand = {Sall. epist.}, shortauthor = {Sallust}, keywords = {ancient}, options = {antik}}</text:p>
          </table:table-cell>
          <table:table-cell table:formula="of:=&quot;\item[&quot;&amp;[.E487] &amp; &quot;] &quot; &amp;[.C487]&amp; &quot; &quot; &amp;[.D487] &amp; &quot; \textbf{&quot; &amp; [.F487] &amp;&quot;}&quot;" office:value-type="string" office:string-value="\item[Sall. epist.] Sallust epistulae ad Caesarem \textbf{Sall_epist}">
            <text:p>\item[Sall. epist.] Sallust epistulae ad Caesarem \textbf{Sall_ep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}&quot;" office:value-type="string" office:string-value="@Book{Sall_hist,author ={Sallustius Crispus, Caius},  origtitle = {historiae }, shorthand = {Sall. hist.}, shortauthor = {Sallust}, keywords = {ancient}, options = {antik}}">
            <text:p>@Book{Sall_hist,author ={Sallustius Crispus, Caius}, <text:s/>origtitle = {historiae }, shorthand = {Sall. hist.}, shortauthor = {Sallust}, keywords = {ancient}, options = {antik}}</text:p>
          </table:table-cell>
          <table:table-cell table:formula="of:=&quot;\item[&quot;&amp;[.E488] &amp; &quot;] &quot; &amp;[.C488]&amp; &quot; &quot; &amp;[.D488] &amp; &quot; \textbf{&quot; &amp; [.F488] &amp;&quot;}&quot;" office:value-type="string" office:string-value="\item[Sall. hist.] Sallust historiae \textbf{Sall_hist}">
            <text:p>\item[Sall. hist.] Sallust historiae \textbf{Sall_h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}&quot;" office:value-type="string" office:string-value="@Book{Sall_Iug,author ={Sallustius Crispus, Caius},  origtitle = {de bello Iugurthino }, shorthand = {Sall. Iug.}, shortauthor = {Sallust}, keywords = {ancient}, options = {antik}}">
            <text:p>@Book{Sall_Iug,author ={Sallustius Crispus, Caius}, <text:s/>origtitle = {de bello Iugurthino }, shorthand = {Sall. Iug.}, shortauthor = {Sallust}, keywords = {ancient}, options = {antik}}</text:p>
          </table:table-cell>
          <table:table-cell table:formula="of:=&quot;\item[&quot;&amp;[.E489] &amp; &quot;] &quot; &amp;[.C489]&amp; &quot; &quot; &amp;[.D489] &amp; &quot; \textbf{&quot; &amp; [.F489] &amp;&quot;}&quot;" office:value-type="string" office:string-value="\item[Sall. Iug.] Sallust de bello Iugurthino \textbf{Sall_Iug}">
            <text:p>\item[Sall. Iug.] Sallust de bello Iugurthino \textbf{Sall_Iug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}&quot;" office:value-type="string" office:string-value="@Book{Sen_apocol,author ={Annaeus Seneca, Lucius},  origtitle = {divi Claudii apocolocynthosis }, shorthand = {Sen. apocol.}, shortauthor = {Seneca minor}, keywords = {ancient}, options = {antik}}">
            <text:p>@Book{Sen_apocol,author ={Annaeus Seneca, Lucius}, <text:s/>origtitle = {divi Claudii apocolocynthosis }, shorthand = {Sen. apocol.}, shortauthor = {Seneca minor}, keywords = {ancient}, options = {antik}}</text:p>
          </table:table-cell>
          <table:table-cell table:formula="of:=&quot;\item[&quot;&amp;[.E490] &amp; &quot;] &quot; &amp;[.C490]&amp; &quot; &quot; &amp;[.D490] &amp; &quot; \textbf{&quot; &amp; [.F490] &amp;&quot;}&quot;" office:value-type="string" office:string-value="\item[Sen. apocol.] Seneca minor divi Claudii apocolocynthosis \textbf{Sen_apocol}">
            <text:p>\item[Sen. apocol.] Seneca minor divi Claudii apocolocynthosis \textbf{Sen_apoco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}&quot;" office:value-type="string" office:string-value="@Book{Sen_benef,author ={Annaeus Seneca, Lucius},  origtitle = {de beneficiis }, shorthand = {Sen. benef.}, shortauthor = {Seneca minor}, keywords = {ancient}, options = {antik}}">
            <text:p>@Book{Sen_benef,author ={Annaeus Seneca, Lucius}, <text:s/>origtitle = {de beneficiis }, shorthand = {Sen. benef.}, shortauthor = {Seneca minor}, keywords = {ancient}, options = {antik}}</text:p>
          </table:table-cell>
          <table:table-cell table:formula="of:=&quot;\item[&quot;&amp;[.E491] &amp; &quot;] &quot; &amp;[.C491]&amp; &quot; &quot; &amp;[.D491] &amp; &quot; \textbf{&quot; &amp; [.F491] &amp;&quot;}&quot;" office:value-type="string" office:string-value="\item[Sen. benef.] Seneca minor de beneficiis \textbf{Sen_benef}">
            <text:p>\item[Sen. benef.] Seneca minor de beneficiis \textbf{Sen_bene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}&quot;" office:value-type="string" office:string-value="@Book{Sen_clem,author ={Annaeus Seneca, Lucius},  origtitle = {de clementia }, shorthand = {Sen. clem.}, shortauthor = {Seneca minor}, keywords = {ancient}, options = {antik}}">
            <text:p>@Book{Sen_clem,author ={Annaeus Seneca, Lucius}, <text:s/>origtitle = {de clementia }, shorthand = {Sen. clem.}, shortauthor = {Seneca minor}, keywords = {ancient}, options = {antik}}</text:p>
          </table:table-cell>
          <table:table-cell table:formula="of:=&quot;\item[&quot;&amp;[.E492] &amp; &quot;] &quot; &amp;[.C492]&amp; &quot; &quot; &amp;[.D492] &amp; &quot; \textbf{&quot; &amp; [.F492] &amp;&quot;}&quot;" office:value-type="string" office:string-value="\item[Sen. clem.] Seneca minor de clementia \textbf{Sen_clem}">
            <text:p>\item[Sen. clem.] Seneca minor de clementia \textbf{Sen_clem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}&quot;" office:value-type="string" office:string-value="@Book{Sen_contr,author ={Annaeus Seneca, Lucius},  origtitle = {controversiae }, shorthand = {Sen. contr.}, shortauthor = {Seneca maior}, keywords = {ancient}, options = {antik}}">
            <text:p>@Book{Sen_contr,author ={Annaeus Seneca, Lucius}, <text:s/>origtitle = {controversiae }, shorthand = {Sen. contr.}, shortauthor = {Seneca maior}, keywords = {ancient}, options = {antik}}</text:p>
          </table:table-cell>
          <table:table-cell table:formula="of:=&quot;\item[&quot;&amp;[.E493] &amp; &quot;] &quot; &amp;[.C493]&amp; &quot; &quot; &amp;[.D493] &amp; &quot; \textbf{&quot; &amp; [.F493] &amp;&quot;}&quot;" office:value-type="string" office:string-value="\item[Sen. contr.] Seneca maior controversiae \textbf{Sen_contr}">
            <text:p>\item[Sen. contr.] Seneca maior controversiae \textbf{Sen_cont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}&quot;" office:value-type="string" office:string-value="@Book{Sen_dial,author ={Annaeus Seneca, Lucius},  origtitle = {dialogi }, shorthand = {Sen. dial.}, shortauthor = {Seneca minor}, keywords = {ancient}, options = {antik}}">
            <text:p>@Book{Sen_dial,author ={Annaeus Seneca, Lucius}, <text:s/>origtitle = {dialogi }, shorthand = {Sen. dial.}, shortauthor = {Seneca minor}, keywords = {ancient}, options = {antik}}</text:p>
          </table:table-cell>
          <table:table-cell table:formula="of:=&quot;\item[&quot;&amp;[.E494] &amp; &quot;] &quot; &amp;[.C494]&amp; &quot; &quot; &amp;[.D494] &amp; &quot; \textbf{&quot; &amp; [.F494] &amp;&quot;}&quot;" office:value-type="string" office:string-value="\item[Sen. dial.] Seneca minor dialogi \textbf{Sen_dial}">
            <text:p>\item[Sen. dial.] Seneca minor dialogi \textbf{Sen_dia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}&quot;" office:value-type="string" office:string-value="@Book{Sen_epist,author ={Annaeus Seneca, Lucius},  origtitle = {epistulae morales ad Lucilium }, shorthand = {Sen. epist.}, shortauthor = {Seneca minor}, keywords = {ancient}, options = {antik}}">
            <text:p>@Book{Sen_epist,author ={Annaeus Seneca, Lucius}, <text:s/>origtitle = {epistulae morales ad Lucilium }, shorthand = {Sen. epist.}, shortauthor = {Seneca minor}, keywords = {ancient}, options = {antik}}</text:p>
          </table:table-cell>
          <table:table-cell table:formula="of:=&quot;\item[&quot;&amp;[.E495] &amp; &quot;] &quot; &amp;[.C495]&amp; &quot; &quot; &amp;[.D495] &amp; &quot; \textbf{&quot; &amp; [.F495] &amp;&quot;}&quot;" office:value-type="string" office:string-value="\item[Sen. epist.] Seneca minor epistulae morales ad Lucilium \textbf{Sen_epist}">
            <text:p>\item[Sen. epist.] Seneca minor epistulae morales ad Lucilium \textbf{Sen_epis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}&quot;" office:value-type="string" office:string-value="@Book{Sen_Herc_f,author ={Annaeus Seneca, Lucius},  origtitle = {Hercules furens }, shorthand = {Sen. Herc. f.}, shortauthor = {Seneca minor}, keywords = {ancient}, options = {antik}}">
            <text:p>@Book{Sen_Herc_f,author ={Annaeus Seneca, Lucius}, <text:s/>origtitle = {Hercules furens }, shorthand = {Sen. Herc. f.}, shortauthor = {Seneca minor}, keywords = {ancient}, options = {antik}}</text:p>
          </table:table-cell>
          <table:table-cell table:formula="of:=&quot;\item[&quot;&amp;[.E496] &amp; &quot;] &quot; &amp;[.C496]&amp; &quot; &quot; &amp;[.D496] &amp; &quot; \textbf{&quot; &amp; [.F496] &amp;&quot;}&quot;" office:value-type="string" office:string-value="\item[Sen. Herc. f.] Seneca minor Hercules furens \textbf{Sen_Herc_f}">
            <text:p>\item[Sen. Herc. f.] Seneca minor Hercules furens \textbf{Sen_Herc_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}&quot;" office:value-type="string" office:string-value="@Book{Sen_Med,author ={Annaeus Seneca, Lucius},  origtitle = {Medea }, shorthand = {Sen. Med.}, shortauthor = {Seneca minor}, keywords = {ancient}, options = {antik}}">
            <text:p>@Book{Sen_Med,author ={Annaeus Seneca, Lucius}, <text:s/>origtitle = {Medea }, shorthand = {Sen. Med.}, shortauthor = {Seneca minor}, keywords = {ancient}, options = {antik}}</text:p>
          </table:table-cell>
          <table:table-cell table:formula="of:=&quot;\item[&quot;&amp;[.E497] &amp; &quot;] &quot; &amp;[.C497]&amp; &quot; &quot; &amp;[.D497] &amp; &quot; \textbf{&quot; &amp; [.F497] &amp;&quot;}&quot;" office:value-type="string" office:string-value="\item[Sen. Med.] Seneca minor Medea \textbf{Sen_Med}">
            <text:p>\item[Sen. Med.] Seneca minor Medea \textbf{Sen_M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}&quot;" office:value-type="string" office:string-value="@Book{Sen_nat,author ={Annaeus Seneca, Lucius},  origtitle = {naturales quaestiones }, shorthand = {Sen. nat.}, shortauthor = {Seneca minor}, keywords = {ancient}, options = {antik}}">
            <text:p>@Book{Sen_nat,author ={Annaeus Seneca, Lucius}, <text:s/>origtitle = {naturales quaestiones }, shorthand = {Sen. nat.}, shortauthor = {Seneca minor}, keywords = {ancient}, options = {antik}}</text:p>
          </table:table-cell>
          <table:table-cell table:formula="of:=&quot;\item[&quot;&amp;[.E498] &amp; &quot;] &quot; &amp;[.C498]&amp; &quot; &quot; &amp;[.D498] &amp; &quot; \textbf{&quot; &amp; [.F498] &amp;&quot;}&quot;" office:value-type="string" office:string-value="\item[Sen. nat.] Seneca minor naturales quaestiones \textbf{Sen_nat}">
            <text:p>\item[Sen. nat.] Seneca minor naturales quaestiones \textbf{Sen_na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}&quot;" office:value-type="string" office:string-value="@Book{Sen_Oed,author ={Annaeus Seneca, Lucius},  origtitle = {Oedipus }, shorthand = {Sen. Oed.}, shortauthor = {Seneca minor}, keywords = {ancient}, options = {antik}}">
            <text:p>@Book{Sen_Oed,author ={Annaeus Seneca, Lucius}, <text:s/>origtitle = {Oedipus }, shorthand = {Sen. Oed.}, shortauthor = {Seneca minor}, keywords = {ancient}, options = {antik}}</text:p>
          </table:table-cell>
          <table:table-cell table:formula="of:=&quot;\item[&quot;&amp;[.E499] &amp; &quot;] &quot; &amp;[.C499]&amp; &quot; &quot; &amp;[.D499] &amp; &quot; \textbf{&quot; &amp; [.F499] &amp;&quot;}&quot;" office:value-type="string" office:string-value="\item[Sen. Oed.] Seneca minor Oedipus \textbf{Sen_Oed}">
            <text:p>\item[Sen. Oed.] Seneca minor Oedipus \textbf{Sen_O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}&quot;" office:value-type="string" office:string-value="@Book{Sen_Phaedr,author ={Annaeus Seneca, Lucius},  origtitle = {Phaedra }, shorthand = {Sen. Phaedr.}, shortauthor = {Seneca minor}, keywords = {ancient}, options = {antik}}">
            <text:p>@Book{Sen_Phaedr,author ={Annaeus Seneca, Lucius}, <text:s/>origtitle = {Phaedra }, shorthand = {Sen. Phaedr.}, shortauthor = {Seneca minor}, keywords = {ancient}, options = {antik}}</text:p>
          </table:table-cell>
          <table:table-cell table:formula="of:=&quot;\item[&quot;&amp;[.E500] &amp; &quot;] &quot; &amp;[.C500]&amp; &quot; &quot; &amp;[.D500] &amp; &quot; \textbf{&quot; &amp; [.F500] &amp;&quot;}&quot;" office:value-type="string" office:string-value="\item[Sen. Phaedr.] Seneca minor Phaedra \textbf{Sen_Phaedr}">
            <text:p>\item[Sen. Phaedr.] Seneca minor Phaedra \textbf{Sen_Phaed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}&quot;" office:value-type="string" office:string-value="@Book{Sen_Phoen,author ={Annaeus Seneca, Lucius},  origtitle = {Phoenissae }, shorthand = {Sen. Phoen.}, shortauthor = {Seneca minor}, keywords = {ancient}, options = {antik}}">
            <text:p>@Book{Sen_Phoen,author ={Annaeus Seneca, Lucius}, <text:s/>origtitle = {Phoenissae }, shorthand = {Sen. Phoen.}, shortauthor = {Seneca minor}, keywords = {ancient}, options = {antik}}</text:p>
          </table:table-cell>
          <table:table-cell table:formula="of:=&quot;\item[&quot;&amp;[.E501] &amp; &quot;] &quot; &amp;[.C501]&amp; &quot; &quot; &amp;[.D501] &amp; &quot; \textbf{&quot; &amp; [.F501] &amp;&quot;}&quot;" office:value-type="string" office:string-value="\item[Sen. Phoen.] Seneca minor Phoenissae \textbf{Sen_Phoen}">
            <text:p>\item[Sen. Phoen.] Seneca minor Phoenissae \textbf{Sen_Phoen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}&quot;" office:value-type="string" office:string-value="@Book{Sen_suas,author ={Annaeus Seneca, Lucius},  origtitle = {suasoriae }, shorthand = {Sen. suas.}, shortauthor = {Seneca maior}, keywords = {ancient}, options = {antik}}">
            <text:p>@Book{Sen_suas,author ={Annaeus Seneca, Lucius}, <text:s/>origtitle = {suasoriae }, shorthand = {Sen. suas.}, shortauthor = {Seneca maior}, keywords = {ancient}, options = {antik}}</text:p>
          </table:table-cell>
          <table:table-cell table:formula="of:=&quot;\item[&quot;&amp;[.E502] &amp; &quot;] &quot; &amp;[.C502]&amp; &quot; &quot; &amp;[.D502] &amp; &quot; \textbf{&quot; &amp; [.F502] &amp;&quot;}&quot;" office:value-type="string" office:string-value="\item[Sen. suas.] Seneca maior suasoriae \textbf{Sen_suas}">
            <text:p>\item[Sen. suas.] Seneca maior suasoriae \textbf{Sen_suas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}&quot;" office:value-type="string" office:string-value="@Book{Sen_Thy,author ={Annaeus Seneca, Lucius},  origtitle = {Thyestes }, shorthand = {Sen. Thy.}, shortauthor = {Seneca minor}, keywords = {ancient}, options = {antik}}">
            <text:p>@Book{Sen_Thy,author ={Annaeus Seneca, Lucius}, <text:s/>origtitle = {Thyestes }, shorthand = {Sen. Thy.}, shortauthor = {Seneca minor}, keywords = {ancient}, options = {antik}}</text:p>
          </table:table-cell>
          <table:table-cell table:formula="of:=&quot;\item[&quot;&amp;[.E503] &amp; &quot;] &quot; &amp;[.C503]&amp; &quot; &quot; &amp;[.D503] &amp; &quot; \textbf{&quot; &amp; [.F503] &amp;&quot;}&quot;" office:value-type="string" office:string-value="\item[Sen. Thy.] Seneca minor Thyestes \textbf{Sen_Thy}">
            <text:p>\item[Sen. Thy.] Seneca minor Thyestes \textbf{Sen_Thy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}&quot;" office:value-type="string" office:string-value="@Book{Sen_Tro,author ={Annaeus Seneca, Lucius},  origtitle = {Troades }, shorthand = {Sen. Tro.}, shortauthor = {Seneca minor}, keywords = {ancient}, options = {antik}}">
            <text:p>@Book{Sen_Tro,author ={Annaeus Seneca, Lucius}, <text:s/>origtitle = {Troades }, shorthand = {Sen. Tro.}, shortauthor = {Seneca minor}, keywords = {ancient}, options = {antik}}</text:p>
          </table:table-cell>
          <table:table-cell table:formula="of:=&quot;\item[&quot;&amp;[.E504] &amp; &quot;] &quot; &amp;[.C504]&amp; &quot; &quot; &amp;[.D504] &amp; &quot; \textbf{&quot; &amp; [.F504] &amp;&quot;}&quot;" office:value-type="string" office:string-value="\item[Sen. Tro.] Seneca minor Troades \textbf{Sen_Tro}">
            <text:p>\item[Sen. Tro.] Seneca minor Troades \textbf{Sen_Tro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}&quot;" office:value-type="string" office:string-value="@Book{Serv_Aen,author ={},  origtitle = {commentarius in Vergilii Aeneida }, shorthand = {Serv. Aen.}, shortauthor = {Servius}, keywords = {ancient}, options = {antik}}">
            <text:p>@Book{Serv_Aen,author ={}, <text:s/>origtitle = {commentarius in Vergilii Aeneida }, shorthand = {Serv. Aen.}, shortauthor = {Servius}, keywords = {ancient}, options = {antik}}</text:p>
          </table:table-cell>
          <table:table-cell table:formula="of:=&quot;\item[&quot;&amp;[.E505] &amp; &quot;] &quot; &amp;[.C505]&amp; &quot; &quot; &amp;[.D505] &amp; &quot; \textbf{&quot; &amp; [.F505] &amp;&quot;}&quot;" office:value-type="string" office:string-value="\item[Serv. Aen.] Servius commentarius in Vergilii Aeneida \textbf{Serv_Aen}">
            <text:p>\item[Serv. Aen.] Servius commentarius in Vergilii Aeneida \textbf{Serv_Aen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}&quot;" office:value-type="string" office:string-value="@Book{Serv_auct,author ={},  origtitle = { }, shorthand = {Serv. auct.}, shortauthor = {Servius auctus Danielis}, keywords = {ancient}, options = {antik}}">
            <text:p>@Book{Serv_auct,author ={}, <text:s/>origtitle = { }, shorthand = {Serv. auct.}, shortauthor = {Servius auctus Danielis}, keywords = {ancient}, options = {antik}}</text:p>
          </table:table-cell>
          <table:table-cell table:formula="of:=&quot;\item[&quot;&amp;[.E506] &amp; &quot;] &quot; &amp;[.C506]&amp; &quot; &quot; &amp;[.D506] &amp; &quot; \textbf{&quot; &amp; [.F506] &amp;&quot;}&quot;" office:value-type="string" office:string-value="\item[Serv. auct.] Servius auctus Danielis  \textbf{Serv_auct}">
            <text:p>\item[Serv. auct.] Servius auctus Danielis <text:s/>\textbf{Serv_auct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}&quot;" office:value-type="string" office:string-value="@Book{Serv_ecl,author ={},  origtitle = {commentarius in Vergilii eclogas }, shorthand = {Serv. ecl.}, shortauthor = {Servius}, keywords = {ancient}, options = {antik}}">
            <text:p>@Book{Serv_ecl,author ={}, <text:s/>origtitle = {commentarius in Vergilii eclogas }, shorthand = {Serv. ecl.}, shortauthor = {Servius}, keywords = {ancient}, options = {antik}}</text:p>
          </table:table-cell>
          <table:table-cell table:formula="of:=&quot;\item[&quot;&amp;[.E507] &amp; &quot;] &quot; &amp;[.C507]&amp; &quot; &quot; &amp;[.D507] &amp; &quot; \textbf{&quot; &amp; [.F507] &amp;&quot;}&quot;" office:value-type="string" office:string-value="\item[Serv. ecl.] Servius commentarius in Vergilii eclogas \textbf{Serv_ecl}">
            <text:p>\item[Serv. ecl.] Servius commentarius in Vergilii eclogas \textbf{Serv_ecl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}&quot;" office:value-type="string" office:string-value="@Book{Serv_georg,author ={},  origtitle = {commentarius in Vergilii georgica }, shorthand = {Serv. georg.}, shortauthor = {Servius}, keywords = {ancient}, options = {antik}}">
            <text:p>@Book{Serv_georg,author ={}, <text:s/>origtitle = {commentarius in Vergilii georgica }, shorthand = {Serv. georg.}, shortauthor = {Servius}, keywords = {ancient}, options = {antik}}</text:p>
          </table:table-cell>
          <table:table-cell table:formula="of:=&quot;\item[&quot;&amp;[.E508] &amp; &quot;] &quot; &amp;[.C508]&amp; &quot; &quot; &amp;[.D508] &amp; &quot; \textbf{&quot; &amp; [.F508] &amp;&quot;}&quot;" office:value-type="string" office:string-value="\item[Serv. georg.] Servius commentarius in Vergilii georgica \textbf{Serv_georg}">
            <text:p>\item[Serv. georg.] Servius commentarius in Vergilii georgica \textbf{Serv_georg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}&quot;" office:value-type="string" office:string-value="@Book{Sil,author ={},  origtitle = {Punica }, shorthand = {Sil.}, shortauthor = {Silius Italicus}, keywords = {ancient}, options = {antik}}">
            <text:p>@Book{Sil,author ={}, <text:s/>origtitle = {Punica }, shorthand = {Sil.}, shortauthor = {Silius Italicus}, keywords = {ancient}, options = {antik}}</text:p>
          </table:table-cell>
          <table:table-cell table:formula="of:=&quot;\item[&quot;&amp;[.E509] &amp; &quot;] &quot; &amp;[.C509]&amp; &quot; &quot; &amp;[.D509] &amp; &quot; \textbf{&quot; &amp; [.F509] &amp;&quot;}&quot;" office:value-type="string" office:string-value="\item[Sil.] Silius Italicus Punica \textbf{Sil}">
            <text:p>\item[Sil.] Silius Italicus Punica \textbf{Sil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}&quot;" office:value-type="string" office:string-value="@Book{Sim,author ={},  origtitle = { }, shorthand = {Sim.}, shortauthor = {Simonides}, keywords = {ancient}, options = {antik}}">
            <text:p>@Book{Sim,author ={}, <text:s/>origtitle = { }, shorthand = {Sim.}, shortauthor = {Simonides}, keywords = {ancient}, options = {antik}}</text:p>
          </table:table-cell>
          <table:table-cell table:formula="of:=&quot;\item[&quot;&amp;[.E510] &amp; &quot;] &quot; &amp;[.C510]&amp; &quot; &quot; &amp;[.D510] &amp; &quot; \textbf{&quot; &amp; [.F510] &amp;&quot;}&quot;" office:value-type="string" office:string-value="\item[Sim.] Simonides  \textbf{Sim}">
            <text:p>\item[Sim.] Simonides <text:s/>\textbf{Sim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}&quot;" office:value-type="string" office:string-value="@Book{Simpl,author ={},  origtitle = { }, shorthand = {Simpl.}, shortauthor = {Simplikios}, keywords = {ancient}, options = {antik}}">
            <text:p>@Book{Simpl,author ={}, <text:s/>origtitle = { }, shorthand = {Simpl.}, shortauthor = {Simplikios}, keywords = {ancient}, options = {antik}}</text:p>
          </table:table-cell>
          <table:table-cell table:formula="of:=&quot;\item[&quot;&amp;[.E511] &amp; &quot;] &quot; &amp;[.C511]&amp; &quot; &quot; &amp;[.D511] &amp; &quot; \textbf{&quot; &amp; [.F511] &amp;&quot;}&quot;" office:value-type="string" office:string-value="\item[Simpl.] Simplikios  \textbf{Simpl}">
            <text:p>\item[Simpl.] Simplikios <text:s/>\textbf{Simpl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}&quot;" office:value-type="string" office:string-value="@Book{Sol,author ={},  origtitle = { }, shorthand = {Sol.}, shortauthor = {Solon}, keywords = {ancient}, options = {antik}}">
            <text:p>@Book{Sol,author ={}, <text:s/>origtitle = { }, shorthand = {Sol.}, shortauthor = {Solon}, keywords = {ancient}, options = {antik}}</text:p>
          </table:table-cell>
          <table:table-cell table:formula="of:=&quot;\item[&quot;&amp;[.E512] &amp; &quot;] &quot; &amp;[.C512]&amp; &quot; &quot; &amp;[.D512] &amp; &quot; \textbf{&quot; &amp; [.F512] &amp;&quot;}&quot;" office:value-type="string" office:string-value="\item[Sol.] Solon  \textbf{Sol}">
            <text:p>\item[Sol.] Solon <text:s/>\textbf{So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oph_Ai,author ={Sophokles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Sophokles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}&quot;" office:value-type="string" office:string-value="@Book{Soph_Ai,author ={Sophokles},  origtitle = {Aias }, shorthand = {Soph. Ai.}, shortauthor = {Sophokles}, keywords = {ancient}, options = {antik}}">
            <text:p>@Book{Soph_Ai,author ={Sophokles}, <text:s/>origtitle = {Aias }, shorthand = {Soph. Ai.}, shortauthor = {Sophokles}, keywords = {ancient}, options = {antik}}</text:p>
          </table:table-cell>
          <table:table-cell table:formula="of:=&quot;\item[&quot;&amp;[.E513] &amp; &quot;] &quot; &amp;[.C513]&amp; &quot; &quot; &amp;[.D513] &amp; &quot; \textbf{&quot; &amp; [.F513] &amp;&quot;}&quot;" office:value-type="string" office:string-value="\item[Soph. Ai.] Sophokles Aias \textbf{Soph_Ai}">
            <text:p>\item[Soph. Ai.] Sophokles Aias \textbf{Soph_Ai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oph_Ant,author ={Sophokles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Sophokles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}&quot;" office:value-type="string" office:string-value="@Book{Soph_Ant,author ={Sophokles},  origtitle = {Antigone }, shorthand = {Soph. Ant.}, shortauthor = {Sophokles}, keywords = {ancient}, options = {antik}}">
            <text:p>@Book{Soph_Ant,author ={Sophokles}, <text:s/>origtitle = {Antigone }, shorthand = {Soph. Ant.}, shortauthor = {Sophokles}, keywords = {ancient}, options = {antik}}</text:p>
          </table:table-cell>
          <table:table-cell table:formula="of:=&quot;\item[&quot;&amp;[.E514] &amp; &quot;] &quot; &amp;[.C514]&amp; &quot; &quot; &amp;[.D514] &amp; &quot; \textbf{&quot; &amp; [.F514] &amp;&quot;}&quot;" office:value-type="string" office:string-value="\item[Soph. Ant.] Sophokles Antigone \textbf{Soph_Ant}">
            <text:p>\item[Soph. Ant.] Sophokles Antigone \textbf{Soph_An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oph_El,author ={Sophokles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Sophokles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}&quot;" office:value-type="string" office:string-value="@Book{Soph_El,author ={Sophokles},  origtitle = {Electra }, shorthand = {Soph. El.}, shortauthor = {Sophokles}, keywords = {ancient}, options = {antik}}">
            <text:p>@Book{Soph_El,author ={Sophokles}, <text:s/>origtitle = {Electra }, shorthand = {Soph. El.}, shortauthor = {Sophokles}, keywords = {ancient}, options = {antik}}</text:p>
          </table:table-cell>
          <table:table-cell table:formula="of:=&quot;\item[&quot;&amp;[.E515] &amp; &quot;] &quot; &amp;[.C515]&amp; &quot; &quot; &amp;[.D515] &amp; &quot; \textbf{&quot; &amp; [.F515] &amp;&quot;}&quot;" office:value-type="string" office:string-value="\item[Soph. El.] Sophokles Electra \textbf{Soph_El}">
            <text:p>\item[Soph. El.] Sophokles Electra \textbf{Soph_E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oph_Oid_K,author ={Sophokles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Sophokles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}&quot;" office:value-type="string" office:string-value="@Book{Soph_Oid_K,author ={Sophokles},  origtitle = {Oedipus Coloneus }, shorthand = {Soph. Oid. K.}, shortauthor = {Sophokles}, keywords = {ancient}, options = {antik}}">
            <text:p>@Book{Soph_Oid_K,author ={Sophokles}, <text:s/>origtitle = {Oedipus Coloneus }, shorthand = {Soph. Oid. K.}, shortauthor = {Sophokles}, keywords = {ancient}, options = {antik}}</text:p>
          </table:table-cell>
          <table:table-cell table:formula="of:=&quot;\item[&quot;&amp;[.E516] &amp; &quot;] &quot; &amp;[.C516]&amp; &quot; &quot; &amp;[.D516] &amp; &quot; \textbf{&quot; &amp; [.F516] &amp;&quot;}&quot;" office:value-type="string" office:string-value="\item[Soph. Oid. K.] Sophokles Oedipus Coloneus \textbf{Soph_Oid_K}">
            <text:p>\item[Soph. Oid. K.] Sophokles Oedipus Coloneus \textbf{Soph_Oid_K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oph_Oid_T,author ={Sophokles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Sophokles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}&quot;" office:value-type="string" office:string-value="@Book{Soph_Oid_T,author ={Sophokles},  origtitle = {Oedipus Rex (Oedipus Tyrannus) }, shorthand = {Soph. Oid. T.}, shortauthor = {Sophokles}, keywords = {ancient}, options = {antik}}">
            <text:p>@Book{Soph_Oid_T,author ={Sophokles}, <text:s/>origtitle = {Oedipus Rex (Oedipus Tyrannus) }, shorthand = {Soph. Oid. T.}, shortauthor = {Sophokles}, keywords = {ancient}, options = {antik}}</text:p>
          </table:table-cell>
          <table:table-cell table:formula="of:=&quot;\item[&quot;&amp;[.E517] &amp; &quot;] &quot; &amp;[.C517]&amp; &quot; &quot; &amp;[.D517] &amp; &quot; \textbf{&quot; &amp; [.F517] &amp;&quot;}&quot;" office:value-type="string" office:string-value="\item[Soph. Oid. T.] Sophokles Oedipus Rex (Oedipus Tyrannus) \textbf{Soph_Oid_T}">
            <text:p>\item[Soph. Oid. T.] Sophokles Oedipus Rex (Oedipus Tyrannus) \textbf{Soph_Oid_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oph_Phil,author ={Sophokles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Sophokles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}&quot;" office:value-type="string" office:string-value="@Book{Soph_Phil,author ={Sophokles},  origtitle = {Philoctetes }, shorthand = {Soph. Phil.}, shortauthor = {Sophokles}, keywords = {ancient}, options = {antik}}">
            <text:p>@Book{Soph_Phil,author ={Sophokles}, <text:s/>origtitle = {Philoctetes }, shorthand = {Soph. Phil.}, shortauthor = {Sophokles}, keywords = {ancient}, options = {antik}}</text:p>
          </table:table-cell>
          <table:table-cell table:formula="of:=&quot;\item[&quot;&amp;[.E518] &amp; &quot;] &quot; &amp;[.C518]&amp; &quot; &quot; &amp;[.D518] &amp; &quot; \textbf{&quot; &amp; [.F518] &amp;&quot;}&quot;" office:value-type="string" office:string-value="\item[Soph. Phil.] Sophokles Philoctetes \textbf{Soph_Phil}">
            <text:p>\item[Soph. Phil.] Sophokles Philoctetes \textbf{Soph_Phil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 table:style-name="ce2"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tat_Ach,author ={Papinius Statius, Publius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Papinius Statius, Publius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}&quot;" office:value-type="string" office:string-value="@Book{Stat_Ach,author ={Papinius Statius, Publius},  origtitle = {Achilleis }, shorthand = {Stat. Ach.}, shortauthor = {Statius}, keywords = {ancient}, options = {antik}}">
            <text:p>@Book{Stat_Ach,author ={Papinius Statius, Publius}, <text:s/>origtitle = {Achilleis }, shorthand = {Stat. Ach.}, shortauthor = {Statius}, keywords = {ancient}, options = {antik}}</text:p>
          </table:table-cell>
          <table:table-cell table:formula="of:=&quot;\item[&quot;&amp;[.E519] &amp; &quot;] &quot; &amp;[.C519]&amp; &quot; &quot; &amp;[.D519] &amp; &quot; \textbf{&quot; &amp; [.F519] &amp;&quot;}&quot;" office:value-type="string" office:string-value="\item[Stat. Ach.] Statius Achilleis \textbf{Stat_Ach}">
            <text:p>\item[Stat. Ach.] Statius Achilleis \textbf{Stat_Ach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tat_silv,author ={Papinius Statius, Publius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Papinius Statius, Publius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}&quot;" office:value-type="string" office:string-value="@Book{Stat_silv,author ={Papinius Statius, Publius},  origtitle = {silvae }, shorthand = {Stat. silv.}, shortauthor = {Statius}, keywords = {ancient}, options = {antik}}">
            <text:p>@Book{Stat_silv,author ={Papinius Statius, Publius}, <text:s/>origtitle = {silvae }, shorthand = {Stat. silv.}, shortauthor = {Statius}, keywords = {ancient}, options = {antik}}</text:p>
          </table:table-cell>
          <table:table-cell table:formula="of:=&quot;\item[&quot;&amp;[.E520] &amp; &quot;] &quot; &amp;[.C520]&amp; &quot; &quot; &amp;[.D520] &amp; &quot; \textbf{&quot; &amp; [.F520] &amp;&quot;}&quot;" office:value-type="string" office:string-value="\item[Stat. silv.] Statius silvae \textbf{Stat_silv}">
            <text:p>\item[Stat. silv.] Statius silvae \textbf{Stat_silv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tat_Theb,author ={Papinius Statius, Publius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Papinius Statius, Publius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}&quot;" office:value-type="string" office:string-value="@Book{Stat_Theb,author ={Papinius Statius, Publius},  origtitle = {Thebais }, shorthand = {Stat. Theb.}, shortauthor = {Statius}, keywords = {ancient}, options = {antik}}">
            <text:p>@Book{Stat_Theb,author ={Papinius Statius, Publius}, <text:s/>origtitle = {Thebais }, shorthand = {Stat. Theb.}, shortauthor = {Statius}, keywords = {ancient}, options = {antik}}</text:p>
          </table:table-cell>
          <table:table-cell table:formula="of:=&quot;\item[&quot;&amp;[.E521] &amp; &quot;] &quot; &amp;[.C521]&amp; &quot; &quot; &amp;[.D521] &amp; &quot; \textbf{&quot; &amp; [.F521] &amp;&quot;}&quot;" office:value-type="string" office:string-value="\item[Stat. Theb.] Statius Thebais \textbf{Stat_Theb}">
            <text:p>\item[Stat. Theb.] Statius Thebais \textbf{Stat_Theb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 office:value-type="string">
            <text:p>Stesicho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tesich,author ={Stesichoros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Stesichoros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}&quot;" office:value-type="string" office:string-value="@Book{Stesich,author ={Stesichoros},  origtitle = { }, shorthand = {Stesich.}, shortauthor = {Stesichoros}, keywords = {ancient}, options = {antik}}">
            <text:p>@Book{Stesich,author ={Stesichoros}, <text:s/>origtitle = { }, shorthand = {Stesich.}, shortauthor = {Stesichoros}, keywords = {ancient}, options = {antik}}</text:p>
          </table:table-cell>
          <table:table-cell table:formula="of:=&quot;\item[&quot;&amp;[.E522] &amp; &quot;] &quot; &amp;[.C522]&amp; &quot; &quot; &amp;[.D522] &amp; &quot; \textbf{&quot; &amp; [.F522] &amp;&quot;}&quot;" office:value-type="string" office:string-value="\item[Stesich.] Stesichoros  \textbf{Stesich}">
            <text:p>\item[Stesich.] Stesichoros <text:s/>\textbf{Stesich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 office:value-type="string">
            <text:p>Stob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tob,author ={Stobaios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Stobaios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}&quot;" office:value-type="string" office:string-value="@Book{Stob,author ={Stobaios},  origtitle = { }, shorthand = {Stob.}, shortauthor = {Stobaios}, keywords = {ancient}, options = {antik}}">
            <text:p>@Book{Stob,author ={Stobaios}, <text:s/>origtitle = { }, shorthand = {Stob.}, shortauthor = {Stobaios}, keywords = {ancient}, options = {antik}}</text:p>
          </table:table-cell>
          <table:table-cell table:formula="of:=&quot;\item[&quot;&amp;[.E523] &amp; &quot;] &quot; &amp;[.C523]&amp; &quot; &quot; &amp;[.D523] &amp; &quot; \textbf{&quot; &amp; [.F523] &amp;&quot;}&quot;" office:value-type="string" office:string-value="\item[Stob.] Stobaios  \textbf{Stob}">
            <text:p>\item[Stob.] Stobaios <text:s/>\textbf{Stob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 office:value-type="string">
            <text:p>Strab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trab,author ={Strabon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Strabon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}&quot;" office:value-type="string" office:string-value="@Book{Strab,author ={Strabon},  origtitle = { }, shorthand = {Strab.}, shortauthor = {Strabon}, keywords = {ancient}, options = {antik}}">
            <text:p>@Book{Strab,author ={Strabon}, <text:s/>origtitle = { }, shorthand = {Strab.}, shortauthor = {Strabon}, keywords = {ancient}, options = {antik}}</text:p>
          </table:table-cell>
          <table:table-cell table:formula="of:=&quot;\item[&quot;&amp;[.E524] &amp; &quot;] &quot; &amp;[.C524]&amp; &quot; &quot; &amp;[.D524] &amp; &quot; \textbf{&quot; &amp; [.F524] &amp;&quot;}&quot;" office:value-type="string" office:string-value="\item[Strab.] Strabon  \textbf{Strab}">
            <text:p>\item[Strab.] Strabon <text:s/>\textbf{Stra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}&quot;" office:value-type="string" office:string-value="@Book{Suet_Aug,author ={Suetonius Tranquillus, Caius},  origtitle = {divus Augustus }, shorthand = {Suet. Aug.}, shortauthor = {Sueton}, keywords = {ancient}, options = {antik}}">
            <text:p>@Book{Suet_Aug,author ={Suetonius Tranquillus, Caius}, <text:s/>origtitle = {divus Augustus }, shorthand = {Suet. Aug.}, shortauthor = {Sueton}, keywords = {ancient}, options = {antik}}</text:p>
          </table:table-cell>
          <table:table-cell table:formula="of:=&quot;\item[&quot;&amp;[.E525] &amp; &quot;] &quot; &amp;[.C525]&amp; &quot; &quot; &amp;[.D525] &amp; &quot; \textbf{&quot; &amp; [.F525] &amp;&quot;}&quot;" office:value-type="string" office:string-value="\item[Suet. Aug.] Sueton divus Augustus \textbf{Suet_Aug}">
            <text:p>\item[Suet. Aug.] Sueton divus Augustus \textbf{Suet_Aug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}&quot;" office:value-type="string" office:string-value="@Book{Suet_Cal,author ={Suetonius Tranquillus, Caius},  origtitle = {Caligula }, shorthand = {Suet. Cal.}, shortauthor = {Sueton}, keywords = {ancient}, options = {antik}}">
            <text:p>@Book{Suet_Cal,author ={Suetonius Tranquillus, Caius}, <text:s/>origtitle = {Caligula }, shorthand = {Suet. Cal.}, shortauthor = {Sueton}, keywords = {ancient}, options = {antik}}</text:p>
          </table:table-cell>
          <table:table-cell table:formula="of:=&quot;\item[&quot;&amp;[.E526] &amp; &quot;] &quot; &amp;[.C526]&amp; &quot; &quot; &amp;[.D526] &amp; &quot; \textbf{&quot; &amp; [.F526] &amp;&quot;}&quot;" office:value-type="string" office:string-value="\item[Suet. Cal.] Sueton Caligula \textbf{Suet_Cal}">
            <text:p>\item[Suet. Cal.] Sueton Caligula \textbf{Suet_Ca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}&quot;" office:value-type="string" office:string-value="@Book{Suet_Claud,author ={Suetonius Tranquillus, Caius},  origtitle = {divus Claudius }, shorthand = {Suet. Claud.}, shortauthor = {Sueton}, keywords = {ancient}, options = {antik}}">
            <text:p>@Book{Suet_Claud,author ={Suetonius Tranquillus, Caius}, <text:s/>origtitle = {divus Claudius }, shorthand = {Suet. Claud.}, shortauthor = {Sueton}, keywords = {ancient}, options = {antik}}</text:p>
          </table:table-cell>
          <table:table-cell table:formula="of:=&quot;\item[&quot;&amp;[.E527] &amp; &quot;] &quot; &amp;[.C527]&amp; &quot; &quot; &amp;[.D527] &amp; &quot; \textbf{&quot; &amp; [.F527] &amp;&quot;}&quot;" office:value-type="string" office:string-value="\item[Suet. Claud.] Sueton divus Claudius \textbf{Suet_Claud}">
            <text:p>\item[Suet. Claud.] Sueton divus Claudius \textbf{Suet_Claud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}&quot;" office:value-type="string" office:string-value="@Book{Suet_Dom,author ={Suetonius Tranquillus, Caius},  origtitle = {Domitianus }, shorthand = {Suet. Dom.}, shortauthor = {Sueton}, keywords = {ancient}, options = {antik}}">
            <text:p>@Book{Suet_Dom,author ={Suetonius Tranquillus, Caius}, <text:s/>origtitle = {Domitianus }, shorthand = {Suet. Dom.}, shortauthor = {Sueton}, keywords = {ancient}, options = {antik}}</text:p>
          </table:table-cell>
          <table:table-cell table:formula="of:=&quot;\item[&quot;&amp;[.E528] &amp; &quot;] &quot; &amp;[.C528]&amp; &quot; &quot; &amp;[.D528] &amp; &quot; \textbf{&quot; &amp; [.F528] &amp;&quot;}&quot;" office:value-type="string" office:string-value="\item[Suet. Dom.] Sueton Domitianus \textbf{Suet_Dom}">
            <text:p>\item[Suet. Dom.] Sueton Domitianus \textbf{Suet_Do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}&quot;" office:value-type="string" office:string-value="@Book{Suet_gramm,author ={Suetonius Tranquillus, Caius},  origtitle = {de grammaticis }, shorthand = {Suet. gramm.}, shortauthor = {Sueton}, keywords = {ancient}, options = {antik}}">
            <text:p>@Book{Suet_gramm,author ={Suetonius Tranquillus, Caius}, <text:s/>origtitle = {de grammaticis }, shorthand = {Suet. gramm.}, shortauthor = {Sueton}, keywords = {ancient}, options = {antik}}</text:p>
          </table:table-cell>
          <table:table-cell table:formula="of:=&quot;\item[&quot;&amp;[.E529] &amp; &quot;] &quot; &amp;[.C529]&amp; &quot; &quot; &amp;[.D529] &amp; &quot; \textbf{&quot; &amp; [.F529] &amp;&quot;}&quot;" office:value-type="string" office:string-value="\item[Suet. gramm.] Sueton de grammaticis \textbf{Suet_gramm}">
            <text:p>\item[Suet. gramm.] Sueton de grammaticis \textbf{Suet_gram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}&quot;" office:value-type="string" office:string-value="@Book{Suet_Iul,author ={Suetonius Tranquillus, Caius},  origtitle = {divus Iulius }, shorthand = {Suet. Iul.}, shortauthor = {Sueton}, keywords = {ancient}, options = {antik}}">
            <text:p>@Book{Suet_Iul,author ={Suetonius Tranquillus, Caius}, <text:s/>origtitle = {divus Iulius }, shorthand = {Suet. Iul.}, shortauthor = {Sueton}, keywords = {ancient}, options = {antik}}</text:p>
          </table:table-cell>
          <table:table-cell table:formula="of:=&quot;\item[&quot;&amp;[.E530] &amp; &quot;] &quot; &amp;[.C530]&amp; &quot; &quot; &amp;[.D530] &amp; &quot; \textbf{&quot; &amp; [.F530] &amp;&quot;}&quot;" office:value-type="string" office:string-value="\item[Suet. Iul.] Sueton divus Iulius \textbf{Suet_Iul}">
            <text:p>\item[Suet. Iul.] Sueton divus Iulius \textbf{Suet_Iu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}&quot;" office:value-type="string" office:string-value="@Book{Suet_Tib,author ={Suetonius Tranquillus, Caius},  origtitle = {divus Tiberius }, shorthand = {Suet. Tib.}, shortauthor = {Sueton}, keywords = {ancient}, options = {antik}}">
            <text:p>@Book{Suet_Tib,author ={Suetonius Tranquillus, Caius}, <text:s/>origtitle = {divus Tiberius }, shorthand = {Suet. Tib.}, shortauthor = {Sueton}, keywords = {ancient}, options = {antik}}</text:p>
          </table:table-cell>
          <table:table-cell table:formula="of:=&quot;\item[&quot;&amp;[.E531] &amp; &quot;] &quot; &amp;[.C531]&amp; &quot; &quot; &amp;[.D531] &amp; &quot; \textbf{&quot; &amp; [.F531] &amp;&quot;}&quot;" office:value-type="string" office:string-value="\item[Suet. Tib.] Sueton divus Tiberius \textbf{Suet_Tib}">
            <text:p>\item[Suet. Tib.] Sueton divus Tiberius \textbf{Suet_Ti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}&quot;" office:value-type="string" office:string-value="@Book{Suet_Tit,author ={Suetonius Tranquillus, Caius},  origtitle = {divus Titus }, shorthand = {Suet. Tit.}, shortauthor = {Sueton}, keywords = {ancient}, options = {antik}}">
            <text:p>@Book{Suet_Tit,author ={Suetonius Tranquillus, Caius}, <text:s/>origtitle = {divus Titus }, shorthand = {Suet. Tit.}, shortauthor = {Sueton}, keywords = {ancient}, options = {antik}}</text:p>
          </table:table-cell>
          <table:table-cell table:formula="of:=&quot;\item[&quot;&amp;[.E532] &amp; &quot;] &quot; &amp;[.C532]&amp; &quot; &quot; &amp;[.D532] &amp; &quot; \textbf{&quot; &amp; [.F532] &amp;&quot;}&quot;" office:value-type="string" office:string-value="\item[Suet. Tit.] Sueton divus Titus \textbf{Suet_Tit}">
            <text:p>\item[Suet. Tit.] Sueton divus Titus \textbf{Suet_Tit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}&quot;" office:value-type="string" office:string-value="@Book{Suet_Vesp,author ={Suetonius Tranquillus, Caius},  origtitle = {divus Vespasianus }, shorthand = {Suet. Vesp.}, shortauthor = {Sueton}, keywords = {ancient}, options = {antik}}">
            <text:p>@Book{Suet_Vesp,author ={Suetonius Tranquillus, Caius}, <text:s/>origtitle = {divus Vespasianus }, shorthand = {Suet. Vesp.}, shortauthor = {Sueton}, keywords = {ancient}, options = {antik}}</text:p>
          </table:table-cell>
          <table:table-cell table:formula="of:=&quot;\item[&quot;&amp;[.E533] &amp; &quot;] &quot; &amp;[.C533]&amp; &quot; &quot; &amp;[.D533] &amp; &quot; \textbf{&quot; &amp; [.F533] &amp;&quot;}&quot;" office:value-type="string" office:string-value="\item[Suet. Vesp.] Sueton divus Vespasianus \textbf{Suet_Vesp}">
            <text:p>\item[Suet. Vesp.] Sueton divus Vespasianus \textbf{Suet_Vesp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}&quot;" office:value-type="string" office:string-value="@Book{Suet_Vit,author ={Suetonius Tranquillus, Caius},  origtitle = {Vitellius }, shorthand = {Suet. Vit.}, shortauthor = {Sueton}, keywords = {ancient}, options = {antik}}">
            <text:p>@Book{Suet_Vit,author ={Suetonius Tranquillus, Caius}, <text:s/>origtitle = {Vitellius }, shorthand = {Suet. Vit.}, shortauthor = {Sueton}, keywords = {ancient}, options = {antik}}</text:p>
          </table:table-cell>
          <table:table-cell table:formula="of:=&quot;\item[&quot;&amp;[.E534] &amp; &quot;] &quot; &amp;[.C534]&amp; &quot; &quot; &amp;[.D534] &amp; &quot; \textbf{&quot; &amp; [.F534] &amp;&quot;}&quot;" office:value-type="string" office:string-value="\item[Suet. Vit.] Sueton Vitellius \textbf{Suet_Vit}">
            <text:p>\item[Suet. Vit.] Sueton Vitellius \textbf{Suet_Vi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Symm_epist,author ={ Aurelius Symmachus, Quintus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 Aurelius Symmachus, Quintus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}&quot;" office:value-type="string" office:string-value="@Book{Symm_epist,author ={ Aurelius Symmachus, Quintus},  origtitle = {epistulae }, shorthand = {Symm. epist.}, shortauthor = {Symmachus}, keywords = {ancient}, options = {antik}}">
            <text:p>@Book{Symm_epist,author ={ Aurelius Symmachus, Quintus}, <text:s/>origtitle = {epistulae }, shorthand = {Symm. epist.}, shortauthor = {Symmachus}, keywords = {ancient}, options = {antik}}</text:p>
          </table:table-cell>
          <table:table-cell table:formula="of:=&quot;\item[&quot;&amp;[.E535] &amp; &quot;] &quot; &amp;[.C535]&amp; &quot; &quot; &amp;[.D535] &amp; &quot; \textbf{&quot; &amp; [.F535] &amp;&quot;}&quot;" office:value-type="string" office:string-value="\item[Symm. epist.] Symmachus epistulae \textbf{Symm_epist}">
            <text:p>\item[Symm. epist.] Symmachus epistulae \textbf{Symm_epis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Symm_or,author ={ Aurelius Symmachus, Quintus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 Aurelius Symmachus, Quintus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}&quot;" office:value-type="string" office:string-value="@Book{Symm_or,author ={ Aurelius Symmachus, Quintus},  origtitle = {orationes }, shorthand = {Symm. or.}, shortauthor = {Symmachus}, keywords = {ancient}, options = {antik}}">
            <text:p>@Book{Symm_or,author ={ Aurelius Symmachus, Quintus}, <text:s/>origtitle = {orationes }, shorthand = {Symm. or.}, shortauthor = {Symmachus}, keywords = {ancient}, options = {antik}}</text:p>
          </table:table-cell>
          <table:table-cell table:formula="of:=&quot;\item[&quot;&amp;[.E536] &amp; &quot;] &quot; &amp;[.C536]&amp; &quot; &quot; &amp;[.D536] &amp; &quot; \textbf{&quot; &amp; [.F536] &amp;&quot;}&quot;" office:value-type="string" office:string-value="\item[Symm. or.] Symmachus orationes \textbf{Symm_or}">
            <text:p>\item[Symm. or.] Symmachus orationes \textbf{Symm_or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Symm_rel,author ={ Aurelius Symmachus, Quintus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 Aurelius Symmachus, Quintus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}&quot;" office:value-type="string" office:string-value="@Book{Symm_rel,author ={ Aurelius Symmachus, Quintus},  origtitle = {relationes }, shorthand = {Symm. rel.}, shortauthor = {Symmachus}, keywords = {ancient}, options = {antik}}">
            <text:p>@Book{Symm_rel,author ={ Aurelius Symmachus, Quintus}, <text:s/>origtitle = {relationes }, shorthand = {Symm. rel.}, shortauthor = {Symmachus}, keywords = {ancient}, options = {antik}}</text:p>
          </table:table-cell>
          <table:table-cell table:formula="of:=&quot;\item[&quot;&amp;[.E537] &amp; &quot;] &quot; &amp;[.C537]&amp; &quot; &quot; &amp;[.D537] &amp; &quot; \textbf{&quot; &amp; [.F537] &amp;&quot;}&quot;" office:value-type="string" office:string-value="\item[Symm. rel.] Symmachus relationes \textbf{Symm_rel}">
            <text:p>\item[Symm. rel.] Symmachus relationes \textbf{Symm_rel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epist.</text:p>
          </table:table-cell>
          <table:table-cell office:value-type="string">
            <text:p>Synesios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 office:value-type="string">
            <text:p>Syne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B538]&amp; &quot;}, keywords = {ancient}, options = {antik},&quot;&amp;&quot;}&quot;" office:value-type="string" office:string-value="@Book{Synes_epist,author ={Synesios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Synesios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B538]&amp; &quot;}, keywords = {ancient}, options = {antik}}&quot;" office:value-type="string" office:string-value="@Book{Synes_epist,author ={Synesios},  origtitle = {epistulae }, shorthand = {Synes. Epist.}, shortauthor = {epist.}, keywords = {ancient}, options = {antik}}">
            <text:p>@Book{Synes_epist,author ={Synesios}, <text:s/>origtitle = {epistulae }, shorthand = {Synes. Epist.}, shortauthor = {epist.}, keywords = {ancient}, options = {antik}}</text:p>
          </table:table-cell>
          <table:table-cell table:formula="of:=&quot;\item[&quot;&amp;[.E538] &amp; &quot;] &quot; &amp;[.B538]&amp; &quot; &quot; &amp;[.D538] &amp; &quot; \textbf{&quot; &amp; [.F538] &amp;&quot;}&quot;" office:value-type="string" office:string-value="\item[Synes. Epist.] epist. epistulae \textbf{Synes_epist}">
            <text:p>\item[Synes. Epist.] epist. epistulae \textbf{Synes_epist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}&quot;" office:value-type="string" office:string-value="@Book{Tac_Agr,author ={Cornelius Tacitus, Publius},  origtitle = {Agricola }, shorthand = {Tac. Agr.}, shortauthor = {Tacitus}, keywords = {ancient}, options = {antik}}">
            <text:p>@Book{Tac_Agr,author ={Cornelius Tacitus, Publius}, <text:s/>origtitle = {Agricola }, shorthand = {Tac. Agr.}, shortauthor = {Tacitus}, keywords = {ancient}, options = {antik}}</text:p>
          </table:table-cell>
          <table:table-cell table:formula="of:=&quot;\item[&quot;&amp;[.E539] &amp; &quot;] &quot; &amp;[.C539]&amp; &quot; &quot; &amp;[.D539] &amp; &quot; \textbf{&quot; &amp; [.F539] &amp;&quot;}&quot;" office:value-type="string" office:string-value="\item[Tac. Agr.] Tacitus Agricola \textbf{Tac_Agr}">
            <text:p>\item[Tac. Agr.] Tacitus Agricola \textbf{Tac_Agr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}&quot;" office:value-type="string" office:string-value="@Book{Tac_ann,author ={Cornelius Tacitus, Publius},  origtitle = {annales }, shorthand = {Tac. ann.}, shortauthor = {Tacitus}, keywords = {ancient}, options = {antik}}">
            <text:p>@Book{Tac_ann,author ={Cornelius Tacitus, Publius}, <text:s/>origtitle = {annales }, shorthand = {Tac. ann.}, shortauthor = {Tacitus}, keywords = {ancient}, options = {antik}}</text:p>
          </table:table-cell>
          <table:table-cell table:formula="of:=&quot;\item[&quot;&amp;[.E540] &amp; &quot;] &quot; &amp;[.C540]&amp; &quot; &quot; &amp;[.D540] &amp; &quot; \textbf{&quot; &amp; [.F540] &amp;&quot;}&quot;" office:value-type="string" office:string-value="\item[Tac. ann.] Tacitus annales \textbf{Tac_ann}">
            <text:p>\item[Tac. ann.] Tacitus annales \textbf{Tac_ann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}&quot;" office:value-type="string" office:string-value="@Book{Tac_dial,author ={Cornelius Tacitus, Publius},  origtitle = {dialogus de oratoribus }, shorthand = {Tac. dial.}, shortauthor = {Tacitus}, keywords = {ancient}, options = {antik}}">
            <text:p>@Book{Tac_dial,author ={Cornelius Tacitus, Publius}, <text:s/>origtitle = {dialogus de oratoribus }, shorthand = {Tac. dial.}, shortauthor = {Tacitus}, keywords = {ancient}, options = {antik}}</text:p>
          </table:table-cell>
          <table:table-cell table:formula="of:=&quot;\item[&quot;&amp;[.E541] &amp; &quot;] &quot; &amp;[.C541]&amp; &quot; &quot; &amp;[.D541] &amp; &quot; \textbf{&quot; &amp; [.F541] &amp;&quot;}&quot;" office:value-type="string" office:string-value="\item[Tac. dial.] Tacitus dialogus de oratoribus \textbf{Tac_dial}">
            <text:p>\item[Tac. dial.] Tacitus dialogus de oratoribus \textbf{Tac_dial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}&quot;" office:value-type="string" office:string-value="@Book{Tac_Germ,author ={Cornelius Tacitus, Publius},  origtitle = {Germania }, shorthand = {Tac. Germ.}, shortauthor = {Tacitus}, keywords = {ancient}, options = {antik}}">
            <text:p>@Book{Tac_Germ,author ={Cornelius Tacitus, Publius}, <text:s/>origtitle = {Germania }, shorthand = {Tac. Germ.}, shortauthor = {Tacitus}, keywords = {ancient}, options = {antik}}</text:p>
          </table:table-cell>
          <table:table-cell table:formula="of:=&quot;\item[&quot;&amp;[.E542] &amp; &quot;] &quot; &amp;[.C542]&amp; &quot; &quot; &amp;[.D542] &amp; &quot; \textbf{&quot; &amp; [.F542] &amp;&quot;}&quot;" office:value-type="string" office:string-value="\item[Tac. Germ.] Tacitus Germania \textbf{Tac_Germ}">
            <text:p>\item[Tac. Germ.] Tacitus Germania \textbf{Tac_Germ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}&quot;" office:value-type="string" office:string-value="@Book{Tac_hist,author ={Cornelius Tacitus, Publius},  origtitle = {historiae }, shorthand = {Tac. hist.}, shortauthor = {Tacitus}, keywords = {ancient}, options = {antik}}">
            <text:p>@Book{Tac_hist,author ={Cornelius Tacitus, Publius}, <text:s/>origtitle = {historiae }, shorthand = {Tac. hist.}, shortauthor = {Tacitus}, keywords = {ancient}, options = {antik}}</text:p>
          </table:table-cell>
          <table:table-cell table:formula="of:=&quot;\item[&quot;&amp;[.E543] &amp; &quot;] &quot; &amp;[.C543]&amp; &quot; &quot; &amp;[.D543] &amp; &quot; \textbf{&quot; &amp; [.F543] &amp;&quot;}&quot;" office:value-type="string" office:string-value="\item[Tac. hist.] Tacitus historiae \textbf{Tac_hist}">
            <text:p>\item[Tac. hist.] Tacitus historiae \textbf{Tac_his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}&quot;" office:value-type="string" office:string-value="@Book{Ter_Ad,author ={Terentius Afer, Publius },  origtitle = {Adelphoe }, shorthand = {Ter. Ad.}, shortauthor = {Terenz}, keywords = {ancient}, options = {antik}}">
            <text:p>@Book{Ter_Ad,author ={Terentius Afer, Publius }, <text:s/>origtitle = {Adelphoe }, shorthand = {Ter. Ad.}, shortauthor = {Terenz}, keywords = {ancient}, options = {antik}}</text:p>
          </table:table-cell>
          <table:table-cell table:formula="of:=&quot;\item[&quot;&amp;[.E544] &amp; &quot;] &quot; &amp;[.C544]&amp; &quot; &quot; &amp;[.D544] &amp; &quot; \textbf{&quot; &amp; [.F544] &amp;&quot;}&quot;" office:value-type="string" office:string-value="\item[Ter. Ad.] Terenz Adelphoe \textbf{Ter_Ad}">
            <text:p>\item[Ter. Ad.] Terenz Adelphoe \textbf{Ter_Ad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}&quot;" office:value-type="string" office:string-value="@Book{Ter_Andr,author ={Terentius Afer, Publius },  origtitle = {Andria }, shorthand = {Ter. Andr.}, shortauthor = {Terenz}, keywords = {ancient}, options = {antik}}">
            <text:p>@Book{Ter_Andr,author ={Terentius Afer, Publius }, <text:s/>origtitle = {Andria }, shorthand = {Ter. Andr.}, shortauthor = {Terenz}, keywords = {ancient}, options = {antik}}</text:p>
          </table:table-cell>
          <table:table-cell table:formula="of:=&quot;\item[&quot;&amp;[.E545] &amp; &quot;] &quot; &amp;[.C545]&amp; &quot; &quot; &amp;[.D545] &amp; &quot; \textbf{&quot; &amp; [.F545] &amp;&quot;}&quot;" office:value-type="string" office:string-value="\item[Ter. Andr.] Terenz Andria \textbf{Ter_Andr}">
            <text:p>\item[Ter. Andr.] Terenz Andria \textbf{Ter_And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}&quot;" office:value-type="string" office:string-value="@Book{Ter_Eun,author ={Terentius Afer, Publius },  origtitle = {Eunuchus }, shorthand = {Ter. Eun.}, shortauthor = {Terenz}, keywords = {ancient}, options = {antik}}">
            <text:p>@Book{Ter_Eun,author ={Terentius Afer, Publius }, <text:s/>origtitle = {Eunuchus }, shorthand = {Ter. Eun.}, shortauthor = {Terenz}, keywords = {ancient}, options = {antik}}</text:p>
          </table:table-cell>
          <table:table-cell table:formula="of:=&quot;\item[&quot;&amp;[.E546] &amp; &quot;] &quot; &amp;[.C546]&amp; &quot; &quot; &amp;[.D546] &amp; &quot; \textbf{&quot; &amp; [.F546] &amp;&quot;}&quot;" office:value-type="string" office:string-value="\item[Ter. Eun.] Terenz Eunuchus \textbf{Ter_Eun}">
            <text:p>\item[Ter. Eun.] Terenz Eunuchus \textbf{Ter_Eun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}&quot;" office:value-type="string" office:string-value="@Book{Ter_Haut,author ={Terentius Afer, Publius },  origtitle = {Heautontimorumenos }, shorthand = {Ter. Haut.}, shortauthor = {Terenz}, keywords = {ancient}, options = {antik}}">
            <text:p>@Book{Ter_Haut,author ={Terentius Afer, Publius }, <text:s/>origtitle = {Heautontimorumenos }, shorthand = {Ter. Haut.}, shortauthor = {Terenz}, keywords = {ancient}, options = {antik}}</text:p>
          </table:table-cell>
          <table:table-cell table:formula="of:=&quot;\item[&quot;&amp;[.E547] &amp; &quot;] &quot; &amp;[.C547]&amp; &quot; &quot; &amp;[.D547] &amp; &quot; \textbf{&quot; &amp; [.F547] &amp;&quot;}&quot;" office:value-type="string" office:string-value="\item[Ter. Haut.] Terenz Heautontimorumenos \textbf{Ter_Haut}">
            <text:p>\item[Ter. Haut.] Terenz Heautontimorumenos \textbf{Ter_Hau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}&quot;" office:value-type="string" office:string-value="@Book{Ter_Hec,author ={Terentius Afer, Publius },  origtitle = {Hecyra }, shorthand = {Ter. Hec.}, shortauthor = {Terenz}, keywords = {ancient}, options = {antik}}">
            <text:p>@Book{Ter_Hec,author ={Terentius Afer, Publius }, <text:s/>origtitle = {Hecyra }, shorthand = {Ter. Hec.}, shortauthor = {Terenz}, keywords = {ancient}, options = {antik}}</text:p>
          </table:table-cell>
          <table:table-cell table:formula="of:=&quot;\item[&quot;&amp;[.E548] &amp; &quot;] &quot; &amp;[.C548]&amp; &quot; &quot; &amp;[.D548] &amp; &quot; \textbf{&quot; &amp; [.F548] &amp;&quot;}&quot;" office:value-type="string" office:string-value="\item[Ter. Hec.] Terenz Hecyra \textbf{Ter_Hec}">
            <text:p>\item[Ter. Hec.] Terenz Hecyra \textbf{Ter_Hec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 office:value-type="string">
            <text:p>{Terentianus Maur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Ter_Maur,author ={{Terentianus Maurus}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{Terentianus Maurus}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}&quot;" office:value-type="string" office:string-value="@Book{Ter_Maur,author ={{Terentianus Maurus}},  origtitle = { }, shorthand = {Ter. Maur.}, shortauthor = {Terentianus Maurus}, keywords = {ancient}, options = {antik}}">
            <text:p>@Book{Ter_Maur,author ={{Terentianus Maurus}}, <text:s/>origtitle = { }, shorthand = {Ter. Maur.}, shortauthor = {Terentianus Maurus}, keywords = {ancient}, options = {antik}}</text:p>
          </table:table-cell>
          <table:table-cell table:formula="of:=&quot;\item[&quot;&amp;[.E549] &amp; &quot;] &quot; &amp;[.C549]&amp; &quot; &quot; &amp;[.D549] &amp; &quot; \textbf{&quot; &amp; [.F549] &amp;&quot;}&quot;" office:value-type="string" office:string-value="\item[Ter. Maur.] Terentianus Maurus  \textbf{Ter_Maur}">
            <text:p>\item[Ter. Maur.] Terentianus Maurus <text:s/>\textbf{Ter_Mau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}&quot;" office:value-type="string" office:string-value="@Book{Ter_Phorm,author ={Terentius Afer, Publius },  origtitle = {Phormio }, shorthand = {Ter. Phorm.}, shortauthor = {Terenz}, keywords = {ancient}, options = {antik}}">
            <text:p>@Book{Ter_Phorm,author ={Terentius Afer, Publius }, <text:s/>origtitle = {Phormio }, shorthand = {Ter. Phorm.}, shortauthor = {Terenz}, keywords = {ancient}, options = {antik}}</text:p>
          </table:table-cell>
          <table:table-cell table:formula="of:=&quot;\item[&quot;&amp;[.E550] &amp; &quot;] &quot; &amp;[.C550]&amp; &quot; &quot; &amp;[.D550] &amp; &quot; \textbf{&quot; &amp; [.F550] &amp;&quot;}&quot;" office:value-type="string" office:string-value="\item[Ter. Phorm.] Terenz Phormio \textbf{Ter_Phorm}">
            <text:p>\item[Ter. Phorm.] Terenz Phormio \textbf{Ter_Phorm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}&quot;" office:value-type="string" office:string-value="@Book{Tert_apol,author ={Septimius, Quintus Tertullianus},  origtitle = {apologeticum }, shorthand = {Tert. apol.}, shortauthor = {Tertullianus}, keywords = {ancient}, options = {antik}}">
            <text:p>@Book{Tert_apol,author ={Septimius, Quintus Tertullianus}, <text:s/>origtitle = {apologeticum }, shorthand = {Tert. apol.}, shortauthor = {Tertullianus}, keywords = {ancient}, options = {antik}}</text:p>
          </table:table-cell>
          <table:table-cell table:formula="of:=&quot;\item[&quot;&amp;[.E551] &amp; &quot;] &quot; &amp;[.C551]&amp; &quot; &quot; &amp;[.D551] &amp; &quot; \textbf{&quot; &amp; [.F551] &amp;&quot;}&quot;" office:value-type="string" office:string-value="\item[Tert. apol.] Tertullianus apologeticum \textbf{Tert_apol}">
            <text:p>\item[Tert. apol.] Tertullianus apologeticum \textbf{Tert_apol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}&quot;" office:value-type="string" office:string-value="@Book{Tert_nat,author ={Septimius, Quintus Tertullianus},  origtitle = {ad nationes }, shorthand = {Tert. nat.}, shortauthor = {Tertullianus}, keywords = {ancient}, options = {antik}}">
            <text:p>@Book{Tert_nat,author ={Septimius, Quintus Tertullianus}, <text:s/>origtitle = {ad nationes }, shorthand = {Tert. nat.}, shortauthor = {Tertullianus}, keywords = {ancient}, options = {antik}}</text:p>
          </table:table-cell>
          <table:table-cell table:formula="of:=&quot;\item[&quot;&amp;[.E552] &amp; &quot;] &quot; &amp;[.C552]&amp; &quot; &quot; &amp;[.D552] &amp; &quot; \textbf{&quot; &amp; [.F552] &amp;&quot;}&quot;" office:value-type="string" office:string-value="\item[Tert. nat.] Tertullianus ad nationes \textbf{Tert_nat}">
            <text:p>\item[Tert. nat.] Tertullianus ad nationes \textbf{Tert_nat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 office:value-type="string">
            <text:p>Theokri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G553]&amp; &quot;}, keywords = {ancient}, options = {antik},&quot;&amp;&quot;}&quot;" office:value-type="string" office:string-value="@Book{Theokr,author ={Theokritos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Theokritos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G553]&amp; &quot;}, keywords = {ancient}, options = {antik}}&quot;" office:value-type="string" office:string-value="@Book{Theokr,author ={Theokritos},  origtitle = { }, shorthand = {Theokr.}, shortauthor = {Theokritos}, keywords = {ancient}, options = {antik}}">
            <text:p>@Book{Theokr,author ={Theokritos}, <text:s/>origtitle = { }, shorthand = {Theokr.}, shortauthor = {Theokritos}, keywords = {ancient}, options = {antik}}</text:p>
          </table:table-cell>
          <table:table-cell table:formula="of:=&quot;\item[&quot;&amp;[.E553] &amp; &quot;] &quot; &amp;[.G553]&amp; &quot; &quot; &amp;[.D553] &amp; &quot; \textbf{&quot; &amp; [.F553] &amp;&quot;}&quot;" office:value-type="string" office:string-value="\item[Theokr.] Theokritos  \textbf{Theokr}">
            <text:p>\item[Theokr.] Theokritos <text:s/>\textbf{Theokr}</text:p>
          </table:table-cell>
        </table:table-row>
        <table:table-row table:style-name="ro4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 office:value-type="string">
            <text:p><text:span text:style-name="T1">{</text:span><text:span text:style-name="T4">Theognis von Megara}</text:span>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Thgn,author ={{Theognis von Megara}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{Theognis von Megara}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}&quot;" office:value-type="string" office:string-value="@Book{Thgn,author ={{Theognis von Megara}},  origtitle = { }, shorthand = {Thgn.}, shortauthor = {Theognis}, keywords = {ancient}, options = {antik}}">
            <text:p>@Book{Thgn,author ={{Theognis von Megara}}, <text:s/>origtitle = { }, shorthand = {Thgn.}, shortauthor = {Theognis}, keywords = {ancient}, options = {antik}}</text:p>
          </table:table-cell>
          <table:table-cell table:formula="of:=&quot;\item[&quot;&amp;[.E554] &amp; &quot;] &quot; &amp;[.C554]&amp; &quot; &quot; &amp;[.D554] &amp; &quot; \textbf{&quot; &amp; [.F554] &amp;&quot;}&quot;" office:value-type="string" office:string-value="\item[Thgn.] Theognis  \textbf{Thgn}">
            <text:p>\item[Thgn.] Theognis <text:s/>\textbf{Thgn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 office:value-type="string">
            <text:p>Thukyd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Thuk,author ={Thukydides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Thukydides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}&quot;" office:value-type="string" office:string-value="@Book{Thuk,author ={Thukydides},  origtitle = { }, shorthand = {Thuk.}, shortauthor = {Thukydides}, keywords = {ancient}, options = {antik}}">
            <text:p>@Book{Thuk,author ={Thukydides}, <text:s/>origtitle = { }, shorthand = {Thuk.}, shortauthor = {Thukydides}, keywords = {ancient}, options = {antik}}</text:p>
          </table:table-cell>
          <table:table-cell table:formula="of:=&quot;\item[&quot;&amp;[.E555] &amp; &quot;] &quot; &amp;[.C555]&amp; &quot; &quot; &amp;[.D555] &amp; &quot; \textbf{&quot; &amp; [.F555] &amp;&quot;}&quot;" office:value-type="string" office:string-value="\item[Thuk.] Thukydides  \textbf{Thuk}">
            <text:p>\item[Thuk.] Thukydides <text:s/>\textbf{Thuk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 office:value-type="string">
            <text:p>Albius Tibullus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Tib,author ={Albius Tibullus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Albius Tibullus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}&quot;" office:value-type="string" office:string-value="@Book{Tib,author ={Albius Tibullus},  origtitle = {elegiae }, shorthand = {Tib.}, shortauthor = {Tibullus}, keywords = {ancient}, options = {antik}}">
            <text:p>@Book{Tib,author ={Albius Tibullus}, <text:s/>origtitle = {elegiae }, shorthand = {Tib.}, shortauthor = {Tibullus}, keywords = {ancient}, options = {antik}}</text:p>
          </table:table-cell>
          <table:table-cell table:formula="of:=&quot;\item[&quot;&amp;[.E556] &amp; &quot;] &quot; &amp;[.C556]&amp; &quot; &quot; &amp;[.D556] &amp; &quot; \textbf{&quot; &amp; [.F556] &amp;&quot;}&quot;" office:value-type="string" office:string-value="\item[Tib.] Tibullus elegiae \textbf{Tib}">
            <text:p>\item[Tib.] Tibullus elegiae \textbf{Tib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 office:value-type="string">
            <text:p>Ulp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Ulp_reg,author ={Ulpianus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Ulpianus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}&quot;" office:value-type="string" office:string-value="@Book{Ulp_reg,author ={Ulpianus},  origtitle = {(Ulpiani regulae) }, shorthand = {Ulp.  Reg.}, shortauthor = {Ulpianus}, keywords = {ancient}, options = {antik}}">
            <text:p>@Book{Ulp_reg,author ={Ulpianus}, <text:s/>origtitle = {(Ulpiani regulae) }, shorthand = {Ulp. <text:s/>Reg.}, shortauthor = {Ulpianus}, keywords = {ancient}, options = {antik}}</text:p>
          </table:table-cell>
          <table:table-cell table:formula="of:=&quot;\item[&quot;&amp;[.E557] &amp; &quot;] &quot; &amp;[.C557]&amp; &quot; &quot; &amp;[.D557] &amp; &quot; \textbf{&quot; &amp; [.F557] &amp;&quot;}&quot;" office:value-type="string" office:string-value="\item[Ulp.  Reg.] Ulpianus (Ulpiani regulae) \textbf{Ulp_reg}">
            <text:p>\item[Ulp. <text:s/>Reg.] Ulpianus (Ulpiani regulae) \textbf{Ulp_reg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{Valerius Flaccus}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 office:value-type="string">
            <text:p>Valerius Flaccus Setinus Balb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al_Fl,author ={Valerius Flaccus Setinus Balbus, Caius}, title ={Argonautica}, publisher = HUP, location = {Cambridge, MA and London}, year = {}, volume = {}, series = LCL-lang, shortseries = LCL-kurz, origtitle = {Argonautica}, origlanguage = {}, translator = {}, editor = {}, shorthand = {Val. Fl.}, shortauthor = {{Valerius Flaccus}}, keywords = {ancient}, options = {antik},}">
            <text:p>@Book{Val_Fl,author ={Valerius Flaccus Setinus Balbus, Caius}, title ={Argonautica}, publisher = HUP, location = {Cambridge, MA and London}, year = {}, volume = {}, series = LCL-lang, shortseries = LCL-kurz, origtitle = {Argonautica}, origlanguage = {}, translator = {}, editor = {}, shorthand = {Val. Fl.}, shortauthor = {{Valerius Flaccus}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}&quot;" office:value-type="string" office:string-value="@Book{Val_Fl,author ={Valerius Flaccus Setinus Balbus, Caius},  origtitle = {Argonautica }, shorthand = {Val. Fl.}, shortauthor = {{Valerius Flaccus}}, keywords = {ancient}, options = {antik}}">
            <text:p>@Book{Val_Fl,author ={Valerius Flaccus Setinus Balbus, Caius}, <text:s/>origtitle = {Argonautica }, shorthand = {Val. Fl.}, shortauthor = {{Valerius Flaccus}}, keywords = {ancient}, options = {antik}}</text:p>
          </table:table-cell>
          <table:table-cell table:formula="of:=&quot;\item[&quot;&amp;[.E558] &amp; &quot;] &quot; &amp;[.C558]&amp; &quot; &quot; &amp;[.D558] &amp; &quot; \textbf{&quot; &amp; [.F558] &amp;&quot;}&quot;" office:value-type="string" office:string-value="\item[Val. Fl.] {Valerius Flaccus} Argonautica \textbf{Val_Fl}">
            <text:p>\item[Val. Fl.] {Valerius Flaccus} Argonautica \textbf{Val_Fl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{Valerius Maximus}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 office:value-type="string">
            <text:p>{Valerius Maxim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al_Max,author ={{Valerius Maximus}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{Valerius Maximus}}, keywords = {ancient}, options = {antik},}">
            <text:p>@Book{Val_Max,author ={{Valerius Maximus}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{Valerius Maximus}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}&quot;" office:value-type="string" office:string-value="@Book{Val_Max,author ={{Valerius Maximus}},  origtitle = {facta et dicta memorabilia }, shorthand = {Val. Max.}, shortauthor = {{Valerius Maximus}}, keywords = {ancient}, options = {antik}}">
            <text:p>@Book{Val_Max,author ={{Valerius Maximus}}, <text:s/>origtitle = {facta et dicta memorabilia }, shorthand = {Val. Max.}, shortauthor = {{Valerius Maximus}}, keywords = {ancient}, options = {antik}}</text:p>
          </table:table-cell>
          <table:table-cell table:formula="of:=&quot;\item[&quot;&amp;[.E559] &amp; &quot;] &quot; &amp;[.C559]&amp; &quot; &quot; &amp;[.D559] &amp; &quot; \textbf{&quot; &amp; [.F559] &amp;&quot;}&quot;" office:value-type="string" office:string-value="\item[Val. Max.] {Valerius Maximus} facta et dicta memorabilia \textbf{Val_Max}">
            <text:p>\item[Val. Max.] {Valerius Maximus} facta et dicta memorabilia \textbf{Val_Max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}&quot;" office:value-type="string" office:string-value="@Book{Varro_ling,author ={Terentius Varro, Marcus},  origtitle = {de lingua Latina }, shorthand = {Varro ling.}, shortauthor = {Varro}, keywords = {ancient}, options = {antik}}">
            <text:p>@Book{Varro_ling,author ={Terentius Varro, Marcus}, <text:s/>origtitle = {de lingua Latina }, shorthand = {Varro ling.}, shortauthor = {Varro}, keywords = {ancient}, options = {antik}}</text:p>
          </table:table-cell>
          <table:table-cell table:formula="of:=&quot;\item[&quot;&amp;[.E560] &amp; &quot;] &quot; &amp;[.C560]&amp; &quot; &quot; &amp;[.D560] &amp; &quot; \textbf{&quot; &amp; [.F560] &amp;&quot;}&quot;" office:value-type="string" office:string-value="\item[Varro ling.] Varro de lingua Latina \textbf{Varro_ling}">
            <text:p>\item[Varro ling.] Varro de lingua Latina \textbf{Varro_ling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}&quot;" office:value-type="string" office:string-value="@Book{Varro_Men,author ={Terentius Varro, Marcus},  origtitle = {saturae Menippeae }, shorthand = {Varro Men.}, shortauthor = {Varro}, keywords = {ancient}, options = {antik}}">
            <text:p>@Book{Varro_Men,author ={Terentius Varro, Marcus}, <text:s/>origtitle = {saturae Menippeae }, shorthand = {Varro Men.}, shortauthor = {Varro}, keywords = {ancient}, options = {antik}}</text:p>
          </table:table-cell>
          <table:table-cell table:formula="of:=&quot;\item[&quot;&amp;[.E561] &amp; &quot;] &quot; &amp;[.C561]&amp; &quot; &quot; &amp;[.D561] &amp; &quot; \textbf{&quot; &amp; [.F561] &amp;&quot;}&quot;" office:value-type="string" office:string-value="\item[Varro Men.] Varro saturae Menippeae \textbf{Varro_Men}">
            <text:p>\item[Varro Men.] Varro saturae Menippeae \textbf{Varro_Men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}&quot;" office:value-type="string" office:string-value="@Book{Varro_rust,author ={Terentius Varro, Marcus},  origtitle = {res rusticae }, shorthand = {Varro rust.}, shortauthor = {Varro}, keywords = {ancient}, options = {antik}}">
            <text:p>@Book{Varro_rust,author ={Terentius Varro, Marcus}, <text:s/>origtitle = {res rusticae }, shorthand = {Varro rust.}, shortauthor = {Varro}, keywords = {ancient}, options = {antik}}</text:p>
          </table:table-cell>
          <table:table-cell table:formula="of:=&quot;\item[&quot;&amp;[.E562] &amp; &quot;] &quot; &amp;[.C562]&amp; &quot; &quot; &amp;[.D562] &amp; &quot; \textbf{&quot; &amp; [.F562] &amp;&quot;}&quot;" office:value-type="string" office:string-value="\item[Varro rust.] Varro res rusticae \textbf{Varro_rust}">
            <text:p>\item[Varro rust.] Varro res rusticae \textbf{Varro_rust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}&quot;" office:value-type="string" office:string-value="@Book{Vell,author ={{Velleius Paterculus}},  origtitle = {historiae Romanae }, shorthand = {Vell. }, shortauthor = {Velleius Paterculus}, keywords = {ancient}, options = {antik}}">
            <text:p>@Book{Vell,author ={{Velleius Paterculus}}, <text:s/>origtitle = {historiae Romanae }, shorthand = {Vell. }, shortauthor = {Velleius Paterculus}, keywords = {ancient}, options = {antik}}</text:p>
          </table:table-cell>
          <table:table-cell table:formula="of:=&quot;\item[&quot;&amp;[.E563] &amp; &quot;] &quot; &amp;[.C563]&amp; &quot; &quot; &amp;[.D563] &amp; &quot; \textbf{&quot; &amp; [.F563] &amp;&quot;}&quot;" office:value-type="string" office:string-value="\item[Vell. ] Velleius Paterculus historiae Romanae \textbf{Vell}">
            <text:p>\item[Vell. ] Velleius Paterculus historiae Romanae \textbf{Vell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 office:value-type="string">
            <text:p>{Venantius Honorius Clementianus Fortuna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Ven_Fort,author ={{Venantius Honorius Clementianus Fortunatus}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{Venantius Honorius Clementianus Fortunatus}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}&quot;" office:value-type="string" office:string-value="@Book{Ven_Fort,author ={{Venantius Honorius Clementianus Fortunatus}},  origtitle = { }, shorthand = {Ven. Fort.}, shortauthor = {Venantius Fortunatus}, keywords = {ancient}, options = {antik}}">
            <text:p>@Book{Ven_Fort,author ={{Venantius Honorius Clementianus Fortunatus}}, <text:s/>origtitle = { }, shorthand = {Ven. Fort.}, shortauthor = {Venantius Fortunatus}, keywords = {ancient}, options = {antik}}</text:p>
          </table:table-cell>
          <table:table-cell table:formula="of:=&quot;\item[&quot;&amp;[.E564] &amp; &quot;] &quot; &amp;[.C564]&amp; &quot; &quot; &amp;[.D564] &amp; &quot; \textbf{&quot; &amp; [.F564] &amp;&quot;}&quot;" office:value-type="string" office:string-value="\item[Ven. Fort.] Venantius Fortunatus  \textbf{Ven_Fort}">
            <text:p>\item[Ven. Fort.] Venantius Fortunatus <text:s/>\textbf{Ven_Fort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 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Verg_Aen,author ={Vergilius Maro, Publius}, title ={Aeneis}, publisher = HUP, location = {Cambridge, MA and London}, year = {}, volume = {}, series = LCL-lang, shortseries = LCL-kurz, origtitle = {Aeneis}, origlanguage = {}, translator = {}, editor = {}, shorthand = {Verg. Aen.}, shortauthor = {Vergil }, keywords = {ancient}, options = {antik},}">
            <text:p>@Book{Verg_Aen,author ={Vergilius Maro, Publius}, title ={Aeneis}, publisher = HUP, location = {Cambridge, MA and London}, year = {}, volume = {}, series = LCL-lang, shortseries = LCL-kurz, origtitle = {Aeneis}, origlanguage = {}, translator = {}, editor = {}, shorthand = {Verg. Aen.}, shortauthor = {Vergil 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}&quot;" office:value-type="string" office:string-value="@Book{Verg_Aen,author ={Vergilius Maro, Publius},  origtitle = {Aeneis }, shorthand = {Verg. Aen.}, shortauthor = {Vergil }, keywords = {ancient}, options = {antik}}">
            <text:p>@Book{Verg_Aen,author ={Vergilius Maro, Publius}, <text:s/>origtitle = {Aeneis }, shorthand = {Verg. Aen.}, shortauthor = {Vergil }, keywords = {ancient}, options = {antik}}</text:p>
          </table:table-cell>
          <table:table-cell table:formula="of:=&quot;\item[&quot;&amp;[.E565] &amp; &quot;] &quot; &amp;[.C565]&amp; &quot; &quot; &amp;[.D565] &amp; &quot; \textbf{&quot; &amp; [.F565] &amp;&quot;}&quot;" office:value-type="string" office:string-value="\item[Verg. Aen.] Vergil  Aeneis \textbf{Verg_Aen}">
            <text:p>\item[Verg. Aen.] Vergil <text:s/>Aeneis \textbf{Verg_Aen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 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Verg_catal,author ={Vergilius Maro, Publius}, title ={catalepton}, publisher = HUP, location = {Cambridge, MA and London}, year = {}, volume = {}, series = LCL-lang, shortseries = LCL-kurz, origtitle = {catalepton}, origlanguage = {}, translator = {}, editor = {}, shorthand = {Verg. catal.}, shortauthor = {Vergil }, keywords = {ancient}, options = {antik},}">
            <text:p>@Book{Verg_catal,author ={Vergilius Maro, Publius}, title ={catalepton}, publisher = HUP, location = {Cambridge, MA and London}, year = {}, volume = {}, series = LCL-lang, shortseries = LCL-kurz, origtitle = {catalepton}, origlanguage = {}, translator = {}, editor = {}, shorthand = {Verg. catal.}, shortauthor = {Vergil 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}&quot;" office:value-type="string" office:string-value="@Book{Verg_catal,author ={Vergilius Maro, Publius},  origtitle = {catalepton }, shorthand = {Verg. catal.}, shortauthor = {Vergil }, keywords = {ancient}, options = {antik}}">
            <text:p>@Book{Verg_catal,author ={Vergilius Maro, Publius}, <text:s/>origtitle = {catalepton }, shorthand = {Verg. catal.}, shortauthor = {Vergil }, keywords = {ancient}, options = {antik}}</text:p>
          </table:table-cell>
          <table:table-cell table:formula="of:=&quot;\item[&quot;&amp;[.E566] &amp; &quot;] &quot; &amp;[.C566]&amp; &quot; &quot; &amp;[.D566] &amp; &quot; \textbf{&quot; &amp; [.F566] &amp;&quot;}&quot;" office:value-type="string" office:string-value="\item[Verg. catal.] Vergil  catalepton \textbf{Verg_catal}">
            <text:p>\item[Verg. catal.] Vergil <text:s/>catalepton \textbf{Verg_cata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 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Verg_ecl,author ={Vergilius Maro, Publius}, title ={eclogae}, publisher = HUP, location = {Cambridge, MA and London}, year = {}, volume = {}, series = LCL-lang, shortseries = LCL-kurz, origtitle = {eclogae}, origlanguage = {}, translator = {}, editor = {}, shorthand = {Verg. ecl.}, shortauthor = {Vergil }, keywords = {ancient}, options = {antik},}">
            <text:p>@Book{Verg_ecl,author ={Vergilius Maro, Publius}, title ={eclogae}, publisher = HUP, location = {Cambridge, MA and London}, year = {}, volume = {}, series = LCL-lang, shortseries = LCL-kurz, origtitle = {eclogae}, origlanguage = {}, translator = {}, editor = {}, shorthand = {Verg. ecl.}, shortauthor = {Vergil 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}&quot;" office:value-type="string" office:string-value="@Book{Verg_ecl,author ={Vergilius Maro, Publius},  origtitle = {eclogae }, shorthand = {Verg. ecl.}, shortauthor = {Vergil }, keywords = {ancient}, options = {antik}}">
            <text:p>@Book{Verg_ecl,author ={Vergilius Maro, Publius}, <text:s/>origtitle = {eclogae }, shorthand = {Verg. ecl.}, shortauthor = {Vergil }, keywords = {ancient}, options = {antik}}</text:p>
          </table:table-cell>
          <table:table-cell table:formula="of:=&quot;\item[&quot;&amp;[.E567] &amp; &quot;] &quot; &amp;[.C567]&amp; &quot; &quot; &amp;[.D567] &amp; &quot; \textbf{&quot; &amp; [.F567] &amp;&quot;}&quot;" office:value-type="string" office:string-value="\item[Verg. ecl.] Vergil  eclogae \textbf{Verg_ecl}">
            <text:p>\item[Verg. ecl.] Vergil <text:s/>eclogae \textbf{Verg_ec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 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Verg_georg,author ={Vergilius Maro, Publius}, title ={georgica}, publisher = HUP, location = {Cambridge, MA and London}, year = {}, volume = {}, series = LCL-lang, shortseries = LCL-kurz, origtitle = {georgica}, origlanguage = {}, translator = {}, editor = {}, shorthand = {Verg. georg.}, shortauthor = {Vergil }, keywords = {ancient}, options = {antik},}">
            <text:p>@Book{Verg_georg,author ={Vergilius Maro, Publius}, title ={georgica}, publisher = HUP, location = {Cambridge, MA and London}, year = {}, volume = {}, series = LCL-lang, shortseries = LCL-kurz, origtitle = {georgica}, origlanguage = {}, translator = {}, editor = {}, shorthand = {Verg. georg.}, shortauthor = {Vergil 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}&quot;" office:value-type="string" office:string-value="@Book{Verg_georg,author ={Vergilius Maro, Publius},  origtitle = {georgica }, shorthand = {Verg. georg.}, shortauthor = {Vergil }, keywords = {ancient}, options = {antik}}">
            <text:p>@Book{Verg_georg,author ={Vergilius Maro, Publius}, <text:s/>origtitle = {georgica }, shorthand = {Verg. georg.}, shortauthor = {Vergil }, keywords = {ancient}, options = {antik}}</text:p>
          </table:table-cell>
          <table:table-cell table:formula="of:=&quot;\item[&quot;&amp;[.E568] &amp; &quot;] &quot; &amp;[.C568]&amp; &quot; &quot; &amp;[.D568] &amp; &quot; \textbf{&quot; &amp; [.F568] &amp;&quot;}&quot;" office:value-type="string" office:string-value="\item[Verg. georg.] Vergil  georgica \textbf{Verg_georg}">
            <text:p>\item[Verg. georg.] Vergil <text:s/>georgica \textbf{Verg_georg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}&quot;" office:value-type="string" office:string-value="@Book{Vitr,author ={Vitruvius},  origtitle = {de architectura }, shorthand = {Vitr.}, shortauthor = {Vitruv}, keywords = {ancient}, options = {antik}}">
            <text:p>@Book{Vitr,author ={Vitruvius}, <text:s/>origtitle = {de architectura }, shorthand = {Vitr.}, shortauthor = {Vitruv}, keywords = {ancient}, options = {antik}}</text:p>
          </table:table-cell>
          <table:table-cell table:formula="of:=&quot;\item[&quot;&amp;[.E569] &amp; &quot;] &quot; &amp;[.C569]&amp; &quot; &quot; &amp;[.D569] &amp; &quot; \textbf{&quot; &amp; [.F569] &amp;&quot;}&quot;" office:value-type="string" office:string-value="\item[Vitr.] Vitruv de architectura \textbf{Vitr}">
            <text:p>\item[Vitr.] Vitruv de architectura \textbf{Vitr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}&quot;" office:value-type="string" office:string-value="@Book{Vulg,author ={},  origtitle = {Vulgata }, shorthand = { Vulg.}, shortauthor = {}, keywords = {ancient}, options = {antik}}">
            <text:p>@Book{Vulg,author ={}, <text:s/>origtitle = {Vulgata }, shorthand = { Vulg.}, shortauthor = {}, keywords = {ancient}, options = {antik}}</text:p>
          </table:table-cell>
          <table:table-cell table:formula="of:=&quot;\item[&quot;&amp;[.E570] &amp; &quot;] &quot; &amp;[.C570]&amp; &quot; &quot; &amp;[.D570] &amp; &quot; \textbf{&quot; &amp; [.F570] &amp;&quot;}&quot;" office:value-type="string" office:string-value="\item[ Vulg.]  Vulgata \textbf{Vulg}">
            <text:p>\item[ Vulg.] <text:s/>Vulgata \textbf{Vulg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}&quot;" office:value-type="string" office:string-value="@Book{Xen_an,author ={Xenophon},  origtitle = {anabasis }, shorthand = {Xen. an.}, shortauthor = {Xenophon}, keywords = {ancient}, options = {antik}}">
            <text:p>@Book{Xen_an,author ={Xenophon}, <text:s/>origtitle = {anabasis }, shorthand = {Xen. an.}, shortauthor = {Xenophon}, keywords = {ancient}, options = {antik}}</text:p>
          </table:table-cell>
          <table:table-cell table:formula="of:=&quot;\item[&quot;&amp;[.E571] &amp; &quot;] &quot; &amp;[.C571]&amp; &quot; &quot; &amp;[.D571] &amp; &quot; \textbf{&quot; &amp; [.F571] &amp;&quot;}&quot;" office:value-type="string" office:string-value="\item[Xen. an.] Xenophon anabasis \textbf{Xen_an}">
            <text:p>\item[Xen. an.] Xenophon anabasis \textbf{Xen_a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}&quot;" office:value-type="string" office:string-value="@Book{Xen_apol,author ={Xenophon},  origtitle = {apologia }, shorthand = {Xen. apol.}, shortauthor = {Xenophon}, keywords = {ancient}, options = {antik}}">
            <text:p>@Book{Xen_apol,author ={Xenophon}, <text:s/>origtitle = {apologia }, shorthand = {Xen. apol.}, shortauthor = {Xenophon}, keywords = {ancient}, options = {antik}}</text:p>
          </table:table-cell>
          <table:table-cell table:formula="of:=&quot;\item[&quot;&amp;[.E572] &amp; &quot;] &quot; &amp;[.C572]&amp; &quot; &quot; &amp;[.D572] &amp; &quot; \textbf{&quot; &amp; [.F572] &amp;&quot;}&quot;" office:value-type="string" office:string-value="\item[Xen. apol.] Xenophon apologia \textbf{Xen_apol}">
            <text:p>\item[Xen. apol.] Xenophon apologia \textbf{Xen_a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}&quot;" office:value-type="string" office:string-value="@Book{Xen_Ath_pol,author ={Xenophon},  origtitle = {Athenaion politeia }, shorthand = {Xen. Ath. pol.}, shortauthor = {Xenophon}, keywords = {ancient}, options = {antik}}">
            <text:p>@Book{Xen_Ath_pol,author ={Xenophon}, <text:s/>origtitle = {Athenaion politeia }, shorthand = {Xen. Ath. pol.}, shortauthor = {Xenophon}, keywords = {ancient}, options = {antik}}</text:p>
          </table:table-cell>
          <table:table-cell table:formula="of:=&quot;\item[&quot;&amp;[.E573] &amp; &quot;] &quot; &amp;[.C573]&amp; &quot; &quot; &amp;[.D573] &amp; &quot; \textbf{&quot; &amp; [.F573] &amp;&quot;}&quot;" office:value-type="string" office:string-value="\item[Xen. Ath. pol.] Xenophon Athenaion politeia \textbf{Xen_Ath_pol}">
            <text:p>\item[Xen. Ath. pol.] Xenophon Athenaion politeia \textbf{Xen_Ath_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}&quot;" office:value-type="string" office:string-value="@Book{Xen_hell,author ={Xenophon},  origtitle = {hellenica }, shorthand = {Xen. hell.}, shortauthor = {Xenophon}, keywords = {ancient}, options = {antik}}">
            <text:p>@Book{Xen_hell,author ={Xenophon}, <text:s/>origtitle = {hellenica }, shorthand = {Xen. hell.}, shortauthor = {Xenophon}, keywords = {ancient}, options = {antik}}</text:p>
          </table:table-cell>
          <table:table-cell table:formula="of:=&quot;\item[&quot;&amp;[.E574] &amp; &quot;] &quot; &amp;[.C574]&amp; &quot; &quot; &amp;[.D574] &amp; &quot; \textbf{&quot; &amp; [.F574] &amp;&quot;}&quot;" office:value-type="string" office:string-value="\item[Xen. hell.] Xenophon hellenica \textbf{Xen_hell}">
            <text:p>\item[Xen. hell.] Xenophon hellenica \textbf{Xen_hel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}&quot;" office:value-type="string" office:string-value="@Book{Xen_kyn,author ={Xenophon},  origtitle = {cynegeticus }, shorthand = {Xen. kyn.}, shortauthor = {Xenophon}, keywords = {ancient}, options = {antik}}">
            <text:p>@Book{Xen_kyn,author ={Xenophon}, <text:s/>origtitle = {cynegeticus }, shorthand = {Xen. kyn.}, shortauthor = {Xenophon}, keywords = {ancient}, options = {antik}}</text:p>
          </table:table-cell>
          <table:table-cell table:formula="of:=&quot;\item[&quot;&amp;[.E575] &amp; &quot;] &quot; &amp;[.C575]&amp; &quot; &quot; &amp;[.D575] &amp; &quot; \textbf{&quot; &amp; [.F575] &amp;&quot;}&quot;" office:value-type="string" office:string-value="\item[Xen. kyn.] Xenophon cynegeticus \textbf{Xen_kyn}">
            <text:p>\item[Xen. kyn.] Xenophon cynegeticus \textbf{Xen_ky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}&quot;" office:value-type="string" office:string-value="@Book{Xen_Kyr,author ={Xenophon},  origtitle = {Cyrupaideia }, shorthand = {Xen. Kyr.}, shortauthor = {Xenophon}, keywords = {ancient}, options = {antik}}">
            <text:p>@Book{Xen_Kyr,author ={Xenophon}, <text:s/>origtitle = {Cyrupaideia }, shorthand = {Xen. Kyr.}, shortauthor = {Xenophon}, keywords = {ancient}, options = {antik}}</text:p>
          </table:table-cell>
          <table:table-cell table:formula="of:=&quot;\item[&quot;&amp;[.E576] &amp; &quot;] &quot; &amp;[.C576]&amp; &quot; &quot; &amp;[.D576] &amp; &quot; \textbf{&quot; &amp; [.F576] &amp;&quot;}&quot;" office:value-type="string" office:string-value="\item[Xen. Kyr.] Xenophon Cyrupaideia \textbf{Xen_Kyr}">
            <text:p>\item[Xen. Kyr.] Xenophon Cyrupaideia \textbf{Xen_Ky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}&quot;" office:value-type="string" office:string-value="@Book{Xen_mem,author ={Xenophon},  origtitle = {memorabilia (Apomnemoneumata) }, shorthand = {Xen. mem.}, shortauthor = {Xenophon}, keywords = {ancient}, options = {antik}}">
            <text:p>@Book{Xen_mem,author ={Xenophon}, <text:s/>origtitle = {memorabilia (Apomnemoneumata) }, shorthand = {Xen. mem.}, shortauthor = {Xenophon}, keywords = {ancient}, options = {antik}}</text:p>
          </table:table-cell>
          <table:table-cell table:formula="of:=&quot;\item[&quot;&amp;[.E577] &amp; &quot;] &quot; &amp;[.C577]&amp; &quot; &quot; &amp;[.D577] &amp; &quot; \textbf{&quot; &amp; [.F577] &amp;&quot;}&quot;" office:value-type="string" office:string-value="\item[Xen. mem.] Xenophon memorabilia (Apomnemoneumata) \textbf{Xen_mem}">
            <text:p>\item[Xen. mem.] Xenophon memorabilia (Apomnemoneumata) \textbf{Xen_mem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}&quot;" office:value-type="string" office:string-value="@Book{Xen_oec,author ={Xenophon},  origtitle = {oeconomicus }, shorthand = {Xen. oec.}, shortauthor = {Xenophon}, keywords = {ancient}, options = {antik}}">
            <text:p>@Book{Xen_oec,author ={Xenophon}, <text:s/>origtitle = {oeconomicus }, shorthand = {Xen. oec.}, shortauthor = {Xenophon}, keywords = {ancient}, options = {antik}}</text:p>
          </table:table-cell>
          <table:table-cell table:formula="of:=&quot;\item[&quot;&amp;[.E578] &amp; &quot;] &quot; &amp;[.C578]&amp; &quot; &quot; &amp;[.D578] &amp; &quot; \textbf{&quot; &amp; [.F578] &amp;&quot;}&quot;" office:value-type="string" office:string-value="\item[Xen. oec.] Xenophon oeconomicus \textbf{Xen_oec}">
            <text:p>\item[Xen. oec.] Xenophon oeconomicus \textbf{Xen_oec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}&quot;" office:value-type="string" office:string-value="@Book{Xen_symp,author ={Xenophon},  origtitle = {symposium }, shorthand = {Xen. symp.}, shortauthor = {Xenophon}, keywords = {ancient}, options = {antik}}">
            <text:p>@Book{Xen_symp,author ={Xenophon}, <text:s/>origtitle = {symposium }, shorthand = {Xen. symp.}, shortauthor = {Xenophon}, keywords = {ancient}, options = {antik}}</text:p>
          </table:table-cell>
          <table:table-cell table:formula="of:=&quot;\item[&quot;&amp;[.E579] &amp; &quot;] &quot; &amp;[.C579]&amp; &quot; &quot; &amp;[.D579] &amp; &quot; \textbf{&quot; &amp; [.F579] &amp;&quot;}&quot;" office:value-type="string" office:string-value="\item[Xen. symp.] Xenophon symposium \textbf{Xen_symp}">
            <text:p>\item[Xen. symp.] Xenophon symposium \textbf{Xen_symp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 office:value-type="string">
            <text:p>Xen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Xenophan,author ={Xenophanes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Xenophanes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}&quot;" office:value-type="string" office:string-value="@Book{Xenophan,author ={Xenophanes},  origtitle = { }, shorthand = {Xenophan.}, shortauthor = {Xenophanes}, keywords = {ancient}, options = {antik}}">
            <text:p>@Book{Xenophan,author ={Xenophanes}, <text:s/>origtitle = { }, shorthand = {Xenophan.}, shortauthor = {Xenophanes}, keywords = {ancient}, options = {antik}}</text:p>
          </table:table-cell>
          <table:table-cell table:formula="of:=&quot;\item[&quot;&amp;[.E580] &amp; &quot;] &quot; &amp;[.C580]&amp; &quot; &quot; &amp;[.D580] &amp; &quot; \textbf{&quot; &amp; [.F580] &amp;&quot;}&quot;" office:value-type="string" office:string-value="\item[Xenophan.] Xenophanes  \textbf{Xenophan}">
            <text:p>\item[Xenophan.] Xenophanes <text:s/>\textbf{Xenophan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 office:value-type="string">
            <text:p>Zen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Zen,author ={Zenon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Zenon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}&quot;" office:value-type="string" office:string-value="@Book{Zen,author ={Zenon},  origtitle = { }, shorthand = {Zen.}, shortauthor = {Zenon}, keywords = {ancient}, options = {antik}}">
            <text:p>@Book{Zen,author ={Zenon}, <text:s/>origtitle = { }, shorthand = {Zen.}, shortauthor = {Zenon}, keywords = {ancient}, options = {antik}}</text:p>
          </table:table-cell>
          <table:table-cell table:formula="of:=&quot;\item[&quot;&amp;[.E581] &amp; &quot;] &quot; &amp;[.C581]&amp; &quot; &quot; &amp;[.D581] &amp; &quot; \textbf{&quot; &amp; [.F581] &amp;&quot;}&quot;" office:value-type="string" office:string-value="\item[Zen.] Zenon  \textbf{Zen}">
            <text:p>\item[Zen.] Zenon <text:s/>\textbf{Zen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 office:value-type="string">
            <text:p>Zeno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Zenob,author ={Zenobios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Zenobios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}&quot;" office:value-type="string" office:string-value="@Book{Zenob,author ={Zenobios},  origtitle = { }, shorthand = {Zenob.}, shortauthor = {Zenobios}, keywords = {ancient}, options = {antik}}">
            <text:p>@Book{Zenob,author ={Zenobios}, <text:s/>origtitle = { }, shorthand = {Zenob.}, shortauthor = {Zenobios}, keywords = {ancient}, options = {antik}}</text:p>
          </table:table-cell>
          <table:table-cell table:formula="of:=&quot;\item[&quot;&amp;[.E582] &amp; &quot;] &quot; &amp;[.C582]&amp; &quot; &quot; &amp;[.D582] &amp; &quot; \textbf{&quot; &amp; [.F582] &amp;&quot;}&quot;" office:value-type="string" office:string-value="\item[Zenob.] Zenobios  \textbf{Zenob}">
            <text:p>\item[Zenob.] Zenobios <text:s/>\textbf{Zenob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 office:value-type="string">
            <text:p>Zenodo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Zenod,author ={Zenodotos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Zenodotos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}&quot;" office:value-type="string" office:string-value="@Book{Zenod,author ={Zenodotos},  origtitle = { }, shorthand = {Zenod.}, shortauthor = {Zenodotos}, keywords = {ancient}, options = {antik}}">
            <text:p>@Book{Zenod,author ={Zenodotos}, <text:s/>origtitle = { }, shorthand = {Zenod.}, shortauthor = {Zenodotos}, keywords = {ancient}, options = {antik}}</text:p>
          </table:table-cell>
          <table:table-cell table:formula="of:=&quot;\item[&quot;&amp;[.E583] &amp; &quot;] &quot; &amp;[.C583]&amp; &quot; &quot; &amp;[.D583] &amp; &quot; \textbf{&quot; &amp; [.F583] &amp;&quot;}&quot;" office:value-type="string" office:string-value="\item[Zenod.] Zenodotos  \textbf{Zenod}">
            <text:p>\item[Zenod.] Zenodotos <text:s/>\textbf{Zenod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 office:value-type="string">
            <text:p>Zosim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4]&amp;&quot;,&quot;&amp;&quot;author ={&quot;&amp;[.G584]&amp;&quot;}, title ={&quot;&amp;[.D584]&amp;&quot;}, publisher = HUP, location = {Cambridge, MA and London}, year = {&quot;&amp; [.K584] &amp; &quot;}, volume = {&quot; &amp; [.M584] &amp;&quot;}, series = LCL-lang, shortseries = LCL-kurz, origtitle = {&quot; &amp; [.D584] &amp; &quot;}, origlanguage = {&quot; &amp; [.J584] &amp; &quot;}, translator = {&quot; &amp; [.N584] &amp; &quot;}, editor = {&quot; &amp; [.O584] &amp; &quot;}, shorthand = {&quot; &amp; [.E584]&amp; &quot;}, shortauthor = {&quot; &amp; [.C584]&amp; &quot;}, keywords = {ancient}, options = {antik},&quot;&amp;&quot;}&quot;" office:value-type="string" office:string-value="@Book{Zos,author ={Zosimos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Zosimos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84] &amp; &quot;,author ={&quot; &amp; [.G584] &amp;&quot;},  origtitle = {&quot; &amp; [.D584] &amp;&quot; }, shorthand = {&quot; &amp; [.E584]&amp;&quot;}, shortauthor = {&quot;&amp; [.C584]&amp; &quot;}, keywords = {ancient}, options = {antik}}&quot;" office:value-type="string" office:string-value="@Book{Zos,author ={Zosimos},  origtitle = { }, shorthand = {Zos.}, shortauthor = {Zosimos}, keywords = {ancient}, options = {antik}}">
            <text:p>@Book{Zos,author ={Zosimos}, <text:s/>origtitle = { }, shorthand = {Zos.}, shortauthor = {Zosimos}, keywords = {ancient}, options = {antik}}</text:p>
          </table:table-cell>
          <table:table-cell table:formula="of:=&quot;\item[&quot;&amp;[.E584] &amp; &quot;] &quot; &amp;[.C584]&amp; &quot; &quot; &amp;[.D584] &amp; &quot; \textbf{&quot; &amp; [.F584] &amp;&quot;}&quot;" office:value-type="string" office:string-value="\item[Zos.] Zosimos  \textbf{Zos}">
            <text:p>\item[Zos.] Zosimos <text:s/>\textbf{Zos}</text:p>
          </table:table-cell>
        </table:table-row>
      </table:table>
      <table:database-ranges>
        <table:database-range table:target-range-address="Tabelle1.A1:Tabelle1.R58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12:1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4T12:15:18</dc:date>
    <dc:creator>Lukas C. Bossert</dc:creator>
    <meta:editing-duration>PT1H57M53S</meta:editing-duration>
    <meta:editing-cycles>50</meta:editing-cycles>
    <meta:document-statistic meta:table-count="1" meta:cell-count="8601" meta:object-count="0"/>
  </office:meta>
</office:document-meta>
</file>